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4.473cm" fo:margin-left="8.029cm" fo:break-before="auto" fo:break-after="auto" table:align="left" fo:keep-with-next="auto" style:may-break-between-rows="true" style:writing-mode="lr-tb" table:border-model="collapsing"/>
    </style:style>
    <style:style style:name="表2.A" style:family="table-column">
      <style:table-column-properties style:column-width="4.473cm"/>
    </style:style>
    <style:style style:name="表2.1" style:family="table-row">
      <style:table-row-properties fo:keep-together="auto"/>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 style:family="table">
      <style:table-properties style:width="4.399cm" fo:margin-left="8.094cm" fo:break-before="auto" fo:break-after="auto" table:align="left" fo:keep-with-next="auto" style:may-break-between-rows="true" style:writing-mode="lr-tb" table:border-model="collapsing"/>
    </style:style>
    <style:style style:name="表3.A" style:family="table-column">
      <style:table-column-properties style:column-width="4.399cm"/>
    </style:style>
    <style:style style:name="表3.1" style:family="table-row">
      <style:table-row-properties fo:keep-together="auto"/>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 style:family="table">
      <style:table-properties style:width="17.297cm" fo:break-before="auto" fo:break-after="auto" table:align="left" fo:keep-with-next="auto" style:may-break-between-rows="true" style:writing-mode="lr-tb" table:border-model="collapsing"/>
    </style:style>
    <style:style style:name="表4.A" style:family="table-column">
      <style:table-column-properties style:column-width="3.605cm"/>
    </style:style>
    <style:style style:name="表4.B" style:family="table-column">
      <style:table-column-properties style:column-width="2.48cm"/>
    </style:style>
    <style:style style:name="表4.C" style:family="table-column">
      <style:table-column-properties style:column-width="2.415cm"/>
    </style:style>
    <style:style style:name="表4.D" style:family="table-column">
      <style:table-column-properties style:column-width="1.984cm"/>
    </style:style>
    <style:style style:name="表4.E" style:family="table-column">
      <style:table-column-properties style:column-width="2.018cm"/>
    </style:style>
    <style:style style:name="表4.F" style:family="table-column">
      <style:table-column-properties style:column-width="2.083cm"/>
    </style:style>
    <style:style style:name="表4.G" style:family="table-column">
      <style:table-column-properties style:column-width="2.711cm"/>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G1" style:family="table-cell">
      <style:table-cell-properties fo:background-color="transparent" fo:padding="0.097cm" fo:border-left="0.5pt solid #000000" fo:border-right="none" fo:border-top="none" fo:border-bottom="none" style:writing-mode="page">
        <style:background-image/>
      </style:table-cell-properties>
    </style:style>
    <style:style style:name="表5" style:family="table">
      <style:table-properties style:width="17.297cm" fo:break-before="auto" fo:break-after="auto" table:align="left" fo:keep-with-next="auto" style:may-break-between-rows="true" style:writing-mode="lr-tb" table:border-model="collapsing"/>
    </style:style>
    <style:style style:name="表5.A" style:family="table-column">
      <style:table-column-properties style:column-width="6.085cm"/>
    </style:style>
    <style:style style:name="表5.B" style:family="table-column">
      <style:table-column-properties style:column-width="2.415cm"/>
    </style:style>
    <style:style style:name="表5.C" style:family="table-column">
      <style:table-column-properties style:column-width="1.984cm"/>
    </style:style>
    <style:style style:name="表5.D" style:family="table-column">
      <style:table-column-properties style:column-width="2.018cm"/>
    </style:style>
    <style:style style:name="表5.E" style:family="table-column">
      <style:table-column-properties style:column-width="2.083cm"/>
    </style:style>
    <style:style style:name="表5.F" style:family="table-column">
      <style:table-column-properties style:column-width="2.711cm"/>
    </style:style>
    <style:style style:name="表5.1" style:family="table-row">
      <style:table-row-properties fo:keep-together="auto"/>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F1" style:family="table-cell">
      <style:table-cell-properties fo:background-color="transparent" fo:padding="0.097cm" fo:border-left="0.5pt solid #000000" fo:border-right="none" fo:border-top="none" fo:border-bottom="none" style:writing-mode="page">
        <style:background-image/>
      </style:table-cell-properties>
    </style:style>
    <style:style style:name="表6" style:family="table">
      <style:table-properties style:width="17.297cm" fo:break-before="auto" fo:break-after="auto" table:align="left" fo:keep-with-next="auto" style:may-break-between-rows="true" style:writing-mode="lr-tb" table:border-model="collapsing"/>
    </style:style>
    <style:style style:name="表6.A" style:family="table-column">
      <style:table-column-properties style:column-width="3.605cm"/>
    </style:style>
    <style:style style:name="表6.B" style:family="table-column">
      <style:table-column-properties style:column-width="2.48cm"/>
    </style:style>
    <style:style style:name="表6.C" style:family="table-column">
      <style:table-column-properties style:column-width="2.415cm"/>
    </style:style>
    <style:style style:name="表6.D" style:family="table-column">
      <style:table-column-properties style:column-width="1.984cm"/>
    </style:style>
    <style:style style:name="表6.E" style:family="table-column">
      <style:table-column-properties style:column-width="2.018cm"/>
    </style:style>
    <style:style style:name="表6.F" style:family="table-column">
      <style:table-column-properties style:column-width="2.083cm"/>
    </style:style>
    <style:style style:name="表6.G" style:family="table-column">
      <style:table-column-properties style:column-width="2.711cm"/>
    </style:style>
    <style:style style:name="表6.1" style:family="table-row">
      <style:table-row-properties fo:keep-together="auto"/>
    </style:style>
    <style:style style:name="表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G1" style:family="table-cell">
      <style:table-cell-properties fo:background-color="transparent" fo:padding="0.097cm" fo:border-left="0.5pt solid #000000" fo:border-right="none" fo:border-top="none" fo:border-bottom="none" style:writing-mode="page">
        <style:background-image/>
      </style:table-cell-properties>
    </style:style>
    <style:style style:name="表7" style:family="table">
      <style:table-properties style:width="17.297cm" fo:break-before="auto" fo:break-after="auto" table:align="left" fo:keep-with-next="auto" style:may-break-between-rows="true" style:writing-mode="lr-tb" table:border-model="collapsing"/>
    </style:style>
    <style:style style:name="表7.A" style:family="table-column">
      <style:table-column-properties style:column-width="10.485cm"/>
    </style:style>
    <style:style style:name="表7.B" style:family="table-column">
      <style:table-column-properties style:column-width="2.018cm"/>
    </style:style>
    <style:style style:name="表7.C" style:family="table-column">
      <style:table-column-properties style:column-width="2.083cm"/>
    </style:style>
    <style:style style:name="表7.D" style:family="table-column">
      <style:table-column-properties style:column-width="2.711cm"/>
    </style:style>
    <style:style style:name="表7.1" style:family="table-row">
      <style:table-row-properties fo:keep-together="auto"/>
    </style:style>
    <style:style style:name="表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097cm" fo:border-left="0.5pt solid #000000" fo:border-right="none" fo:border-top="none" fo:border-bottom="none" style:writing-mode="page">
        <style:background-image/>
      </style:table-cell-properties>
    </style:style>
    <style:style style:name="表8" style:family="table">
      <style:table-properties style:width="17.297cm" fo:break-before="auto" fo:break-after="auto" table:align="left" fo:keep-with-next="auto" style:may-break-between-rows="true" style:writing-mode="lr-tb" table:border-model="collapsing"/>
    </style:style>
    <style:style style:name="表8.A" style:family="table-column">
      <style:table-column-properties style:column-width="3.605cm"/>
    </style:style>
    <style:style style:name="表8.B" style:family="table-column">
      <style:table-column-properties style:column-width="2.48cm"/>
    </style:style>
    <style:style style:name="表8.C" style:family="table-column">
      <style:table-column-properties style:column-width="2.415cm"/>
    </style:style>
    <style:style style:name="表8.D" style:family="table-column">
      <style:table-column-properties style:column-width="1.984cm"/>
    </style:style>
    <style:style style:name="表8.E" style:family="table-column">
      <style:table-column-properties style:column-width="3.321cm"/>
    </style:style>
    <style:style style:name="表8.F" style:family="table-column">
      <style:table-column-properties style:column-width="1.492cm"/>
    </style:style>
    <style:style style:name="表8.G" style:family="table-column">
      <style:table-column-properties style:column-width="1.998cm"/>
    </style:style>
    <style:style style:name="表8.1" style:family="table-row">
      <style:table-row-properties fo:keep-together="auto"/>
    </style:style>
    <style:style style:name="表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 style:family="table">
      <style:table-properties style:width="17.297cm" fo:break-before="auto" fo:break-after="auto" table:align="left" fo:keep-with-next="auto" style:may-break-between-rows="true" style:writing-mode="lr-tb" table:border-model="collapsing"/>
    </style:style>
    <style:style style:name="表9.A" style:family="table-column">
      <style:table-column-properties style:column-width="6.085cm"/>
    </style:style>
    <style:style style:name="表9.B" style:family="table-column">
      <style:table-column-properties style:column-width="2.415cm"/>
    </style:style>
    <style:style style:name="表9.C" style:family="table-column">
      <style:table-column-properties style:column-width="1.984cm"/>
    </style:style>
    <style:style style:name="表9.D" style:family="table-column">
      <style:table-column-properties style:column-width="3.321cm"/>
    </style:style>
    <style:style style:name="表9.E" style:family="table-column">
      <style:table-column-properties style:column-width="1.492cm"/>
    </style:style>
    <style:style style:name="表9.F" style:family="table-column">
      <style:table-column-properties style:column-width="1.998cm"/>
    </style:style>
    <style:style style:name="表9.1" style:family="table-row">
      <style:table-row-properties fo:keep-together="auto"/>
    </style:style>
    <style:style style:name="表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 style:family="table">
      <style:table-properties style:width="17.297cm" fo:break-before="auto" fo:break-after="auto" table:align="left" fo:keep-with-next="auto" style:may-break-between-rows="true" style:writing-mode="lr-tb" table:border-model="collapsing"/>
    </style:style>
    <style:style style:name="表10.A" style:family="table-column">
      <style:table-column-properties style:column-width="3.605cm"/>
    </style:style>
    <style:style style:name="表10.B" style:family="table-column">
      <style:table-column-properties style:column-width="2.48cm"/>
    </style:style>
    <style:style style:name="表10.C" style:family="table-column">
      <style:table-column-properties style:column-width="2.415cm"/>
    </style:style>
    <style:style style:name="表10.D" style:family="table-column">
      <style:table-column-properties style:column-width="1.984cm"/>
    </style:style>
    <style:style style:name="表10.E" style:family="table-column">
      <style:table-column-properties style:column-width="3.321cm"/>
    </style:style>
    <style:style style:name="表10.F" style:family="table-column">
      <style:table-column-properties style:column-width="1.492cm"/>
    </style:style>
    <style:style style:name="表10.G" style:family="table-column">
      <style:table-column-properties style:column-width="1.998cm"/>
    </style:style>
    <style:style style:name="表10.1" style:family="table-row">
      <style:table-row-properties fo:keep-together="auto"/>
    </style:style>
    <style:style style:name="表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G1" style:family="table-cell">
      <style:table-cell-properties fo:background-color="transparent" fo:padding="0.097cm" fo:border-left="0.5pt solid #000000" fo:border-right="none" fo:border-top="none" fo:border-bottom="none" style:writing-mode="page">
        <style:background-image/>
      </style:table-cell-properties>
    </style:style>
    <style:style style:name="表12" style:family="table">
      <style:table-properties style:width="17.297cm" fo:break-before="auto" fo:break-after="auto" table:align="left" fo:keep-with-next="auto" style:may-break-between-rows="true" style:writing-mode="lr-tb" table:border-model="collapsing"/>
    </style:style>
    <style:style style:name="表12.A" style:family="table-column">
      <style:table-column-properties style:column-width="1.707cm"/>
    </style:style>
    <style:style style:name="表12.B" style:family="table-column">
      <style:table-column-properties style:column-width="1.898cm"/>
    </style:style>
    <style:style style:name="表12.C" style:family="table-column">
      <style:table-column-properties style:column-width="2.48cm"/>
    </style:style>
    <style:style style:name="表12.D" style:family="table-column">
      <style:table-column-properties style:column-width="2.415cm"/>
    </style:style>
    <style:style style:name="表12.E" style:family="table-column">
      <style:table-column-properties style:column-width="1.984cm"/>
    </style:style>
    <style:style style:name="表12.F" style:family="table-column">
      <style:table-column-properties style:column-width="1.711cm"/>
    </style:style>
    <style:style style:name="表12.G" style:family="table-column">
      <style:table-column-properties style:column-width="1.61cm"/>
    </style:style>
    <style:style style:name="表12.H" style:family="table-column">
      <style:table-column-properties style:column-width="1.492cm"/>
    </style:style>
    <style:style style:name="表12.I" style:family="table-column">
      <style:table-column-properties style:column-width="1.998cm"/>
    </style:style>
    <style:style style:name="表12.1" style:family="table-row">
      <style:table-row-properties fo:keep-together="auto"/>
    </style:style>
    <style:style style:name="表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I1" style:family="table-cell">
      <style:table-cell-properties fo:background-color="transparent" fo:padding="0.097cm" fo:border-left="0.5pt solid #000000" fo:border-right="none" fo:border-top="none" fo:border-bottom="none" style:writing-mode="page">
        <style:background-image/>
      </style:table-cell-properties>
    </style:style>
    <style:style style:name="表11" style:family="table">
      <style:table-properties style:width="17.297cm" fo:break-before="auto" fo:break-after="auto" table:align="left" fo:keep-with-next="auto" style:may-break-between-rows="true" style:writing-mode="lr-tb" table:border-model="collapsing"/>
    </style:style>
    <style:style style:name="表11.A" style:family="table-column">
      <style:table-column-properties style:column-width="10.485cm"/>
    </style:style>
    <style:style style:name="表11.B" style:family="table-column">
      <style:table-column-properties style:column-width="3.321cm"/>
    </style:style>
    <style:style style:name="表11.C" style:family="table-column">
      <style:table-column-properties style:column-width="1.492cm"/>
    </style:style>
    <style:style style:name="表11.D" style:family="table-column">
      <style:table-column-properties style:column-width="1.998cm"/>
    </style:style>
    <style:style style:name="表11.1" style:family="table-row">
      <style:table-row-properties fo:keep-together="auto"/>
    </style:style>
    <style:style style:name="表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3" style:family="table">
      <style:table-properties style:width="17.297cm" fo:break-before="auto" fo:break-after="auto" table:align="left" fo:keep-with-next="auto" style:may-break-between-rows="true" style:writing-mode="lr-tb" table:border-model="collapsing"/>
    </style:style>
    <style:style style:name="表13.A" style:family="table-column">
      <style:table-column-properties style:column-width="1.707cm"/>
    </style:style>
    <style:style style:name="表13.B" style:family="table-column">
      <style:table-column-properties style:column-width="2.79cm"/>
    </style:style>
    <style:style style:name="表13.C" style:family="table-column">
      <style:table-column-properties style:column-width="1.612cm"/>
    </style:style>
    <style:style style:name="表13.D" style:family="table-column">
      <style:table-column-properties style:column-width="4.374cm"/>
    </style:style>
    <style:style style:name="表13.E" style:family="table-column">
      <style:table-column-properties style:column-width="3.321cm"/>
    </style:style>
    <style:style style:name="表13.F" style:family="table-column">
      <style:table-column-properties style:column-width="1.492cm"/>
    </style:style>
    <style:style style:name="表13.G" style:family="table-column">
      <style:table-column-properties style:column-width="1.998cm"/>
    </style:style>
    <style:style style:name="表13.1" style:family="table-row">
      <style:table-row-properties fo:keep-together="auto"/>
    </style:style>
    <style:style style:name="表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3.G1" style:family="table-cell">
      <style:table-cell-properties fo:background-color="transparent" fo:padding="0.097cm" fo:border-left="0.5pt solid #000000" fo:border-right="none" fo:border-top="none" fo:border-bottom="none" style:writing-mode="page">
        <style:background-image/>
      </style:table-cell-properties>
    </style:style>
    <style:style style:name="表18" style:family="table">
      <style:table-properties style:width="17.297cm" fo:break-before="auto" fo:break-after="auto" table:align="left" fo:keep-with-next="auto" style:may-break-between-rows="true" style:writing-mode="lr-tb" table:border-model="collapsing"/>
    </style:style>
    <style:style style:name="表18.A" style:family="table-column">
      <style:table-column-properties style:column-width="9.405cm"/>
    </style:style>
    <style:style style:name="表18.B" style:family="table-column">
      <style:table-column-properties style:column-width="2.189cm"/>
    </style:style>
    <style:style style:name="表18.C" style:family="table-column">
      <style:table-column-properties style:column-width="2.212cm"/>
    </style:style>
    <style:style style:name="表18.D" style:family="table-column">
      <style:table-column-properties style:column-width="1.492cm"/>
    </style:style>
    <style:style style:name="表18.E" style:family="table-column">
      <style:table-column-properties style:column-width="1.998cm"/>
    </style:style>
    <style:style style:name="表18.1" style:family="table-row">
      <style:table-row-properties fo:keep-together="auto"/>
    </style:style>
    <style:style style:name="表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8.E1" style:family="table-cell">
      <style:table-cell-properties fo:background-color="transparent" fo:padding="0.097cm" fo:border-left="0.5pt solid #000000" fo:border-right="none" fo:border-top="none" fo:border-bottom="none" style:writing-mode="page">
        <style:background-image/>
      </style:table-cell-properties>
    </style:style>
    <style:style style:name="表14" style:family="table">
      <style:table-properties style:width="17.297cm" fo:break-before="auto" fo:break-after="auto" table:align="left" fo:keep-with-next="auto" style:may-break-between-rows="true" style:writing-mode="lr-tb" table:border-model="collapsing"/>
    </style:style>
    <style:style style:name="表14.A" style:family="table-column">
      <style:table-column-properties style:column-width="9.405cm"/>
    </style:style>
    <style:style style:name="表14.B" style:family="table-column">
      <style:table-column-properties style:column-width="2.189cm"/>
    </style:style>
    <style:style style:name="表14.C" style:family="table-column">
      <style:table-column-properties style:column-width="2.212cm"/>
    </style:style>
    <style:style style:name="表14.D" style:family="table-column">
      <style:table-column-properties style:column-width="1.492cm"/>
    </style:style>
    <style:style style:name="表14.E" style:family="table-column">
      <style:table-column-properties style:column-width="1.998cm"/>
    </style:style>
    <style:style style:name="表14.1" style:family="table-row">
      <style:table-row-properties fo:keep-together="auto"/>
    </style:style>
    <style:style style:name="表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E1" style:family="table-cell">
      <style:table-cell-properties fo:background-color="transparent" fo:padding="0.097cm" fo:border-left="0.5pt solid #000000" fo:border-right="none" fo:border-top="none" fo:border-bottom="none" style:writing-mode="page">
        <style:background-image/>
      </style:table-cell-properties>
    </style:style>
    <style:style style:name="表15" style:family="table">
      <style:table-properties style:width="17.297cm" fo:break-before="auto" fo:break-after="auto" table:align="left" fo:keep-with-next="auto" style:may-break-between-rows="true" style:writing-mode="lr-tb" table:border-model="collapsing"/>
    </style:style>
    <style:style style:name="表15.A" style:family="table-column">
      <style:table-column-properties style:column-width="7.505cm"/>
    </style:style>
    <style:style style:name="表15.B" style:family="table-column">
      <style:table-column-properties style:column-width="1.9cm"/>
    </style:style>
    <style:style style:name="表15.C" style:family="table-column">
      <style:table-column-properties style:column-width="2.189cm"/>
    </style:style>
    <style:style style:name="表15.D" style:family="table-column">
      <style:table-column-properties style:column-width="2.212cm"/>
    </style:style>
    <style:style style:name="表15.E" style:family="table-column">
      <style:table-column-properties style:column-width="1.492cm"/>
    </style:style>
    <style:style style:name="表15.F" style:family="table-column">
      <style:table-column-properties style:column-width="1.998cm"/>
    </style:style>
    <style:style style:name="表15.1" style:family="table-row">
      <style:table-row-properties fo:keep-together="auto"/>
    </style:style>
    <style:style style:name="表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5.F1" style:family="table-cell">
      <style:table-cell-properties fo:background-color="transparent" fo:padding="0.097cm" fo:border-left="0.5pt solid #000000" fo:border-right="none" fo:border-top="none" fo:border-bottom="none" style:writing-mode="page">
        <style:background-image/>
      </style:table-cell-properties>
    </style:style>
    <style:style style:name="表16" style:family="table">
      <style:table-properties style:width="17.297cm" fo:break-before="auto" fo:break-after="auto" table:align="left" fo:keep-with-next="auto" style:may-break-between-rows="true" style:writing-mode="lr-tb" table:border-model="collapsing"/>
    </style:style>
    <style:style style:name="表16.A" style:family="table-column">
      <style:table-column-properties style:column-width="1.612cm"/>
    </style:style>
    <style:style style:name="表16.B" style:family="table-column">
      <style:table-column-properties style:column-width="2.983cm"/>
    </style:style>
    <style:style style:name="表16.C" style:family="table-column">
      <style:table-column-properties style:column-width="2.91cm"/>
    </style:style>
    <style:style style:name="表16.D" style:family="table-column">
      <style:table-column-properties style:column-width="7.793cm"/>
    </style:style>
    <style:style style:name="表16.E" style:family="table-column">
      <style:table-column-properties style:column-width="1.998cm"/>
    </style:style>
    <style:style style:name="表16.1" style:family="table-row">
      <style:table-row-properties fo:keep-together="auto"/>
    </style:style>
    <style:style style:name="表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6.E1" style:family="table-cell">
      <style:table-cell-properties fo:background-color="transparent" fo:padding="0.097cm" fo:border-left="0.5pt solid #000000" fo:border-right="none" fo:border-top="none" fo:border-bottom="none" style:writing-mode="page">
        <style:background-image/>
      </style:table-cell-properties>
    </style:style>
    <style:style style:name="表17" style:family="table">
      <style:table-properties style:width="17.297cm" fo:break-before="auto" fo:break-after="auto" table:align="left" fo:keep-with-next="auto" style:may-break-between-rows="true" style:writing-mode="lr-tb" table:border-model="collapsing"/>
    </style:style>
    <style:style style:name="表17.A" style:family="table-column">
      <style:table-column-properties style:column-width="4.595cm"/>
    </style:style>
    <style:style style:name="表17.B" style:family="table-column">
      <style:table-column-properties style:column-width="2.91cm"/>
    </style:style>
    <style:style style:name="表17.C" style:family="table-column">
      <style:table-column-properties style:column-width="1.9cm"/>
    </style:style>
    <style:style style:name="表17.D" style:family="table-column">
      <style:table-column-properties style:column-width="2.2cm"/>
    </style:style>
    <style:style style:name="表17.E" style:family="table-column">
      <style:table-column-properties style:column-width="2.201cm"/>
    </style:style>
    <style:style style:name="表17.F" style:family="table-column">
      <style:table-column-properties style:column-width="1.492cm"/>
    </style:style>
    <style:style style:name="表17.G" style:family="table-column">
      <style:table-column-properties style:column-width="1.998cm"/>
    </style:style>
    <style:style style:name="表17.1" style:family="table-row">
      <style:table-row-properties fo:keep-together="auto"/>
    </style:style>
    <style:style style:name="表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7.G1" style:family="table-cell">
      <style:table-cell-properties fo:background-color="transparent" fo:padding="0.097cm" fo:border-left="0.5pt solid #000000" fo:border-right="none" fo:border-top="none" fo:border-bottom="none" style:writing-mode="page">
        <style:background-image/>
      </style:table-cell-properties>
    </style:style>
    <style:style style:name="表21" style:family="table">
      <style:table-properties style:width="17.297cm" fo:break-before="auto" fo:break-after="auto" table:align="left" fo:keep-with-next="auto" style:may-break-between-rows="true" style:writing-mode="lr-tb" table:border-model="collapsing"/>
    </style:style>
    <style:style style:name="表21.A" style:family="table-column">
      <style:table-column-properties style:column-width="4.595cm"/>
    </style:style>
    <style:style style:name="表21.B" style:family="table-column">
      <style:table-column-properties style:column-width="2.91cm"/>
    </style:style>
    <style:style style:name="表21.C" style:family="table-column">
      <style:table-column-properties style:column-width="2.693cm"/>
    </style:style>
    <style:style style:name="表21.D" style:family="table-column">
      <style:table-column-properties style:column-width="2.212cm"/>
    </style:style>
    <style:style style:name="表21.E" style:family="table-column">
      <style:table-column-properties style:column-width="2.887cm"/>
    </style:style>
    <style:style style:name="表21.F" style:family="table-column">
      <style:table-column-properties style:column-width="1.998cm"/>
    </style:style>
    <style:style style:name="表21.1" style:family="table-row">
      <style:table-row-properties fo:keep-together="auto"/>
    </style:style>
    <style:style style:name="表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1.F1" style:family="table-cell">
      <style:table-cell-properties fo:background-color="transparent" fo:padding="0.097cm" fo:border-left="0.5pt solid #000000" fo:border-right="none" fo:border-top="none" fo:border-bottom="none" style:writing-mode="page">
        <style:background-image/>
      </style:table-cell-properties>
    </style:style>
    <style:style style:name="表24" style:family="table">
      <style:table-properties style:width="17.297cm" fo:break-before="auto" fo:break-after="auto" table:align="left" fo:keep-with-next="auto" style:may-break-between-rows="true" style:writing-mode="lr-tb" table:border-model="collapsing"/>
    </style:style>
    <style:style style:name="表24.A" style:family="table-column">
      <style:table-column-properties style:column-width="3.007cm"/>
    </style:style>
    <style:style style:name="表24.B" style:family="table-column">
      <style:table-column-properties style:column-width="2.187cm"/>
    </style:style>
    <style:style style:name="表24.C" style:family="table-column">
      <style:table-column-properties style:column-width="2.311cm"/>
    </style:style>
    <style:style style:name="表24.D" style:family="table-column">
      <style:table-column-properties style:column-width="2.886cm"/>
    </style:style>
    <style:style style:name="表24.E" style:family="table-column">
      <style:table-column-properties style:column-width="2.406cm"/>
    </style:style>
    <style:style style:name="表24.F" style:family="table-column">
      <style:table-column-properties style:column-width="2.501cm"/>
    </style:style>
    <style:style style:name="表24.G" style:family="table-column">
      <style:table-column-properties style:column-width="1.998cm"/>
    </style:style>
    <style:style style:name="表24.1" style:family="table-row">
      <style:table-row-properties fo:keep-together="auto"/>
    </style:style>
    <style:style style:name="表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4.G1" style:family="table-cell">
      <style:table-cell-properties fo:background-color="transparent" fo:padding="0.097cm" fo:border-left="0.5pt solid #000000" fo:border-right="none" fo:border-top="none" fo:border-bottom="none" style:writing-mode="page">
        <style:background-image/>
      </style:table-cell-properties>
    </style:style>
    <style:style style:name="表25" style:family="table">
      <style:table-properties style:width="17.297cm" fo:break-before="auto" fo:break-after="auto" table:align="left" fo:keep-with-next="auto" style:may-break-between-rows="true" style:writing-mode="lr-tb" table:border-model="collapsing"/>
    </style:style>
    <style:style style:name="表25.A" style:family="table-column">
      <style:table-column-properties style:column-width="10.485cm"/>
    </style:style>
    <style:style style:name="表25.B" style:family="table-column">
      <style:table-column-properties style:column-width="2.505cm"/>
    </style:style>
    <style:style style:name="表25.C" style:family="table-column">
      <style:table-column-properties style:column-width="2.309cm"/>
    </style:style>
    <style:style style:name="表25.D" style:family="table-column">
      <style:table-column-properties style:column-width="1.998cm"/>
    </style:style>
    <style:style style:name="表25.1" style:family="table-row">
      <style:table-row-properties fo:keep-together="auto"/>
    </style:style>
    <style:style style:name="表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5.D1" style:family="table-cell">
      <style:table-cell-properties fo:background-color="transparent" fo:padding="0.097cm" fo:border-left="0.5pt solid #000000" fo:border-right="none" fo:border-top="none" fo:border-bottom="none" style:writing-mode="page">
        <style:background-image/>
      </style:table-cell-properties>
    </style:style>
    <style:style style:name="表19" style:family="table">
      <style:table-properties style:width="17.297cm" fo:break-before="auto" fo:break-after="auto" table:align="left" fo:keep-with-next="auto" style:may-break-between-rows="true" style:writing-mode="lr-tb" table:border-model="collapsing"/>
    </style:style>
    <style:style style:name="表19.A" style:family="table-column">
      <style:table-column-properties style:column-width="3.007cm"/>
    </style:style>
    <style:style style:name="表19.B" style:family="table-column">
      <style:table-column-properties style:column-width="2.187cm"/>
    </style:style>
    <style:style style:name="表19.C" style:family="table-column">
      <style:table-column-properties style:column-width="2.311cm"/>
    </style:style>
    <style:style style:name="表19.D" style:family="table-column">
      <style:table-column-properties style:column-width="2.886cm"/>
    </style:style>
    <style:style style:name="表19.E" style:family="table-column">
      <style:table-column-properties style:column-width="2.406cm"/>
    </style:style>
    <style:style style:name="表19.F" style:family="table-column">
      <style:table-column-properties style:column-width="2.501cm"/>
    </style:style>
    <style:style style:name="表19.G" style:family="table-column">
      <style:table-column-properties style:column-width="1.998cm"/>
    </style:style>
    <style:style style:name="表19.1" style:family="table-row">
      <style:table-row-properties fo:keep-together="auto"/>
    </style:style>
    <style:style style:name="表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9.G1" style:family="table-cell">
      <style:table-cell-properties fo:background-color="transparent" fo:padding="0.097cm" fo:border-left="0.5pt solid #000000" fo:border-right="none" fo:border-top="none" fo:border-bottom="none" style:writing-mode="page">
        <style:background-image/>
      </style:table-cell-properties>
    </style:style>
    <style:style style:name="表20" style:family="table">
      <style:table-properties style:width="17.297cm" fo:break-before="auto" fo:break-after="auto" table:align="left" fo:keep-with-next="auto" style:may-break-between-rows="true" style:writing-mode="lr-tb" table:border-model="collapsing"/>
    </style:style>
    <style:style style:name="表20.A" style:family="table-column">
      <style:table-column-properties style:column-width="4.595cm"/>
    </style:style>
    <style:style style:name="表20.B" style:family="table-column">
      <style:table-column-properties style:column-width="2.91cm"/>
    </style:style>
    <style:style style:name="表20.C" style:family="table-column">
      <style:table-column-properties style:column-width="2.693cm"/>
    </style:style>
    <style:style style:name="表20.D" style:family="table-column">
      <style:table-column-properties style:column-width="2.212cm"/>
    </style:style>
    <style:style style:name="表20.E" style:family="table-column">
      <style:table-column-properties style:column-width="2.887cm"/>
    </style:style>
    <style:style style:name="表20.F" style:family="table-column">
      <style:table-column-properties style:column-width="1.998cm"/>
    </style:style>
    <style:style style:name="表20.1" style:family="table-row">
      <style:table-row-properties fo:keep-together="auto"/>
    </style:style>
    <style:style style:name="表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0.F1" style:family="table-cell">
      <style:table-cell-properties fo:background-color="transparent" fo:padding="0.097cm" fo:border-left="0.5pt solid #000000" fo:border-right="none" fo:border-top="none" fo:border-bottom="none" style:writing-mode="page">
        <style:background-image/>
      </style:table-cell-properties>
    </style:style>
    <style:style style:name="表22" style:family="table">
      <style:table-properties style:width="17.297cm" fo:break-before="auto" fo:break-after="auto" table:align="left" fo:keep-with-next="auto" style:may-break-between-rows="true" style:writing-mode="lr-tb" table:border-model="collapsing"/>
    </style:style>
    <style:style style:name="表22.A" style:family="table-column">
      <style:table-column-properties style:column-width="1.707cm"/>
    </style:style>
    <style:style style:name="表22.B" style:family="table-column">
      <style:table-column-properties style:column-width="4.089cm"/>
    </style:style>
    <style:style style:name="表22.C" style:family="table-column">
      <style:table-column-properties style:column-width="1.709cm"/>
    </style:style>
    <style:style style:name="表22.D" style:family="table-column">
      <style:table-column-properties style:column-width="2.886cm"/>
    </style:style>
    <style:style style:name="表22.E" style:family="table-column">
      <style:table-column-properties style:column-width="2.406cm"/>
    </style:style>
    <style:style style:name="表22.F" style:family="table-column">
      <style:table-column-properties style:column-width="2.501cm"/>
    </style:style>
    <style:style style:name="表22.G" style:family="table-column">
      <style:table-column-properties style:column-width="1.998cm"/>
    </style:style>
    <style:style style:name="表22.1" style:family="table-row">
      <style:table-row-properties fo:keep-together="auto"/>
    </style:style>
    <style:style style:name="表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2.G1" style:family="table-cell">
      <style:table-cell-properties fo:background-color="transparent" fo:padding="0.097cm" fo:border-left="0.5pt solid #000000" fo:border-right="none" fo:border-top="none" fo:border-bottom="none" style:writing-mode="page">
        <style:background-image/>
      </style:table-cell-properties>
    </style:style>
    <style:style style:name="表23" style:family="table">
      <style:table-properties style:width="17.297cm" fo:break-before="auto" fo:break-after="auto" table:align="left" fo:keep-with-next="auto" style:may-break-between-rows="true" style:writing-mode="lr-tb" table:border-model="collapsing"/>
    </style:style>
    <style:style style:name="表23.A" style:family="table-column">
      <style:table-column-properties style:column-width="4.595cm"/>
    </style:style>
    <style:style style:name="表23.B" style:family="table-column">
      <style:table-column-properties style:column-width="2.91cm"/>
    </style:style>
    <style:style style:name="表23.C" style:family="table-column">
      <style:table-column-properties style:column-width="2.693cm"/>
    </style:style>
    <style:style style:name="表23.D" style:family="table-column">
      <style:table-column-properties style:column-width="2.212cm"/>
    </style:style>
    <style:style style:name="表23.E" style:family="table-column">
      <style:table-column-properties style:column-width="2.887cm"/>
    </style:style>
    <style:style style:name="表23.F" style:family="table-column">
      <style:table-column-properties style:column-width="1.998cm"/>
    </style:style>
    <style:style style:name="表23.1" style:family="table-row">
      <style:table-row-properties fo:keep-together="auto"/>
    </style:style>
    <style:style style:name="表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3.F1" style:family="table-cell">
      <style:table-cell-properties fo:background-color="transparent" fo:padding="0.097cm" fo:border-left="0.5pt solid #000000" fo:border-right="none" fo:border-top="none" fo:border-bottom="none" style:writing-mode="page">
        <style:background-image/>
      </style:table-cell-properties>
    </style:style>
    <style:style style:name="表26" style:family="table">
      <style:table-properties style:width="7.89cm" fo:margin-left="3.473cm" fo:break-before="auto" fo:break-after="auto" table:align="left" fo:keep-with-next="auto" style:may-break-between-rows="true" style:writing-mode="lr-tb" table:border-model="collapsing"/>
    </style:style>
    <style:style style:name="表26.A" style:family="table-column">
      <style:table-column-properties style:column-width="1.275cm"/>
    </style:style>
    <style:style style:name="表26.B" style:family="table-column">
      <style:table-column-properties style:column-width="1.323cm"/>
    </style:style>
    <style:style style:name="表26.C" style:family="table-column">
      <style:table-column-properties style:column-width="2.309cm"/>
    </style:style>
    <style:style style:name="表26.D" style:family="table-column">
      <style:table-column-properties style:column-width="2.983cm"/>
    </style:style>
    <style:style style:name="表26.1" style:family="table-row">
      <style:table-row-properties fo:keep-together="auto"/>
    </style:style>
    <style:style style:name="表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6.D1" style:family="table-cell">
      <style:table-cell-properties fo:background-color="transparent" fo:padding="0.097cm" fo:border="0.5pt solid #000000" style:writing-mode="page">
        <style:background-image/>
      </style:table-cell-properties>
    </style:style>
    <style:style style:name="表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7" style:family="table">
      <style:table-properties style:width="17.297cm" fo:break-before="auto" fo:break-after="auto" table:align="left" fo:keep-with-next="auto" style:may-break-between-rows="true" style:writing-mode="lr-tb" table:border-model="collapsing"/>
    </style:style>
    <style:style style:name="表27.A" style:family="table-column">
      <style:table-column-properties style:column-width="1.9cm"/>
    </style:style>
    <style:style style:name="表27.B" style:family="table-column">
      <style:table-column-properties style:column-width="2.094cm"/>
    </style:style>
    <style:style style:name="表27.C" style:family="table-column">
      <style:table-column-properties style:column-width="1.201cm"/>
    </style:style>
    <style:style style:name="表27.D" style:family="table-column">
      <style:table-column-properties style:column-width="1.155cm"/>
    </style:style>
    <style:style style:name="表27.E" style:family="table-column">
      <style:table-column-properties style:column-width="1.54cm"/>
    </style:style>
    <style:style style:name="表27.F" style:family="table-column">
      <style:table-column-properties style:column-width="2.718cm"/>
    </style:style>
    <style:style style:name="表27.G" style:family="table-column">
      <style:table-column-properties style:column-width="2.092cm"/>
    </style:style>
    <style:style style:name="表27.H" style:family="table-column">
      <style:table-column-properties style:column-width="2.598cm"/>
    </style:style>
    <style:style style:name="表27.I" style:family="table-column">
      <style:table-column-properties style:column-width="1.998cm"/>
    </style:style>
    <style:style style:name="表27.1" style:family="table-row">
      <style:table-row-properties fo:keep-together="auto"/>
    </style:style>
    <style:style style:name="表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7.I1" style:family="table-cell">
      <style:table-cell-properties fo:background-color="transparent" fo:padding="0.097cm" fo:border-left="0.5pt solid #000000" fo:border-right="none" fo:border-top="none" fo:border-bottom="none" style:writing-mode="page">
        <style:background-image/>
      </style:table-cell-properties>
    </style:style>
    <style:style style:name="表28" style:family="table">
      <style:table-properties style:width="17.297cm" fo:break-before="auto" fo:break-after="auto" table:align="left" fo:keep-with-next="auto" style:may-break-between-rows="true" style:writing-mode="lr-tb" table:border-model="collapsing"/>
    </style:style>
    <style:style style:name="表28.A" style:family="table-column">
      <style:table-column-properties style:column-width="4.595cm"/>
    </style:style>
    <style:style style:name="表28.B" style:family="table-column">
      <style:table-column-properties style:column-width="2.91cm"/>
    </style:style>
    <style:style style:name="表28.C" style:family="table-column">
      <style:table-column-properties style:column-width="2.693cm"/>
    </style:style>
    <style:style style:name="表28.D" style:family="table-column">
      <style:table-column-properties style:column-width="2.212cm"/>
    </style:style>
    <style:style style:name="表28.E" style:family="table-column">
      <style:table-column-properties style:column-width="2.887cm"/>
    </style:style>
    <style:style style:name="表28.F" style:family="table-column">
      <style:table-column-properties style:column-width="1.998cm"/>
    </style:style>
    <style:style style:name="表28.1" style:family="table-row">
      <style:table-row-properties fo:keep-together="auto"/>
    </style:style>
    <style:style style:name="表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8.F1" style:family="table-cell">
      <style:table-cell-properties fo:background-color="transparent" fo:padding="0.097cm" fo:border-left="0.5pt solid #000000" fo:border-right="none" fo:border-top="none" fo:border-bottom="none" style:writing-mode="page">
        <style:background-image/>
      </style:table-cell-properties>
    </style:style>
    <style:style style:name="表29" style:family="table">
      <style:table-properties style:width="17.298cm" fo:break-before="auto" fo:break-after="auto" table:align="left" fo:keep-with-next="auto" style:may-break-between-rows="true" style:writing-mode="lr-tb" table:border-model="collapsing"/>
    </style:style>
    <style:style style:name="表29.A" style:family="table-column">
      <style:table-column-properties style:column-width="3.791cm"/>
    </style:style>
    <style:style style:name="表29.B" style:family="table-column">
      <style:table-column-properties style:column-width="2.214cm"/>
    </style:style>
    <style:style style:name="表29.C" style:family="table-column">
      <style:table-column-properties style:column-width="2.097cm"/>
    </style:style>
    <style:style style:name="表29.E" style:family="table-column">
      <style:table-column-properties style:column-width="2.309cm"/>
    </style:style>
    <style:style style:name="表29.F" style:family="table-column">
      <style:table-column-properties style:column-width="2.79cm"/>
    </style:style>
    <style:style style:name="表29.G" style:family="table-column">
      <style:table-column-properties style:column-width="2cm"/>
    </style:style>
    <style:style style:name="表29.1" style:family="table-row">
      <style:table-row-properties fo:keep-together="auto"/>
    </style:style>
    <style:style style:name="表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9.G1" style:family="table-cell">
      <style:table-cell-properties fo:background-color="transparent" fo:padding="0.097cm" fo:border-left="0.5pt solid #000000" fo:border-right="none" fo:border-top="none" fo:border-bottom="none" style:writing-mode="page">
        <style:background-image/>
      </style:table-cell-properties>
    </style:style>
    <style:style style:name="表30" style:family="table">
      <style:table-properties style:width="17.298cm" fo:break-before="auto" fo:break-after="auto" table:align="left" fo:keep-with-next="auto" style:may-break-between-rows="true" style:writing-mode="lr-tb" table:border-model="collapsing"/>
    </style:style>
    <style:style style:name="表30.A" style:family="table-column">
      <style:table-column-properties style:column-width="1.309cm"/>
    </style:style>
    <style:style style:name="表30.B" style:family="table-column">
      <style:table-column-properties style:column-width="0.885cm"/>
    </style:style>
    <style:style style:name="表30.C" style:family="table-column">
      <style:table-column-properties style:column-width="0.903cm"/>
    </style:style>
    <style:style style:name="表30.D" style:family="table-column">
      <style:table-column-properties style:column-width="0.905cm"/>
    </style:style>
    <style:style style:name="表30.F" style:family="table-column">
      <style:table-column-properties style:column-width="1cm"/>
    </style:style>
    <style:style style:name="表30.G" style:family="table-column">
      <style:table-column-properties style:column-width="1.097cm"/>
    </style:style>
    <style:style style:name="表30.J" style:family="table-column">
      <style:table-column-properties style:column-width="1.499cm"/>
    </style:style>
    <style:style style:name="表30.K" style:family="table-column">
      <style:table-column-properties style:column-width="1.406cm"/>
    </style:style>
    <style:style style:name="表30.L" style:family="table-column">
      <style:table-column-properties style:column-width="1.192cm"/>
    </style:style>
    <style:style style:name="表30.M" style:family="table-column">
      <style:table-column-properties style:column-width="2.693cm"/>
    </style:style>
    <style:style style:name="表30.1" style:family="table-row">
      <style:table-row-properties fo:keep-together="auto"/>
    </style:style>
    <style:style style:name="表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0.N1" style:family="table-cell">
      <style:table-cell-properties fo:background-color="transparent" fo:padding="0.097cm" fo:border-left="0.5pt solid #000000" fo:border-right="none" fo:border-top="none" fo:border-bottom="none" style:writing-mode="page">
        <style:background-image/>
      </style:table-cell-properties>
    </style:style>
    <style:style style:name="表31" style:family="table">
      <style:table-properties style:width="17.297cm" fo:break-before="auto" fo:break-after="auto" table:align="left" fo:keep-with-next="auto" style:may-break-between-rows="true" style:writing-mode="lr-tb" table:border-model="collapsing"/>
    </style:style>
    <style:style style:name="表31.A" style:family="table-column">
      <style:table-column-properties style:column-width="4.595cm"/>
    </style:style>
    <style:style style:name="表31.B" style:family="table-column">
      <style:table-column-properties style:column-width="2.91cm"/>
    </style:style>
    <style:style style:name="表31.C" style:family="table-column">
      <style:table-column-properties style:column-width="2.693cm"/>
    </style:style>
    <style:style style:name="表31.D" style:family="table-column">
      <style:table-column-properties style:column-width="2.212cm"/>
    </style:style>
    <style:style style:name="表31.E" style:family="table-column">
      <style:table-column-properties style:column-width="2.887cm"/>
    </style:style>
    <style:style style:name="表31.F" style:family="table-column">
      <style:table-column-properties style:column-width="1.998cm"/>
    </style:style>
    <style:style style:name="表31.1" style:family="table-row">
      <style:table-row-properties fo:keep-together="auto"/>
    </style:style>
    <style:style style:name="表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1.F1" style:family="table-cell">
      <style:table-cell-properties fo:background-color="transparent" fo:padding="0.097cm" fo:border-left="0.5pt solid #000000" fo:border-right="none" fo:border-top="none" fo:border-bottom="none" style:writing-mode="page">
        <style:background-image/>
      </style:table-cell-properties>
    </style:style>
    <style:style style:name="表32" style:family="table">
      <style:table-properties style:width="17.297cm" fo:break-before="auto" fo:break-after="auto" table:align="left" fo:keep-with-next="auto" style:may-break-between-rows="true" style:writing-mode="lr-tb" table:border-model="collapsing"/>
    </style:style>
    <style:style style:name="表32.A" style:family="table-column">
      <style:table-column-properties style:column-width="4.595cm"/>
    </style:style>
    <style:style style:name="表32.B" style:family="table-column">
      <style:table-column-properties style:column-width="2.91cm"/>
    </style:style>
    <style:style style:name="表32.C" style:family="table-column">
      <style:table-column-properties style:column-width="2.693cm"/>
    </style:style>
    <style:style style:name="表32.D" style:family="table-column">
      <style:table-column-properties style:column-width="2.212cm"/>
    </style:style>
    <style:style style:name="表32.E" style:family="table-column">
      <style:table-column-properties style:column-width="2.887cm"/>
    </style:style>
    <style:style style:name="表32.F" style:family="table-column">
      <style:table-column-properties style:column-width="1.998cm"/>
    </style:style>
    <style:style style:name="表32.1" style:family="table-row">
      <style:table-row-properties fo:keep-together="auto"/>
    </style:style>
    <style:style style:name="表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2.F1" style:family="table-cell">
      <style:table-cell-properties fo:background-color="transparent" fo:padding="0.097cm" fo:border-left="0.5pt solid #000000" fo:border-right="none" fo:border-top="none" fo:border-bottom="none" style:writing-mode="page">
        <style:background-image/>
      </style:table-cell-properties>
    </style:style>
    <style:style style:name="表33" style:family="table">
      <style:table-properties style:width="17.297cm" fo:break-before="auto" fo:break-after="auto" table:align="left" fo:keep-with-next="auto" style:may-break-between-rows="true" style:writing-mode="lr-tb" table:border-model="collapsing"/>
    </style:style>
    <style:style style:name="表33.A" style:family="table-column">
      <style:table-column-properties style:column-width="4.595cm"/>
    </style:style>
    <style:style style:name="表33.B" style:family="table-column">
      <style:table-column-properties style:column-width="2.91cm"/>
    </style:style>
    <style:style style:name="表33.C" style:family="table-column">
      <style:table-column-properties style:column-width="2.693cm"/>
    </style:style>
    <style:style style:name="表33.D" style:family="table-column">
      <style:table-column-properties style:column-width="2.212cm"/>
    </style:style>
    <style:style style:name="表33.E" style:family="table-column">
      <style:table-column-properties style:column-width="2.887cm"/>
    </style:style>
    <style:style style:name="表33.F" style:family="table-column">
      <style:table-column-properties style:column-width="1.998cm"/>
    </style:style>
    <style:style style:name="表33.1" style:family="table-row">
      <style:table-row-properties fo:keep-together="auto"/>
    </style:style>
    <style:style style:name="表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3.F1" style:family="table-cell">
      <style:table-cell-properties fo:background-color="transparent" fo:padding="0.097cm" fo:border-left="0.5pt solid #000000" fo:border-right="none" fo:border-top="none" fo:border-bottom="none" style:writing-mode="page">
        <style:background-image/>
      </style:table-cell-properties>
    </style:style>
    <style:style style:name="表35" style:family="table">
      <style:table-properties style:width="17.297cm" fo:break-before="auto" fo:break-after="auto" table:align="left" fo:keep-with-next="auto" style:may-break-between-rows="true" style:writing-mode="lr-tb" table:border-model="collapsing"/>
    </style:style>
    <style:style style:name="表35.A" style:family="table-column">
      <style:table-column-properties style:column-width="4.595cm"/>
    </style:style>
    <style:style style:name="表35.B" style:family="table-column">
      <style:table-column-properties style:column-width="2.91cm"/>
    </style:style>
    <style:style style:name="表35.C" style:family="table-column">
      <style:table-column-properties style:column-width="2.693cm"/>
    </style:style>
    <style:style style:name="表35.D" style:family="table-column">
      <style:table-column-properties style:column-width="2.212cm"/>
    </style:style>
    <style:style style:name="表35.E" style:family="table-column">
      <style:table-column-properties style:column-width="2.887cm"/>
    </style:style>
    <style:style style:name="表35.F" style:family="table-column">
      <style:table-column-properties style:column-width="1.998cm"/>
    </style:style>
    <style:style style:name="表35.1" style:family="table-row">
      <style:table-row-properties fo:keep-together="auto"/>
    </style:style>
    <style:style style:name="表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5.F1" style:family="table-cell">
      <style:table-cell-properties fo:background-color="transparent" fo:padding="0.097cm" fo:border-left="0.5pt solid #000000" fo:border-right="none" fo:border-top="none" fo:border-bottom="none" style:writing-mode="page">
        <style:background-image/>
      </style:table-cell-properties>
    </style:style>
    <style:style style:name="表34" style:family="table">
      <style:table-properties style:width="17.297cm" fo:break-before="auto" fo:break-after="auto" table:align="left" fo:keep-with-next="auto" style:may-break-between-rows="true" style:writing-mode="lr-tb" table:border-model="collapsing"/>
    </style:style>
    <style:style style:name="表34.A" style:family="table-column">
      <style:table-column-properties style:column-width="4.595cm"/>
    </style:style>
    <style:style style:name="表34.B" style:family="table-column">
      <style:table-column-properties style:column-width="2.91cm"/>
    </style:style>
    <style:style style:name="表34.C" style:family="table-column">
      <style:table-column-properties style:column-width="2.693cm"/>
    </style:style>
    <style:style style:name="表34.D" style:family="table-column">
      <style:table-column-properties style:column-width="2.212cm"/>
    </style:style>
    <style:style style:name="表34.E" style:family="table-column">
      <style:table-column-properties style:column-width="2.887cm"/>
    </style:style>
    <style:style style:name="表34.F" style:family="table-column">
      <style:table-column-properties style:column-width="1.998cm"/>
    </style:style>
    <style:style style:name="表34.1" style:family="table-row">
      <style:table-row-properties fo:keep-together="auto"/>
    </style:style>
    <style:style style:name="表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4.F1" style:family="table-cell">
      <style:table-cell-properties fo:background-color="transparent" fo:padding="0.097cm" fo:border-left="0.5pt solid #000000" fo:border-right="none" fo:border-top="none" fo:border-bottom="none" style:writing-mode="page">
        <style:background-image/>
      </style:table-cell-properties>
    </style:style>
    <style:style style:name="表36" style:family="table">
      <style:table-properties style:width="17.298cm" fo:break-before="auto" fo:break-after="auto" table:align="left" fo:keep-with-next="auto" style:may-break-between-rows="true" style:writing-mode="lr-tb" table:border-model="collapsing"/>
    </style:style>
    <style:style style:name="表36.A" style:family="table-column">
      <style:table-column-properties style:column-width="2.309cm"/>
    </style:style>
    <style:style style:name="表36.B" style:family="table-column">
      <style:table-column-properties style:column-width="1.685cm"/>
    </style:style>
    <style:style style:name="表36.C" style:family="table-column">
      <style:table-column-properties style:column-width="2.357cm"/>
    </style:style>
    <style:style style:name="表36.D" style:family="table-column">
      <style:table-column-properties style:column-width="2.155cm"/>
    </style:style>
    <style:style style:name="表36.E" style:family="table-column">
      <style:table-column-properties style:column-width="2.103cm"/>
    </style:style>
    <style:style style:name="表36.F" style:family="table-column">
      <style:table-column-properties style:column-width="2.092cm"/>
    </style:style>
    <style:style style:name="表36.G" style:family="table-column">
      <style:table-column-properties style:column-width="2.598cm"/>
    </style:style>
    <style:style style:name="表36.H" style:family="table-column">
      <style:table-column-properties style:column-width="2cm"/>
    </style:style>
    <style:style style:name="表36.1" style:family="table-row">
      <style:table-row-properties fo:keep-together="auto"/>
    </style:style>
    <style:style style:name="表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6.H1" style:family="table-cell">
      <style:table-cell-properties fo:background-color="transparent" fo:padding="0.097cm" fo:border-left="0.5pt solid #000000" fo:border-right="none" fo:border-top="none" fo:border-bottom="none" style:writing-mode="page">
        <style:background-image/>
      </style:table-cell-properties>
    </style:style>
    <style:style style:name="表40" style:family="table">
      <style:table-properties style:width="17.297cm" fo:break-before="auto" fo:break-after="auto" table:align="left" fo:keep-with-next="auto" style:may-break-between-rows="true" style:writing-mode="lr-tb" table:border-model="collapsing"/>
    </style:style>
    <style:style style:name="表40.A" style:family="table-column">
      <style:table-column-properties style:column-width="10.485cm"/>
    </style:style>
    <style:style style:name="表40.B" style:family="table-column">
      <style:table-column-properties style:column-width="2.018cm"/>
    </style:style>
    <style:style style:name="表40.C" style:family="table-column">
      <style:table-column-properties style:column-width="2.083cm"/>
    </style:style>
    <style:style style:name="表40.D" style:family="table-column">
      <style:table-column-properties style:column-width="2.711cm"/>
    </style:style>
    <style:style style:name="表40.1" style:family="table-row">
      <style:table-row-properties fo:keep-together="auto"/>
    </style:style>
    <style:style style:name="表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0.D1" style:family="table-cell">
      <style:table-cell-properties fo:background-color="transparent" fo:padding="0.097cm" fo:border-left="0.5pt solid #000000" fo:border-right="none" fo:border-top="none" fo:border-bottom="none" style:writing-mode="page">
        <style:background-image/>
      </style:table-cell-properties>
    </style:style>
    <style:style style:name="表37" style:family="table">
      <style:table-properties style:width="17.298cm" fo:break-before="auto" fo:break-after="auto" table:align="left" fo:keep-with-next="auto" style:may-break-between-rows="true" style:writing-mode="lr-tb" table:border-model="collapsing"/>
    </style:style>
    <style:style style:name="表37.A" style:family="table-column">
      <style:table-column-properties style:column-width="3.791cm"/>
    </style:style>
    <style:style style:name="表37.B" style:family="table-column">
      <style:table-column-properties style:column-width="2.214cm"/>
    </style:style>
    <style:style style:name="表37.C" style:family="table-column">
      <style:table-column-properties style:column-width="2.097cm"/>
    </style:style>
    <style:style style:name="表37.E" style:family="table-column">
      <style:table-column-properties style:column-width="2.309cm"/>
    </style:style>
    <style:style style:name="表37.F" style:family="table-column">
      <style:table-column-properties style:column-width="2.79cm"/>
    </style:style>
    <style:style style:name="表37.G" style:family="table-column">
      <style:table-column-properties style:column-width="2cm"/>
    </style:style>
    <style:style style:name="表37.1" style:family="table-row">
      <style:table-row-properties fo:keep-together="auto"/>
    </style:style>
    <style:style style:name="表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7.G1" style:family="table-cell">
      <style:table-cell-properties fo:background-color="transparent" fo:padding="0.097cm" fo:border-left="0.5pt solid #000000" fo:border-right="none" fo:border-top="none" fo:border-bottom="none" style:writing-mode="page">
        <style:background-image/>
      </style:table-cell-properties>
    </style:style>
    <style:style style:name="表38" style:family="table">
      <style:table-properties style:width="17.297cm" fo:break-before="auto" fo:break-after="auto" table:align="left" fo:keep-with-next="auto" style:may-break-between-rows="true" style:writing-mode="lr-tb" table:border-model="collapsing"/>
    </style:style>
    <style:style style:name="表38.A" style:family="table-column">
      <style:table-column-properties style:column-width="4.595cm"/>
    </style:style>
    <style:style style:name="表38.B" style:family="table-column">
      <style:table-column-properties style:column-width="2.91cm"/>
    </style:style>
    <style:style style:name="表38.C" style:family="table-column">
      <style:table-column-properties style:column-width="2.693cm"/>
    </style:style>
    <style:style style:name="表38.D" style:family="table-column">
      <style:table-column-properties style:column-width="2.212cm"/>
    </style:style>
    <style:style style:name="表38.E" style:family="table-column">
      <style:table-column-properties style:column-width="2.887cm"/>
    </style:style>
    <style:style style:name="表38.F" style:family="table-column">
      <style:table-column-properties style:column-width="1.998cm"/>
    </style:style>
    <style:style style:name="表38.1" style:family="table-row">
      <style:table-row-properties fo:keep-together="auto"/>
    </style:style>
    <style:style style:name="表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8.F1" style:family="table-cell">
      <style:table-cell-properties fo:background-color="transparent" fo:padding="0.097cm" fo:border-left="0.5pt solid #000000" fo:border-right="none" fo:border-top="none" fo:border-bottom="none" style:writing-mode="page">
        <style:background-image/>
      </style:table-cell-properties>
    </style:style>
    <style:style style:name="表39" style:family="table">
      <style:table-properties style:width="17.298cm" fo:break-before="auto" fo:break-after="auto" table:align="left" fo:keep-with-next="auto" style:may-break-between-rows="true" style:writing-mode="lr-tb" table:border-model="collapsing"/>
    </style:style>
    <style:style style:name="表39.A" style:family="table-column">
      <style:table-column-properties style:column-width="3.791cm"/>
    </style:style>
    <style:style style:name="表39.B" style:family="table-column">
      <style:table-column-properties style:column-width="2.214cm"/>
    </style:style>
    <style:style style:name="表39.C" style:family="table-column">
      <style:table-column-properties style:column-width="2.097cm"/>
    </style:style>
    <style:style style:name="表39.E" style:family="table-column">
      <style:table-column-properties style:column-width="2.309cm"/>
    </style:style>
    <style:style style:name="表39.F" style:family="table-column">
      <style:table-column-properties style:column-width="2.79cm"/>
    </style:style>
    <style:style style:name="表39.G" style:family="table-column">
      <style:table-column-properties style:column-width="2cm"/>
    </style:style>
    <style:style style:name="表39.1" style:family="table-row">
      <style:table-row-properties fo:keep-together="auto"/>
    </style:style>
    <style:style style:name="表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9.G1" style:family="table-cell">
      <style:table-cell-properties fo:background-color="transparent" fo:padding="0.097cm" fo:border-left="0.5pt solid #000000" fo:border-right="none" fo:border-top="none" fo:border-bottom="none" style:writing-mode="page">
        <style:background-image/>
      </style:table-cell-properties>
    </style:style>
    <style:style style:name="表41" style:family="table">
      <style:table-properties style:width="17.298cm" fo:break-before="auto" fo:break-after="auto" table:align="left" fo:keep-with-next="auto" style:may-break-between-rows="true" style:writing-mode="lr-tb" table:border-model="collapsing"/>
    </style:style>
    <style:style style:name="表41.A" style:family="table-column">
      <style:table-column-properties style:column-width="3.791cm"/>
    </style:style>
    <style:style style:name="表41.B" style:family="table-column">
      <style:table-column-properties style:column-width="2.214cm"/>
    </style:style>
    <style:style style:name="表41.C" style:family="table-column">
      <style:table-column-properties style:column-width="2.097cm"/>
    </style:style>
    <style:style style:name="表41.D" style:family="table-column">
      <style:table-column-properties style:column-width="2.404cm"/>
    </style:style>
    <style:style style:name="表41.E" style:family="table-column">
      <style:table-column-properties style:column-width="2.002cm"/>
    </style:style>
    <style:style style:name="表41.F" style:family="table-column">
      <style:table-column-properties style:column-width="2.79cm"/>
    </style:style>
    <style:style style:name="表41.G" style:family="table-column">
      <style:table-column-properties style:column-width="2cm"/>
    </style:style>
    <style:style style:name="表41.1" style:family="table-row">
      <style:table-row-properties fo:keep-together="auto"/>
    </style:style>
    <style:style style:name="表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1.G1" style:family="table-cell">
      <style:table-cell-properties fo:background-color="transparent" fo:padding="0.097cm" fo:border-left="0.5pt solid #000000" fo:border-right="none" fo:border-top="none" fo:border-bottom="none" style:writing-mode="page">
        <style:background-image/>
      </style:table-cell-properties>
    </style:style>
    <style:style style:name="表42" style:family="table">
      <style:table-properties style:width="17.298cm" fo:break-before="auto" fo:break-after="auto" table:align="left" fo:keep-with-next="auto" style:may-break-between-rows="true" style:writing-mode="lr-tb" table:border-model="collapsing"/>
    </style:style>
    <style:style style:name="表42.A" style:family="table-column">
      <style:table-column-properties style:column-width="3.791cm"/>
    </style:style>
    <style:style style:name="表42.B" style:family="table-column">
      <style:table-column-properties style:column-width="2.214cm"/>
    </style:style>
    <style:style style:name="表42.C" style:family="table-column">
      <style:table-column-properties style:column-width="2.097cm"/>
    </style:style>
    <style:style style:name="表42.D" style:family="table-column">
      <style:table-column-properties style:column-width="2.404cm"/>
    </style:style>
    <style:style style:name="表42.E" style:family="table-column">
      <style:table-column-properties style:column-width="2.002cm"/>
    </style:style>
    <style:style style:name="表42.F" style:family="table-column">
      <style:table-column-properties style:column-width="2.79cm"/>
    </style:style>
    <style:style style:name="表42.G" style:family="table-column">
      <style:table-column-properties style:column-width="2cm"/>
    </style:style>
    <style:style style:name="表42.1" style:family="table-row">
      <style:table-row-properties fo:keep-together="auto"/>
    </style:style>
    <style:style style:name="表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2.G1" style:family="table-cell">
      <style:table-cell-properties fo:background-color="transparent" fo:padding="0.097cm" fo:border-left="0.5pt solid #000000" fo:border-right="none" fo:border-top="none" fo:border-bottom="none" style:writing-mode="page">
        <style:background-image/>
      </style:table-cell-properties>
    </style:style>
    <style:style style:name="表43" style:family="table">
      <style:table-properties style:width="18.493cm" table:align="left" style:writing-mode="lr-tb"/>
    </style:style>
    <style:style style:name="表43.A" style:family="table-column">
      <style:table-column-properties style:column-width="4.715cm"/>
    </style:style>
    <style:style style:name="表43.B" style:family="table-column">
      <style:table-column-properties style:column-width="2.79cm"/>
    </style:style>
    <style:style style:name="表43.C" style:family="table-column">
      <style:table-column-properties style:column-width="1.693cm"/>
    </style:style>
    <style:style style:name="表43.D" style:family="table-column">
      <style:table-column-properties style:column-width="0.808cm"/>
    </style:style>
    <style:style style:name="表43.E" style:family="table-column">
      <style:table-column-properties style:column-width="1.868cm"/>
    </style:style>
    <style:style style:name="表43.F" style:family="table-column">
      <style:table-column-properties style:column-width="2.376cm"/>
    </style:style>
    <style:style style:name="表43.G" style:family="table-column">
      <style:table-column-properties style:column-width="2.374cm"/>
    </style:style>
    <style:style style:name="表43.A1" style:family="table-cell">
      <style:table-cell-properties fo:padding="0.097cm" fo:border-left="0.05pt solid #000000" fo:border-right="none" fo:border-top="0.05pt solid #000000" fo:border-bottom="0.05pt solid #000000"/>
    </style:style>
    <style:style style:name="表43.H1" style:family="table-cell">
      <style:table-cell-properties fo:padding="0.097cm" fo:border="0.05pt solid #000000"/>
    </style:style>
    <style:style style:name="表43.A2" style:family="table-cell">
      <style:table-cell-properties fo:padding="0.097cm" fo:border-left="0.05pt solid #000000" fo:border-right="none" fo:border-top="none" fo:border-bottom="0.05pt solid #000000"/>
    </style:style>
    <style:style style:name="表43.H2" style:family="table-cell">
      <style:table-cell-properties fo:padding="0.097cm" fo:border-left="0.05pt solid #000000" fo:border-right="0.05pt solid #000000" fo:border-top="none" fo:border-bottom="0.05pt solid #000000"/>
    </style:style>
    <style:style style:name="表44" style:family="table">
      <style:table-properties style:width="17.298cm" fo:break-before="auto" fo:break-after="auto" table:align="left" fo:keep-with-next="auto" style:may-break-between-rows="true" style:writing-mode="lr-tb" table:border-model="collapsing"/>
    </style:style>
    <style:style style:name="表44.A" style:family="table-column">
      <style:table-column-properties style:column-width="2.309cm"/>
    </style:style>
    <style:style style:name="表44.B" style:family="table-column">
      <style:table-column-properties style:column-width="0.841cm"/>
    </style:style>
    <style:style style:name="表44.C" style:family="table-column">
      <style:table-column-properties style:column-width="0.843cm"/>
    </style:style>
    <style:style style:name="表44.D" style:family="table-column">
      <style:table-column-properties style:column-width="2.357cm"/>
    </style:style>
    <style:style style:name="表44.E" style:family="table-column">
      <style:table-column-properties style:column-width="2.155cm"/>
    </style:style>
    <style:style style:name="表44.F" style:family="table-column">
      <style:table-column-properties style:column-width="2.103cm"/>
    </style:style>
    <style:style style:name="表44.G" style:family="table-column">
      <style:table-column-properties style:column-width="2.092cm"/>
    </style:style>
    <style:style style:name="表44.H" style:family="table-column">
      <style:table-column-properties style:column-width="2.598cm"/>
    </style:style>
    <style:style style:name="表44.I" style:family="table-column">
      <style:table-column-properties style:column-width="2cm"/>
    </style:style>
    <style:style style:name="表44.1" style:family="table-row">
      <style:table-row-properties fo:keep-together="auto"/>
    </style:style>
    <style:style style:name="表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4.I1" style:family="table-cell">
      <style:table-cell-properties fo:background-color="transparent" fo:padding="0.097cm" fo:border-left="0.5pt solid #000000" fo:border-right="none" fo:border-top="none" fo:border-bottom="none" style:writing-mode="page">
        <style:background-image/>
      </style:table-cell-properties>
    </style:style>
    <style:style style:name="表45" style:family="table">
      <style:table-properties style:width="17.298cm" fo:break-before="auto" fo:break-after="auto" table:align="left" fo:keep-with-next="auto" style:may-break-between-rows="true" style:writing-mode="lr-tb" table:border-model="collapsing"/>
    </style:style>
    <style:style style:name="表45.A" style:family="table-column">
      <style:table-column-properties style:column-width="3.002cm"/>
    </style:style>
    <style:style style:name="表45.B" style:family="table-column">
      <style:table-column-properties style:column-width="0.788cm"/>
    </style:style>
    <style:style style:name="表45.C" style:family="table-column">
      <style:table-column-properties style:column-width="0.808cm"/>
    </style:style>
    <style:style style:name="表45.D" style:family="table-column">
      <style:table-column-properties style:column-width="1.752cm"/>
    </style:style>
    <style:style style:name="表45.E" style:family="table-column">
      <style:table-column-properties style:column-width="2.155cm"/>
    </style:style>
    <style:style style:name="表45.F" style:family="table-column">
      <style:table-column-properties style:column-width="2.103cm"/>
    </style:style>
    <style:style style:name="表45.G" style:family="table-column">
      <style:table-column-properties style:column-width="2.092cm"/>
    </style:style>
    <style:style style:name="表45.H" style:family="table-column">
      <style:table-column-properties style:column-width="2.598cm"/>
    </style:style>
    <style:style style:name="表45.I" style:family="table-column">
      <style:table-column-properties style:column-width="2cm"/>
    </style:style>
    <style:style style:name="表45.1" style:family="table-row">
      <style:table-row-properties fo:keep-together="auto"/>
    </style:style>
    <style:style style:name="表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5.I1" style:family="table-cell">
      <style:table-cell-properties fo:background-color="transparent" fo:padding="0.097cm" fo:border-left="0.5pt solid #000000" fo:border-right="none" fo:border-top="none" fo:border-bottom="none" style:writing-mode="page">
        <style:background-image/>
      </style:table-cell-properties>
    </style:style>
    <style:style style:name="表46" style:family="table">
      <style:table-properties style:width="4.473cm" fo:margin-left="8.029cm" fo:break-before="auto" fo:break-after="auto" table:align="left" fo:keep-with-next="auto" style:may-break-between-rows="true" style:writing-mode="lr-tb" table:border-model="collapsing"/>
    </style:style>
    <style:style style:name="表46.A" style:family="table-column">
      <style:table-column-properties style:column-width="4.473cm"/>
    </style:style>
    <style:style style:name="表46.1" style:family="table-row">
      <style:table-row-properties fo:keep-together="auto"/>
    </style:style>
    <style:style style:name="表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7" style:family="table">
      <style:table-properties style:width="4.399cm" fo:margin-left="8.094cm" fo:break-before="auto" fo:break-after="auto" table:align="left" fo:keep-with-next="auto" style:may-break-between-rows="true" style:writing-mode="lr-tb" table:border-model="collapsing"/>
    </style:style>
    <style:style style:name="表47.A" style:family="table-column">
      <style:table-column-properties style:column-width="4.399cm"/>
    </style:style>
    <style:style style:name="表47.1" style:family="table-row">
      <style:table-row-properties fo:keep-together="auto"/>
    </style:style>
    <style:style style:name="表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 style:family="table">
      <style:table-properties style:width="17.298cm" fo:break-before="auto" fo:break-after="auto" table:align="left" fo:keep-with-next="auto" style:may-break-between-rows="true" style:writing-mode="lr-tb" table:border-model="collapsing"/>
    </style:style>
    <style:style style:name="表48.A" style:family="table-column">
      <style:table-column-properties style:column-width="6.35cm"/>
    </style:style>
    <style:style style:name="表48.B" style:family="table-column">
      <style:table-column-properties style:column-width="4.258cm"/>
    </style:style>
    <style:style style:name="表48.C" style:family="table-column">
      <style:table-column-properties style:column-width="4.69cm"/>
    </style:style>
    <style:style style:name="表48.D" style:family="table-column">
      <style:table-column-properties style:column-width="2cm"/>
    </style:style>
    <style:style style:name="表48.1" style:family="table-row">
      <style:table-row-properties fo:keep-together="auto"/>
    </style:style>
    <style:style style:name="表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D1" style:family="table-cell">
      <style:table-cell-properties fo:background-color="transparent" fo:padding="0.097cm" fo:border-left="0.5pt solid #000000" fo:border-right="none" fo:border-top="none" fo:border-bottom="none" style:writing-mode="page">
        <style:background-image/>
      </style:table-cell-properties>
    </style:style>
    <style:style style:name="表49" style:family="table">
      <style:table-properties style:width="4.715cm" fo:margin-left="10.583cm" table:align="left" style:writing-mode="lr-tb"/>
    </style:style>
    <style:style style:name="表49.A" style:family="table-column">
      <style:table-column-properties style:column-width="1cm"/>
    </style:style>
    <style:style style:name="表49.B" style:family="table-column">
      <style:table-column-properties style:column-width="0.905cm"/>
    </style:style>
    <style:style style:name="表49.D" style:family="table-column">
      <style:table-column-properties style:column-width="0.885cm"/>
    </style:style>
    <style:style style:name="表49.E" style:family="table-column">
      <style:table-column-properties style:column-width="0.924cm"/>
    </style:style>
    <style:style style:name="表49.A1" style:family="table-cell">
      <style:table-cell-properties fo:padding="0.097cm" fo:border-left="0.05pt solid #000000" fo:border-right="none" fo:border-top="0.05pt solid #000000" fo:border-bottom="0.05pt solid #000000"/>
    </style:style>
    <style:style style:name="表49.E1" style:family="table-cell">
      <style:table-cell-properties fo:padding="0.097cm" fo:border="0.05pt solid #000000"/>
    </style:style>
    <style:style style:name="表50" style:family="table">
      <style:table-properties style:width="19.001cm" table:align="margins" style:writing-mode="lr-tb"/>
    </style:style>
    <style:style style:name="表50.A" style:family="table-column">
      <style:table-column-properties style:column-width="5.195cm" style:rel-column-width="17916*"/>
    </style:style>
    <style:style style:name="表50.B" style:family="table-column">
      <style:table-column-properties style:column-width="4.503cm" style:rel-column-width="15532*"/>
    </style:style>
    <style:style style:name="表50.C" style:family="table-column">
      <style:table-column-properties style:column-width="9.303cm" style:rel-column-width="32087*"/>
    </style:style>
    <style:style style:name="表50.A1" style:family="table-cell">
      <style:table-cell-properties fo:padding="0cm" fo:border-left="0.05pt solid #000000" fo:border-right="none" fo:border-top="0.05pt solid #000000" fo:border-bottom="0.05pt solid #000000"/>
    </style:style>
    <style:style style:name="表50.C1" style:family="table-cell">
      <style:table-cell-properties fo:padding="0cm" fo:border="0.05pt solid #000000"/>
    </style:style>
    <style:style style:name="表50.A2" style:family="table-cell">
      <style:table-cell-properties fo:padding="0cm" fo:border-left="0.05pt solid #000000" fo:border-right="none" fo:border-top="none" fo:border-bottom="0.05pt solid #000000"/>
    </style:style>
    <style:style style:name="表50.C2" style:family="table-cell">
      <style:table-cell-properties fo:padding="0cm" fo:border-left="0.05pt solid #000000" fo:border-right="0.05pt solid #000000" fo:border-top="none" fo:border-bottom="0.05pt solid #000000"/>
    </style:style>
    <style:style style:name="表51" style:family="table">
      <style:table-properties style:width="8.601cm" fo:margin-left="5.158cm" table:align="left" style:writing-mode="lr-tb"/>
    </style:style>
    <style:style style:name="表51.A" style:family="table-column">
      <style:table-column-properties style:column-width="4.348cm"/>
    </style:style>
    <style:style style:name="表51.B" style:family="table-column">
      <style:table-column-properties style:column-width="4.253cm"/>
    </style:style>
    <style:style style:name="表51.A1" style:family="table-cell">
      <style:table-cell-properties fo:padding="0.097cm" fo:border-left="0.05pt solid #000000" fo:border-right="none" fo:border-top="0.05pt solid #000000" fo:border-bottom="0.05pt solid #000000"/>
    </style:style>
    <style:style style:name="表51.B1" style:family="table-cell">
      <style:table-cell-properties fo:padding="0.097cm" fo:border="0.05pt solid #000000"/>
    </style:style>
    <style:style style:name="表51.A2" style:family="table-cell">
      <style:table-cell-properties fo:padding="0.097cm" fo:border-left="0.05pt solid #000000" fo:border-right="none" fo:border-top="none" fo:border-bottom="0.05pt solid #000000"/>
    </style:style>
    <style:style style:name="表51.B2" style:family="table-cell">
      <style:table-cell-properties fo:padding="0.097cm" fo:border-left="0.05pt solid #000000" fo:border-right="0.05pt solid #000000" fo:border-top="none" fo:border-bottom="0.05pt solid #000000"/>
    </style:style>
    <style:style style:name="表52" style:family="table">
      <style:table-properties style:width="17.297cm" fo:break-before="auto" fo:break-after="auto" table:align="left" fo:keep-with-next="auto" style:may-break-between-rows="true" style:writing-mode="lr-tb" table:border-model="collapsing"/>
    </style:style>
    <style:style style:name="表52.A" style:family="table-column">
      <style:table-column-properties style:column-width="4.595cm"/>
    </style:style>
    <style:style style:name="表52.B" style:family="table-column">
      <style:table-column-properties style:column-width="2.91cm"/>
    </style:style>
    <style:style style:name="表52.C" style:family="table-column">
      <style:table-column-properties style:column-width="2.693cm"/>
    </style:style>
    <style:style style:name="表52.D" style:family="table-column">
      <style:table-column-properties style:column-width="2.212cm"/>
    </style:style>
    <style:style style:name="表52.E" style:family="table-column">
      <style:table-column-properties style:column-width="2.887cm"/>
    </style:style>
    <style:style style:name="表52.F" style:family="table-column">
      <style:table-column-properties style:column-width="1.998cm"/>
    </style:style>
    <style:style style:name="表52.1" style:family="table-row">
      <style:table-row-properties fo:keep-together="auto"/>
    </style:style>
    <style:style style:name="表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2.F1" style:family="table-cell">
      <style:table-cell-properties fo:background-color="transparent" fo:padding="0.097cm" fo:border-left="0.5pt solid #000000" fo:border-right="none" fo:border-top="none" fo:border-bottom="none" style:writing-mode="page">
        <style:background-image/>
      </style:table-cell-properties>
    </style:style>
    <style:style style:name="表53" style:family="table">
      <style:table-properties style:width="17.298cm" fo:break-before="auto" fo:break-after="auto" table:align="left" fo:keep-with-next="auto" style:may-break-between-rows="true" style:writing-mode="lr-tb" table:border-model="collapsing"/>
    </style:style>
    <style:style style:name="表53.A" style:family="table-column">
      <style:table-column-properties style:column-width="3.791cm"/>
    </style:style>
    <style:style style:name="表53.B" style:family="table-column">
      <style:table-column-properties style:column-width="2.214cm"/>
    </style:style>
    <style:style style:name="表53.C" style:family="table-column">
      <style:table-column-properties style:column-width="2.097cm"/>
    </style:style>
    <style:style style:name="表53.E" style:family="table-column">
      <style:table-column-properties style:column-width="2.309cm"/>
    </style:style>
    <style:style style:name="表53.F" style:family="table-column">
      <style:table-column-properties style:column-width="2.79cm"/>
    </style:style>
    <style:style style:name="表53.G" style:family="table-column">
      <style:table-column-properties style:column-width="2cm"/>
    </style:style>
    <style:style style:name="表53.1" style:family="table-row">
      <style:table-row-properties fo:keep-together="auto"/>
    </style:style>
    <style:style style:name="表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3.G1" style:family="table-cell">
      <style:table-cell-properties fo:background-color="transparent" fo:padding="0.097cm" fo:border-left="0.5pt solid #000000" fo:border-right="none" fo:border-top="none" fo:border-bottom="none" style:writing-mode="page">
        <style:background-image/>
      </style:table-cell-properties>
    </style:style>
    <style:style style:name="表54" style:family="table">
      <style:table-properties style:width="11.391cm" fo:margin-left="3.253cm" table:align="left" style:writing-mode="lr-tb"/>
    </style:style>
    <style:style style:name="表54.A" style:family="table-column">
      <style:table-column-properties style:column-width="3.078cm"/>
    </style:style>
    <style:style style:name="表54.B" style:family="table-column">
      <style:table-column-properties style:column-width="2.618cm"/>
    </style:style>
    <style:style style:name="表54.C" style:family="table-column">
      <style:table-column-properties style:column-width="5.696cm"/>
    </style:style>
    <style:style style:name="表54.A1" style:family="table-cell">
      <style:table-cell-properties fo:padding="0.097cm" fo:border-left="0.05pt solid #000000" fo:border-right="none" fo:border-top="0.05pt solid #000000" fo:border-bottom="0.05pt solid #000000"/>
    </style:style>
    <style:style style:name="表54.C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C2" style:family="table-cell">
      <style:table-cell-properties fo:padding="0.097cm" fo:border-left="0.05pt solid #000000" fo:border-right="0.05pt solid #000000" fo:border-top="none" fo:border-bottom="0.05pt solid #000000"/>
    </style:style>
    <style:style style:name="表55" style:family="table">
      <style:table-properties style:width="17.298cm" fo:break-before="auto" fo:break-after="auto" table:align="left" fo:keep-with-next="auto" style:may-break-between-rows="true" style:writing-mode="lr-tb" table:border-model="collapsing"/>
    </style:style>
    <style:style style:name="表55.A" style:family="table-column">
      <style:table-column-properties style:column-width="2.309cm"/>
    </style:style>
    <style:style style:name="表55.B" style:family="table-column">
      <style:table-column-properties style:column-width="1.685cm"/>
    </style:style>
    <style:style style:name="表55.C" style:family="table-column">
      <style:table-column-properties style:column-width="2.357cm"/>
    </style:style>
    <style:style style:name="表55.D" style:family="table-column">
      <style:table-column-properties style:column-width="2.155cm"/>
    </style:style>
    <style:style style:name="表55.E" style:family="table-column">
      <style:table-column-properties style:column-width="2.103cm"/>
    </style:style>
    <style:style style:name="表55.F" style:family="table-column">
      <style:table-column-properties style:column-width="2.092cm"/>
    </style:style>
    <style:style style:name="表55.G" style:family="table-column">
      <style:table-column-properties style:column-width="2.598cm"/>
    </style:style>
    <style:style style:name="表55.H" style:family="table-column">
      <style:table-column-properties style:column-width="2cm"/>
    </style:style>
    <style:style style:name="表55.1" style:family="table-row">
      <style:table-row-properties fo:keep-together="auto"/>
    </style:style>
    <style:style style:name="表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5.H1" style:family="table-cell">
      <style:table-cell-properties fo:background-color="transparent" fo:padding="0.097cm" fo:border-left="0.5pt solid #000000" fo:border-right="none" fo:border-top="none" fo:border-bottom="none" style:writing-mode="page">
        <style:background-image/>
      </style:table-cell-properties>
    </style:style>
    <style:style style:name="表56" style:family="table">
      <style:table-properties style:width="17.298cm" fo:break-before="auto" fo:break-after="auto" table:align="left" fo:keep-with-next="auto" style:may-break-between-rows="true" style:writing-mode="lr-tb" table:border-model="collapsing"/>
    </style:style>
    <style:style style:name="表56.A" style:family="table-column">
      <style:table-column-properties style:column-width="2.309cm"/>
    </style:style>
    <style:style style:name="表56.B" style:family="table-column">
      <style:table-column-properties style:column-width="1.685cm"/>
    </style:style>
    <style:style style:name="表56.C" style:family="table-column">
      <style:table-column-properties style:column-width="2.357cm"/>
    </style:style>
    <style:style style:name="表56.D" style:family="table-column">
      <style:table-column-properties style:column-width="2.155cm"/>
    </style:style>
    <style:style style:name="表56.E" style:family="table-column">
      <style:table-column-properties style:column-width="2.103cm"/>
    </style:style>
    <style:style style:name="表56.F" style:family="table-column">
      <style:table-column-properties style:column-width="2.092cm"/>
    </style:style>
    <style:style style:name="表56.G" style:family="table-column">
      <style:table-column-properties style:column-width="2.598cm"/>
    </style:style>
    <style:style style:name="表56.H" style:family="table-column">
      <style:table-column-properties style:column-width="2cm"/>
    </style:style>
    <style:style style:name="表56.1" style:family="table-row">
      <style:table-row-properties fo:keep-together="auto"/>
    </style:style>
    <style:style style:name="表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6.H1" style:family="table-cell">
      <style:table-cell-properties fo:background-color="transparent" fo:padding="0.097cm" fo:border-left="0.5pt solid #000000" fo:border-right="none" fo:border-top="none" fo:border-bottom="none" style:writing-mode="page">
        <style:background-image/>
      </style:table-cell-properties>
    </style:style>
    <style:style style:name="表57" style:family="table">
      <style:table-properties style:width="19.001cm" table:align="margins" style:writing-mode="lr-tb"/>
    </style:style>
    <style:style style:name="表57.A" style:family="table-column">
      <style:table-column-properties style:column-width="9.41cm" style:rel-column-width="5335*"/>
    </style:style>
    <style:style style:name="表57.B" style:family="table-column">
      <style:table-column-properties style:column-width="2.482cm" style:rel-column-width="1407*"/>
    </style:style>
    <style:style style:name="表57.C" style:family="table-column">
      <style:table-column-properties style:column-width="2.212cm" style:rel-column-width="1254*"/>
    </style:style>
    <style:style style:name="表57.D" style:family="table-column">
      <style:table-column-properties style:column-width="2.387cm" style:rel-column-width="1353*"/>
    </style:style>
    <style:style style:name="表57.E" style:family="table-column">
      <style:table-column-properties style:column-width="2.51cm" style:rel-column-width="1423*"/>
    </style:style>
    <style:style style:name="表57.A1" style:family="table-cell">
      <style:table-cell-properties fo:padding="0.097cm" fo:border-left="0.05pt solid #000000" fo:border-right="none" fo:border-top="0.05pt solid #000000" fo:border-bottom="0.05pt solid #000000"/>
    </style:style>
    <style:style style:name="表57.E1" style:family="table-cell">
      <style:table-cell-properties fo:padding="0.097cm" fo:border="0.05pt solid #000000"/>
    </style:style>
    <style:style style:name="表57.A2" style:family="table-cell">
      <style:table-cell-properties fo:padding="0.097cm" fo:border-left="0.05pt solid #000000" fo:border-right="none" fo:border-top="none" fo:border-bottom="0.05pt solid #000000"/>
    </style:style>
    <style:style style:name="表57.E2" style:family="table-cell">
      <style:table-cell-properties fo:padding="0.097cm" fo:border-left="0.05pt solid #000000" fo:border-right="0.05pt solid #000000" fo:border-top="none" fo:border-bottom="0.05pt solid #000000"/>
    </style:style>
    <style:style style:name="表58" style:family="table">
      <style:table-properties style:width="17.298cm" fo:break-before="auto" fo:break-after="auto" table:align="left" fo:keep-with-next="auto" style:may-break-between-rows="true" style:writing-mode="lr-tb" table:border-model="collapsing"/>
    </style:style>
    <style:style style:name="表58.A" style:family="table-column">
      <style:table-column-properties style:column-width="2.309cm"/>
    </style:style>
    <style:style style:name="表58.B" style:family="table-column">
      <style:table-column-properties style:column-width="1.685cm"/>
    </style:style>
    <style:style style:name="表58.C" style:family="table-column">
      <style:table-column-properties style:column-width="2.357cm"/>
    </style:style>
    <style:style style:name="表58.D" style:family="table-column">
      <style:table-column-properties style:column-width="2.155cm"/>
    </style:style>
    <style:style style:name="表58.E" style:family="table-column">
      <style:table-column-properties style:column-width="2.103cm"/>
    </style:style>
    <style:style style:name="表58.F" style:family="table-column">
      <style:table-column-properties style:column-width="2.092cm"/>
    </style:style>
    <style:style style:name="表58.G" style:family="table-column">
      <style:table-column-properties style:column-width="2.598cm"/>
    </style:style>
    <style:style style:name="表58.H" style:family="table-column">
      <style:table-column-properties style:column-width="2cm"/>
    </style:style>
    <style:style style:name="表58.1" style:family="table-row">
      <style:table-row-properties fo:keep-together="auto"/>
    </style:style>
    <style:style style:name="表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8.H1" style:family="table-cell">
      <style:table-cell-properties fo:background-color="transparent" fo:padding="0.097cm" fo:border-left="0.5pt solid #000000" fo:border-right="none" fo:border-top="none" fo:border-bottom="none" style:writing-mode="page">
        <style:background-image/>
      </style:table-cell-properties>
    </style:style>
    <style:style style:name="表59" style:family="table">
      <style:table-properties style:width="17.298cm" fo:break-before="auto" fo:break-after="auto" table:align="left" fo:keep-with-next="auto" style:may-break-between-rows="true" style:writing-mode="lr-tb" table:border-model="collapsing"/>
    </style:style>
    <style:style style:name="表59.A" style:family="table-column">
      <style:table-column-properties style:column-width="2.309cm"/>
    </style:style>
    <style:style style:name="表59.B" style:family="table-column">
      <style:table-column-properties style:column-width="1.685cm"/>
    </style:style>
    <style:style style:name="表59.C" style:family="table-column">
      <style:table-column-properties style:column-width="2.357cm"/>
    </style:style>
    <style:style style:name="表59.D" style:family="table-column">
      <style:table-column-properties style:column-width="2.155cm"/>
    </style:style>
    <style:style style:name="表59.E" style:family="table-column">
      <style:table-column-properties style:column-width="2.103cm"/>
    </style:style>
    <style:style style:name="表59.F" style:family="table-column">
      <style:table-column-properties style:column-width="2.092cm"/>
    </style:style>
    <style:style style:name="表59.G" style:family="table-column">
      <style:table-column-properties style:column-width="2.598cm"/>
    </style:style>
    <style:style style:name="表59.H" style:family="table-column">
      <style:table-column-properties style:column-width="2cm"/>
    </style:style>
    <style:style style:name="表59.1" style:family="table-row">
      <style:table-row-properties fo:keep-together="auto"/>
    </style:style>
    <style:style style:name="表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9.H1" style:family="table-cell">
      <style:table-cell-properties fo:background-color="transparent" fo:padding="0.097cm" fo:border-left="0.5pt solid #000000" fo:border-right="none" fo:border-top="none" fo:border-bottom="none" style:writing-mode="page">
        <style:background-image/>
      </style:table-cell-properties>
    </style:style>
    <style:style style:name="表60" style:family="table">
      <style:table-properties style:width="17.298cm" fo:break-before="auto" fo:break-after="auto" table:align="left" fo:keep-with-next="auto" style:may-break-between-rows="true" style:writing-mode="lr-tb" table:border-model="collapsing"/>
    </style:style>
    <style:style style:name="表60.A" style:family="table-column">
      <style:table-column-properties style:column-width="2.309cm"/>
    </style:style>
    <style:style style:name="表60.B" style:family="table-column">
      <style:table-column-properties style:column-width="1.685cm"/>
    </style:style>
    <style:style style:name="表60.C" style:family="table-column">
      <style:table-column-properties style:column-width="2.357cm"/>
    </style:style>
    <style:style style:name="表60.D" style:family="table-column">
      <style:table-column-properties style:column-width="2.155cm"/>
    </style:style>
    <style:style style:name="表60.E" style:family="table-column">
      <style:table-column-properties style:column-width="2.103cm"/>
    </style:style>
    <style:style style:name="表60.F" style:family="table-column">
      <style:table-column-properties style:column-width="2.092cm"/>
    </style:style>
    <style:style style:name="表60.G" style:family="table-column">
      <style:table-column-properties style:column-width="2.598cm"/>
    </style:style>
    <style:style style:name="表60.H" style:family="table-column">
      <style:table-column-properties style:column-width="2cm"/>
    </style:style>
    <style:style style:name="表60.1" style:family="table-row">
      <style:table-row-properties fo:keep-together="auto"/>
    </style:style>
    <style:style style:name="表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0.H1" style:family="table-cell">
      <style:table-cell-properties fo:background-color="transparent" fo:padding="0.097cm" fo:border-left="0.5pt solid #000000" fo:border-right="none" fo:border-top="none" fo:border-bottom="none" style:writing-mode="page">
        <style:background-image/>
      </style:table-cell-properties>
    </style:style>
    <style:style style:name="表61" style:family="table">
      <style:table-properties style:width="17.298cm" fo:break-before="auto" fo:break-after="auto" table:align="left" fo:keep-with-next="auto" style:may-break-between-rows="true" style:writing-mode="lr-tb" table:border-model="collapsing"/>
    </style:style>
    <style:style style:name="表61.A" style:family="table-column">
      <style:table-column-properties style:column-width="2.309cm"/>
    </style:style>
    <style:style style:name="表61.B" style:family="table-column">
      <style:table-column-properties style:column-width="1.685cm"/>
    </style:style>
    <style:style style:name="表61.C" style:family="table-column">
      <style:table-column-properties style:column-width="2.357cm"/>
    </style:style>
    <style:style style:name="表61.D" style:family="table-column">
      <style:table-column-properties style:column-width="2.155cm"/>
    </style:style>
    <style:style style:name="表61.E" style:family="table-column">
      <style:table-column-properties style:column-width="2.103cm"/>
    </style:style>
    <style:style style:name="表61.F" style:family="table-column">
      <style:table-column-properties style:column-width="2.092cm"/>
    </style:style>
    <style:style style:name="表61.G" style:family="table-column">
      <style:table-column-properties style:column-width="2.598cm"/>
    </style:style>
    <style:style style:name="表61.H" style:family="table-column">
      <style:table-column-properties style:column-width="2cm"/>
    </style:style>
    <style:style style:name="表61.1" style:family="table-row">
      <style:table-row-properties fo:keep-together="auto"/>
    </style:style>
    <style:style style:name="表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1.H1" style:family="table-cell">
      <style:table-cell-properties fo:background-color="transparent" fo:padding="0.097cm" fo:border-left="0.5pt solid #000000" fo:border-right="none" fo:border-top="none" fo:border-bottom="none" style:writing-mode="page">
        <style:background-image/>
      </style:table-cell-properties>
    </style:style>
    <style:style style:name="表62" style:family="table">
      <style:table-properties style:width="17.298cm" fo:break-before="auto" fo:break-after="auto" table:align="left" fo:keep-with-next="auto" style:may-break-between-rows="true" style:writing-mode="lr-tb" table:border-model="collapsing"/>
    </style:style>
    <style:style style:name="表62.A" style:family="table-column">
      <style:table-column-properties style:column-width="2.309cm"/>
    </style:style>
    <style:style style:name="表62.B" style:family="table-column">
      <style:table-column-properties style:column-width="1.685cm"/>
    </style:style>
    <style:style style:name="表62.C" style:family="table-column">
      <style:table-column-properties style:column-width="2.357cm"/>
    </style:style>
    <style:style style:name="表62.D" style:family="table-column">
      <style:table-column-properties style:column-width="2.155cm"/>
    </style:style>
    <style:style style:name="表62.E" style:family="table-column">
      <style:table-column-properties style:column-width="2.103cm"/>
    </style:style>
    <style:style style:name="表62.F" style:family="table-column">
      <style:table-column-properties style:column-width="2.092cm"/>
    </style:style>
    <style:style style:name="表62.G" style:family="table-column">
      <style:table-column-properties style:column-width="2.598cm"/>
    </style:style>
    <style:style style:name="表62.H" style:family="table-column">
      <style:table-column-properties style:column-width="2cm"/>
    </style:style>
    <style:style style:name="表62.1" style:family="table-row">
      <style:table-row-properties fo:keep-together="auto"/>
    </style:style>
    <style:style style:name="表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2.H1" style:family="table-cell">
      <style:table-cell-properties fo:background-color="transparent" fo:padding="0.097cm" fo:border-left="0.5pt solid #000000" fo:border-right="none" fo:border-top="none" fo:border-bottom="none" style:writing-mode="page">
        <style:background-image/>
      </style:table-cell-properties>
    </style:style>
    <style:style style:name="表63" style:family="table">
      <style:table-properties style:width="8.294cm" fo:margin-left="7.544cm" table:align="left" style:writing-mode="lr-tb"/>
    </style:style>
    <style:style style:name="表63.A" style:family="table-column">
      <style:table-column-properties style:column-width="1.963cm"/>
    </style:style>
    <style:style style:name="表63.B" style:family="table-column">
      <style:table-column-properties style:column-width="6.331cm"/>
    </style:style>
    <style:style style:name="表63.A1" style:family="table-cell">
      <style:table-cell-properties fo:padding="0.097cm" fo:border-left="0.05pt solid #000000" fo:border-right="none" fo:border-top="0.05pt solid #000000" fo:border-bottom="0.05pt solid #000000"/>
    </style:style>
    <style:style style:name="表63.B1" style:family="table-cell">
      <style:table-cell-properties fo:padding="0.097cm" fo:border="0.05pt solid #000000"/>
    </style:style>
    <style:style style:name="表63.A2" style:family="table-cell">
      <style:table-cell-properties fo:padding="0.097cm" fo:border-left="0.05pt solid #000000" fo:border-right="none" fo:border-top="none" fo:border-bottom="0.05pt solid #000000"/>
    </style:style>
    <style:style style:name="表6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paragraph-properties fo:line-height="0.423cm"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paragraph-rsid="003a133a"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paragraph-rsid="002a76c0"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paragraph-rsid="0030fe44"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paragraph-rsid="00339f6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paragraph-rsid="00347327"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paragraph-rsid="004f1637"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paragraph-rsid="005b1149" style:font-name-asian="メイリオ" style:font-size-asian="9pt" style:language-asian="ja" style:country-asian="JP" style:font-size-complex="9pt"/>
    </style:style>
    <style:style style:name="P13" style:family="paragraph" style:parent-style-name="Standard">
      <style:paragraph-properties fo:line-height="0.423cm" style:writing-mode="lr-tb"/>
      <style:text-properties fo:color="#000000" style:font-name="メイリオ" fo:font-size="9pt" officeooo:paragraph-rsid="005f7000"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paragraph-rsid="00622005"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paragraph-rsid="0067d638"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paragraph-rsid="006c58d7"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paragraph-rsid="007367cf" style:font-name-asian="メイリオ" style:font-size-asian="9pt" style:language-asian="ja" style:country-asian="JP" style:font-size-complex="9pt"/>
    </style:style>
    <style:style style:name="P20"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2"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23" style:family="paragraph" style:parent-style-name="Standard">
      <style:paragraph-properties fo:line-height="0.423cm" style:writing-mode="lr-tb"/>
      <style:text-properties fo:color="#000000" style:font-name="メイリオ" fo:font-size="9pt" officeooo:paragraph-rsid="009eb1bf" style:font-name-asian="メイリオ" style:font-size-asian="9pt" style:language-asian="ja" style:country-asian="JP" style:font-size-complex="9pt"/>
    </style:style>
    <style:style style:name="P24" style:family="paragraph" style:parent-style-name="Standard">
      <style:paragraph-properties fo:line-height="0.423cm" style:writing-mode="lr-tb"/>
      <style:text-properties fo:color="#000000" style:font-name="メイリオ" fo:font-size="9pt" officeooo:paragraph-rsid="009f0ec0" style:font-name-asian="メイリオ" style:font-size-asian="9pt" style:language-asian="ja" style:country-asian="JP" style:font-size-complex="9pt"/>
    </style:style>
    <style:style style:name="P25" style:family="paragraph" style:parent-style-name="Standard">
      <style:paragraph-properties fo:line-height="0.423cm" style:writing-mode="lr-tb"/>
      <style:text-properties fo:color="#000000" style:font-name="メイリオ" fo:font-size="9pt" officeooo:paragraph-rsid="00a504c9" style:font-name-asian="メイリオ" style:font-size-asian="9pt" style:language-asian="ja" style:country-asian="JP" style:font-size-complex="9pt"/>
    </style:style>
    <style:style style:name="P26" style:family="paragraph" style:parent-style-name="Standard">
      <style:paragraph-properties fo:line-height="0.423cm" style:writing-mode="lr-tb"/>
      <style:text-properties fo:color="#000000" style:font-name="メイリオ" fo:font-size="9pt" officeooo:paragraph-rsid="00a24ee0" style:font-name-asian="メイリオ" style:font-size-asian="9pt" style:language-asian="ja" style:country-asian="JP" style:font-size-complex="9pt"/>
    </style:style>
    <style:style style:name="P27" style:family="paragraph" style:parent-style-name="Standard">
      <style:paragraph-properties fo:line-height="0.423cm" style:writing-mode="lr-tb"/>
      <style:text-properties fo:color="#000000" style:font-name="メイリオ" fo:font-size="9pt" officeooo:paragraph-rsid="00a2f12f"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paragraph-rsid="00a664a3"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paragraph-rsid="00af5b71"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paragraph-rsid="00b223fe" style:font-name-asian="メイリオ" style:font-size-asian="9pt" style:language-asian="ja" style:country-asian="JP" style:font-size-complex="9pt"/>
    </style:style>
    <style:style style:name="P32" style:family="paragraph" style:parent-style-name="Standard">
      <style:paragraph-properties fo:line-height="0.423cm" style:writing-mode="lr-tb"/>
      <style:text-properties fo:color="#000000" style:font-name="メイリオ" fo:font-size="9pt" officeooo:paragraph-rsid="00b3b3cc" style:font-name-asian="メイリオ" style:font-size-asian="9pt" style:language-asian="ja" style:country-asian="JP" style:font-size-complex="9pt"/>
    </style:style>
    <style:style style:name="P33" style:family="paragraph" style:parent-style-name="Standard">
      <style:paragraph-properties fo:line-height="0.423cm" style:writing-mode="lr-tb"/>
      <style:text-properties fo:color="#000000" style:font-name="メイリオ" fo:font-size="9pt" officeooo:paragraph-rsid="00b628e9"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000000" style:font-name="メイリオ" fo:font-size="9pt" officeooo:paragraph-rsid="00b89d8c" style:font-name-asian="メイリオ" style:font-size-asian="9pt" style:language-asian="ja" style:country-asian="JP" style:font-size-complex="9pt"/>
    </style:style>
    <style:style style:name="P36" style:family="paragraph" style:parent-style-name="Standard">
      <style:paragraph-properties fo:line-height="0.423cm" style:writing-mode="lr-tb"/>
      <style:text-properties fo:color="#000000" style:font-name="メイリオ" fo:font-size="9pt" officeooo:paragraph-rsid="00b9f0ea"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paragraph-rsid="00bb0797"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paragraph-rsid="00be77cf"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paragraph-rsid="00c221d0"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paragraph-rsid="00ce59b1"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paragraph-rsid="00d0d211"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paragraph-rsid="00d3dfe6"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0000" style:font-name="メイリオ" fo:font-size="9pt" officeooo:paragraph-rsid="00e18085"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paragraph-rsid="00ef7c13"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000000" style:font-name="メイリオ" fo:font-size="9pt" officeooo:paragraph-rsid="00fbb102" style:font-name-asian="メイリオ" style:font-size-asian="9pt" style:language-asian="ja" style:country-asian="JP" style:font-size-complex="9pt"/>
    </style:style>
    <style:style style:name="P47" style:family="paragraph" style:parent-style-name="Standard">
      <style:paragraph-properties fo:line-height="0.423cm" style:writing-mode="lr-tb"/>
      <style:text-properties fo:color="#000000" style:font-name="メイリオ" fo:font-size="9pt" officeooo:paragraph-rsid="0103eea0"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000000" style:font-name="メイリオ" fo:font-size="9pt" officeooo:paragraph-rsid="01086699"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000000" style:font-name="メイリオ" fo:font-size="9pt" officeooo:paragraph-rsid="010dc9d0" style:font-name-asian="メイリオ" style:font-size-asian="9pt" style:language-asian="ja" style:country-asian="JP" style:font-size-complex="9pt"/>
    </style:style>
    <style:style style:name="P50" style:family="paragraph" style:parent-style-name="Standard">
      <style:paragraph-properties fo:line-height="0.423cm" style:writing-mode="lr-tb"/>
      <style:text-properties fo:color="#000000" style:font-name="メイリオ" fo:font-size="9pt" officeooo:paragraph-rsid="010e4cad" style:font-name-asian="メイリオ" style:font-size-asian="9pt" style:language-asian="ja" style:country-asian="JP" style:font-size-complex="9pt"/>
    </style:style>
    <style:style style:name="P51" style:family="paragraph" style:parent-style-name="Standard">
      <style:paragraph-properties fo:line-height="0.423cm" style:writing-mode="lr-tb"/>
      <style:text-properties fo:color="#000000" style:font-name="メイリオ" fo:font-size="9pt" officeooo:paragraph-rsid="01171206" style:font-name-asian="メイリオ" style:font-size-asian="9pt" style:language-asian="ja" style:country-asian="JP" style:font-size-complex="9pt"/>
    </style:style>
    <style:style style:name="P52" style:family="paragraph" style:parent-style-name="Standard">
      <style:paragraph-properties fo:line-height="0.423cm" style:writing-mode="lr-tb"/>
      <style:text-properties fo:color="#000000" style:font-name="メイリオ" fo:font-size="9pt" officeooo:paragraph-rsid="0118ed0a"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fo:color="#000000" style:font-name="メイリオ" fo:font-size="9pt" officeooo:paragraph-rsid="01287729" style:font-name-asian="メイリオ" style:font-size-asian="9pt" style:language-asian="ja" style:country-asian="JP" style:font-size-complex="9pt"/>
    </style:style>
    <style:style style:name="P54" style:family="paragraph" style:parent-style-name="Standard">
      <style:paragraph-properties fo:line-height="0.423cm" style:writing-mode="lr-tb"/>
      <style:text-properties fo:color="#000000" style:font-name="メイリオ" fo:font-size="9pt" officeooo:paragraph-rsid="0129ba5d"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paragraph-rsid="012ddb7f"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0000" style:font-name="メイリオ" fo:font-size="9pt" officeooo:paragraph-rsid="012fbdc1"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000000" style:font-name="メイリオ" fo:font-size="9pt" officeooo:paragraph-rsid="01325199"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000000" style:font-name="メイリオ" fo:font-size="9pt" officeooo:paragraph-rsid="01343ee1"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000000" style:font-name="メイリオ" fo:font-size="9pt" officeooo:paragraph-rsid="00964527"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officeooo:paragraph-rsid="0094eb3e"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000000" style:font-name="メイリオ" fo:font-size="9pt" officeooo:paragraph-rsid="013e292e"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000000" style:font-name="メイリオ" fo:font-size="9pt" officeooo:paragraph-rsid="014134d7"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000000" style:font-name="メイリオ" fo:font-size="9pt" officeooo:paragraph-rsid="0141e225"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000000" style:font-name="メイリオ" fo:font-size="9pt" officeooo:paragraph-rsid="01420c10"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000000" style:font-name="メイリオ" fo:font-size="9pt" officeooo:paragraph-rsid="01436546"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000000" style:font-name="メイリオ" fo:font-size="9pt" officeooo:paragraph-rsid="014652f7"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000000" style:font-name="メイリオ" fo:font-size="9pt" officeooo:paragraph-rsid="01471e39"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000000" style:font-name="メイリオ" fo:font-size="9pt" officeooo:paragraph-rsid="0149e19c" style:font-name-asian="メイリオ" style:font-size-asian="9pt" style:language-asian="ja" style:country-asian="JP" style:font-size-complex="9pt"/>
    </style:style>
    <style:style style:name="P69" style:family="paragraph" style:parent-style-name="Standard">
      <style:paragraph-properties fo:line-height="0.423cm" style:writing-mode="lr-tb"/>
      <style:text-properties fo:color="#000000" style:font-name="メイリオ" fo:font-size="9pt" officeooo:paragraph-rsid="01513259" style:font-name-asian="メイリオ" style:font-size-asian="9pt" style:language-asian="ja" style:country-asian="JP" style:font-size-complex="9pt"/>
    </style:style>
    <style:style style:name="P70" style:family="paragraph" style:parent-style-name="Standard">
      <style:paragraph-properties fo:line-height="0.423cm" style:writing-mode="lr-tb"/>
      <style:text-properties fo:color="#000000" style:font-name="メイリオ" fo:font-size="9pt" officeooo:paragraph-rsid="01553659"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fo:color="#000000" style:font-name="メイリオ" fo:font-size="9pt" officeooo:paragraph-rsid="015b4ffe"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fo:color="#000000" style:font-name="メイリオ" fo:font-size="9pt" officeooo:paragraph-rsid="015c6239"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fo:color="#000000" style:font-name="メイリオ" fo:font-size="9pt" officeooo:paragraph-rsid="0167f9e0" style:font-name-asian="メイリオ" style:font-size-asian="9pt" style:language-asian="ja" style:country-asian="JP" style:font-size-complex="9pt"/>
    </style:style>
    <style:style style:name="P74" style:family="paragraph" style:parent-style-name="Standard">
      <style:paragraph-properties fo:line-height="0.423cm" style:writing-mode="lr-tb"/>
      <style:text-properties fo:color="#000000" style:font-name="メイリオ" fo:font-size="9pt" officeooo:paragraph-rsid="0176609a" style:font-name-asian="メイリオ" style:font-size-asian="9pt" style:language-asian="ja" style:country-asian="JP" style:font-size-complex="9pt"/>
    </style:style>
    <style:style style:name="P75" style:family="paragraph" style:parent-style-name="Standard">
      <style:paragraph-properties fo:line-height="0.423cm" style:writing-mode="lr-tb"/>
      <style:text-properties fo:color="#000000" style:font-name="メイリオ" fo:font-size="9pt" officeooo:paragraph-rsid="017a7096" style:font-name-asian="メイリオ" style:font-size-asian="9pt" style:language-asian="ja" style:country-asian="JP" style:font-size-complex="9pt"/>
    </style:style>
    <style:style style:name="P76" style:family="paragraph" style:parent-style-name="Standard">
      <style:paragraph-properties fo:line-height="0.423cm" style:writing-mode="lr-tb"/>
      <style:text-properties fo:color="#000000" style:font-name="メイリオ" fo:font-size="9pt" officeooo:paragraph-rsid="017a8dca"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00" style:font-name="メイリオ" fo:font-size="9pt" officeooo:paragraph-rsid="01806fc0"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00" style:font-name="メイリオ" fo:font-size="9pt" officeooo:paragraph-rsid="01867438"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00" style:font-name="メイリオ" fo:font-size="9pt" officeooo:paragraph-rsid="018a671e"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officeooo:paragraph-rsid="0194e5fd"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ce181e" style:font-name="メイリオ" fo:font-size="9pt" officeooo:paragraph-rsid="00622005"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ce181e" style:font-name="メイリオ" fo:font-size="9pt" officeooo:paragraph-rsid="008c4d14"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ce181e" style:font-name="メイリオ" fo:font-size="9pt" officeooo:paragraph-rsid="0098a8ce"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ce181e" style:font-name="メイリオ" fo:font-size="9pt" officeooo:paragraph-rsid="00a664a3"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ce181e" style:font-name="メイリオ" fo:font-size="9pt" officeooo:paragraph-rsid="00c44eeb"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ce181e" style:font-name="メイリオ" fo:font-size="9pt" officeooo:paragraph-rsid="00ee613e"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ce181e" style:font-name="メイリオ" fo:font-size="9pt" officeooo:paragraph-rsid="01325199"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ce181e" style:font-name="メイリオ" fo:font-size="9pt" officeooo:paragraph-rsid="01854c0a"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ce181e" style:font-name="メイリオ" fo:font-size="9pt" officeooo:paragraph-rsid="01867438"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ce181e" style:font-name="メイリオ" fo:font-size="9pt" officeooo:rsid="01171206" officeooo:paragraph-rsid="01171206"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ed1c24" style:font-name="メイリオ" fo:font-size="9pt" officeooo:paragraph-rsid="00ef7c13"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ed1c24" style:font-name="メイリオ" fo:font-size="9pt" officeooo:paragraph-rsid="00ce8e47" style:font-name-asian="メイリオ" style:font-size-asian="9pt" style:language-asian="ja" style:country-asian="JP" style:font-size-complex="9pt"/>
    </style:style>
    <style:style style:name="P97"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98" style:family="paragraph" style:parent-style-name="Standard">
      <style:paragraph-properties fo:line-height="0.423cm"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99" style:family="paragraph" style:parent-style-name="Standard">
      <style:paragraph-properties fo:line-height="0.423cm" style:writing-mode="lr-tb"/>
      <style:text-properties style:font-name="メイリオ" fo:font-size="9pt" officeooo:paragraph-rsid="00964527" style:font-name-asian="メイリオ" style:font-size-asian="9pt" style:language-asian="ja" style:country-asian="JP" style:font-size-complex="9pt"/>
    </style:style>
    <style:style style:name="P100" style:family="paragraph" style:parent-style-name="Standard">
      <style:paragraph-properties fo:line-height="0.423cm" style:writing-mode="lr-tb"/>
      <style:text-properties style:font-name="メイリオ" fo:font-size="9pt" officeooo:paragraph-rsid="0098a8ce" style:font-name-asian="メイリオ" style:font-size-asian="9pt" style:language-asian="ja" style:country-asian="JP" style:font-size-complex="9pt"/>
    </style:style>
    <style:style style:name="P101"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102" style:family="paragraph" style:parent-style-name="Standard">
      <style:paragraph-properties fo:line-height="0.423cm" style:writing-mode="lr-tb"/>
      <style:text-properties style:font-name="メイリオ" fo:font-size="9pt" officeooo:paragraph-rsid="00964527" style:font-name-asian="メイリオ" style:font-size-asian="9pt" style:font-size-complex="9pt"/>
    </style:style>
    <style:style style:name="P103" style:family="paragraph" style:parent-style-name="Standard">
      <style:paragraph-properties fo:line-height="0.423cm" fo:text-align="end" style:justify-single-word="false" style:writing-mode="lr-tb"/>
      <style:text-properties style:font-name="メイリオ" fo:font-size="9pt" officeooo:paragraph-rsid="00964527" style:font-name-asian="メイリオ" style:font-size-asian="9pt" style:font-size-complex="9pt"/>
    </style:style>
    <style:style style:name="P104" style:family="paragraph" style:parent-style-name="Standard">
      <style:paragraph-properties fo:line-height="0.423cm"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105" style:family="paragraph" style:parent-style-name="Standard">
      <style:paragraph-properties fo:line-height="0.423cm"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106"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107" style:family="paragraph" style:parent-style-name="Standard">
      <style:paragraph-properties fo:line-height="0.423cm" style:writing-mode="lr-tb"/>
      <style:text-properties fo:color="#0000ff" style:font-name="メイリオ" fo:font-size="9pt" officeooo:paragraph-rsid="003a133a" style:font-name-asian="メイリオ" style:font-size-asian="9pt" style:language-asian="ja" style:country-asian="JP" style:font-size-complex="9pt"/>
    </style:style>
    <style:style style:name="P108" style:family="paragraph" style:parent-style-name="Standard">
      <style:paragraph-properties fo:line-height="0.423cm" style:writing-mode="lr-tb"/>
      <style:text-properties fo:color="#0000ff" style:font-name="メイリオ" fo:font-size="9pt" officeooo:paragraph-rsid="004f1637" style:font-name-asian="メイリオ" style:font-size-asian="9pt" style:language-asian="ja" style:country-asian="JP" style:font-size-complex="9pt"/>
    </style:style>
    <style:style style:name="P109" style:family="paragraph" style:parent-style-name="Standard">
      <style:paragraph-properties fo:line-height="0.423cm" style:writing-mode="lr-tb"/>
      <style:text-properties fo:color="#0000ff" style:font-name="メイリオ" fo:font-size="9pt" officeooo:paragraph-rsid="005b1149" style:font-name-asian="メイリオ" style:font-size-asian="9pt" style:language-asian="ja" style:country-asian="JP" style:font-size-complex="9pt"/>
    </style:style>
    <style:style style:name="P110" style:family="paragraph" style:parent-style-name="Standard">
      <style:paragraph-properties fo:line-height="0.423cm" style:writing-mode="lr-tb"/>
      <style:text-properties fo:color="#0000ff" style:font-name="メイリオ" fo:font-size="9pt" officeooo:paragraph-rsid="006a5897" style:font-name-asian="メイリオ" style:font-size-asian="9pt" style:language-asian="ja" style:country-asian="JP" style:font-size-complex="9pt"/>
    </style:style>
    <style:style style:name="P111" style:family="paragraph" style:parent-style-name="Standard">
      <style:paragraph-properties fo:line-height="0.423cm" style:writing-mode="lr-tb"/>
      <style:text-properties fo:color="#0000ff" style:font-name="メイリオ" fo:font-size="9pt" officeooo:paragraph-rsid="008c4d14" style:font-name-asian="メイリオ" style:font-size-asian="9pt" style:language-asian="ja" style:country-asian="JP" style:font-size-complex="9pt"/>
    </style:style>
    <style:style style:name="P112" style:family="paragraph" style:parent-style-name="Standard">
      <style:paragraph-properties fo:line-height="0.423cm" style:writing-mode="lr-tb"/>
      <style:text-properties fo:color="#0000ff" style:font-name="メイリオ" fo:font-size="9pt" officeooo:paragraph-rsid="00964527" style:font-name-asian="メイリオ" style:font-size-asian="9pt" style:language-asian="ja" style:country-asian="JP" style:font-size-complex="9pt"/>
    </style:style>
    <style:style style:name="P113" style:family="paragraph" style:parent-style-name="Standard">
      <style:paragraph-properties fo:line-height="0.423cm" style:writing-mode="lr-tb"/>
      <style:text-properties fo:color="#0000ff" style:font-name="メイリオ" fo:font-size="9pt" officeooo:paragraph-rsid="0098a8ce" style:font-name-asian="メイリオ" style:font-size-asian="9pt" style:language-asian="ja" style:country-asian="JP" style:font-size-complex="9pt"/>
    </style:style>
    <style:style style:name="P114" style:family="paragraph" style:parent-style-name="Standard">
      <style:paragraph-properties fo:line-height="0.423cm" style:writing-mode="lr-tb"/>
      <style:text-properties fo:color="#0000ff" style:font-name="メイリオ" fo:font-size="9pt" officeooo:paragraph-rsid="00a664a3" style:font-name-asian="メイリオ" style:font-size-asian="9pt" style:language-asian="ja" style:country-asian="JP" style:font-size-complex="9pt"/>
    </style:style>
    <style:style style:name="P115" style:family="paragraph" style:parent-style-name="Standard">
      <style:paragraph-properties fo:line-height="0.423cm" style:writing-mode="lr-tb"/>
      <style:text-properties fo:color="#0000ff" style:font-name="メイリオ" fo:font-size="9pt" officeooo:paragraph-rsid="00a3dfb5" style:font-name-asian="メイリオ" style:font-size-asian="9pt" style:language-asian="ja" style:country-asian="JP" style:font-size-complex="9pt"/>
    </style:style>
    <style:style style:name="P116" style:family="paragraph" style:parent-style-name="Standard">
      <style:paragraph-properties fo:line-height="0.423cm" style:writing-mode="lr-tb"/>
      <style:text-properties fo:color="#0000ff" style:font-name="メイリオ" fo:font-size="9pt" officeooo:paragraph-rsid="00b628e9" style:font-name-asian="メイリオ" style:font-size-asian="9pt" style:language-asian="ja" style:country-asian="JP" style:font-size-complex="9pt"/>
    </style:style>
    <style:style style:name="P117" style:family="paragraph" style:parent-style-name="Standard">
      <style:paragraph-properties fo:line-height="0.423cm" style:writing-mode="lr-tb"/>
      <style:text-properties fo:color="#0000ff" style:font-name="メイリオ" fo:font-size="9pt" officeooo:paragraph-rsid="00bb0797" style:font-name-asian="メイリオ" style:font-size-asian="9pt" style:language-asian="ja" style:country-asian="JP" style:font-size-complex="9pt"/>
    </style:style>
    <style:style style:name="P118" style:family="paragraph" style:parent-style-name="Standard">
      <style:paragraph-properties fo:line-height="0.423cm" style:writing-mode="lr-tb"/>
      <style:text-properties fo:color="#0000ff" style:font-name="メイリオ" fo:font-size="9pt" officeooo:paragraph-rsid="00c44eeb" style:font-name-asian="メイリオ" style:font-size-asian="9pt" style:language-asian="ja" style:country-asian="JP" style:font-size-complex="9pt"/>
    </style:style>
    <style:style style:name="P119"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120" style:family="paragraph" style:parent-style-name="Standard">
      <style:paragraph-properties fo:line-height="0.423cm" style:writing-mode="lr-tb"/>
      <style:text-properties fo:color="#0000ff" style:font-name="メイリオ" fo:font-size="9pt" officeooo:paragraph-rsid="012ac717" style:font-name-asian="メイリオ" style:font-size-asian="9pt" style:language-asian="ja" style:country-asian="JP" style:font-size-complex="9pt"/>
    </style:style>
    <style:style style:name="P121" style:family="paragraph" style:parent-style-name="Standard">
      <style:paragraph-properties fo:line-height="0.423cm" style:writing-mode="lr-tb"/>
      <style:text-properties fo:color="#21409a" style:font-name="メイリオ" fo:font-size="9pt" officeooo:paragraph-rsid="00ce8e47" style:font-name-asian="メイリオ" style:font-size-asian="9pt" style:language-asian="ja" style:country-asian="JP" style:font-size-complex="9pt"/>
    </style:style>
    <style:style style:name="P122" style:family="paragraph" style:parent-style-name="Standard">
      <style:paragraph-properties fo:line-height="0.423cm" style:writing-mode="lr-tb"/>
      <style:text-properties fo:color="#21409a" style:font-name="メイリオ" fo:font-size="9pt" officeooo:paragraph-rsid="01867438" style:font-name-asian="メイリオ" style:font-size-asian="9pt" style:language-asian="ja" style:country-asian="JP" style:font-size-complex="9pt"/>
    </style:style>
    <style:style style:name="P123" style:family="paragraph" style:parent-style-name="Standard">
      <style:paragraph-properties fo:line-height="0.423cm"/>
      <style:text-properties style:font-name="メイリオ" fo:font-size="9pt" style:font-name-asian="メイリオ" style:font-size-asian="9pt" style:font-size-complex="9pt"/>
    </style:style>
    <style:style style:name="P124"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25"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26"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127" style:family="paragraph" style:parent-style-name="Standard">
      <style:paragraph-properties fo:line-height="0.423cm"/>
      <style:text-properties style:font-name="メイリオ" fo:font-size="9pt" officeooo:paragraph-rsid="009eb1bf" style:font-name-asian="メイリオ" style:font-size-asian="9pt" style:font-size-complex="9pt"/>
    </style:style>
    <style:style style:name="P128"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29"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30"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31"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32"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33"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34"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35"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36"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37"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138" style:family="paragraph" style:parent-style-name="Standard">
      <style:paragraph-properties fo:line-height="0.423cm" fo:break-before="page" style:writing-mode="lr-tb"/>
      <style:text-properties fo:color="#000000" style:font-name="メイリオ" fo:font-size="9pt" style:font-name-asian="メイリオ" style:font-size-asian="9pt" style:language-asian="ja" style:country-asian="JP" style:font-size-complex="9pt"/>
    </style:style>
    <style:style style:name="P139" style:family="paragraph" style:parent-style-name="Standard">
      <style:paragraph-properties fo:line-height="0.423cm"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140"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141" style:family="paragraph" style:parent-style-name="Standard">
      <style:paragraph-properties fo:line-height="0.423cm"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142"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143" style:family="paragraph" style:parent-style-name="Standard">
      <style:paragraph-properties fo:line-height="0.423cm" fo:break-before="page" style:writing-mode="lr-tb"/>
      <style:text-properties fo:color="#000000" style:font-name="メイリオ" fo:font-size="9pt" officeooo:paragraph-rsid="0098a8ce" style:font-name-asian="メイリオ" style:font-size-asian="9pt" style:language-asian="ja" style:country-asian="JP" style:font-size-complex="9pt"/>
    </style:style>
    <style:style style:name="P144"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145" style:family="paragraph" style:parent-style-name="Standard">
      <style:paragraph-properties fo:line-height="0.423cm" fo:break-before="page" style:writing-mode="lr-tb"/>
      <style:text-properties fo:color="#000000" style:font-name="メイリオ" fo:font-size="9pt" officeooo:paragraph-rsid="00bb0797" style:font-name-asian="メイリオ" style:font-size-asian="9pt" style:language-asian="ja" style:country-asian="JP" style:font-size-complex="9pt"/>
    </style:style>
    <style:style style:name="P146"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147" style:family="paragraph" style:parent-style-name="Standard">
      <style:paragraph-properties fo:line-height="0.423cm"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148" style:family="paragraph" style:parent-style-name="Standard">
      <style:paragraph-properties fo:line-height="0.423cm" fo:break-before="page" style:writing-mode="lr-tb"/>
      <style:text-properties fo:color="#000000" style:font-name="メイリオ" fo:font-size="9pt" officeooo:paragraph-rsid="00b7508c" style:font-name-asian="メイリオ" style:font-size-asian="9pt" style:language-asian="ja" style:country-asian="JP" style:font-size-complex="9pt"/>
    </style:style>
    <style:style style:name="P149" style:family="paragraph" style:parent-style-name="Standard">
      <style:paragraph-properties fo:line-height="0.423cm" fo:break-before="page" style:writing-mode="lr-tb"/>
      <style:text-properties fo:color="#000000" style:font-name="メイリオ" fo:font-size="9pt" officeooo:paragraph-rsid="00c44eeb" style:font-name-asian="メイリオ" style:font-size-asian="9pt" style:language-asian="ja" style:country-asian="JP" style:font-size-complex="9pt"/>
    </style:style>
    <style:style style:name="P150" style:family="paragraph" style:parent-style-name="Standard">
      <style:paragraph-properties fo:line-height="0.423cm" fo:break-before="page" style:writing-mode="lr-tb"/>
      <style:text-properties fo:color="#000000" style:font-name="メイリオ" fo:font-size="9pt" officeooo:paragraph-rsid="01867438" style:font-name-asian="メイリオ" style:font-size-asian="9pt" style:language-asian="ja" style:country-asian="JP" style:font-size-complex="9pt"/>
    </style:style>
    <style:style style:name="P151" style:family="paragraph" style:parent-style-name="Standard">
      <style:paragraph-properties fo:line-height="0.423cm" fo:break-before="page" style:writing-mode="lr-tb"/>
      <style:text-properties style:font-name="メイリオ" fo:font-size="9pt" style:font-name-asian="メイリオ" style:font-size-asian="9pt" style:font-size-complex="9pt"/>
    </style:style>
    <style:style style:name="P152" style:family="paragraph" style:parent-style-name="Standard">
      <style:paragraph-properties fo:line-height="0.423cm" fo:break-before="page"/>
      <style:text-properties style:font-name="メイリオ" fo:font-size="9pt" style:font-name-asian="メイリオ" style:font-size-asian="9pt" style:font-size-complex="9pt"/>
    </style:style>
    <style:style style:name="P153"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154"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55" style:family="paragraph" style:parent-style-name="Standard" style:master-page-name="">
      <loext:graphic-properties draw:fill="none"/>
      <style:paragraph-properties fo:line-height="0.423cm" style:page-number="auto" fo:background-color="transparent" style:shadow="none" style:writing-mode="lr-tb">
        <style:tab-stops/>
      </style:paragraph-properties>
      <style:text-properties fo:color="#000000" style:font-name="メイリオ" fo:font-size="9pt" officeooo:paragraph-rsid="00ce8e47" style:font-name-asian="メイリオ" style:font-size-asian="9pt" style:language-asian="ja" style:country-asian="JP" style:font-size-complex="9pt"/>
    </style:style>
    <style:style style:name="P1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f0ec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5d6c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f7c13"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f181c7" officeooo:paragraph-rsid="00f181c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0912d5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504c9" officeooo:paragraph-rsid="00a504c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867438"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9"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60"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63"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text-properties style:font-name="メイリオ" fo:font-size="9pt" style:font-name-asian="メイリオ" style:font-size-asian="9pt" style:font-size-complex="9pt"/>
    </style:style>
    <style:style style:name="P266"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267" style:family="paragraph" style:parent-style-name="Table_20_Contents">
      <style:text-properties style:font-name="メイリオ" fo:font-size="9pt" style:font-name-asian="メイリオ" style:font-size-asian="9pt" style:language-asian="ja" style:country-asian="JP" style:font-size-complex="9pt"/>
    </style:style>
    <style:style style:name="P268"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269" style:family="paragraph" style:parent-style-name="Table_20_Contents">
      <style:text-properties style:font-name="メイリオ" fo:font-size="9pt" officeooo:rsid="018c879d" officeooo:paragraph-rsid="018c879d" style:font-name-asian="メイリオ" style:font-size-asian="9pt" style:language-asian="ja" style:country-asian="JP" style:font-size-complex="9pt"/>
    </style:style>
    <style:style style:name="P270" style:family="paragraph" style:parent-style-name="Table_20_Contents">
      <style:text-properties style:font-name="メイリオ" fo:font-size="9pt" officeooo:paragraph-rsid="018e7c0b" style:font-name-asian="メイリオ" style:font-size-asian="9pt" style:language-asian="ja" style:country-asian="JP" style:font-size-complex="9pt"/>
    </style:style>
    <style:style style:name="P271"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text-properties style:font-name="メイリオ" fo:font-size="9pt" style:font-name-asian="メイリオ" style:font-size-asian="9pt" style:font-size-complex="9pt"/>
    </style:style>
    <style:style style:name="P272"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style:font-name="メイリオ" fo:font-size="9pt" style:font-name-asian="メイリオ" style:font-size-asian="9pt" style:font-size-complex="9pt"/>
    </style:style>
    <style:style style:name="P273"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274" style:family="paragraph" style:parent-style-name="Standard">
      <loext:graphic-properties draw:fill="none"/>
      <style:paragraph-properties fo:margin-left="0.499cm" fo:margin-right="0cm" fo:line-height="0.423cm" fo:text-indent="0cm" style:auto-text-indent="false" fo:background-color="transparent"/>
      <style:text-properties style:font-name="メイリオ" fo:font-size="9pt" style:font-name-asian="メイリオ" style:font-size-asian="9pt" style:font-size-complex="9pt"/>
    </style:style>
    <style:style style:name="P275"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font-size-complex="9pt"/>
    </style:style>
    <style:style style:name="P276"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language-asian="ja" style:country-asian="JP" style:font-size-complex="9pt"/>
    </style:style>
    <style:style style:name="P277"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ce181e" style:font-name="メイリオ" fo:font-size="9pt" style:font-name-asian="メイリオ" style:font-size-asian="9pt" style:language-asian="ja" style:country-asian="JP" style:font-size-complex="9pt"/>
    </style:style>
    <style:style style:name="P278"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279" style:family="paragraph" style:parent-style-name="Standard" style:master-page-name="">
      <loext:graphic-properties draw:fill="none"/>
      <style:paragraph-properties fo:margin-left="0.185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280" style:family="paragraph" style:parent-style-name="Standard">
      <style:paragraph-properties fo:margin-left="0.185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281" style:family="paragraph" style:parent-style-name="Standard">
      <loext:graphic-properties draw:fill="none"/>
      <style:paragraph-properties fo:margin-left="0.185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282" style:family="paragraph" style:parent-style-name="Standard">
      <style:paragraph-properties fo:margin-left="0.185cm" fo:margin-right="0cm" fo:line-height="0.423cm" fo:text-indent="0cm" style:auto-text-indent="false" style:writing-mode="lr-tb"/>
      <style:text-properties fo:color="#0000ff" style:font-name="メイリオ" fo:font-size="9pt" officeooo:paragraph-rsid="003a133a" style:font-name-asian="メイリオ" style:font-size-asian="9pt" style:language-asian="ja" style:country-asian="JP" style:font-size-complex="9pt"/>
    </style:style>
    <style:style style:name="P283"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284"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285"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286"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287" style:family="paragraph" style:parent-style-name="Standard" style:master-page-name="">
      <style:paragraph-properties fo:margin-left="0.37cm" fo:margin-right="0cm" fo:line-height="0.423cm" fo:text-indent="0cm" style:auto-text-indent="false" style:page-number="auto" style:shadow="none" style:writing-mode="lr-tb"/>
      <style:text-properties fo:color="#000000" style:font-name="メイリオ" fo:font-size="9pt" style:font-name-asian="メイリオ" style:font-size-asian="9pt" style:language-asian="ja" style:country-asian="JP" style:font-size-complex="9pt"/>
    </style:style>
    <style:style style:name="P288" style:family="paragraph" style:parent-style-name="Standard">
      <style:paragraph-properties fo:margin-left="0.37cm" fo:margin-right="0cm" fo:line-height="0.423cm" fo:text-indent="0cm" style:auto-text-indent="false" style:shadow="none" style:writing-mode="lr-tb"/>
      <style:text-properties fo:color="#000000" style:font-name="メイリオ" fo:font-size="9pt" style:font-name-asian="メイリオ" style:font-size-asian="9pt" style:language-asian="ja" style:country-asian="JP" style:font-size-complex="9pt"/>
    </style:style>
    <style:style style:name="P289" style:family="paragraph" style:parent-style-name="Standard">
      <style:paragraph-properties fo:margin-left="0.37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2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2ad1e" style:font-name-asian="メイリオ" style:font-size-asian="9pt" style:language-asian="ja" style:country-asian="JP" style:font-size-complex="9pt"/>
    </style:style>
    <style:style style:name="P2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f054" style:font-name-asian="メイリオ" style:font-size-asian="9pt" style:language-asian="ja" style:country-asian="JP" style:font-size-complex="9pt"/>
    </style:style>
    <style:style style:name="P2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99c4e" style:font-name-asian="メイリオ" style:font-size-asian="9pt" style:language-asian="ja" style:country-asian="JP" style:font-size-complex="9pt"/>
    </style:style>
    <style:style style:name="P2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b94ec" style:font-name-asian="メイリオ" style:font-size-asian="9pt" style:language-asian="ja" style:country-asian="JP" style:font-size-complex="9pt"/>
    </style:style>
    <style:style style:name="P2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2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9ce0b" style:font-name-asian="メイリオ" style:font-size-asian="9pt" style:language-asian="ja" style:country-asian="JP" style:font-size-complex="9pt"/>
    </style:style>
    <style:style style:name="P2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b1149" style:font-name-asian="メイリオ" style:font-size-asian="9pt" style:language-asian="ja" style:country-asian="JP" style:font-size-complex="9pt"/>
    </style:style>
    <style:style style:name="P2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163f8" style:font-name-asian="メイリオ" style:font-size-asian="9pt" style:language-asian="ja" style:country-asian="JP" style:font-size-complex="9pt"/>
    </style:style>
    <style:style style:name="P2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22005" style:font-name-asian="メイリオ" style:font-size-asian="9pt" style:language-asian="ja" style:country-asian="JP" style:font-size-complex="9pt"/>
    </style:style>
    <style:style style:name="P2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a5897" style:font-name-asian="メイリオ" style:font-size-asian="9pt" style:language-asian="ja" style:country-asian="JP" style:font-size-complex="9pt"/>
    </style:style>
    <style:style style:name="P30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dc626" style:font-name-asian="メイリオ" style:font-size-asian="9pt" style:language-asian="ja" style:country-asian="JP" style:font-size-complex="9pt"/>
    </style:style>
    <style:style style:name="P30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f37c3" style:font-name-asian="メイリオ" style:font-size-asian="9pt" style:language-asian="ja" style:country-asian="JP" style:font-size-complex="9pt"/>
    </style:style>
    <style:style style:name="P30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2ae45" style:font-name-asian="メイリオ" style:font-size-asian="9pt" style:language-asian="ja" style:country-asian="JP" style:font-size-complex="9pt"/>
    </style:style>
    <style:style style:name="P30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367cf" style:font-name-asian="メイリオ" style:font-size-asian="9pt" style:language-asian="ja" style:country-asian="JP" style:font-size-complex="9pt"/>
    </style:style>
    <style:style style:name="P30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30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afc9" style:font-name-asian="メイリオ" style:font-size-asian="9pt" style:language-asian="ja" style:country-asian="JP" style:font-size-complex="9pt"/>
    </style:style>
    <style:style style:name="P30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5ed39" style:font-name-asian="メイリオ" style:font-size-asian="9pt" style:language-asian="ja" style:country-asian="JP" style:font-size-complex="9pt"/>
    </style:style>
    <style:style style:name="P30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6e157" style:font-name-asian="メイリオ" style:font-size-asian="9pt" style:language-asian="ja" style:country-asian="JP" style:font-size-complex="9pt"/>
    </style:style>
    <style:style style:name="P3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4eb3e" style:font-name-asian="メイリオ" style:font-size-asian="9pt" style:language-asian="ja" style:country-asian="JP" style:font-size-complex="9pt"/>
    </style:style>
    <style:style style:name="P3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3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eb869" style:font-name-asian="メイリオ" style:font-size-asian="9pt" style:language-asian="ja" style:country-asian="JP" style:font-size-complex="9pt"/>
    </style:style>
    <style:style style:name="P3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8a8ce" style:font-name-asian="メイリオ" style:font-size-asian="9pt" style:language-asian="ja" style:country-asian="JP" style:font-size-complex="9pt"/>
    </style:style>
    <style:style style:name="P3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3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d6413" style:font-name-asian="メイリオ" style:font-size-asian="9pt" style:language-asian="ja" style:country-asian="JP" style:font-size-complex="9pt"/>
    </style:style>
    <style:style style:name="P3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7508c" style:font-name-asian="メイリオ" style:font-size-asian="9pt" style:language-asian="ja" style:country-asian="JP" style:font-size-complex="9pt"/>
    </style:style>
    <style:style style:name="P3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86173" style:font-name-asian="メイリオ" style:font-size-asian="9pt" style:language-asian="ja" style:country-asian="JP" style:font-size-complex="9pt"/>
    </style:style>
    <style:style style:name="P3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b0797" style:font-name-asian="メイリオ" style:font-size-asian="9pt" style:language-asian="ja" style:country-asian="JP" style:font-size-complex="9pt"/>
    </style:style>
    <style:style style:name="P3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e77cf" style:font-name-asian="メイリオ" style:font-size-asian="9pt" style:language-asian="ja" style:country-asian="JP" style:font-size-complex="9pt"/>
    </style:style>
    <style:style style:name="P3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44eeb" style:font-name-asian="メイリオ" style:font-size-asian="9pt" style:language-asian="ja" style:country-asian="JP" style:font-size-complex="9pt"/>
    </style:style>
    <style:style style:name="P3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9ae99" style:font-name-asian="メイリオ" style:font-size-asian="9pt" style:language-asian="ja" style:country-asian="JP" style:font-size-complex="9pt"/>
    </style:style>
    <style:style style:name="P3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d5813" style:font-name-asian="メイリオ" style:font-size-asian="9pt" style:language-asian="ja" style:country-asian="JP" style:font-size-complex="9pt"/>
    </style:style>
    <style:style style:name="P3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3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d5f78e" style:font-name-asian="メイリオ" style:font-size-asian="9pt" style:language-asian="ja" style:country-asian="JP" style:font-size-complex="9pt"/>
    </style:style>
    <style:style style:name="P3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5bcb2" style:font-name-asian="メイリオ" style:font-size-asian="9pt" style:language-asian="ja" style:country-asian="JP" style:font-size-complex="9pt"/>
    </style:style>
    <style:style style:name="P3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b376f" style:font-name-asian="メイリオ" style:font-size-asian="9pt" style:language-asian="ja" style:country-asian="JP" style:font-size-complex="9pt"/>
    </style:style>
    <style:style style:name="P3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e613e" style:font-name-asian="メイリオ" style:font-size-asian="9pt" style:language-asian="ja" style:country-asian="JP" style:font-size-complex="9pt"/>
    </style:style>
    <style:style style:name="P3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20fc" style:font-name-asian="メイリオ" style:font-size-asian="9pt" style:language-asian="ja" style:country-asian="JP" style:font-size-complex="9pt"/>
    </style:style>
    <style:style style:name="P3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c4c5" style:font-name-asian="メイリオ" style:font-size-asian="9pt" style:language-asian="ja" style:country-asian="JP" style:font-size-complex="9pt"/>
    </style:style>
    <style:style style:name="P3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ec99c" style:font-name-asian="メイリオ" style:font-size-asian="9pt" style:language-asian="ja" style:country-asian="JP" style:font-size-complex="9pt"/>
    </style:style>
    <style:style style:name="P3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03eea0" style:font-name-asian="メイリオ" style:font-size-asian="9pt" style:language-asian="ja" style:country-asian="JP" style:font-size-complex="9pt"/>
    </style:style>
    <style:style style:name="P3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05f2b" style:font-name-asian="メイリオ" style:font-size-asian="9pt" style:language-asian="ja" style:country-asian="JP" style:font-size-complex="9pt"/>
    </style:style>
    <style:style style:name="P3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9ba5d" style:font-name-asian="メイリオ" style:font-size-asian="9pt" style:language-asian="ja" style:country-asian="JP" style:font-size-complex="9pt"/>
    </style:style>
    <style:style style:name="P3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79283" style:font-name-asian="メイリオ" style:font-size-asian="9pt" style:language-asian="ja" style:country-asian="JP" style:font-size-complex="9pt"/>
    </style:style>
    <style:style style:name="P3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3e77" style:font-name-asian="メイリオ" style:font-size-asian="9pt" style:language-asian="ja" style:country-asian="JP" style:font-size-complex="9pt"/>
    </style:style>
    <style:style style:name="P3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be21" style:font-name-asian="メイリオ" style:font-size-asian="9pt" style:language-asian="ja" style:country-asian="JP" style:font-size-complex="9pt"/>
    </style:style>
    <style:style style:name="P3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f1bc" style:font-name-asian="メイリオ" style:font-size-asian="9pt" style:language-asian="ja" style:country-asian="JP" style:font-size-complex="9pt"/>
    </style:style>
    <style:style style:name="P3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2276" style:font-name-asian="メイリオ" style:font-size-asian="9pt" style:language-asian="ja" style:country-asian="JP" style:font-size-complex="9pt"/>
    </style:style>
    <style:style style:name="P3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e67a" style:font-name-asian="メイリオ" style:font-size-asian="9pt" style:language-asian="ja" style:country-asian="JP" style:font-size-complex="9pt"/>
    </style:style>
    <style:style style:name="P3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3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12b9a" style:font-name-asian="メイリオ" style:font-size-asian="9pt" style:language-asian="ja" style:country-asian="JP" style:font-size-complex="9pt"/>
    </style:style>
    <style:style style:name="P3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cf9da" style:font-name-asian="メイリオ" style:font-size-asian="9pt" style:language-asian="ja" style:country-asian="JP" style:font-size-complex="9pt"/>
    </style:style>
    <style:style style:name="P3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53659" style:font-name-asian="メイリオ" style:font-size-asian="9pt" style:language-asian="ja" style:country-asian="JP" style:font-size-complex="9pt"/>
    </style:style>
    <style:style style:name="P3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e0b46" style:font-name-asian="メイリオ" style:font-size-asian="9pt" style:language-asian="ja" style:country-asian="JP" style:font-size-complex="9pt"/>
    </style:style>
    <style:style style:name="P3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29ffe" style:font-name-asian="メイリオ" style:font-size-asian="9pt" style:language-asian="ja" style:country-asian="JP" style:font-size-complex="9pt"/>
    </style:style>
    <style:style style:name="P3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430ed" style:font-name-asian="メイリオ" style:font-size-asian="9pt" style:language-asian="ja" style:country-asian="JP" style:font-size-complex="9pt"/>
    </style:style>
    <style:style style:name="P3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69834" style:font-name-asian="メイリオ" style:font-size-asian="9pt" style:language-asian="ja" style:country-asian="JP" style:font-size-complex="9pt"/>
    </style:style>
    <style:style style:name="P3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7f9e0" style:font-name-asian="メイリオ" style:font-size-asian="9pt" style:language-asian="ja" style:country-asian="JP" style:font-size-complex="9pt"/>
    </style:style>
    <style:style style:name="P3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3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cb256" style:font-name-asian="メイリオ" style:font-size-asian="9pt" style:language-asian="ja" style:country-asian="JP" style:font-size-complex="9pt"/>
    </style:style>
    <style:style style:name="P3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de717" style:font-name-asian="メイリオ" style:font-size-asian="9pt" style:language-asian="ja" style:country-asian="JP" style:font-size-complex="9pt"/>
    </style:style>
    <style:style style:name="P3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0da0c" style:font-name-asian="メイリオ" style:font-size-asian="9pt" style:language-asian="ja" style:country-asian="JP" style:font-size-complex="9pt"/>
    </style:style>
    <style:style style:name="P3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4c5cc" style:font-name-asian="メイリオ" style:font-size-asian="9pt" style:language-asian="ja" style:country-asian="JP" style:font-size-complex="9pt"/>
    </style:style>
    <style:style style:name="P3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3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78d9" style:font-name-asian="メイリオ" style:font-size-asian="9pt" style:language-asian="ja" style:country-asian="JP" style:font-size-complex="9pt"/>
    </style:style>
    <style:style style:name="P3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c1672" style:font-name-asian="メイリオ" style:font-size-asian="9pt" style:language-asian="ja" style:country-asian="JP" style:font-size-complex="9pt"/>
    </style:style>
    <style:style style:name="P3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06fc0" style:font-name-asian="メイリオ" style:font-size-asian="9pt" style:language-asian="ja" style:country-asian="JP" style:font-size-complex="9pt"/>
    </style:style>
    <style:style style:name="P3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a76f2" style:font-name-asian="メイリオ" style:font-size-asian="9pt" style:language-asian="ja" style:country-asian="JP" style:font-size-complex="9pt"/>
    </style:style>
    <style:style style:name="P3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fba12" style:font-name-asian="メイリオ" style:font-size-asian="9pt" style:language-asian="ja" style:country-asian="JP" style:font-size-complex="9pt"/>
    </style:style>
    <style:style style:name="P3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0ca23" style:font-name-asian="メイリオ" style:font-size-asian="9pt" style:language-asian="ja" style:country-asian="JP" style:font-size-complex="9pt"/>
    </style:style>
    <style:style style:name="P3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34fae" style:font-name-asian="メイリオ" style:font-size-asian="9pt" style:language-asian="ja" style:country-asian="JP" style:font-size-complex="9pt"/>
    </style:style>
    <style:style style:name="P3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4c325" style:font-name-asian="メイリオ" style:font-size-asian="9pt" style:language-asian="ja" style:country-asian="JP" style:font-size-complex="9pt"/>
    </style:style>
    <style:style style:name="P361" style:family="paragraph" style:parent-style-name="Standard">
      <style:paragraph-properties fo:margin-left="0.37cm" fo:margin-right="0cm" fo:line-height="0.423cm" fo:text-indent="0cm" style:auto-text-indent="false" style:writing-mode="lr-tb"/>
      <style:text-properties fo:color="#ce181e" style:font-name="メイリオ" fo:font-size="9pt" style:font-name-asian="メイリオ" style:font-size-asian="9pt" style:language-asian="ja" style:country-asian="JP" style:font-size-complex="9pt"/>
    </style:style>
    <style:style style:name="P36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4f1637" style:font-name-asian="メイリオ" style:font-size-asian="9pt" style:language-asian="ja" style:country-asian="JP" style:font-size-complex="9pt"/>
    </style:style>
    <style:style style:name="P36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22005" style:font-name-asian="メイリオ" style:font-size-asian="9pt" style:language-asian="ja" style:country-asian="JP" style:font-size-complex="9pt"/>
    </style:style>
    <style:style style:name="P36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dc626" style:font-name-asian="メイリオ" style:font-size-asian="9pt" style:language-asian="ja" style:country-asian="JP" style:font-size-complex="9pt"/>
    </style:style>
    <style:style style:name="P36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6e157" style:font-name-asian="メイリオ" style:font-size-asian="9pt" style:language-asian="ja" style:country-asian="JP" style:font-size-complex="9pt"/>
    </style:style>
    <style:style style:name="P36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da594" style:font-name-asian="メイリオ" style:font-size-asian="9pt" style:language-asian="ja" style:country-asian="JP" style:font-size-complex="9pt"/>
    </style:style>
    <style:style style:name="P367"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98a8ce" style:font-name-asian="メイリオ" style:font-size-asian="9pt" style:language-asian="ja" style:country-asian="JP" style:font-size-complex="9pt"/>
    </style:style>
    <style:style style:name="P368"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44eeb" style:font-name-asian="メイリオ" style:font-size-asian="9pt" style:language-asian="ja" style:country-asian="JP" style:font-size-complex="9pt"/>
    </style:style>
    <style:style style:name="P369"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d5f78e" style:font-name-asian="メイリオ" style:font-size-asian="9pt" style:language-asian="ja" style:country-asian="JP" style:font-size-complex="9pt"/>
    </style:style>
    <style:style style:name="P370"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eb376f" style:font-name-asian="メイリオ" style:font-size-asian="9pt" style:language-asian="ja" style:country-asian="JP" style:font-size-complex="9pt"/>
    </style:style>
    <style:style style:name="P37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e8e47" style:font-name-asian="メイリオ" style:font-size-asian="9pt" style:language-asian="ja" style:country-asian="JP" style:font-size-complex="9pt"/>
    </style:style>
    <style:style style:name="P37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3b2276" style:font-name-asian="メイリオ" style:font-size-asian="9pt" style:language-asian="ja" style:country-asian="JP" style:font-size-complex="9pt"/>
    </style:style>
    <style:style style:name="P37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4cf9da" style:font-name-asian="メイリオ" style:font-size-asian="9pt" style:language-asian="ja" style:country-asian="JP" style:font-size-complex="9pt"/>
    </style:style>
    <style:style style:name="P37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5e0b46" style:font-name-asian="メイリオ" style:font-size-asian="9pt" style:language-asian="ja" style:country-asian="JP" style:font-size-complex="9pt"/>
    </style:style>
    <style:style style:name="P375"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1553659" officeooo:paragraph-rsid="01553659" style:font-name-asian="メイリオ" style:font-size-asian="9pt" style:language-asian="ja" style:country-asian="JP" style:font-size-complex="9pt"/>
    </style:style>
    <style:style style:name="P376"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377"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3a0e9" style:font-name-asian="メイリオ" style:font-size-asian="9pt" style:language-asian="ja" style:country-asian="JP" style:font-size-complex="9pt"/>
    </style:style>
    <style:style style:name="P378"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69bbd" style:font-name-asian="メイリオ" style:font-size-asian="9pt" style:language-asian="ja" style:country-asian="JP" style:font-size-complex="9pt"/>
    </style:style>
    <style:style style:name="P379"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8cbbd" style:font-name-asian="メイリオ" style:font-size-asian="9pt" style:language-asian="ja" style:country-asian="JP" style:font-size-complex="9pt"/>
    </style:style>
    <style:style style:name="P380"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381"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382" style:family="paragraph" style:parent-style-name="Standard">
      <style:paragraph-properties fo:margin-left="0.741cm" fo:margin-right="0cm" fo:line-height="0.423cm" fo:text-indent="0cm" style:auto-text-indent="false" style:writing-mode="lr-tb"/>
      <style:text-properties fo:color="#000000" style:font-name="メイリオ" fo:font-size="9pt" officeooo:rsid="0170da0c" officeooo:paragraph-rsid="0170da0c" style:font-name-asian="メイリオ" style:font-size-asian="9pt" style:language-asian="ja" style:country-asian="JP" style:font-size-complex="9pt"/>
    </style:style>
    <style:style style:name="P383" style:family="paragraph" style:parent-style-name="Standard">
      <style:paragraph-properties fo:margin-left="0.741cm" fo:margin-right="0cm" fo:line-height="0.423cm" fo:text-indent="0cm" style:auto-text-indent="false" style:writing-mode="lr-tb"/>
      <style:text-properties fo:color="#ce181e" style:font-name="メイリオ" fo:font-size="9pt" officeooo:paragraph-rsid="00523252" style:font-name-asian="メイリオ" style:font-size-asian="9pt" style:language-asian="ja" style:country-asian="JP" style:font-size-complex="9pt"/>
    </style:style>
    <style:style style:name="P384" style:family="paragraph" style:parent-style-name="Table_20_Contents">
      <style:text-properties style:font-name="メイリオ" fo:font-size="9pt" style:font-name-asian="メイリオ" style:font-size-asian="9pt" style:font-size-complex="9pt"/>
    </style:style>
    <style:style style:name="P385" style:family="paragraph" style:parent-style-name="Table_20_Contents">
      <style:paragraph-properties fo:text-align="end" style:justify-single-word="false"/>
      <style:text-properties style:font-name="メイリオ" fo:font-size="9pt" style:font-name-asian="メイリオ" style:font-size-asian="9pt" style:font-size-complex="9pt"/>
    </style:style>
    <style:style style:name="P386"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font-size-complex="9pt"/>
    </style:style>
    <style:style style:name="P387" style:family="paragraph" style:parent-style-name="Table_20_Contents">
      <style:text-properties style:font-name="メイリオ" fo:font-size="9pt" style:font-name-asian="メイリオ" style:font-size-asian="9pt" style:language-asian="ja" style:country-asian="JP" style:font-size-complex="9pt"/>
    </style:style>
    <style:style style:name="P388" style:family="paragraph" style:parent-style-name="Table_20_Contents">
      <style:text-properties style:font-name="メイリオ" fo:font-size="9pt" officeooo:rsid="0197fe5e" officeooo:paragraph-rsid="0197fe5e" style:font-name-asian="メイリオ" style:font-size-asian="9pt" style:language-asian="ja" style:country-asian="JP" style:font-size-complex="9pt"/>
    </style:style>
    <style:style style:name="P389" style:family="paragraph" style:parent-style-name="Table_20_Contents">
      <style:text-properties style:font-name="メイリオ" fo:font-size="9pt" officeooo:paragraph-rsid="0197fe5e" style:font-name-asian="メイリオ" style:font-size-asian="9pt" style:language-asian="ja" style:country-asian="JP" style:font-size-complex="9pt"/>
    </style:style>
    <style:style style:name="P390" style:family="paragraph" style:parent-style-name="Table_20_Contents">
      <style:paragraph-properties fo:text-align="center" style:justify-single-word="false"/>
      <style:text-properties style:font-name="メイリオ" fo:font-size="9pt" officeooo:paragraph-rsid="0197fe5e" style:font-name-asian="メイリオ" style:font-size-asian="9pt" style:language-asian="ja" style:country-asian="JP" style:font-size-complex="9pt"/>
    </style:style>
    <style:style style:name="P391" style:family="paragraph" style:parent-style-name="Table_20_Contents">
      <style:text-properties style:font-name="メイリオ" fo:font-size="9pt" officeooo:rsid="019cb580" officeooo:paragraph-rsid="019cb580" style:font-name-asian="メイリオ" style:font-size-asian="9pt" style:language-asian="ja" style:country-asian="JP" style:font-size-complex="9pt"/>
    </style:style>
    <style:style style:name="P392"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language-asian="ja" style:country-asian="JP" style:font-size-complex="9pt"/>
    </style:style>
    <style:style style:name="P393" style:family="paragraph" style:parent-style-name="Table_20_Contents">
      <style:text-properties style:font-name="メイリオ" fo:font-size="9pt" officeooo:rsid="01ab3995" officeooo:paragraph-rsid="01ab3995" style:font-name-asian="メイリオ" style:font-size-asian="9pt" style:language-asian="ja" style:country-asian="JP" style:font-size-complex="9pt"/>
    </style:style>
    <style:style style:name="P3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0" style:family="paragraph" style:parent-style-name="Table_20_Contents">
      <style:paragraph-properties fo:text-align="end" style:justify-single-word="false"/>
      <style:text-properties style:text-position="0% 100%" style:font-name="メイリオ" fo:font-size="9pt" officeooo:paragraph-rsid="019cb580" style:font-name-asian="メイリオ" style:font-size-asian="9pt" style:font-size-complex="9pt"/>
    </style:style>
    <style:style style:name="P421" style:family="paragraph" style:parent-style-name="Table_20_Contents">
      <style:paragraph-properties style:writing-mode="lr-tb"/>
      <style:text-properties style:font-name="メイリオ" fo:font-size="9pt" style:font-name-asian="メイリオ" style:font-size-asian="9pt" style:font-size-complex="9pt"/>
    </style:style>
    <style:style style:name="P422" style:family="paragraph" style:parent-style-name="Table_20_Contents">
      <style:paragraph-properties style:writing-mode="lr-tb"/>
      <style:text-properties style:font-name="メイリオ" fo:font-size="9pt" style:font-name-asian="メイリオ" style:font-size-asian="9pt" style:language-asian="ja" style:country-asian="JP" style:font-size-complex="9pt"/>
    </style:style>
    <style:style style:name="P423"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424" style:family="paragraph" style:parent-style-name="Standard">
      <style:paragraph-properties fo:line-height="0.423cm" style:writing-mode="lr-tb"/>
      <style:text-properties fo:color="#000000" style:font-name="メイリオ" fo:font-size="9pt" officeooo:paragraph-rsid="01867438" style:font-name-asian="メイリオ" style:font-size-asian="9pt" style:language-asian="ja" style:country-asian="JP" style:font-size-complex="9pt"/>
    </style:style>
    <style:style style:name="P425" style:family="paragraph" style:parent-style-name="Standard">
      <style:paragraph-properties fo:line-height="0.423cm" style:writing-mode="lr-tb"/>
      <style:text-properties fo:color="#000000" style:font-name="メイリオ" fo:font-size="9pt" officeooo:paragraph-rsid="0197fe5e" style:font-name-asian="メイリオ" style:font-size-asian="9pt" style:language-asian="ja" style:country-asian="JP" style:font-size-complex="9pt"/>
    </style:style>
    <style:style style:name="P426" style:family="paragraph" style:parent-style-name="Standard">
      <style:paragraph-properties fo:line-height="0.423cm" style:writing-mode="lr-tb"/>
      <style:text-properties fo:color="#000000" style:font-name="メイリオ" fo:font-size="9pt" officeooo:paragraph-rsid="01986c8e" style:font-name-asian="メイリオ" style:font-size-asian="9pt" style:language-asian="ja" style:country-asian="JP" style:font-size-complex="9pt"/>
    </style:style>
    <style:style style:name="P427" style:family="paragraph" style:parent-style-name="Standard">
      <style:paragraph-properties fo:line-height="0.423cm" style:writing-mode="lr-tb"/>
      <style:text-properties fo:color="#000000" style:font-name="メイリオ" fo:font-size="9pt" officeooo:paragraph-rsid="019a9be0" style:font-name-asian="メイリオ" style:font-size-asian="9pt" style:language-asian="ja" style:country-asian="JP" style:font-size-complex="9pt"/>
    </style:style>
    <style:style style:name="P428" style:family="paragraph" style:parent-style-name="Standard">
      <style:paragraph-properties fo:line-height="0.423cm" style:writing-mode="lr-tb"/>
      <style:text-properties fo:color="#000000" style:font-name="メイリオ" fo:font-size="9pt" officeooo:paragraph-rsid="01a26046" style:font-name-asian="メイリオ" style:font-size-asian="9pt" style:language-asian="ja" style:country-asian="JP" style:font-size-complex="9pt"/>
    </style:style>
    <style:style style:name="P429" style:family="paragraph" style:parent-style-name="Standard">
      <style:paragraph-properties fo:line-height="0.423cm" style:writing-mode="lr-tb"/>
      <style:text-properties fo:color="#000000" style:font-name="メイリオ" fo:font-size="9pt" officeooo:paragraph-rsid="01a459dc" style:font-name-asian="メイリオ" style:font-size-asian="9pt" style:language-asian="ja" style:country-asian="JP" style:font-size-complex="9pt"/>
    </style:style>
    <style:style style:name="P430" style:family="paragraph" style:parent-style-name="Standard">
      <style:paragraph-properties fo:line-height="0.423cm" style:writing-mode="lr-tb"/>
      <style:text-properties fo:color="#000000" style:font-name="メイリオ" fo:font-size="9pt" officeooo:paragraph-rsid="01a73944" style:font-name-asian="メイリオ" style:font-size-asian="9pt" style:language-asian="ja" style:country-asian="JP" style:font-size-complex="9pt"/>
    </style:style>
    <style:style style:name="P431" style:family="paragraph" style:parent-style-name="Standard">
      <style:paragraph-properties fo:line-height="0.423cm" style:writing-mode="lr-tb"/>
      <style:text-properties fo:color="#000000" style:font-name="メイリオ" fo:font-size="9pt" officeooo:paragraph-rsid="01a99097" style:font-name-asian="メイリオ" style:font-size-asian="9pt" style:language-asian="ja" style:country-asian="JP" style:font-size-complex="9pt"/>
    </style:style>
    <style:style style:name="P432" style:family="paragraph" style:parent-style-name="Standard">
      <style:paragraph-properties fo:line-height="0.423cm" style:writing-mode="lr-tb"/>
      <style:text-properties fo:color="#000000" style:font-name="メイリオ" fo:font-size="9pt" officeooo:paragraph-rsid="01ab3995" style:font-name-asian="メイリオ" style:font-size-asian="9pt" style:language-asian="ja" style:country-asian="JP" style:font-size-complex="9pt"/>
    </style:style>
    <style:style style:name="P433"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434" style:family="paragraph" style:parent-style-name="Standard">
      <style:paragraph-properties fo:line-height="0.423cm" style:writing-mode="lr-tb"/>
      <style:text-properties fo:color="#ce181e" style:font-name="メイリオ" fo:font-size="9pt" officeooo:rsid="0199943d" officeooo:paragraph-rsid="0199943d" style:font-name-asian="メイリオ" style:font-size-asian="9pt" style:language-asian="ja" style:country-asian="JP" style:font-size-complex="9pt"/>
    </style:style>
    <style:style style:name="P435" style:family="paragraph" style:parent-style-name="Standard">
      <style:paragraph-properties fo:line-height="0.423cm" style:writing-mode="lr-tb"/>
      <style:text-properties fo:color="#0066b3" style:font-name="メイリオ" fo:font-size="9pt" officeooo:paragraph-rsid="01867438" style:font-name-asian="メイリオ" style:font-size-asian="9pt" style:language-asian="ja" style:country-asian="JP" style:font-size-complex="9pt"/>
    </style:style>
    <style:style style:name="P4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a9be0" style:font-name-asian="メイリオ" style:font-size-asian="9pt" style:language-asian="ja" style:country-asian="JP" style:font-size-complex="9pt"/>
    </style:style>
    <style:style style:name="P4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459dc" style:font-name-asian="メイリオ" style:font-size-asian="9pt" style:language-asian="ja" style:country-asian="JP" style:font-size-complex="9pt"/>
    </style:style>
    <style:style style:name="P4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6a428" style:font-name-asian="メイリオ" style:font-size-asian="9pt" style:language-asian="ja" style:country-asian="JP" style:font-size-complex="9pt"/>
    </style:style>
    <style:style style:name="P4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73944" style:font-name-asian="メイリオ" style:font-size-asian="9pt" style:language-asian="ja" style:country-asian="JP" style:font-size-complex="9pt"/>
    </style:style>
    <style:style style:name="P440" style:family="paragraph" style:parent-style-name="Standard">
      <style:paragraph-properties fo:line-height="0.423cm" fo:break-before="page" style:writing-mode="lr-tb"/>
      <style:text-properties fo:color="#000000" style:font-name="メイリオ" fo:font-size="9pt" officeooo:paragraph-rsid="01867438" style:font-name-asian="メイリオ" style:font-size-asian="9pt" style:language-asian="ja" style:country-asian="JP" style:font-size-complex="9pt"/>
    </style:style>
    <style:style style:name="P441" style:family="paragraph" style:parent-style-name="Standard">
      <style:paragraph-properties fo:line-height="0.423cm" fo:break-before="page" style:writing-mode="lr-tb"/>
      <style:text-properties fo:color="#000000" style:font-name="メイリオ" fo:font-size="9pt" officeooo:paragraph-rsid="01a459dc" style:font-name-asian="メイリオ" style:font-size-asian="9pt" style:language-asian="ja" style:country-asian="JP" style:font-size-complex="9pt"/>
    </style:style>
    <style:style style:name="P442" style:family="paragraph">
      <loext:graphic-properties draw:fill="none" draw:fill-color="#ffffff"/>
      <style:text-properties style:font-name="メイリオ" fo:font-size="9pt" style:font-size-asian="9pt" style:font-size-complex="9pt"/>
    </style:style>
    <style:style style:name="P443"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officeooo:rsid="0096fc56" style:language-asian="ja" style:country-asian="JP"/>
    </style:style>
    <style:style style:name="T4" style:family="text">
      <style:text-properties officeooo:rsid="00cd5813" style:language-asian="ja" style:country-asian="JP"/>
    </style:style>
    <style:style style:name="T5" style:family="text">
      <style:text-properties officeooo:rsid="019cb580" style:language-asian="ja" style:country-asian="JP"/>
    </style:style>
    <style:style style:name="T6" style:family="text">
      <style:text-properties fo:color="#ce181e"/>
    </style:style>
    <style:style style:name="T7" style:family="text">
      <style:text-properties fo:color="#ce181e" style:language-asian="ja" style:country-asian="JP"/>
    </style:style>
    <style:style style:name="T8" style:family="text">
      <style:text-properties fo:color="#0000ff"/>
    </style:style>
    <style:style style:name="T9" style:family="text">
      <style:text-properties officeooo:rsid="002246f1"/>
    </style:style>
    <style:style style:name="T10" style:family="text">
      <style:text-properties officeooo:rsid="00769fe1"/>
    </style:style>
    <style:style style:name="T11" style:family="text">
      <style:text-properties officeooo:rsid="0081f307"/>
    </style:style>
    <style:style style:name="T12" style:family="text">
      <style:text-properties officeooo:rsid="00912d56"/>
    </style:style>
    <style:style style:name="T13" style:family="text">
      <style:text-properties style:font-name="メイリオ" style:font-name-asian="メイリオ"/>
    </style:style>
    <style:style style:name="T14" style:family="text">
      <style:text-properties officeooo:rsid="0095d6c4"/>
    </style:style>
    <style:style style:name="T15" style:family="text">
      <style:text-properties officeooo:rsid="00964527"/>
    </style:style>
    <style:style style:name="T16" style:family="text">
      <style:text-properties officeooo:rsid="00a504c9"/>
    </style:style>
    <style:style style:name="T17" style:family="text">
      <style:text-properties fo:language="ja" fo:country="JP"/>
    </style:style>
    <style:style style:name="T18" style:family="text">
      <style:text-properties officeooo:rsid="00af5b71"/>
    </style:style>
    <style:style style:name="T19" style:family="text">
      <style:text-properties officeooo:rsid="00b3b3cc"/>
    </style:style>
    <style:style style:name="T20" style:family="text">
      <style:text-properties officeooo:rsid="00c221d0"/>
    </style:style>
    <style:style style:name="T21" style:family="text">
      <style:text-properties officeooo:rsid="00ce59b1"/>
    </style:style>
    <style:style style:name="T22" style:family="text">
      <style:text-properties officeooo:rsid="00e18085"/>
    </style:style>
    <style:style style:name="T23" style:family="text">
      <style:text-properties officeooo:rsid="00f0b605"/>
    </style:style>
    <style:style style:name="T24" style:family="text">
      <style:text-properties officeooo:rsid="00f181c7"/>
    </style:style>
    <style:style style:name="T25" style:family="text">
      <style:text-properties officeooo:rsid="0100bc8b"/>
    </style:style>
    <style:style style:name="T26" style:family="text">
      <style:text-properties style:text-position="super 58%"/>
    </style:style>
    <style:style style:name="T27" style:family="text">
      <style:text-properties style:text-position="0% 100%"/>
    </style:style>
    <style:style style:name="T28" style:family="text">
      <style:text-properties officeooo:rsid="0167f9e0"/>
    </style:style>
    <style:style style:name="T29" style:family="text">
      <style:text-properties officeooo:rsid="0170da0c"/>
    </style:style>
    <style:style style:name="T30" style:family="text">
      <style:text-properties officeooo:rsid="01867438"/>
    </style:style>
    <style:style style:name="T31" style:family="text">
      <style:text-properties officeooo:rsid="01986c8e"/>
    </style:style>
    <style:style style:name="T32" style:family="text">
      <style:text-properties style:text-position="super 80%"/>
    </style:style>
    <style:style style:name="T33" style:family="text">
      <style:text-properties style:text-position="super 80%" style:language-asian="ja" style:country-asian="JP"/>
    </style:style>
    <style:style style:name="T34" style:family="text">
      <style:text-properties style:text-position="super 80%" officeooo:rsid="019cb580" style:language-asian="ja" style:country-asian="JP"/>
    </style:style>
    <style:style style:name="T35" style:family="text">
      <style:text-properties officeooo:rsid="01a0e154"/>
    </style:style>
    <style:style style:name="T36" style:family="text">
      <style:text-properties officeooo:rsid="01a26046"/>
    </style:style>
    <style:style style:name="T37" style:family="text">
      <style:text-properties officeooo:rsid="01a3e78c"/>
    </style:style>
    <style:style style:name="T38" style:family="text">
      <style:text-properties officeooo:rsid="01a459dc"/>
    </style:style>
    <style:style style:name="T39" style:family="text">
      <style:text-properties style:font-name="メイリオ" fo:font-size="9pt" style:font-size-asian="9pt" style:font-size-complex="9pt"/>
    </style: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131">はじめに</text:p>
      <text:p text:style-name="P124"/>
      <text:p text:style-name="P132">この文章は RISC-V の命令マニュアルを @shibatchii がRISC-Vアーキテクチャ勉強のためメモしながら訳しているものです。</text:p>
      <text:p text:style-name="P132">原文は <text:a xlink:type="simple" xlink:href="https://riscv.org/specifications/" text:style-name="Internet_20_link" text:visited-style-name="Visited_20_Internet_20_Link">https://riscv.org/specifications/</text:a> にある riscv-spec-v2.2.pdf です。</text:p>
      <text:p text:style-name="P132"/>
      <text:p text:style-name="P132">原文のライセンス表示</text:p>
      <text:p text:style-name="P132">The RISC-V Instruction Set Manual, Volume I: User-Level ISA, Document Version</text:p>
      <text:p text:style-name="P132">2.2", Editors Andrew Waterman and Krste Asanovic, RISC-V Foundation, May 2017.</text:p>
      <text:p text:style-name="P132"/>
      <text:p text:style-name="P132">Creative Commons Attribution 4.0 International License</text:p>
      <text:p text:style-name="P132"/>
      <text:p text:style-name="P132"/>
      <text:p text:style-name="P132">この日本語訳のライセンスも原文のライセンスを引き継いで</text:p>
      <text:p text:style-name="P136">RISC-V命令セットマニュアル 第一巻：ユーザーレベルISA文書 2.2版 日本語訳 @shibatchii</text:p>
      <text:p text:style-name="P136">Creative Commons Attribution 4.0 International License</text:p>
      <text:p text:style-name="P136">です。</text:p>
      <text:p text:style-name="P136"/>
      <text:p text:style-name="P136"><text:a xlink:type="simple" xlink:href="https://github.com/shibatchii/RISC-V" text:style-name="Internet_20_link" text:visited-style-name="Visited_20_Internet_20_Link">https://github.com/shibatchii/RISC-V</text:a></text:p>
      <text:p text:style-name="P137">に置いてあります。</text:p>
      <text:p text:style-name="P137"/>
      <text:p text:style-name="P136"/>
      <text:p text:style-name="P133">英語は得意でないので誤訳等あるかもしれません。ご指摘歓迎です。</text:p>
      <text:p text:style-name="P133">Google翻訳、Bing翻訳、Webilo翻訳、Exclite翻訳 を併用しながら翻訳し、勉強しています。</text:p>
      <text:p text:style-name="P133"/>
      <text:p text:style-name="P128">まずは意味が分からないところもあるかもしれませんが、ざっくり訳して2周位回ればまともになるかなと。</text:p>
      <text:p text:style-name="P134">体裁とかは後で整えようと思います。</text:p>
      <text:p text:style-name="P133"/>
      <text:p text:style-name="P133"/>
      <text:p text:style-name="P133">文章は以下の様に色分けしてます。</text:p>
      <text:p text:style-name="P133"/>
      <text:p text:style-name="P133">黒文字：翻訳した文書。</text:p>
      <text:p text:style-name="P133"><text:span text:style-name="T6">赤文字</text:span>：@shibatchiiコメント。わからないところとか、こう解釈したとか。</text:p>
      <text:p text:style-name="P133"><text:span text:style-name="T8">青文字</text:span>：RISC-Vにあまり関係なし。訳した日付とか、集中力が切れた時に書くヨタ話とか。</text:p>
      <text:p text:style-name="P133"/>
      <text:p text:style-name="P135"/>
      <text:p text:style-name="P133">2018/03/26 <text:s/>@shibatchii</text:p>
      <text:p text:style-name="P133"/>
      <text:p text:style-name="P153"/>
      <text:p text:style-name="P125"/>
      <text:p text:style-name="P125"/>
      <text:p text:style-name="P125"/>
      <text:p text:style-name="P125"/>
      <text:p text:style-name="P125">RISC-V命令セットマニュアル</text:p>
      <text:p text:style-name="P125">第I巻：ユーザーレベルのISA</text:p>
      <text:p text:style-name="P125">ドキュメントバージョン2.2</text:p>
      <text:p text:style-name="P125"/>
      <text:p text:style-name="P125"/>
      <text:p text:style-name="P125">編集者：Andrew Waterman 1 、Krste Asanovic 1,2</text:p>
      <text:p text:style-name="P125">1 SiFive Inc.、</text:p>
      <text:p text:style-name="P125">カリフォルニア大学バークレー校のEECS部門 2 CS課</text:p>
      <text:p text:style-name="P125"><text:a xlink:type="simple" xlink:href="mailto:andrew@sifive.com" text:style-name="Internet_20_link" text:visited-style-name="Visited_20_Internet_20_Link">andrew@sifive.com</text:a>、krste@berkeley.edu</text:p>
      <text:p text:style-name="P125">2017年5月7<text:span text:style-name="T2">日</text:span></text:p>
      <text:p text:style-name="P129"/>
      <text:p text:style-name="P154"/>
      <text:p text:style-name="P130"/>
      <text:p text:style-name="P97">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97"/>
      <text:p text:style-name="P97">このドキュメントはクリエイティブコモンズ帰属4.0国際ライセンスの下で公開されています。</text:p>
      <text:p text:style-name="P97"/>
      <text:p text:style-name="P98">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97"/>
      <text:p text:style-name="P98">次のように引用してください：「RISC-V命令セットマニュアル、第1巻：ユーザーレベルISA、ドキュメントバージョン 2.2 "、編集者アンドリュー・ウォーターマンとクレステ・アサノビック、RISC-V 財団、2017年5月。</text:p>
      <text:p text:style-name="P123"/>
      <text:p text:style-name="P123"/>
      <text:p text:style-name="P101"><text:span text:style-name="T7">配布条件はこれですね。</text:span><text:a xlink:type="simple" xlink:href="https://creativecommons.org/licenses/by/4.0/deed.ja" text:style-name="Internet_20_link" text:visited-style-name="Visited_20_Internet_20_Link"><text:span text:style-name="T6">https://creativecommons.org/licenses/by/4.0/deed.ja</text:span></text:a></text:p>
      <text:p text:style-name="P82">制限が少ない大変良いですね。</text:p>
      <text:p text:style-name="P4"/>
      <text:p text:style-name="P106">-2018/03/26</text:p>
      <text:p text:style-name="P4"/>
      <text:p text:style-name="P152"/>
      <text:p text:style-name="P123">序文</text:p>
      <text:p text:style-name="P123"/>
      <text:p text:style-name="P123">これは、RISC-Vユーザーレベルのアーキテクチャを説明するドキュメントのバージョン2.2です。</text:p>
      <text:p text:style-name="P123"/>
      <text:p text:style-name="P123"><text:span text:style-name="T1">この</text:span>ドキュメント<text:span text:style-name="T1">には</text:span>RISC-V ISAモジュールの次のバージョンが含まれています。</text:p>
      <text:p text:style-name="P123"/>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264">ベース</text:p>
          </table:table-cell>
          <table:table-cell table:style-name="表1.A1" office:value-type="string">
            <text:p text:style-name="P264">バージョン</text:p>
          </table:table-cell>
          <table:table-cell table:style-name="表1.C1" office:value-type="string">
            <text:p text:style-name="P264">凍結?</text:p>
          </table:table-cell>
        </table:table-row>
        <table:table-row>
          <table:table-cell table:style-name="表1.A2" office:value-type="string">
            <text:p text:style-name="P264">RV32I</text:p>
            <text:p text:style-name="P263">RV32E</text:p>
            <text:p text:style-name="P263">RV64I</text:p>
            <text:p text:style-name="P263">RV128I</text:p>
          </table:table-cell>
          <table:table-cell table:style-name="表1.A2" office:value-type="string">
            <text:p text:style-name="P263">2.0</text:p>
            <text:p text:style-name="P263">1.9</text:p>
            <text:p text:style-name="P263">2.0</text:p>
            <text:p text:style-name="P263">1.7</text:p>
          </table:table-cell>
          <table:table-cell table:style-name="表1.C2" office:value-type="string">
            <text:p text:style-name="P263">Y</text:p>
            <text:p text:style-name="P263">N</text:p>
            <text:p text:style-name="P263">Y</text:p>
            <text:p text:style-name="P263">N</text:p>
          </table:table-cell>
        </table:table-row>
        <table:table-row>
          <table:table-cell table:style-name="表1.A2" office:value-type="string">
            <text:p text:style-name="P263">拡張</text:p>
          </table:table-cell>
          <table:table-cell table:style-name="表1.A2" office:value-type="string">
            <text:p text:style-name="P264">バージョン</text:p>
          </table:table-cell>
          <table:table-cell table:style-name="表1.C2" office:value-type="string">
            <text:p text:style-name="P264">凍結?</text:p>
          </table:table-cell>
        </table:table-row>
        <table:table-row>
          <table:table-cell table:style-name="表1.A2" office:value-type="string">
            <text:p text:style-name="P263">M</text:p>
            <text:p text:style-name="P263">A</text:p>
            <text:p text:style-name="P263">F</text:p>
            <text:p text:style-name="P263">D</text:p>
            <text:p text:style-name="P263">Q</text:p>
            <text:p text:style-name="P263">L</text:p>
            <text:p text:style-name="P263">C</text:p>
            <text:p text:style-name="P263">B</text:p>
            <text:p text:style-name="P263">J</text:p>
            <text:p text:style-name="P263">T</text:p>
            <text:p text:style-name="P263">P</text:p>
            <text:p text:style-name="P263">V</text:p>
            <text:p text:style-name="P263">N</text:p>
          </table:table-cell>
          <table:table-cell table:style-name="表1.A2" office:value-type="string">
            <text:p text:style-name="P263">2.0</text:p>
            <text:p text:style-name="P263">2.0</text:p>
            <text:p text:style-name="P263">2.0</text:p>
            <text:p text:style-name="P263">2.0</text:p>
            <text:p text:style-name="P263">2.0</text:p>
            <text:p text:style-name="P263">0.0</text:p>
            <text:p text:style-name="P263">2.0</text:p>
            <text:p text:style-name="P263">0.0</text:p>
            <text:p text:style-name="P263">0.0</text:p>
            <text:p text:style-name="P263">0.0</text:p>
            <text:p text:style-name="P263">0.1</text:p>
            <text:p text:style-name="P263">0.2</text:p>
            <text:p text:style-name="P263">1.1</text:p>
          </table:table-cell>
          <table:table-cell table:style-name="表1.C2" office:value-type="string">
            <text:p text:style-name="P263">Y</text:p>
            <text:p text:style-name="P263">Y</text:p>
            <text:p text:style-name="P263">Y</text:p>
            <text:p text:style-name="P263">Y<text:line-break/>Y<text:line-break/>N</text:p>
            <text:p text:style-name="P263">Y</text:p>
            <text:p text:style-name="P263">N</text:p>
            <text:p text:style-name="P263">N<text:line-break/>N<text:line-break/>N<text:line-break/>N<text:line-break/>N</text:p>
          </table:table-cell>
        </table:table-row>
      </table:table>
      <text:p text:style-name="P123"/>
      <text:p text:style-name="P101">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101"/>
      <text:p text:style-name="P81">凍結ってなっているところは「曖昧なところや穴があったときは修正される」けど、仕様は今後変わらないよ。ってことらしい。</text:p>
      <text:p text:style-name="P123"/>
      <text:p text:style-name="P123">このバージョンのドキュメントの主な変更点は次のとおりです。</text:p>
      <text:p text:style-name="P123"/>
      <text:p text:style-name="P271"><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274"><text:span text:style-name="T1">・</text:span>すべての拡張子を標準的な順序で最初に置くように章を再編成しました。</text:p>
      <text:p text:style-name="P274"><text:span text:style-name="T1">・</text:span>説明と解説の改善。</text:p>
      <text:p text:style-name="P275"><text:span text:style-name="T1">・</text:span>LUI / JALRとAUIPC / JALRペアのより高度なマクロオペレーションの融合をサポートするためのJALRに関する暗黙のヒント提案を修正しました。</text:p>
      <text:p text:style-name="P277">↑なんじゃろ。JALRのところででてくるかな。</text:p>
      <text:p text:style-name="P275"/>
      <text:p text:style-name="P107">-2018/03/27</text:p>
      <text:p text:style-name="P6"/>
      <text:p text:style-name="P151"/>
      <text:p text:style-name="P101"/>
      <text:p text:style-name="P272"><text:span text:style-name="T1">・</text:span>ロード予約/ストア条件付きシーケンスに対する制約の明確化。</text:p>
      <text:p text:style-name="P275"><text:span text:style-name="T1">・</text:span>コントロールとステータスレジスタ（CSR）のマッピングの新しいテーブル。</text:p>
      <text:p text:style-name="P275"><text:span text:style-name="T1">・</text:span>fcsrの上位ビットの目的と動作を明確にしました。</text:p>
      <text:p text:style-name="P276">・FNMADD.fmtおよびFNMSUB.fmt命令の説明が修正されました。これは、ゼロ結果の符号が正しくないことを示唆していました。</text:p>
      <text:p text:style-name="P276">・命令FMV.S.XとFMV.X.SはFMV.W.XとFMV.X.Wに変わらなかったそれらの意味論とより一致するようにそれぞれ名前が変更されました。古い名前は引き続きツールでサポートされます。</text:p>
      <text:p text:style-name="P277">↑意味が合うように命令を変えたってことか。</text:p>
      <text:p text:style-name="P278">・より狭い（＜FLEN）浮動小数点値の指定された作用は、NaN-ボクシング・モデルを使っているより広いfレジスターをおさえました。</text:p>
      <text:p text:style-name="P277">↑広いfレジスタに拡張(移行)されたってことかな。</text:p>
      <text:p text:style-name="P278">・FMA（1、0、qNaN）の例外作用を定めました。</text:p>
      <text:p text:style-name="P278">・P拡張が整数レジスタを使用した固定小数点演算の整数パックSIMD提案に再加工される可能性があることを示すノートを追加しました。</text:p>
      <text:p text:style-name="P278">・Vベクトル命令セット拡張のドラフト提案。</text:p>
      <text:p text:style-name="P278">・Nユーザレベルのトラップ拡張の早期草案。</text:p>
      <text:p text:style-name="P278">・拡張された疑似命令リスト。</text:p>
      <text:p text:style-name="P278">・RISC-V ELF psABI仕様に取って代わった呼び出し規約の章の削除 [1]。</text:p>
      <text:p text:style-name="P278">・Cの拡張機能は凍結され、バージョン番号は2.0に変更されました。</text:p>
      <text:p text:style-name="P278"/>
      <text:p text:style-name="P107">-2018/03/28</text:p>
      <text:p text:style-name="P107"/>
      <text:p text:style-name="P4">文書 版2.1の序文</text:p>
      <text:p text:style-name="P4"/>
      <text:p text:style-name="P4">これは、RISC-Vユーザーレベルアーキテクチャを記載している文書の版2.1です。</text:p>
      <text:p text:style-name="P4">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4">ソフトウェアの規則にいくつかの変更が加えられました。</text:p>
      <text:p text:style-name="P4"/>
      <text:p text:style-name="P273">・解説セクションへの多数の追加と改良。</text:p>
      <text:p text:style-name="P278">・各々の章のための別々のバージョン番号</text:p>
      <text:p text:style-name="P278">・非常に長い命令フォーマットで rd 指定子を移動させないようにするために、64ビットを超える長い命令符号化への変更。</text:p>
      <text:p text:style-name="P278">・CSR命令は、後で浮動小数点セクション（および付随する特権アーキテクチャマニュアル）に導入されるのとは対照的に、カウンタレジスタが導入される基本整数フォーマットで記述されます。</text:p>
      <text:p text:style-name="P278">・SCALL命令とSBREAK命令は、それぞれECALLとEBREAKに名前が変更されました。それらのエンコーディングと機能は変更されていません。</text:p>
      <text:p text:style-name="P278">・浮動小数点NaN処理の明確化、および新しい標準NaN値</text:p>
      <text:p text:style-name="P278">・オーバーフローする浮動小数点から整数への変換によって返される値の明確化。</text:p>
      <text:p text:style-name="P278">・LR / SCの明確化は、シーケンス内の圧縮命令の使用を含む、成功と必要な失敗を許しました。</text:p>
      <text:p text:style-name="P278">・整数レジスタ数を削減し、MAC拡張をサポートする新しいRV32EベースのISA提案。</text:p>
      <text:p text:style-name="P278">・改訂された呼び出し規約。</text:p>
      <text:p text:style-name="P278">・ソフトフロート呼び出し規約のためのリラックスしたスタックアライメント、 およびRV32E 呼び出し規約の説明。</text:p>
      <text:p text:style-name="P278"/>
      <text:p text:style-name="P107">-2018/03/29</text:p>
      <text:p text:style-name="P138"/>
      <text:p text:style-name="P279">・C の圧縮された拡張のための修正案、バージョン1.9。</text:p>
      <text:p text:style-name="P281"/>
      <text:p text:style-name="P4"/>
      <text:p text:style-name="P4">バージョン2.0の序文</text:p>
      <text:p text:style-name="P4"/>
      <text:p text:style-name="P4">これは、ユーザー isa の仕様の2番目のリリースであり、我々は、ベースユーザーの isa plus の一般的な拡張機能 (すなわち、IMAFD) の仕様は、将来の開発のために固定されたままにするつもりです。</text:p>
      <text:p text:style-name="P4">この ISA 仕様のバージョン1.0 <text:span text:style-name="T9">[35] </text:span>以降では、以下の変更が行われています。</text:p>
      <text:p text:style-name="P280"/>
      <text:p text:style-name="P287">・ISAはいくつかの標準拡張を持つ整数ベースに分割されています。</text:p>
      <text:p text:style-name="P288">・命令フォーマットは、即時エンコードをより効率的にするために再編成されています。</text:p>
      <text:p text:style-name="P288">・ベースISAは、リトルエンディアンのメモリシステムを持ち、ビッグエンディアンまたはバイエンディアンが非標準のバリアントであると定義されています。</text:p>
      <text:p text:style-name="P289">・アトミック命令拡張で、Load-Reserved / Store-Conditional（LR / SC）命令が追加されました。</text:p>
      <text:p text:style-name="P289">・AMOおよびLR / SCは、リリース一貫性モデルをサポートできます。</text:p>
      <text:p text:style-name="P289">・フェンス命令は、より細かいメモリとI / O順序を提供します。</text:p>
      <text:p text:style-name="P289">・fetch-and-XOR（AMOXOR）のAMOが追加され、部屋を作るためにAMOSWAPのエンコーディングが変更されました。</text:p>
      <text:p text:style-name="P361">↑部屋を作る って場所を空けるっていう感じか。</text:p>
      <text:p text:style-name="P289">・AUIPC命令は、PCに20ビットの上位の即値を追加し、現在のPC値のみを読み取るRDNPC命令を置き換えます。これにより、位置に依存しないコードが大幅に節約されます。</text:p>
      <text:p text:style-name="P289">・JAL命令は、明示的なデスティネーションレジスタを持つUタイプフォーマットに移動し、J命令は、RAL = x0のJALに置き換えられ、なくなりました。</text:p>
      <text:p text:style-name="P289">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289">・JALR命令の静的ヒントが削除されました。このヒントは、標準の呼び出し規約に準拠したコードのrdおよびrs1レジスタ指定子では冗長です。</text:p>
      <text:p text:style-name="P289">・ハードウェアを単純化し、補助情報を関数ポインタに格納できるように、JALR命令は計算されたターゲットアドレスの最下位ビットをクリアするようになりました。</text:p>
      <text:p text:style-name="P289">・MFTX.S命令とMFTX.D命令は、それぞれFMV.X.SとFMV.X.Dに名前が変更されました。同様に、MXTF.SおよびMXTF.D命令は、それぞれFMV.S.XおよびFMV.D.Xに名前が変更されました。</text:p>
      <text:p text:style-name="P289">・MFFSRおよびMTFSR命令は、それぞれFRCSRおよびFSCSRに名前が変更されました。</text:p>
      <text:p text:style-name="P289">fcsrの丸めモードおよび例外フラグのサブフィールドに個別にアクセスするために、FRRM、FSRM、FRFLAGS、およびFSFLAGS命令が追加されました。</text:p>
      <text:p text:style-name="P289">・FMV.X.SおよびFMV.X.D命令は、rs2ではなくrs1からオペランドがソースになります。この変更により、データパス設計が簡素化されます。</text:p>
      <text:p text:style-name="P289">・FCLASS.SおよびFCLASS.D浮動小数点分類命令が追加されました。</text:p>
      <text:p text:style-name="P289">・より単純なNaN生成および伝播方式が採用されています。</text:p>
      <text:p text:style-name="P289">・RV32Iの場合、システムパフォーマンスカウンターは64ビット幅に拡張されており、上位および下位32ビットへの個別の読み取りアクセスが可能です。</text:p>
      <text:p text:style-name="P289">・標準的なNOPおよびMVエンコーディングが定義されています。</text:p>
      <text:p text:style-name="P289"/>
      <text:p text:style-name="P107">-2018/03/30</text:p>
      <text:p text:style-name="P282"/>
      <text:p text:style-name="P138"/>
      <text:p text:style-name="P289">・標準的な命令長エンコーディングは、48ビット、64ビット、および &gt;64ビット命令で定義されています。</text:p>
      <text:p text:style-name="P289">・128ビットアドレス空間バリアントRV128の説明が追加されました。</text:p>
      <text:p text:style-name="P289">・32ビットの基本命令フォーマットの主なオペコードは、ユーザ定義のカスタム拡張のために割り当てられています。</text:p>
      <text:p text:style-name="P289">・rdのデータをストアすることを示唆している誤植は、rs2を参照するように修正されました。</text:p>
      <text:p text:style-name="P289"/>
      <text:p text:style-name="P107">-2018/04/01</text:p>
      <text:p text:style-name="P4"/>
      <text:p text:style-name="P138"/>
      <text:p text:style-name="P4">内容</text:p>
      <text:p text:style-name="P4"/>
      <text:p text:style-name="P4">序文</text:p>
      <text:p text:style-name="P4"/>
      <text:p text:style-name="P7">1 前書き <text:s text:c="155"/>1</text:p>
      <text:p text:style-name="P55"><text:s text:c="2"/>1.1 RISC-V ISAの概要。 。 。 。 。 。 。 。 。 。 。 。 。 。 。 。 。 。 。 。 。 。 。 。 。 。 。 。 。 。 。 。 。 。 3</text:p>
      <text:p text:style-name="P55"><text:s text:c="2"/>1.2 命令長符号化。 。 。 。 。 。 。 。 。 。 。 。 。 。 。 。 。 。 。 。 。 。 。 。 。 。 。 。 。 。 。 。 。 。 。 。 5</text:p>
      <text:p text:style-name="P4"><text:s text:c="2"/>1.3 例外、トラップ、および割り込み。 。 。 。 。 。 。 。 。 。 。 。 。 。 。 。 。 。 。 。 。 。 。 。 。 。 。 。 。 7</text:p>
      <text:p text:style-name="P4"/>
      <text:p text:style-name="P4">2 RV32Iベース整数命令セット、バージョン2.0 <text:s text:c="101"/>9</text:p>
      <text:p text:style-name="P55"><text:s text:c="2"/>2.1 基本整数サブセットのプログラマーのモデル。 。 。 。 。 。 。 。 。 。 。 。 。 。 。 。 。 。 。 。 。 。 。 。 。 9</text:p>
      <text:p text:style-name="P4"><text:s text:c="2"/>2.2 基本命令フォーマット。 。 。 。 。 。 。 。 。 。 。 。 。 。 。 。 。 。 。 。 。 。 。 。 。 。 。 。 。 。 。 。 11</text:p>
      <text:p text:style-name="P4"><text:s text:c="2"/>2.3即値エンコーディングの変形。 。 。 。 。 。 。 。 。 。 。 。 。 。 。 。 。 。 。 。 。 。 。 。 。 。 。 。 。 。 11</text:p>
      <text:p text:style-name="P82"><text:s text:c="2"/>↑valiantをどう訳すか</text:p>
      <text:p text:style-name="P55"><text:s text:c="2"/>2.4 整数計算命令。 。 。 。 。 。 。 。 。 。 。 。 。 。 。 。 。 。 。 。 。 。 。 。 。 。 。 。 。 。 。 。 。 。 。 13</text:p>
      <text:p text:style-name="P55"><text:s text:c="2"/>2.5 コントロール転送命令。 。 。 。 。 。 。 。 。 。 。 。 。 。 。 。 。 。 。 。 。 。 。 。 。 。 。 。 。 。 。 。 15</text:p>
      <text:p text:style-name="P55"><text:s text:c="2"/>2.6 ロードとストア命令。 。 。 。 。 。 。 。 。 。 。 。 。 。 。 。 。 。 。 。 。 。 。 。 。 。 。 。 。 。 。 。 。 18</text:p>
      <text:p text:style-name="P4"><text:s text:c="2"/>2.7 メモリモデル。 <text:s/>。 。 。 。 。 。 。 。 。 。 。 。 。 。 。 。 。 。 。 。 。 。 。 。 。 。 。 。 。 。 。 。 。 。 20</text:p>
      <text:p text:style-name="P55"><text:s text:c="2"/>2.8 制御と状態レジスタ命令。 。 。 。 。 。 。 。 。 。 。 。 。 。 。 。 。 。 。 。 。 。 。 。 。 。 。 。 。 。 。 。 21</text:p>
      <text:p text:style-name="P55"><text:s text:c="2"/>2.9 環境呼び出しとブレークポイント。 。 。 。 。 。 。 。 。 。 。 。 。 。 。 。 。 。 。 。 。 。 。 。 。 。 。 。 。 24</text:p>
      <text:p text:style-name="P4"/>
      <text:p text:style-name="P4">3 RV32Eベース整数命令セット、バージョン1.9 <text:s text:c="100"/>27</text:p>
      <text:p text:style-name="P4"><text:s text:c="2"/>3.1 RV32Eプログラマのモデル。 。 。 。 。 。 。 。 。 。 。 。 。 。 。 。 。 。 。 。 。 。 。 。 。 。 。 。 。 。 。 27</text:p>
      <text:p text:style-name="P4"><text:s text:c="2"/>3.2 RV32E命令セット。 。 。 。 。 。 。 。 。 。 。 。 。 。 。 。 。 。 。 。 。 。 。 。 。 。 。 。 。 。 。 。 。 。 27</text:p>
      <text:p text:style-name="P4"><text:s text:c="2"/>3.3 RV32E拡張。 。 。 。 。 。 。 。 。 。 。 。 。 。 。 。 。 。 。 。 。 。 。 。 。 。 。 。 。 。 。 。 。 。 。 。 28</text:p>
      <text:p text:style-name="P4"/>
      <text:p text:style-name="P4"/>
      <text:p text:style-name="P4"/>
      <text:p text:style-name="P138"/>
      <text:p text:style-name="P4">4 RV64Iベース整数命令セット、バージョン2.0 <text:s text:c="100"/>29</text:p>
      <text:p text:style-name="P4"><text:s text:c="2"/>4.1 レジスタの状態。 。 。 。 。 。 。 。 。 。 。 。 。 。 。 。 。 。 。 。 。 。 。 。 。 。 。 。 。 。 。 。 。 。 。 29</text:p>
      <text:p text:style-name="P55"><text:s text:c="2"/>4.2整数計算命令。 。 。 。 。 。 。 。 。 。 。 。 。 。 。 。 。 。 。 。 。 。 。 。 。 。 。 。 。 。 。 。 。 。 。 。 29</text:p>
      <text:p text:style-name="P4"><text:s text:c="2"/>4.3ロードおよびストア命令。 。 。 。 。 。 。 。 。 。 。 。 。 。 。 。 。 。 。 。 。 。 。 。 。 。 。 。 。 。 。 。 31</text:p>
      <text:p text:style-name="P4"><text:s text:c="2"/>4.4システム命令。 。 。 。 。 。 。 。 。 。 。 。 。 。 。 。 。 。 。 。 。 。 。 。 。 。 。 。 。 。 。 。 。 。 。 。 32</text:p>
      <text:p text:style-name="P4"/>
      <text:p text:style-name="P4">5 RV128I基本整数命令セット、バージョン1.7 <text:s text:c="102"/>33</text:p>
      <text:p text:style-name="P4"/>
      <text:p text:style-name="P4">6 "M"整数乗算および除算標準拡張、バ​​ージョン2.0 <text:s text:c="96"/>35</text:p>
      <text:p text:style-name="P55"><text:s text:c="2"/>6.1 乗算演算。 。 。 。 。 。 。 。 。 。 。 。 。 。 。 。 。 。 。 。 。 。 。 。 。 。 。 。 。 。 。 。 。 。 。 。 。 35</text:p>
      <text:p text:style-name="P55"><text:s text:c="2"/>6.2 除算演算。 。 。 。 。 。 。 。 。 。 。 。 。 。 。 。 。 。 。 。 。 。 。 。 。 。 。 。 。 。 。 。 。 。 。 。 。 36</text:p>
      <text:p text:style-name="P4"/>
      <text:p text:style-name="P4">7 "A"原子命令の標準拡張、バ​​ージョン2.0 <text:s text:c="107"/>39</text:p>
      <text:p text:style-name="P55"><text:s text:c="2"/>7.1原子命令の順序付けの指定。 。 。 。 。 。 。 。 。 。 。 。 。 。 。 。 。 。 。 。 。 。 。 。 。 。 。 。 。 。 。 39</text:p>
      <text:p text:style-name="P55"><text:s text:c="2"/>7.2ロード予約/ストア条件付き命令。 。 。 。 。 。 。 。 。 。 。 。 。 。 。 。 。 。 。 。 。 。 。 。 。 。 。 。 。 40</text:p>
      <text:p text:style-name="P55"><text:s text:c="2"/>7.3原子メモリ操作。 。 。 。 。 。 。 。 。 。 。 。 。 。 。 。 。 。 。 。 。 。 。 。 。 。 。 。 。 。 。 。 。 。 。 43</text:p>
      <text:p text:style-name="P4"><text:s text:c="2"/><text:span text:style-name="T6">↑Atomicってどういう意味だろう？ なんて訳すのがいいのか。</text:span></text:p>
      <text:p text:style-name="P8"/>
      <text:p text:style-name="P8">8 単精度浮動小数点"F"標準拡張 バージョン2.0 <text:s text:c="102"/>45</text:p>
      <text:p text:style-name="P4"><text:s text:c="2"/>8.1 Fレジスタ状態。 。 。 。 。 。 。 。 。 。 。 。 。 。 。 。 。 。 。 。 。 。 。 。 。 。 。 。 。 。 。 。 。 。 。 45</text:p>
      <text:p text:style-name="P55"><text:s text:c="2"/>8.2 浮動小数点制御およびステータスレジスタ。 。 。 。 。 。 。 。 。 。 。 。 。 。 。 。 。 。 。 。 。 。 。 。 。 。 47</text:p>
      <text:p text:style-name="P55"><text:s text:c="2"/>8.3 NaNの生成と伝播。 。 。 。 。 。 。 。 。 。 。 。 。 。 。 。 。 。 。 。 。 。 。 。 。 。 。 。 。 。 。 。 。 。 48</text:p>
      <text:p text:style-name="P55"><text:s text:c="2"/>8.4 非正常な算術。 。 。 。 。 。 。 。 。 。 。 。 。 。 。 。 。 。 。 。 。 。 。 。 。 。 。 。 。 。 。 。 。 。 。 49</text:p>
      <text:p text:style-name="P55"><text:s text:c="2"/>8.5 単精度ロード命令とストア命令。 。 。 。 。 。 。 。 。 。 。 。 。 。 。 。 。 。 。 。 。 。 。 。 。 。 。 。 。 49</text:p>
      <text:p text:style-name="P55"><text:s text:c="2"/>8.6 単精度浮動小数点計算命令。 。 。 。 。 。 。 。 。 。 。 。 。 。 。 。 。 。 。 。 。 。 。 。 。 。 。 。 。 。 。 49</text:p>
      <text:p text:style-name="P55"><text:s text:c="2"/>8.7 単精度浮動小数点変換および移動命令。 。 。 。 。 。 。 。 。 。 。 。 。 。 。 。 。 。 。 。 。 。 。 。 。 。 。 51</text:p>
      <text:p text:style-name="P55"><text:s text:c="2"/>8.8 単精度浮動小数点比較命令。 。 。 。 。 。 。 。 。 。 。 。 。 。 。 。 。 。 。 。 。 。 。 。 。 。 。 。 。 。 。 52</text:p>
      <text:p text:style-name="P55"><text:s text:c="2"/>8.9 単精度浮動小数点分類命令。 。 。 。 。 。 。 。 。 。 。 。 。 。 。 。 。 。 。 。 。 。 。 。 。 。 。 。 。 。 。 53</text:p>
      <text:p text:style-name="P4"/>
      <text:p text:style-name="P8">9 "D"倍精度浮動小数点標準拡張 バージョン2.0 <text:s text:c="100"/>55</text:p>
      <text:p text:style-name="P4"><text:s text:c="2"/>9.1 Dレジスタの状態。 。 。。 。 。 。 。 。 。 。 。 。 。 。 。 。 。 。 。 。 。 。 。 。 。 。 。 。 。 。 。 。 。 55</text:p>
      <text:p text:style-name="P4"/>
      <text:p text:style-name="P107">-2018/04/02</text:p>
      <text:p text:style-name="P107"/>
      <text:p text:style-name="P138"/>
      <text:p text:style-name="P55"><text:s text:c="2"/>9.2 NaNのより狭い値の箱詰め。 。 。 。 。 。 。 。 。 。 。 。 。 。 。 。 。 。 。 。 。 。 。 。 。 。 。 。 。 。 。 55</text:p>
      <text:p text:style-name="P55"><text:s text:c="2"/>9.3倍精度ロード命令とストア命令。 。 。 。 。 。 。 。 。 。 。 。 。 。 。 。 。 。 。 。 。 。 。 。 。 。 。 。 。 。 56</text:p>
      <text:p text:style-name="P55"><text:s text:c="2"/>9.4倍精度浮動小数点計算命令。 。 。 。 。 。 。 。 。 。 。 。 。 。 。 。 。 。 。 。 。 。 。 。 。 。 。 。 。 。 。 57</text:p>
      <text:p text:style-name="P55"><text:s text:c="2"/>9.5倍精度浮動小数点変換および移動命令。 。 。 。 。 。 。 。 。 。 。 。 。 。 。 。 。 。 。 。 。 。 。 。 。 。 。 。 57</text:p>
      <text:p text:style-name="P55"><text:s text:c="2"/>9.6倍精度浮動小数点比較命令。 。 。 。 。 。 。 。 。 。 。 。 。 。 。 。 。 。 。 。 。 。 。 。 。 。 。 。 。 。 。 59</text:p>
      <text:p text:style-name="P55"><text:s text:c="2"/>9.7倍精度浮動小数点分類命令。 。 。 。 。 。 。 。 。 。 。 。 。 。 。 。 。 。 。 。 。 。 。 。 。 。 。 。 。 。 。 59</text:p>
      <text:p text:style-name="P9"/>
      <text:p text:style-name="P9">10 "Q"四倍精度浮動小数点の標準拡張 バージョン2.0 <text:s text:c="94"/>61</text:p>
      <text:p text:style-name="P56"><text:s text:c="2"/>10.1 四倍精度ロード命令とストア命令。 。 。 。 。 。 。 。 。 。 。 。 。 。 。 。 。 。 。 。 。 。 。 。 。 。 。 。 。 61</text:p>
      <text:p text:style-name="P56"><text:s text:c="2"/>10.2 四倍精度計算命令。 。 。 。 。 。 。 。 。 。 。 。 。 。 。 。 。 。 。 。 。 。 。 。 。 。 。 。 。 。 。 。 。 。 62</text:p>
      <text:p text:style-name="P56"><text:s text:c="2"/>10.3 四倍精度変換および移動命令。 。 。 。 。 。 。 。 。 。 。 。 。 。 。 。 。 。 。 。 。 。 。 。 。 。 。 。 。 。 62</text:p>
      <text:p text:style-name="P56"><text:s text:c="2"/>10.4 四倍精度浮動小数点比較命令。 。 。 。 。 。 。 。 。 。 。 。 。 。 。 。 。 。 。 。 。 。 。 。 。 。 。 。 。 。 63</text:p>
      <text:p text:style-name="P56"><text:s text:c="2"/>10.5 四倍精度浮動小数点分類命令。 。 。 。 。 。 。 。 。 。 。 。 。 。 。 。 。 。 。 。 。 。 。 。 。 。 。 。 。 。 63</text:p>
      <text:p text:style-name="P4"/>
      <text:p text:style-name="P4">11 "L" 10進浮動小数点の標準拡張、バージョン0.0 <text:s text:c="97"/>65</text:p>
      <text:p text:style-name="P56"><text:s text:c="2"/>11.1 10進浮動小数点レジスタ。 。 。 。 。 。 。 。 。 。 。 。 。 。 。 。 。 。 。 。 。 。 。 。 。 。 。 。 。 。 。 65</text:p>
      <text:p text:style-name="P9"/>
      <text:p text:style-name="P9">12 "C" 圧縮された命令の標準拡張、バージョン2.0 <text:s text:c="97"/>67</text:p>
      <text:p text:style-name="P4"><text:s text:c="2"/>12.1 概要。 。 。 。 。 。 。 。 。 。 。 。 。 。 。 。 。 。 。 。 。 。 。 。 。 。 。 。 。 。 。 。 。 。 。 。 。 。 67</text:p>
      <text:p text:style-name="P56"><text:s text:c="2"/>12.2 圧縮された命令フォーマット。 。 。 。 。 。 。 。 。 。 。 。 。 。 。 。 。 。 。 。 。 。 。 。 。 。 。 。 。 。 69</text:p>
      <text:p text:style-name="P56"><text:s text:c="2"/>12.3 ロードとストア命令。 。 。 。 。 。 。 。 。 。 。 。 。 。 。 。 。 。 。 。 。 。 。 。 。 。 。 。 。 。 。 。 。 71</text:p>
      <text:p text:style-name="P56"><text:s text:c="2"/>12.4 制御転送命令。 。 。 。 。 。 。 。 。 。 。 。 。 。 。 。 。 。 。 。 。 。 。 。 。 。 。 。 。 。 。 。 。 。 。 74</text:p>
      <text:p text:style-name="P56"><text:s text:c="2"/>12.5 整数計算命令。 。 。 。 。 。 。 。 。 。 。 。 。 。 。 。 。 。 。 。 。 。 。 。 。 。 。 。 。 。 。 。 。 。 。 76</text:p>
      <text:p text:style-name="P56"><text:s text:c="2"/>12.6 LR / SCシーケンスにおけるC命令の使用。 。 。 。 。 。 。 。 。 。 。 。 。 。 。 。 。 。 。 。 。 。 。 。 。 。 80</text:p>
      <text:p text:style-name="P56"><text:s text:c="2"/>12.7 RVC命令セットリスト。 。 。 。 。 。 。 。 。 。 。 。 。 。 。 。 。 。 。 。 。 。 。 。 。 。 。 。 。 。 。 。 81 </text:p>
      <text:p text:style-name="P4"/>
      <text:p text:style-name="P4">13 "B" ビット操作の標準拡張、バージョン0.0 <text:s text:c="102"/>85</text:p>
      <text:p text:style-name="P4"/>
      <text:p text:style-name="P10">14 "J" 動的に翻訳された言語の標準拡張、バージョン0.0 <text:s text:c="89"/>87</text:p>
      <text:p text:style-name="P10"/>
      <text:p text:style-name="P4">15 "T"トランザクションメモリの標準拡張、バージョン0.0 <text:s text:c="85"/>89</text:p>
      <text:p text:style-name="P4"/>
      <text:p text:style-name="P4"/>
      <text:p text:style-name="P138"/>
      <text:p text:style-name="P4"/>
      <text:p text:style-name="P4">16 "P" 圧縮された(パックされた)SIMD命令の標準拡張、バージョン0.1 <text:s text:c="68"/>91</text:p>
      <text:p text:style-name="P4"/>
      <text:p text:style-name="P4">17 "V"ベクトル演算標準拡張、バージョン0.2 <text:s text:c="102"/>93</text:p>
      <text:p text:style-name="P4"><text:s text:c="2"/>17.1 ベクターユニットの状態。 。 。 。 。 。 。 。 。 。 。 。 。 。 。 。 。 。 。 。 。 。 。 。 。 。 。 。 。 。 。 93</text:p>
      <text:p text:style-name="P56"><text:s text:c="2"/>17.2 要素のデータ型と幅。 。 。 。 。 。 。 。 。 。 。 。 。 。 。 。 。 。 。 。 。 。 。 。 。 。 。 。 。 。 。 。 93</text:p>
      <text:p text:style-name="P56"><text:s text:c="2"/>17.3 ベクトル構成レジスタ（vcmaxw、vctype、vcp）。 。 。 。 。 。 。 。 。 。 。 。 。 。 。 。 。 。 。 。 。 。 95</text:p>
      <text:p text:style-name="P4"><text:s text:c="2"/>17.4 ベクトルの長さ。 。 。 。 。 。 。 。 。 。 。 。 。 。 。 。 。 。 。 。 。 。 。 。 。 。 。 。 。 。 。 。 。 。 97</text:p>
      <text:p text:style-name="P56"><text:s text:c="2"/>17.5迅速な設定手順。 。 。 。 。 。 。 。 。 。 。 。 。 。 。 。 。 。 。 。 。 。 。 。 。 。 。 。 。 。 。 。 。 。 97</text:p>
      <text:p text:style-name="P4"/>
      <text:p text:style-name="P4">18 "N” ユーザーレベル割り込みの標準的な拡張、バージョン1.1 <text:s text:c="75"/>101</text:p>
      <text:p text:style-name="P4"><text:s text:c="2"/>18.1 追加のCSR。 。 。 。 。 。 。 。 。 。 。 。 。 。 。 。 。 。 。 。 。 。 。 。 。 。 。 。 。 。 。 。 。 。 。 101</text:p>
      <text:p text:style-name="P56"><text:s text:c="2"/>18.2ユーザステータスレジスタ(ustatus）。 。 。 。 。 。 。 。 。 。 。 。 。 。 。 。 。 。 。 。 。 。 。 。 。 。 102</text:p>
      <text:p text:style-name="P56"><text:s text:c="2"/>18.3 その他のCSR。 。 。 。 。 。 。 。 。 。 。 。 。 。 。 。 。 。 。 。 。 。 。 。 。 。 。 。 。 。 。 。 。 。 102</text:p>
      <text:p text:style-name="P56"><text:s text:c="2"/>18.4 N拡張命令。 。 。 。 。 。 。 。 。 。 。 。 。 。 。 。 。 。 。 。 。 。 。 。 。 。 。 。 。 。 。 。 。 。 。 102</text:p>
      <text:p text:style-name="P56"><text:s text:c="2"/>18.5 前後関係交換オーバーヘッドの削減。 。 。 。 。 。 。 。 。 。 。 。 。 。 。 。 。 。 。 。 。 。 。 。 。 。 。 102</text:p>
      <text:p text:style-name="P4"/>
      <text:p text:style-name="P4">19 RV32 / 64G命令セット一覧 <text:s text:c="120"/>103</text:p>
      <text:p text:style-name="P4"/>
      <text:p text:style-name="P4">20 RISC-V アセンブリプログラマーズハンドブック <text:s text:c="94"/>109</text:p>
      <text:p text:style-name="P4"/>
      <text:p text:style-name="P4">21 RISC-V拡張 <text:s text:c="142"/>113</text:p>
      <text:p text:style-name="P56"><text:s text:c="2"/>21.1拡張用語。 。 。 。 。 。 。 。 。 。 。 。 。 。 。 。 。 。 。 。 。 。 。 。 。 。 。 。 。 。 。 。 。 。 。 。 113</text:p>
      <text:p text:style-name="P56"><text:s text:c="2"/>21.2 RISC-V拡張設計哲学(の考え方)。 。 。 。 。 。 。 。 。 。 。 。 。 。 。 。 。 。 。 。 。 。 。 。 。 。 。 。 116</text:p>
      <text:p text:style-name="P56"><text:s text:c="2"/>21.3 固定幅の32ビット命令フォーマット内の拡張。 。 。 。 。 。 。 。 。 。 。 。 。 。 。 。 。 。 。 。 。 。 。 。 116</text:p>
      <text:p text:style-name="P56"><text:s text:c="2"/>21.4整列した(アライン)64ビット命令拡張の追加。 。 。 。 。 。 。 。 。 。 。 。 。 。 。 。 。 。 。 。 。 。 。 。 118</text:p>
      <text:p text:style-name="P56"><text:s text:c="2"/>21.5 VLIWエンコーディング支援(提供?)。 。 。 。 。 。 。 。 。 。 。 。 。 。 。 。 。 。 。 。 。 。 。 。 。 。 。 118</text:p>
      <text:p text:style-name="P4"/>
      <text:p text:style-name="P4">22 ISAサブセット命名規則 <text:s text:c="125"/>121</text:p>
      <text:p text:style-name="P4"><text:s text:c="2"/>22.1大文字小文字の区別。 。 。 。 。 。 。 。 。 。 。 。 。 。 。 。 。 。 。 。 。 。 。 。 。 。 。 。 。 。 。 。 121</text:p>
      <text:p text:style-name="P56"><text:s text:c="2"/>22.2基本整数ISA。 。 。 。 。 。 。 。 。 。 。 。 。 。 。 。 。 。 。 。 。 。 。 。 。 。 。 。 。 。 。 。 。 。 。 121</text:p>
      <text:p text:style-name="P56"><text:s text:c="2"/>22.3命令拡張名。 。 。 。 。 。 。 。 。 。 。 。 。 。 。 。 。 。 。 。 。 。 。 。 。 。 。 。 。 。 。 。 。 。 。121</text:p>
      <text:p text:style-name="P4"/>
      <text:p text:style-name="P4"/>
      <text:p text:style-name="P138"/>
      <text:p text:style-name="P4"><text:s text:c="2"/>22.4バージョン番号。 。 。 。 。 。 。 。 。 。 。 。 。 。 。 。 。 。 。 。 。 。 。 。 。 。 。 。 。 。 。 。 。 。 122</text:p>
      <text:p text:style-name="P56"><text:s text:c="2"/>22.5 非標準拡張名。 。 。 。 。 。 。 。 。 。 。 。 。 。 。 。 。 。 。 。 。 。 。 。 。 。 。 。 。 。 。 。 。 。 122</text:p>
      <text:p text:style-name="P56"><text:s text:c="2"/>22.6 管理レベルの命令サブセット。 。 。 。 。 。 。 。 。 。 。 。 。 。 。 。 。 。 。 。 。 。 。 。 。 。 。 。 。 122</text:p>
      <text:p text:style-name="P56"><text:s text:c="2"/>22.7 管理レベルの拡張。 。 。 。 。 。 。 。 。 。 。 。 。 。 。 。 。 。 。 。 。 。 。 。 。 。 。 。 。 。 。 。 。 122</text:p>
      <text:p text:style-name="P56"><text:s text:c="2"/>22.8 サブセット命名規則。 。 。 。 。 。 。 。 。 。 。 。 。 。 。 。 。 。 。 。 。 。 。 。 。 。 。 。 。 。 。 。 123</text:p>
      <text:p text:style-name="P4"/>
      <text:p text:style-name="P4">23歴史と謝辞 <text:s text:c="144"/>125</text:p>
      <text:p text:style-name="P56"><text:s text:c="2"/>23.1 ISAマニュアルのリビジョン1.0履歴。 。 。 。 。 。 。 。 。 。 。 。 。 。 。 。 。 。 。 。 。 。 。 。 。 。 125</text:p>
      <text:p text:style-name="P56"><text:s text:c="2"/>23.2 ISAマニュアルのリビジョン 2.0履歴。 。 。 。 。 。 。 。 。 。 。 。 。 。 。 。 。 。 。 。 。 。 。 。 。 。 126</text:p>
      <text:p text:style-name="P4"><text:s text:c="2"/>23.3 改訂履歴2.1。 。 。 。 。 。 。 。 。 。 。 。 。 。 。 。 。 。 。 。 。 。 。 。 。 。 。 。 。 。 。 。 。 。 128</text:p>
      <text:p text:style-name="P4"><text:s text:c="2"/>23.4 改訂履歴2.2。 。 。 。 。 。 。 。 。 。 。 。 。 。 。 。 。 。 。 。 。 。 。 。 。 。 。 。 。 。 。 。 。 。 128</text:p>
      <text:p text:style-name="P56"><text:s text:c="2"/>23.5 資金調達。 。 。 。 。 。 。 。 。 。 。 。 。 。 。 。 。 。 。 。 。 。 。 。 。 。 。 。 。 。 。 。 。 。 。 。 129</text:p>
      <text:p text:style-name="P4"/>
      <text:p text:style-name="P107">-2018/04/03</text:p>
      <text:p text:style-name="P4"/>
      <text:p text:style-name="P4"/>
      <text:p text:style-name="P138"/>
      <text:p text:style-name="P104">1ページ空き。次ベージへ。</text:p>
      <text:p text:style-name="P3"/>
      <text:p text:style-name="P138"/>
      <text:p text:style-name="P4">第1章</text:p>
      <text:p text:style-name="P4"/>
      <text:p text:style-name="P4">前書き</text:p>
      <text:p text:style-name="P4"/>
      <text:p text:style-name="P4">RISC-V（「リスク5」と発音）は、コンピュータアーキテクチャの研究と教育をサポートするためにもともと設計された新しい命令セットアーキテクチャ（ISA）であり、</text:p>
      <text:p text:style-name="P4">私たちが今望んでいるのは、業界標準の自由で解放されたアーキテクチャです。</text:p>
      <text:p text:style-name="P4">RISC-Vを定義する私たちの目標は次のとおりです。：</text:p>
      <text:p text:style-name="P4"/>
      <text:p text:style-name="P289">・学界や産業界が自由に利用できる完全に解放されたISAです。</text:p>
      <text:p text:style-name="P290">・実際のISAシミュレーションまたはバイナリ変換だけでなく、直接ネイティブハードウェア実装に適しています。</text:p>
      <text:p text:style-name="P289">・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289">・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289">・改訂された2008 IEEE-754浮動小数点標準のサポート [14]。</text:p>
      <text:p text:style-name="P289">・広範なユーザーレベルのISA拡張機能と特殊なバリアントをサポートするISA。</text:p>
      <text:p text:style-name="P289"><text:s text:c="2"/><text:span text:style-name="T6">↑specialized variants. ってどう訳す？ 特別な変形、変異体、変数、展開</text:span></text:p>
      <text:p text:style-name="P289">・アプリケーション、オペレーティングシステムカーネル、およびハードウェア実装の32ビットおよび64ビットアドレス空間の両バリエーション。</text:p>
      <text:p text:style-name="P289">・異種マルチプロセッサを含む、高度に並列なマルチコアまたは多くのコアの実装を支援するISA。</text:p>
      <text:p text:style-name="P289"><text:s text:c="3"/><text:span text:style-name="T6">↑multicoreとmanycoreの違いは？ どっちも沢山のコアのように思えるが</text:span></text:p>
      <text:p text:style-name="P289">・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289">・ハイパーバイザー開発を容易にする完全仮想化ISA</text:p>
      <text:p text:style-name="P289">・新しいスーパーバイザーレベルとハイパーバイザーレベルのISAデザインを使用して実験を簡単にするISA。</text:p>
      <text:p text:style-name="P289"><text:s text:c="3"/><text:span text:style-name="T6">↑experiments 実験、試み なんだけどなんかしっくりこない</text:span></text:p>
      <text:p text:style-name="P289"/>
      <text:p text:style-name="P289">-----------------------------------------------------------------------------------------------------------------------------------</text:p>
      <text:p text:style-name="P289">私たちのデザイン決定に関する論評(解説)は、この段落のように書式化されており、読者が仕様書そのものに興味があればスキップすることができます。</text:p>
      <text:p text:style-name="P289"/>
      <text:p text:style-name="P291">-----------------------------------------------------------------------------------------------------------------------------------</text:p>
      <text:p text:style-name="P291">RISC-Vという名前は、UC Berkeley（RISC-I [23]、RISC-II [15]、SOAR [32]、SPUR [18]の最初の4つ）から5番目の主要なRISC ISA設計を代表するものです。</text:p>
      <text:p text:style-name="P289">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361">↑1つの文になってるけど、2つの文として考えた方がいいような。～明確な目標です。と ～言います。</text:p>
      <text:p text:style-name="P289"/>
      <text:p text:style-name="P4"/>
      <text:p text:style-name="P4"/>
      <text:p text:style-name="P138"/>
      <text:p text:style-name="P292">-----------------------------------------------------------------------------------------------------------------------------------</text:p>
      <text:p text:style-name="P293">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292">我々の現在の研究では、従来のトランジスタスケーリングの終了によって課された電力制約によって推進される、特殊(専門)で異種なアクセラレータへの移行に特に関心があります。</text:p>
      <text:p text:style-name="P292">私たちは、私たちの研究努力を築くための非常に柔軟で拡張性のあるベースISAを求めました。</text:p>
      <text:p text:style-name="P289"/>
      <text:p text:style-name="P289">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361">↑既存のISAはツールとアプリケーションがたくさんあるよ。ってことかな</text:p>
      <text:p text:style-name="P289">その他の利点としては、大量の文章と例題(チュートリアル)があります。</text:p>
      <text:p text:style-name="P289">しかし、商用の命令セットを研究と教育に使用した経験では、実際にはこれらの利点が小さく、欠点を上回らないことです。</text:p>
      <text:p text:style-name="P289"/>
      <text:p text:style-name="P108">-2018/04/05</text:p>
      <text:p text:style-name="P11"/>
      <text:p text:style-name="P376">・商用ISAは専有です。</text:p>
      <text:p text:style-name="P376">オープンなIEEE標準[2]であるSPARC V8を除き、商用ISAのほとんどの所有者は、知的財産を慎重に保護し、自由に利用可能な競争的実装を歓迎しません。</text:p>
      <text:p text:style-name="P376">これは、ソフトウェアシミュレータのみを使用した学術研究や教育では大きな問題は少ないですが、実際のRTL実装を共有しようとするグループにとっては大きな懸念事項でした。</text:p>
      <text:p text:style-name="P376">また、商用ISA実装のいくつかのソースを信頼したくないが、独自のクリーンルーム実装を作成することは禁止されているエンティティにとって、大きな懸案事項です。</text:p>
      <text:p text:style-name="P376">すべてのRISC-V実装に第三者の特許侵害がないことを保証することはできませんが、RISC-V実装者を訴えるしようとしないことを保証することができます。</text:p>
      <text:p text:style-name="P376">・商用ISAは特定の市場分野でのみ普及しています。</text:p>
      <text:p text:style-name="P376">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376">もう1つの例は、拡張可能なコアを提供するが、埋め込み領域に焦点を当てているARCとTensilicaです。</text:p>
      <text:p text:style-name="P376">この市場分割は、特定の商用 ISA を実際にはソフトウェアエコシステムが特定のドメインにのみ存在し、他のユーザーのために構築しなければならないという利点を希釈します。</text:p>
      <text:p text:style-name="P383">↑特定の所だけのソフトウェアエコシステムなので、ほかのユーザーのためにならないよ ってことかな</text:p>
      <text:p text:style-name="P376">・商業的なISAが出て行きます。</text:p>
      <text:p text:style-name="P377">以前の研究基盤は、もはや普及していない（SPARC、MIPS）、あるいはもはや生産段階でない（Alpha）、商用のISAまわりに構築されました。</text:p>
      <text:p text:style-name="P376">これらは、活発なソフトウェア生態系の利益を失い、ISAおよび支援ツールに関する長引く知的財産の問題は、関心のある第三者がISAの支援を継続する能力を妨げます。</text:p>
      <text:p text:style-name="P376">オープンISAは人気を失うかもしれないが、利害関係者はいずれもエコシステムの使用と開発を続けることができます。</text:p>
      <text:p text:style-name="P376">・一般的な商用ISAは複雑です。</text:p>
      <text:p text:style-name="P376">主要な商用ISAs（x86およびARM）は、ハードウェアで一般的なソフトウェアスタックおよびオペレーティングシステムをサポートするレベルを実装するのに非常に複雑です。</text:p>
      <text:p text:style-name="P376">さらに悪いことに、ほとんどすべての複雑さは、真に効率を改善する機能ではなく、間違った、あるいは少なくとも旧式のISAデザインの決定によるものです。</text:p>
      <text:p text:style-name="P376">・商用ISAだけでは、アプリケーションを起動するには十分ではありません。</text:p>
      <text:p text:style-name="P376">市販のISAを実装する努力を費やしたとしても、そのISA用に既存のアプリケーションを実行するだけでは不十分です。</text:p>
      <text:p text:style-name="P376">ほとんどのアプリケーションでは、ユーザーレベルのISAだけでなく、実行するための完全なABI（アプリケーション バイナリ インターフェイス）が必要です。</text:p>
      <text:p text:style-name="P376">ほとんどのABIはライブラリに依存しており、オペレーティングシステムの支援に依存しています。</text:p>
      <text:p text:style-name="P376">既存のオペレーティングシステムを実行するには、OSが期待する管理レベルのISAとデバイスインタフェースを実装する必要があります。</text:p>
      <text:p text:style-name="P376">これらは通常、ユーザレベルのISAよりもはるかに明確ではなく、実装がかなり複雑です。</text:p>
      <text:p text:style-name="P139"/>
      <text:p text:style-name="P376">・一般的な商用ISAは拡張性のために設計されていませんでした。</text:p>
      <text:p text:style-name="P376">支配的な商用ISAは、特に拡張性のために設計されておらず、その結果、命令セットが大きくなったため、命令エンコーディングの複雑さが増しています。</text:p>
      <text:p text:style-name="P376">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376">・変更された商用ISAは新しいISAです。</text:p>
      <text:p text:style-name="P376">私たちの主な目標の1つは、主要なISA拡張を含むアーキテクチャ研究をサポートすることです。</text:p>
      <text:p text:style-name="P378">小さな拡張機能でもコンパイラを修正し、拡張機能を使用するためにソースコードからアプリケーションを再構築する必要があるため標準のISAを使用する利点は少なくなります。</text:p>
      <text:p text:style-name="P376">新しいアーキテクチャ状態を導入するより大きな拡張では、オペレーティングシステムを変更する必要があります。</text:p>
      <text:p text:style-name="P376">最終的に、変更された商用ISAは新しいISAになりますが、ベースISAのすべての遺産障害を引継ぎます。</text:p>
      <text:p text:style-name="P376"/>
      <text:p text:style-name="P294">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294">支配的な商用ISAは、30年以上前に既によく知られている命令セットの概念に基づいています。</text:p>
      <text:p text:style-name="P294">ソフトウェア開発者はオープンな標準ハードウェア目標を目標とすることができ、商用プロセッサ設計者は実装品質を競うべきです。</text:p>
      <text:p text:style-name="P294"/>
      <text:p text:style-name="P294">我々はハードウェアの実装に適したオープンなISA設計を最初に検討しているところはありません。</text:p>
      <text:p text:style-name="P362">↑我々は最初から遠いです。って言ってるんだけどいまいちわからん。</text:p>
      <text:p text:style-name="P294">我々はまた、OpenRISCアーキテクチャ[22]に最も近いものとして、他の既存のオープンISA設計を検討しました。</text:p>
      <text:p text:style-name="P294">私たちはいくつかの技術的な理由からOpenRISC ISAを採用することに反対しました。</text:p>
      <text:p text:style-name="P294"/>
      <text:p text:style-name="P379">・OpenRISCはより高性能な実装が複雑な条件コードと分岐遅延スロットを持っています。</text:p>
      <text:p text:style-name="P376">・OpenRISCは、固定の32ビットエンコーディングと16ビット即値を使用しており、これにより、より高密度の命令エンコーディングが排除され、後でISAを拡張するためのスペースが制限されます。</text:p>
      <text:p text:style-name="P376">・OpenRISCは2008年のIEEE 754浮動小数点標準の改訂をサポートしていません。</text:p>
      <text:p text:style-name="P376">・OpenRISC 64ビットデザインは、私たちが始めたときに完成していませんでした。</text:p>
      <text:p text:style-name="P376"/>
      <text:p text:style-name="P294">白紙の状態から始めることによって、すべての目標を達成したISAを設計することができましたが、当初計画していたよりもはるかに労力がかかりました。</text:p>
      <text:p text:style-name="P294">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295">このマニュアルの最後の版以降、学界と産業界でRISC-V ISAかなりの取り込みが行われており、我々は標準を保護し促進するために非営利のRISC-V財団を創設しました。</text:p>
      <text:p text:style-name="P294">RISC-V 財団ウェブサイト（http：// riscv.org）には、RISC-Vを使用した財団メンバーシップと様々なオープンソースプロジェクトに関する最新情報が掲載されています。</text:p>
      <text:p text:style-name="P294"/>
      <text:p text:style-name="P11">RISC-Vマニュアルは2つの巻で構成されています。</text:p>
      <text:p text:style-name="P11">この巻は、オプションのISA拡張を含むユーザーレベルのISA設計について説明します。</text:p>
      <text:p text:style-name="P11">2番目の巻は特権アーキテクチャを提供します。</text:p>
      <text:p text:style-name="P11"/>
      <text:p text:style-name="P296">-----------------------------------------------------------------------------------------------------------------------------------</text:p>
      <text:p text:style-name="P296">このユーザーレベルのマニュアルでは、特定のマイクロアーキテクチャー機能や特権アーキテクチャーの詳細に依存することを排除することを目指しています。</text:p>
      <text:p text:style-name="P296">これは、明快さと、代替実装のための最大の柔軟性を可能にするためです。</text:p>
      <text:p text:style-name="P296"/>
      <text:p text:style-name="P109">-2018/04/05</text:p>
      <text:p text:style-name="P12"/>
      <text:p text:style-name="P12">1.1 RISC-V ISAの概要</text:p>
      <text:p text:style-name="P12"/>
      <text:p text:style-name="P12">RISC-V ISAは、任意の実装に存在しなければならない基本整数ISAと、基本ISAへのオプションの拡張として定義されます。</text:p>
      <text:p text:style-name="P12">基本整数ISAは、分岐遅延スロットがなく、オプションの可変長命令エンコーディングをサポートしている点を除いて、初期のRISCプロセッサのものと非常によく似ています。</text:p>
      <text:p text:style-name="P12">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12"/>
      <text:p text:style-name="P12"><text:soft-page-break/>各基本整数命令セットは、整数レジスタの幅および対応するユーザアドレス空間のサイズによって特徴付けられます。</text:p>
      <text:p text:style-name="P13">2つの主要な基本整数の変形、RV32IとRV64Iがあり、それぞれ第2章と第4章で説明します。これらは32ビットまたは64ビットのユーザーレベルのアドレス空間を提供します。</text:p>
      <text:p text:style-name="P12">ハードウェアの実装およびオペレーティングシステムは、ユーザープログラムに対してRV32IとRV64Iの一方または両方のみを提供する場合があります。</text:p>
      <text:p text:style-name="P12">第3章では、小型マイクロコントローラをサポートするために追加されたRV32Iベース命令セットのRV32Eサブセットの変形について説明します。</text:p>
      <text:p text:style-name="P12">第5章では、将来の128ビットユーザアドレス空間をサポートする基本整数命令セットのRV128I変形について説明します。</text:p>
      <text:p text:style-name="P12">基本整数命令セットは、符号付き整数値に対して2の補数表現を使用します。</text:p>
      <text:p text:style-name="P12"/>
      <text:p text:style-name="P297">-----------------------------------------------------------------------------------------------------------------------------------</text:p>
      <text:p text:style-name="P297">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297">さらに、教育目的では32ビットのアドレス空間で十分です。</text:p>
      <text:p text:style-name="P297">最終的には128ビットのアドレス空間が必要になりますので、これをRISC-V ISAフレームワークに収めることができます。</text:p>
      <text:p text:style-name="P296"/>
      <text:p text:style-name="P12">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12"/>
      <text:p text:style-name="P298">-----------------------------------------------------------------------------------------------------------------------------------</text:p>
      <text:p text:style-name="P298">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363">↑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298"/>
      <text:p text:style-name="P14">RISC-Vは、豊富なカスタマイズと特殊化をサポートするように設計されています。</text:p>
      <text:p text:style-name="P14">基本整数ISAは、1つまたは複数のオプションの命令セット拡張で拡張できますが、基本整数命令は再定義できません。</text:p>
      <text:p text:style-name="P14">RISC-V命令セット拡張機能を標準および非標準拡張に分割します。</text:p>
      <text:p text:style-name="P14">標準拡張は一般的に有用であり、他の標準拡張と競合しないようにする必要があります。</text:p>
      <text:p text:style-name="P14">非標準拡張は高度に専門化されているか、他の標準または非標準拡張と競合する可能性があります。</text:p>
      <text:p text:style-name="P14">命令セット拡張は、基本整数命令セットの幅に応じて若干異なる機能を提供することがあります。</text:p>
      <text:p text:style-name="P14">第21章では、RISC-V ISAを拡張するさまざまな方法について説明します。</text:p>
      <text:p text:style-name="P14">また、RISC-Vベース命令と命令セット拡張の命名規則も開発しました（第22章で詳しく説明しています）。</text:p>
      <text:p text:style-name="P14"/>
      <text:p text:style-name="P14">より一般的なソフトウェア開発をサポートするために、整数の乗算/除算、アトミック演算、単精度浮動小数点演算と倍精度浮動小数点演算を提供する標準拡張のセットが定義されています。</text:p>
      <text:p text:style-name="P14">基本整数ISAは "I"（整数レジスタの幅に応じてRV32またはRV64が前に付く）という名前で、整数計算命令、整数ロード、整数ストア、および制御フロー命令を含み、すべてのRISC-V実装で必須です。</text:p>
      <text:p text:style-name="P14">標準の整数の乗算および除算の拡張は「M」と命名され、整数レジスタに保持された値を乗算およ​​び除算するための命令を追加します。</text:p>
      <text:p text:style-name="P14">「A」で示される標準的な原子命令拡張は、プロセッサ間同期のためにメモリを原子的に読み取り、修正し、書き込む命令を追加する。</text:p>
      <text:p text:style-name="P14">"F"で示される標準単精度浮動小数点拡張は、浮動小数点レジスタ、単精度計算命令、および単精度ロードおよびストアを追加します。</text:p>
      <text:p text:style-name="P14">"D"で示される標準倍精度浮動小数点拡張は、浮動小数点レジスタを拡張し、倍精度の計算命令、ロード、およびストアを追加します。</text:p>
      <text:p text:style-name="P15">整数ベースに加えて、これら4つの標準拡張（「IMAFD」）には、略語「G」が与えられ、汎用スカラ命令セットが提供される。</text:p>
      <text:p text:style-name="P14">現在、RV32GとRV64Gはコンパイラツールチェーンのデフォルトターゲットです。</text:p>
      <text:p text:style-name="P14">後の章では、これらおよびその他の計画された標準的なRISC-V拡張について説明します。</text:p>
      <text:p text:style-name="P83">↑アトミックとアトミカリってどう訳すべきか。ARM AMBA AXI規格に アトミック転送ってあったような。あれと同じ？</text:p>
      <text:p text:style-name="P14"/>
      <text:p text:style-name="P147"/>
      <text:p text:style-name="P14">ベース整数ISAおよび標準の拡張を超えて、新しい命令がすべてのアプリケーションに大きな利点をもたらすことはまれですが、特定のドメインにとっては非常に有益です。</text:p>
      <text:p text:style-name="P14">エネルギー効率の懸念により、より専門化が強まっているので、ISA仕様の必要部分を簡素化することが重要であると考えています。</text:p>
      <text:p text:style-name="P14">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14">たとえば、基本整数ISAsは、後続の拡張機能に関係なく、完全に支持されている独立型ISAsとして引き続き使用さ続けます。</text:p>
      <text:p text:style-name="P14"/>
      <text:p text:style-name="P299">-----------------------------------------------------------------------------------------------------------------------------------</text:p>
      <text:p text:style-name="P299">ユーザーISA仕様の2.0リリースでは、将来の開発のために、 "RV32IMAFD"と "RV64IMAFD"ベースと標準拡張（別名 "RV32G"と "RV64G"）を一定に保つ予定です。</text:p>
      <text:p text:style-name="P299"/>
      <text:p text:style-name="P16">1.2 命令長エンコーディング</text:p>
      <text:p text:style-name="P16"/>
      <text:p text:style-name="P16">ベースRISC-V ISAは、固定長の32ビット命令を備えています。これらの命令は、32ビット境界で自然に整列する必要があります。</text:p>
      <text:p text:style-name="P16">しかし、標準のRISC-Vエンコーディング方式は、可変長命令を持つISA拡張をサポートするように設計されています。各命令は任意の数の16ビット命令区切りになり、16ビット境界で自然に整列されます。</text:p>
      <text:p text:style-name="P16">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16"/>
      <text:p text:style-name="P16">図1.1に、標準的なRISC-V命令長エンコード規則を示します。</text:p>
      <text:p text:style-name="P16">ベースISAのすべての32ビット命令は、最下位の2ビットが11に設定されています。</text:p>
      <text:p text:style-name="P16">オプションの圧縮された16ビット命令セット拡張は、00,01、または10に等しい最低2ビットを有しています。</text:p>
      <text:p text:style-name="P17">32ビット以上でエンコードされた標準命令セット拡張では、図1.1に示す48ビットおよび64ビットの長さ規則に従って、下位ビットが1に設定され追加されます。</text:p>
      <text:p text:style-name="P16">80ビットと176ビットの間の命令長は、最初の5x16 ビットワードに加えて、16ビットワードの数を与えるビット [14:12] の3ビットフィールドを使用して符号化されます。</text:p>
      <text:p text:style-name="P16">ビット[14:12]が111にセットされた符号化は、将来のより長い命令符号化のために予約されています。</text:p>
      <text:p text:style-name="P16"/>
      <text:p text:style-name="P300">-----------------------------------------------------------------------------------------------------------------------------------</text:p>
      <text:p text:style-name="P300">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300">また、実験とより大きな命令セット拡張をサポートするために、より長い命令をオプションで許可したいと考えました。</text:p>
      <text:p text:style-name="P300">私たちの符号化規約では、コアRISC-V ISAの符号化がより厳密に要求されていましたが、これにはいくつかの有益な効果があります。</text:p>
      <text:p text:style-name="P301">標準G ISAの実装では、命令キャッシュに最上位30ビットしか保持する必要がありません（6.25％の節約）。</text:p>
      <text:p text:style-name="P300">命令キャッシュリフィルでは、不正な命令例外の動作を保持するためにキャッシュに格納する前に、ロービットクリアのいずれかの命令が不正30bit 命令に記録される必要があります。</text:p>
      <text:p text:style-name="P364">↑ここは何を言っているのかよくわからない。例外が起こった時には30bitは保持してねということかな。？？？</text:p>
      <text:p text:style-name="P300">おそらくもっと重要なのは、基本ISAを32ビット命令語のサブセットに集約することによって、カスタム拡張で使用可能な空間が増えたことです。</text:p>
      <text:p text:style-name="P302">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300"/>
      <text:p text:style-name="P18"/>
      <text:p text:style-name="P140"/>
      <text:p text:style-name="P57"><draw:frame text:anchor-type="paragraph" draw:z-index="0" draw:name="シェイプ1" draw:style-name="gr1" draw:text-style-name="P442" svg:width="3.075cm" svg:height="0.479cm" svg:x="11.453cm" svg:y="0.034cm"><draw:text-box><text:p><text:span text:style-name="T39">xxxxxxxxxxxxxxaa</text:span></text:p></draw:text-box></draw:frame><text:s text:c="136"/><text:span text:style-name="T11">16-bit (aa≠11)</text:span></text:p>
      <text:p text:style-name="P57"/>
      <text:p text:style-name="P57"><draw:frame text:anchor-type="paragraph" draw:z-index="1" draw:name="シェイプ1" draw:style-name="gr1" draw:text-style-name="P442" svg:width="3.088cm" svg:height="0.479cm" svg:x="11.453cm" svg:y="0.081cm"><draw:text-box><text:p><text:span text:style-name="T39">xxxxxxxxxxxbbb11</text:span></text:p></draw:text-box></draw:frame><draw:frame text:anchor-type="paragraph" draw:z-index="6" draw:name="シェイプ1" draw:style-name="gr1" draw:text-style-name="P442" svg:width="2.879cm" svg:height="0.479cm" svg:x="8.571cm" svg:y="0.079cm"><draw:text-box><text:p><text:span text:style-name="T39">xxxxxxxxxxxxxxxx</text:span></text:p></draw:text-box></draw:frame><text:s text:c="136"/>32-bit (bbb≠111)</text:p>
      <text:p text:style-name="P57"><draw:frame text:anchor-type="paragraph" draw:z-index="2" draw:name="シェイプ1" draw:style-name="gr1" draw:text-style-name="P442" svg:width="3.058cm" svg:height="0.479cm" svg:x="11.486cm" svg:y="0.48cm"><draw:text-box><text:p><text:span text:style-name="T39">xxxxxxxxxx011111</text:span></text:p></draw:text-box></draw:frame></text:p>
      <text:p text:style-name="P57"><draw:frame text:anchor-type="paragraph" draw:z-index="7" draw:name="シェイプ1" draw:style-name="gr1" draw:text-style-name="P442" svg:width="2.879cm" svg:height="0.479cm" svg:x="8.602cm" svg:y="0.004cm"><draw:text-box><text:p><text:span text:style-name="T39">xxxxxxxxxxxxxxxx</text:span></text:p></draw:text-box></draw:frame><draw:line text:anchor-type="paragraph" draw:z-index="11" draw:name="シェイプ2" draw:style-name="gr2" draw:text-style-name="P443" svg:x1="8.602cm" svg:y1="0.004cm" svg:x2="6.535cm" svg:y2="0.004cm"><text:p/></draw:line><draw:line text:anchor-type="paragraph" draw:z-index="12" draw:name="シェイプ2" draw:style-name="gr2" draw:text-style-name="P443" svg:x1="8.602cm" svg:y1="0.485cm" svg:x2="6.535cm" svg:y2="0.485cm"><text:p/></draw:line><draw:line text:anchor-type="paragraph" draw:z-index="13" draw:name="シェイプ2" draw:style-name="gr2" draw:text-style-name="P443" svg:x1="8.602cm" svg:y1="0.954cm" svg:x2="6.535cm" svg:y2="0.954cm"><text:p/></draw:line><text:s text:c="69"/>…xxxx <text:s text:c="57"/>48-bit</text:p>
      <text:p text:style-name="P57"><draw:frame text:anchor-type="paragraph" draw:z-index="3" draw:name="シェイプ1" draw:style-name="gr1" draw:text-style-name="P442" svg:width="3.058cm" svg:height="0.479cm" svg:x="11.486cm" svg:y="0.469cm"><draw:text-box><text:p><text:span text:style-name="T39">xxxxxxxxx0111111</text:span></text:p></draw:text-box></draw:frame><draw:frame text:anchor-type="paragraph" draw:z-index="8" draw:name="シェイプ1" draw:style-name="gr1" draw:text-style-name="P442" svg:width="2.879cm" svg:height="0.479cm" svg:x="8.604cm" svg:y="0.469cm"><draw:text-box><text:p><text:span text:style-name="T39">xxxxxxxxxxxxxxxx</text:span></text:p></draw:text-box></draw:frame><draw:line text:anchor-type="paragraph" draw:z-index="14" draw:name="シェイプ2" draw:style-name="gr2" draw:text-style-name="P443" svg:x1="8.602cm" svg:y1="0.942cm" svg:x2="6.535cm" svg:y2="0.942cm"><text:p/></draw:line><draw:line text:anchor-type="paragraph" draw:z-index="15" draw:name="シェイプ2" draw:style-name="gr2" draw:text-style-name="P443" svg:x1="8.602cm" svg:y1="1.436cm" svg:x2="6.535cm" svg:y2="1.436cm"><text:p/></draw:line></text:p>
      <text:p text:style-name="P57"><text:s text:c="69"/>…xxxx <text:s text:c="56"/>64-bit</text:p>
      <text:p text:style-name="P57"><draw:frame text:anchor-type="paragraph" draw:z-index="4" draw:name="シェイプ1" draw:style-name="gr1" draw:text-style-name="P442" svg:width="3.058cm" svg:height="0.479cm" svg:x="11.508cm" svg:y="0.471cm"><draw:text-box><text:p><text:span text:style-name="T39">xnnnxxxxx1111111</text:span></text:p></draw:text-box></draw:frame><draw:frame text:anchor-type="paragraph" draw:z-index="9" draw:name="シェイプ1" draw:style-name="gr1" draw:text-style-name="P442" svg:width="2.879cm" svg:height="0.479cm" svg:x="8.622cm" svg:y="0.476cm"><draw:text-box><text:p><text:span text:style-name="T39">xxxxxxxxxxxxxxxx</text:span></text:p></draw:text-box></draw:frame><draw:line text:anchor-type="paragraph" draw:z-index="16" draw:name="シェイプ2" draw:style-name="gr2" draw:text-style-name="P443" svg:x1="8.602cm" svg:y1="0.954cm" svg:x2="6.535cm" svg:y2="0.954cm"><text:p/></draw:line></text:p>
      <text:p text:style-name="P57"><draw:line text:anchor-type="paragraph" draw:z-index="17" draw:name="シェイプ2" draw:style-name="gr2" draw:text-style-name="P443" svg:x1="8.602cm" svg:y1="0.967cm" svg:x2="6.535cm" svg:y2="0.967cm"><text:p/></draw:line><text:s text:c="69"/>…xxxx <text:s text:c="56"/>(80+16*nnn)-bit,nnn≠111</text:p>
      <text:p text:style-name="P57"><draw:frame text:anchor-type="paragraph" draw:z-index="5" draw:name="シェイプ1" draw:style-name="gr1" draw:text-style-name="P442" svg:width="3.058cm" svg:height="0.479cm" svg:x="11.509cm" svg:y="0.483cm"><draw:text-box><text:p><text:span text:style-name="T39">x111xxxxx1111111</text:span></text:p></draw:text-box></draw:frame><draw:frame text:anchor-type="paragraph" draw:z-index="10" draw:name="シェイプ1" draw:style-name="gr1" draw:text-style-name="P442" svg:width="2.879cm" svg:height="0.479cm" svg:x="8.624cm" svg:y="0.48cm"><draw:text-box><text:p><text:span text:style-name="T39">xxxxxxxxxxxxxxxx</text:span></text:p></draw:text-box></draw:frame><draw:line text:anchor-type="paragraph" draw:z-index="18" draw:name="シェイプ2" draw:style-name="gr2" draw:text-style-name="P443" svg:x1="8.602cm" svg:y1="0.954cm" svg:x2="6.535cm" svg:y2="0.954cm"><text:p/></draw:line></text:p>
      <text:p text:style-name="P57"><text:s text:c="69"/>…xxxx <text:s text:c="56"/>Reserved for ≥192-bits</text:p>
      <text:p text:style-name="P57"/>
      <text:p text:style-name="P57"><text:s text:c="44"/>Base Address: <text:s text:c="3"/>base+4 <text:s text:c="15"/>base+2 <text:s text:c="21"/>base</text:p>
      <text:p text:style-name="P57"/>
      <text:p text:style-name="P57">図 1.1 RISC-V 命令長符号化</text:p>
      <text:p text:style-name="P90">↑要するに、命令コードは16bitずつの区切りで、下位ビットから見ていくと何ビットの命令かわかるよ、ってこと</text:p>
      <text:p text:style-name="P57"/>
      <text:p text:style-name="P303">-----------------------------------------------------------------------------------------------------------------------------------</text:p>
      <text:p text:style-name="P303">すべてのゼロビットを含む任意の長さの命令が正当でないという特徴は、ゼロメモリ領域への誤ったジャンプを素早くトラップするためです。</text:p>
      <text:p text:style-name="P303">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303"/>
      <text:p text:style-name="P19">ベースRISC-V ISAにはリトルエンディアンのメモリシステムがありますが、非標準のバリアントではビッグエンディアンまたはバイエンディアンのメモリシステムを提供できます。</text:p>
      <text:p text:style-name="P19">命令はメモリに格納され、各16ビット区画は、実装の自然なエンディアンに従ってメモリハーフワードに格納されます。</text:p>
      <text:p text:style-name="P19">1つの命令を形成する区画は、命令仕様の最も低い番号のビットを保持する最下位の区画を有します、すなわちメモリシステムのエンディアンに関係なく小規模の区画配列に常に格納されます。</text:p>
      <text:p text:style-name="P19">図1.2のコードシーケンスは、メモリシステムのエンディアンに関係なく、32ビット命令をメモリに正しく格納します。</text:p>
      <text:p text:style-name="P18"/>
      <text:p text:style-name="P304">-----------------------------------------------------------------------------------------------------------------------------------</text:p>
      <text:p text:style-name="P304">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304">目立たない点は、我々はハードウェア設計者にとっては、リトルエンディアンのメモリシステムがより自然なものであることがわかったということです。</text:p>
      <text:p text:style-name="P304">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304">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304">これにより、最初の16ビット命令区画の最初の数ビットのみを調べることによって、命令フェッチユニットによって可変長命令の長さを迅速に決定することが可能になります。</text:p>
      <text:p text:style-name="P304">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304"/>
      <text:p text:style-name="P18"/>
      <text:p text:style-name="P140"/>
      <text:p text:style-name="P304">// x2レジスタの32ビット命令をx3が指し示す位置に格納します。</text:p>
      <text:p text:style-name="P304"><text:span text:style-name="T10">sh <text:s/>x2, 0(x3) <text:s text:c="2"/>// 命令の下位ビットを第1区画に格納します</text:span>。</text:p>
      <text:p text:style-name="P304">srli x2, x2, 16 <text:s/>// 上位ビットを下位ビットに移動し、x2を上書きします。</text:p>
      <text:p text:style-name="P304">sh <text:s/>x2, 2(x3) <text:s text:c="2"/>// 上位ビットを2番目の区画に格納します。</text:p>
      <text:p text:style-name="P304"/>
      <text:p text:style-name="P283">図1.2： レジスタからメモリへの32ビット命令を格納する推奨コードシーケンス。</text:p>
      <text:p text:style-name="P58">ビッグエンディアンとリトルエンディアンの両方のメモリシステムで正しく動作し、可変長命令セット拡張で使用される場合の誤整列アクセスを回避します。</text:p>
      <text:p text:style-name="P58"/>
      <text:p text:style-name="P18">1.3 例外、トラップ、および割り込み</text:p>
      <text:p text:style-name="P18"/>
      <text:p text:style-name="P18">現在のRISC-Vスレッドの命令に関連付けられた実行時に発生する異常な状態を参照するために、例外という用語を使用します。</text:p>
      <text:p text:style-name="P18">トラップという用語は、RISC-Vスレッド内で発生する例外的条件によって引き起こされるトラップハンドラへの制御の同期転送を参照するために使用します。</text:p>
      <text:p text:style-name="P18">トラップハンドラは通常より特権のある環境で実行されます。</text:p>
      <text:p text:style-name="P18"/>
      <text:p text:style-name="P18">現在のRISC-Vスレッドとは非同期に発生する外部イベントを参照するために、割り込みという用語を使用します。</text:p>
      <text:p text:style-name="P18">処理されなければならない割込みが発生すると、割込み例外を受け取るためにいくつかの命令が選択され、続いてトラップが発生します。</text:p>
      <text:p text:style-name="P18"/>
      <text:p text:style-name="P18">次章の命令説明では、実行中に例外が発生する条件について説明しています。</text:p>
      <text:p text:style-name="P18">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18"/>
      <text:p text:style-name="P305">-----------------------------------------------------------------------------------------------------------------------------------</text:p>
      <text:p text:style-name="P305">私たちの "例外"と "トラップ"の使用は、IEEE-754浮動小数点標準と一致します。</text:p>
      <text:p text:style-name="P299"/>
      <text:p text:style-name="P110">-2018/04/14</text:p>
      <text:p text:style-name="P16"/>
      <text:p text:style-name="P16"><text:s text:c="3"/></text:p>
      <text:p text:style-name="P141"/>
      <text:p text:style-name="P16"/>
      <text:p text:style-name="P105">1ページ空き。次ベージへ。</text:p>
      <text:p text:style-name="P141"/>
      <text:p text:style-name="P16">第2章</text:p>
      <text:p text:style-name="P16">RV32Iベース整数命令セット、</text:p>
      <text:p text:style-name="P16">バージョン2.0</text:p>
      <text:p text:style-name="P16"/>
      <text:p text:style-name="P16">この章では、RV32I基本整数命令セットのバージョン2.0について説明します。</text:p>
      <text:p text:style-name="P16">解説の多くはRV64I変形にも当てはまります。</text:p>
      <text:p text:style-name="P16"/>
      <text:p text:style-name="P306">-----------------------------------------------------------------------------------------------------------------------------------</text:p>
      <text:p text:style-name="P306">RV32Iは、コンパイラターゲットを形成し、最新のオペレーティングシステム環境をサポートするのに十分なものになるように設計されています。</text:p>
      <text:p text:style-name="P306">ISAは最小限の実装で必要なハードウェアを削減するように設計されています。</text:p>
      <text:p text:style-name="P307">RV32Iには47個のユニークな命令が含まれていますが、シンプルな実装では、8個のSCALL / SBREAK / CSRR *命令を常に1つのSYSTEMハードウェア命令でカバーすることができますが、FENCEおよびFENCE.I命令をNOPとして、 ハードウェア命令数を合計38に減らします。</text:p>
      <text:p text:style-name="P365">↑いまいちよくわからんが、RV32Iは47命令あるけど、おまとめすると38命令に減るよ。っていってるんだろうか</text:p>
      <text:p text:style-name="P306">RV32Iはほとんどの他のISA拡張をエミュレートすることができます（アトミック性を追加するハードウェアサポートが必要なA拡張機能を除く）。</text:p>
      <text:p text:style-name="P299"/>
      <text:p text:style-name="P16">2.1基本整数サブセットのプログラマモデル</text:p>
      <text:p text:style-name="P16"/>
      <text:p text:style-name="P16">図2.1に、基本整数サブセットのユーザーが表示できる状態を示します。</text:p>
      <text:p text:style-name="P16">整数値を保持する31個の汎用レジスタx1〜x31があります。</text:p>
      <text:p text:style-name="P16">レジスタx0は定数0にハードワイヤードされています。</text:p>
      <text:p text:style-name="P16">ハードワイヤードのサブルーチンリターンアドレスリンクレジスタはありませんが、標準ソフトウェア呼び出し規約ではレジスタx1を使用して呼び出し時にリターンアドレスを保持します。</text:p>
      <text:p text:style-name="P16">RV32では、xレジスタは32ビット幅で、RV64では64ビット幅です。</text:p>
      <text:p text:style-name="P16">このドキュメントでは、XLENという用語を使用して、xレジスタの現在の幅（32または64のいずれか）を参照します。</text:p>
      <text:p text:style-name="P16"/>
      <text:p text:style-name="P16">追加のユーザ可視レジスタが1つあります。：プログラムカウンタpcは、現在の命令のアドレスを保持します。</text:p>
      <text:p text:style-name="P16"/>
      <text:p text:style-name="P110">-2018/04/17</text:p>
      <text:p text:style-name="P308">-----------------------------------------------------------------------------------------------------------------------------------</text:p>
      <text:p text:style-name="P309">使用可能なアーキテクチャレジスタの数は、コードサイズ、パフォーマンス、およびエネルギー消費に大きな影響を与える可能性があります。</text:p>
      <text:p text:style-name="P309">コンパイルされたコードを実行する整数ISAには16個のレジスタで十分ですが、3アドレス形式を使用して16ビットの命令で16個のレジスタで完全なISAをエンコードすることは不可能です。</text:p>
      <text:p text:style-name="P309">2アドレス形式も可能ですが、命令数が増えてそれと効率が低下します。</text:p>
      <text:p text:style-name="P309">基本的なハードウェアの実装を簡素化するために中間命令サイズ（Xtensaの24ビット命令など）を避け、32ビット命令サイズが採用されれば32の整数レジスタを維持するのは簡単でした。</text:p>
      <text:p text:style-name="P309">整数レジスタの数が多いほど、ループ展開、ソフトウェアパイプライン、およびキャッシュタイリングを幅広く使用できる高性能コードのパフォーマンスも向上します。</text:p>
      <text:p text:style-name="P366">↑キャッシュタイリングってなんだろ。キャッシュ領域を埋めるっていう意味かな？</text:p>
      <text:p text:style-name="P309">これらの理由から、我々は基本ISA用のために32の整数レジスタを従来のサイズで選択しました。</text:p>
      <text:p text:style-name="P310">動的レジスタの使用量は、頻繁にアクセスされるいくつかのレジスタによって支配される傾向があり、regfileの実装は頻繁にアクセスされるレジスタのアクセスエネルギーを削減するために最適化することができます[31]。</text:p>
      <text:p text:style-name="P309">オプションで圧縮された16ビット命令フォーマットは主に8つのレジスタにしかアクセスせず、したがって高密度命令エンコーディングを提供することができ、追加の命令セット拡張は必要に応じて非常に大きなレジスタ空間（平坦かもしくは階層的に）をサポートすることができます。</text:p>
      <text:p text:style-name="P309">資源に制約のある組み込みアプリケーションの場合、RV32Eサブセットを定義しました。このサブセットには16個のレジスタしかありません（第3章）。</text:p>
      <text:p text:style-name="P309"/>
      <text:p text:style-name="P20"/>
      <text:p text:style-name="P142"><text:s text:c="61"/><text:span text:style-name="T13"><text:s text:c="15"/>XLEN-1 <text:s text:c="24"/>0</text:span></text:p>
      <table:table table:name="表2" table:style-name="表2" table:template-name="標準スタイル">
        <table:table-column table:style-name="表2.A"/>
        <table:table-row table:style-name="表2.1">
          <table:table-cell table:style-name="表2.A1" office:value-type="string">
            <text:p text:style-name="P250"><text:s text:c="9"/>X0 / Zero</text:p>
          </table:table-cell>
        </table:table-row>
        <table:table-row>
          <table:table-cell table:style-name="表2.A2" office:value-type="string">
            <text:p text:style-name="P250">x1</text:p>
          </table:table-cell>
        </table:table-row>
        <table:table-row>
          <table:table-cell table:style-name="表2.A2" office:value-type="string">
            <text:p text:style-name="P250">x2</text:p>
          </table:table-cell>
        </table:table-row>
        <table:table-row>
          <table:table-cell table:style-name="表2.A2" office:value-type="string">
            <text:p text:style-name="P250">x3</text:p>
          </table:table-cell>
        </table:table-row>
        <table:table-row>
          <table:table-cell table:style-name="表2.A2" office:value-type="string">
            <text:p text:style-name="P250">x4</text:p>
          </table:table-cell>
        </table:table-row>
        <table:table-row>
          <table:table-cell table:style-name="表2.A2" office:value-type="string">
            <text:p text:style-name="P250">x5</text:p>
          </table:table-cell>
        </table:table-row>
        <table:table-row>
          <table:table-cell table:style-name="表2.A2" office:value-type="string">
            <text:p text:style-name="P250">x6</text:p>
          </table:table-cell>
        </table:table-row>
        <table:table-row>
          <table:table-cell table:style-name="表2.A2" office:value-type="string">
            <text:p text:style-name="P250">x7</text:p>
          </table:table-cell>
        </table:table-row>
        <table:table-row>
          <table:table-cell table:style-name="表2.A2" office:value-type="string">
            <text:p text:style-name="P250">x8</text:p>
          </table:table-cell>
        </table:table-row>
        <table:table-row>
          <table:table-cell table:style-name="表2.A2" office:value-type="string">
            <text:p text:style-name="P250">x9</text:p>
          </table:table-cell>
        </table:table-row>
        <table:table-row>
          <table:table-cell table:style-name="表2.A2" office:value-type="string">
            <text:p text:style-name="P250">x10</text:p>
          </table:table-cell>
        </table:table-row>
        <table:table-row>
          <table:table-cell table:style-name="表2.A2" office:value-type="string">
            <text:p text:style-name="P250">x11</text:p>
          </table:table-cell>
        </table:table-row>
        <table:table-row>
          <table:table-cell table:style-name="表2.A2" office:value-type="string">
            <text:p text:style-name="P250">x12</text:p>
          </table:table-cell>
        </table:table-row>
        <table:table-row>
          <table:table-cell table:style-name="表2.A2" office:value-type="string">
            <text:p text:style-name="P250">x13</text:p>
          </table:table-cell>
        </table:table-row>
        <table:table-row>
          <table:table-cell table:style-name="表2.A2" office:value-type="string">
            <text:p text:style-name="P250">x14</text:p>
          </table:table-cell>
        </table:table-row>
        <table:table-row>
          <table:table-cell table:style-name="表2.A2" office:value-type="string">
            <text:p text:style-name="P250">x15</text:p>
          </table:table-cell>
        </table:table-row>
        <table:table-row>
          <table:table-cell table:style-name="表2.A2" office:value-type="string">
            <text:p text:style-name="P250">x16</text:p>
          </table:table-cell>
        </table:table-row>
        <table:table-row>
          <table:table-cell table:style-name="表2.A2" office:value-type="string">
            <text:p text:style-name="P250">x17</text:p>
          </table:table-cell>
        </table:table-row>
        <table:table-row>
          <table:table-cell table:style-name="表2.A2" office:value-type="string">
            <text:p text:style-name="P250">x18</text:p>
          </table:table-cell>
        </table:table-row>
        <table:table-row>
          <table:table-cell table:style-name="表2.A2" office:value-type="string">
            <text:p text:style-name="P250">x19</text:p>
          </table:table-cell>
        </table:table-row>
        <table:table-row>
          <table:table-cell table:style-name="表2.A2" office:value-type="string">
            <text:p text:style-name="P250">x20</text:p>
          </table:table-cell>
        </table:table-row>
        <table:table-row>
          <table:table-cell table:style-name="表2.A2" office:value-type="string">
            <text:p text:style-name="P250">x21</text:p>
          </table:table-cell>
        </table:table-row>
        <table:table-row>
          <table:table-cell table:style-name="表2.A2" office:value-type="string">
            <text:p text:style-name="P250">x22</text:p>
          </table:table-cell>
        </table:table-row>
        <table:table-row>
          <table:table-cell table:style-name="表2.A2" office:value-type="string">
            <text:p text:style-name="P250">x23</text:p>
          </table:table-cell>
        </table:table-row>
        <table:table-row>
          <table:table-cell table:style-name="表2.A2" office:value-type="string">
            <text:p text:style-name="P250">x24</text:p>
          </table:table-cell>
        </table:table-row>
        <table:table-row>
          <table:table-cell table:style-name="表2.A2" office:value-type="string">
            <text:p text:style-name="P250">x25</text:p>
          </table:table-cell>
        </table:table-row>
        <table:table-row>
          <table:table-cell table:style-name="表2.A2" office:value-type="string">
            <text:p text:style-name="P250">x26</text:p>
          </table:table-cell>
        </table:table-row>
        <table:table-row>
          <table:table-cell table:style-name="表2.A2" office:value-type="string">
            <text:p text:style-name="P250">x27</text:p>
          </table:table-cell>
        </table:table-row>
        <table:table-row>
          <table:table-cell table:style-name="表2.A2" office:value-type="string">
            <text:p text:style-name="P250">x28</text:p>
          </table:table-cell>
        </table:table-row>
        <table:table-row>
          <table:table-cell table:style-name="表2.A2" office:value-type="string">
            <text:p text:style-name="P250">x29</text:p>
          </table:table-cell>
        </table:table-row>
        <table:table-row>
          <table:table-cell table:style-name="表2.A2" office:value-type="string">
            <text:p text:style-name="P250">x30</text:p>
          </table:table-cell>
        </table:table-row>
        <table:table-row>
          <table:table-cell table:style-name="表2.A2" office:value-type="string">
            <text:p text:style-name="P250">x31</text:p>
          </table:table-cell>
        </table:table-row>
      </table:table>
      <text:p text:style-name="P20"><text:s text:c="92"/><text:span text:style-name="T12">XLEN</text:span></text:p>
      <text:p text:style-name="P20"><text:s text:c="76"/><text:span text:style-name="T12">XLEN-1 <text:s text:c="24"/>0</text:span></text:p>
      <table:table table:name="表3" table:style-name="表3" table:template-name="標準スタイル">
        <table:table-column table:style-name="表3.A"/>
        <table:table-row table:style-name="表3.1">
          <table:table-cell table:style-name="表3.A1" office:value-type="string">
            <text:p text:style-name="P250">pc</text:p>
          </table:table-cell>
        </table:table-row>
      </table:table>
      <text:p text:style-name="P20"><text:s text:c="92"/><text:span text:style-name="T12">XLEN</text:span></text:p>
      <text:p text:style-name="P21">図2.1：RISC-Vユーザーレベルの基本整数レジスタの状態</text:p>
      <text:p text:style-name="P111">-<text:span text:style-name="T12">2018/04/18</text:span></text:p>
      <text:p text:style-name="P20"/>
      <text:p text:style-name="P20"/>
      <text:p text:style-name="P142"/>
      <text:p text:style-name="P20">2.2基本命令フォーマット</text:p>
      <text:p text:style-name="P20"/>
      <text:p text:style-name="P20">ベースISAには、図2.2に示すように、4つのコア命令フォーマット（R / I / S / U）があります。</text:p>
      <text:p text:style-name="P20">すべて固定長32ビットであり、メモリ内の4バイト境界で整列しなければなりません。</text:p>
      <text:p text:style-name="P20">もし対象アドレスが4バイト整列でない場合、命令不一致例外が、取得された分岐または無条件ジャンプで生成されます。</text:p>
      <text:p text:style-name="P20">実行されない条件分岐に対して、命令フェッチ・不整列例外が生成されません。</text:p>
      <text:p text:style-name="P84">↑この訳はなんか変。最初のNoがどこにかかってくるか。</text:p>
      <text:p text:style-name="P20"/>
      <text:p text:style-name="P308">-----------------------------------------------------------------------------------------------------------------------------------</text:p>
      <text:p text:style-name="P308">16ビット長または16ビット長の他の奇数倍の命令拡張が追加されると、基本ISA命令のアラインメント制約が2バイト境界に緩和されます。</text:p>
      <text:p text:style-name="P308"/>
      <text:p text:style-name="P60">31 <text:s text:c="24"/><text:span text:style-name="T14">25 24 <text:s text:c="14"/>20 19 <text:s text:c="13"/>15 14 <text:s text:c="9"/>12 11 <text:s text:c="12"/>7 6 <text:s text:c="13"/>0</text:span></text:p>
      <table:table table:name="表4" table:style-name="表4" table:template-name="標準スタイル">
        <table:table-column table:style-name="表4.A"/>
        <table:table-column table:style-name="表4.B"/>
        <table:table-column table:style-name="表4.C"/>
        <table:table-column table:style-name="表4.D"/>
        <table:table-column table:style-name="表4.E"/>
        <table:table-column table:style-name="表4.F"/>
        <table:table-column table:style-name="表4.G"/>
        <table:table-row table:style-name="表4.1">
          <table:table-cell table:style-name="表4.A1" office:value-type="string">
            <text:p text:style-name="P208">funct7</text:p>
          </table:table-cell>
          <table:table-cell table:style-name="表4.A1" office:value-type="string">
            <text:p text:style-name="P208">rs2</text:p>
          </table:table-cell>
          <table:table-cell table:style-name="表4.A1" office:value-type="string">
            <text:p text:style-name="P208">rs1</text:p>
          </table:table-cell>
          <table:table-cell table:style-name="表4.A1" office:value-type="string">
            <text:p text:style-name="P208">funct3</text:p>
          </table:table-cell>
          <table:table-cell table:style-name="表4.A1" office:value-type="string">
            <text:p text:style-name="P208">rd</text:p>
          </table:table-cell>
          <table:table-cell table:style-name="表4.A1" office:value-type="string">
            <text:p text:style-name="P208"><text:span text:style-name="T15">o</text:span>pcode </text:p>
          </table:table-cell>
          <table:table-cell table:style-name="表4.G1" office:value-type="string">
            <text:p text:style-name="P208"><text:s/><text:span text:style-name="T15">R-型</text:span></text:p>
          </table:table-cell>
        </table:table-row>
      </table:table>
      <text:p text:style-name="P60"/>
      <table:table table:name="表5" table:style-name="表5">
        <table:table-column table:style-name="表5.A"/>
        <table:table-column table:style-name="表5.B"/>
        <table:table-column table:style-name="表5.C"/>
        <table:table-column table:style-name="表5.D"/>
        <table:table-column table:style-name="表5.E"/>
        <table:table-column table:style-name="表5.F"/>
        <table:table-row table:style-name="表5.1">
          <table:table-cell table:style-name="表5.A1" office:value-type="string">
            <text:p text:style-name="P172">Imm[11:0]</text:p>
          </table:table-cell>
          <table:table-cell table:style-name="表5.A1" office:value-type="string">
            <text:p text:style-name="P207">rs1</text:p>
          </table:table-cell>
          <table:table-cell table:style-name="表5.A1" office:value-type="string">
            <text:p text:style-name="P207">funct3</text:p>
          </table:table-cell>
          <table:table-cell table:style-name="表5.A1" office:value-type="string">
            <text:p text:style-name="P207">rd</text:p>
          </table:table-cell>
          <table:table-cell table:style-name="表5.A1" office:value-type="string">
            <text:p text:style-name="P207"><text:span text:style-name="T15">o</text:span>pcode </text:p>
          </table:table-cell>
          <table:table-cell table:style-name="表5.F1" office:value-type="string">
            <text:p text:style-name="P207"><text:s/><text:span text:style-name="T15">I-型</text:span></text:p>
          </table:table-cell>
        </table:table-row>
      </table:table>
      <text:p text:style-name="P59"/>
      <table:table table:name="表6" table:style-name="表6">
        <table:table-column table:style-name="表6.A"/>
        <table:table-column table:style-name="表6.B"/>
        <table:table-column table:style-name="表6.C"/>
        <table:table-column table:style-name="表6.D"/>
        <table:table-column table:style-name="表6.E"/>
        <table:table-column table:style-name="表6.F"/>
        <table:table-column table:style-name="表6.G"/>
        <table:table-row table:style-name="表6.1">
          <table:table-cell table:style-name="表6.A1" office:value-type="string">
            <text:p text:style-name="P172">Imm[11:5]</text:p>
          </table:table-cell>
          <table:table-cell table:style-name="表6.A1" office:value-type="string">
            <text:p text:style-name="P207">rs2</text:p>
          </table:table-cell>
          <table:table-cell table:style-name="表6.A1" office:value-type="string">
            <text:p text:style-name="P207">rs1</text:p>
          </table:table-cell>
          <table:table-cell table:style-name="表6.A1" office:value-type="string">
            <text:p text:style-name="P207">funct3</text:p>
          </table:table-cell>
          <table:table-cell table:style-name="表6.A1" office:value-type="string">
            <text:p text:style-name="P172">Imm[4:0]</text:p>
          </table:table-cell>
          <table:table-cell table:style-name="表6.A1" office:value-type="string">
            <text:p text:style-name="P207"><text:span text:style-name="T15">o</text:span>pcode </text:p>
          </table:table-cell>
          <table:table-cell table:style-name="表6.G1" office:value-type="string">
            <text:p text:style-name="P207"><text:s/><text:span text:style-name="T15">S-型</text:span></text:p>
          </table:table-cell>
        </table:table-row>
      </table:table>
      <text:p text:style-name="P126"/>
      <table:table table:name="表7" table:style-name="表7">
        <table:table-column table:style-name="表7.A"/>
        <table:table-column table:style-name="表7.B"/>
        <table:table-column table:style-name="表7.C"/>
        <table:table-column table:style-name="表7.D"/>
        <table:table-row table:style-name="表7.1">
          <table:table-cell table:style-name="表7.A1" office:value-type="string">
            <text:p text:style-name="P172">Imm[31:12]</text:p>
          </table:table-cell>
          <table:table-cell table:style-name="表7.A1" office:value-type="string">
            <text:p text:style-name="P172">rd</text:p>
          </table:table-cell>
          <table:table-cell table:style-name="表7.A1" office:value-type="string">
            <text:p text:style-name="P207"><text:span text:style-name="T15">o</text:span>pcode </text:p>
          </table:table-cell>
          <table:table-cell table:style-name="表7.D1" office:value-type="string">
            <text:p text:style-name="P207"><text:s/>U<text:span text:style-name="T15">-型</text:span></text:p>
          </table:table-cell>
        </table:table-row>
      </table:table>
      <text:p text:style-name="P126"/>
      <text:p text:style-name="P126">図2.2：RISC-Vの基本命令フォーマット</text:p>
      <text:p text:style-name="P102">各<text:span text:style-name="T3">即値</text:span>サブフィールドは、通常行われる命令の即値フィールド内のビット位置ではなく、生成される即値のビット位置（imm [x]）でラベル付けされます。</text:p>
      <text:p text:style-name="P103"/>
      <text:p text:style-name="P112">-2018/04/19</text:p>
      <text:p text:style-name="P99"/>
      <text:p text:style-name="P99">RISC-V ISAはソース（rs1とrs2）とデスティネーション（rd）レジスタをすべてのフォーマットの同じ位置に保ち、デコードを簡単にします。</text:p>
      <text:p text:style-name="P99">CSR命令（セクション2.8）で使用されている5ビット即値を除き、即値は常に符号拡張されており、一般に命令の最も左側の利用可能なビットに向かって詰め込まれ、ハードウェアの複雑さを軽減するために割り当てられています。</text:p>
      <text:p text:style-name="P100">特に、すべての直の符号ビットは、符号拡張回路を高速化するため常に命令のビット31にあります。</text:p>
      <text:p text:style-name="P100"/>
      <text:p text:style-name="P311">-----------------------------------------------------------------------------------------------------------------------------------</text:p>
      <text:p text:style-name="P311">レジスタ指定子のデコードは、通常、実装のクリティカルパス上にあります。したがって、すべてのレジスタ指定子をすべてのフォーマットの同じ位置に保持するように命令フォーマットが選択されました（RISC-IVと共有されるプロパティ 別名SPUR [18]）。</text:p>
      <text:p text:style-name="P311">実際には、ほとんどの即値は小さいか、すべてのXLENビットが必要です(必要とします)。</text:p>
      <text:p text:style-name="P311">我々は、通常の命令で利用可能なオペコード空間を増加させるために、非対称即時分割（通常の命令では12ビットと20ビットの特別なロード上の即値命令）を選択した。</text:p>
      <text:p text:style-name="P367">↑(規則正しい命令12bitに加え20bitの特別なロード上位即値命令) なのかな</text:p>
      <text:p text:style-name="P311">即値は、MIPS ISAのようにいくつかの即値に対してゼロ拡張を使用する利点を観察せず、ISAをできるだけ単純なものに保ちたいという理由で、符号拡張されています。</text:p>
      <text:p text:style-name="P367">↑値はゼロ拡張はあまり良くなかったし、単純にしたかったので符号拡張にしたよ。</text:p>
      <text:p text:style-name="P311"/>
      <text:p text:style-name="P22">2.3 即時符号化変形</text:p>
      <text:p text:style-name="P85">!即値のエンコード種類 の方がいいかな</text:p>
      <text:p text:style-name="P22"/>
      <text:p text:style-name="P22">図2.3に示すように、即値の処理に基づいた命令フォーマット（B / J）のさらに2つの変形があります。</text:p>
      <text:p text:style-name="P22"/>
      <text:p text:style-name="P22"/>
      <text:p text:style-name="P143"/>
      <text:p text:style-name="P22">SフォーマットとBフォーマットとの唯一の違いは、12ビットの即値フィールドを使用して、Bフォーマットの2の倍数で分岐オフセットを符号化するために使用されることです。</text:p>
      <text:p text:style-name="P22">命令符号化された命令内のすべてのビットを、従来のようにハードウェアで1つ左にシフトする代わりに、中間ビット（imm [10：1]）および符号ビットは固定位置に留まり、Sフォーマットの最下位ビット（inst [ 7]）は、Bフォーマットの上位ビットを符号化します。</text:p>
      <text:p text:style-name="P22"/>
      <text:p text:style-name="P22">同様に、UフォーマットとJフォーマットとの唯一の違いは、20ビット即値が12ビット左にシフトしてU即値を形成し、1ビットがJ即値を形成することです。</text:p>
      <text:p text:style-name="P22">UおよびJフォーマット即値における命令ビットの位置は、他のフォーマットと互いに重なり(共通部分)を最大にするように選択されます。</text:p>
      <text:p text:style-name="P22"/>
      <text:p text:style-name="P23">31 <text:s text:c="11"/>30 <text:s text:c="9"/><text:span text:style-name="T14">25 24 <text:s text:c="4"/>21 <text:s text:c="5"/>20 19 <text:s text:c="13"/>15 14 <text:s text:c="9"/>12 11 <text:s text:c="8"/>8 <text:s text:c="3"/>7 <text:s text:c="9"/>6 <text:s text:c="9"/>0</text:span></text:p>
      <table:table table:name="表8" table:style-name="表8">
        <table:table-column table:style-name="表8.A"/>
        <table:table-column table:style-name="表8.B"/>
        <table:table-column table:style-name="表8.C"/>
        <table:table-column table:style-name="表8.D"/>
        <table:table-column table:style-name="表8.E"/>
        <table:table-column table:style-name="表8.F"/>
        <table:table-column table:style-name="表8.G"/>
        <table:table-row table:style-name="表8.1">
          <table:table-cell table:style-name="表8.A1" office:value-type="string">
            <text:p text:style-name="P188">funct7</text:p>
          </table:table-cell>
          <table:table-cell table:style-name="表8.A1" office:value-type="string">
            <text:p text:style-name="P188">rs2</text:p>
          </table:table-cell>
          <table:table-cell table:style-name="表8.A1" office:value-type="string">
            <text:p text:style-name="P188">rs1</text:p>
          </table:table-cell>
          <table:table-cell table:style-name="表8.A1" office:value-type="string">
            <text:p text:style-name="P188">funct3</text:p>
          </table:table-cell>
          <table:table-cell table:style-name="表8.A1" office:value-type="string">
            <text:p text:style-name="P188">rd</text:p>
          </table:table-cell>
          <table:table-cell table:style-name="表8.A1" office:value-type="string">
            <text:p text:style-name="P188"><text:span text:style-name="T15">o</text:span>pcode </text:p>
          </table:table-cell>
          <table:table-cell table:style-name="表8.G1" office:value-type="string">
            <text:p text:style-name="P188"><text:s/><text:span text:style-name="T15">R-型</text:span></text:p>
          </table:table-cell>
        </table:table-row>
      </table:table>
      <text:p text:style-name="P23"/>
      <table:table table:name="表9" table:style-name="表9">
        <table:table-column table:style-name="表9.A"/>
        <table:table-column table:style-name="表9.B"/>
        <table:table-column table:style-name="表9.C"/>
        <table:table-column table:style-name="表9.D"/>
        <table:table-column table:style-name="表9.E"/>
        <table:table-column table:style-name="表9.F"/>
        <table:table-row table:style-name="表9.1">
          <table:table-cell table:style-name="表9.A1" office:value-type="string">
            <text:p text:style-name="P156">imm[11:0]</text:p>
          </table:table-cell>
          <table:table-cell table:style-name="表9.A1" office:value-type="string">
            <text:p text:style-name="P188">rs1</text:p>
          </table:table-cell>
          <table:table-cell table:style-name="表9.A1" office:value-type="string">
            <text:p text:style-name="P188">funct3</text:p>
          </table:table-cell>
          <table:table-cell table:style-name="表9.A1" office:value-type="string">
            <text:p text:style-name="P188">rd</text:p>
          </table:table-cell>
          <table:table-cell table:style-name="表9.A1" office:value-type="string">
            <text:p text:style-name="P188"><text:span text:style-name="T15">o</text:span>pcode </text:p>
          </table:table-cell>
          <table:table-cell table:style-name="表9.F1" office:value-type="string">
            <text:p text:style-name="P189"><text:s/><text:span text:style-name="T15">I-型</text:span></text:p>
          </table:table-cell>
        </table:table-row>
      </table:table>
      <text:p text:style-name="P23"/>
      <table:table table:name="表10" table:style-name="表10">
        <table:table-column table:style-name="表10.A"/>
        <table:table-column table:style-name="表10.B"/>
        <table:table-column table:style-name="表10.C"/>
        <table:table-column table:style-name="表10.D"/>
        <table:table-column table:style-name="表10.E"/>
        <table:table-column table:style-name="表10.F"/>
        <table:table-column table:style-name="表10.G"/>
        <table:table-row table:style-name="表10.1">
          <table:table-cell table:style-name="表10.A1" office:value-type="string">
            <text:p text:style-name="P156">imm[11:5]</text:p>
          </table:table-cell>
          <table:table-cell table:style-name="表10.A1" office:value-type="string">
            <text:p text:style-name="P188">rs2</text:p>
          </table:table-cell>
          <table:table-cell table:style-name="表10.A1" office:value-type="string">
            <text:p text:style-name="P188">rs1</text:p>
          </table:table-cell>
          <table:table-cell table:style-name="表10.A1" office:value-type="string">
            <text:p text:style-name="P188">funct3</text:p>
          </table:table-cell>
          <table:table-cell table:style-name="表10.A1" office:value-type="string">
            <text:p text:style-name="P156">imm[4:0]</text:p>
          </table:table-cell>
          <table:table-cell table:style-name="表10.A1" office:value-type="string">
            <text:p text:style-name="P188"><text:span text:style-name="T15">o</text:span>pcode </text:p>
          </table:table-cell>
          <table:table-cell table:style-name="表10.G1" office:value-type="string">
            <text:p text:style-name="P189"><text:s/><text:span text:style-name="T15">S-型</text:span></text:p>
          </table:table-cell>
        </table:table-row>
      </table:table>
      <text:p text:style-name="P23"/>
      <table:table table:name="表12" table:style-name="表12">
        <table:table-column table:style-name="表12.A"/>
        <table:table-column table:style-name="表12.B"/>
        <table:table-column table:style-name="表12.C"/>
        <table:table-column table:style-name="表12.D"/>
        <table:table-column table:style-name="表12.E"/>
        <table:table-column table:style-name="表12.F"/>
        <table:table-column table:style-name="表12.G"/>
        <table:table-column table:style-name="表12.H"/>
        <table:table-column table:style-name="表12.I"/>
        <table:table-row table:style-name="表12.1">
          <table:table-cell table:style-name="表12.A1" office:value-type="string">
            <text:p text:style-name="P156">imm[12]</text:p>
          </table:table-cell>
          <table:table-cell table:style-name="表12.A1" office:value-type="string">
            <text:p text:style-name="P156">imm[10:5]</text:p>
          </table:table-cell>
          <table:table-cell table:style-name="表12.A1" office:value-type="string">
            <text:p text:style-name="P188">rs2</text:p>
          </table:table-cell>
          <table:table-cell table:style-name="表12.A1" office:value-type="string">
            <text:p text:style-name="P188">rs1</text:p>
          </table:table-cell>
          <table:table-cell table:style-name="表12.A1" office:value-type="string">
            <text:p text:style-name="P188">funct3</text:p>
          </table:table-cell>
          <table:table-cell table:style-name="表12.A1" office:value-type="string">
            <text:p text:style-name="P156">imm[4:1]</text:p>
          </table:table-cell>
          <table:table-cell table:style-name="表12.A1" office:value-type="string">
            <text:p text:style-name="P156">imm[11]</text:p>
          </table:table-cell>
          <table:table-cell table:style-name="表12.A1" office:value-type="string">
            <text:p text:style-name="P188"><text:span text:style-name="T15">o</text:span>pcode </text:p>
          </table:table-cell>
          <table:table-cell table:style-name="表12.I1" office:value-type="string">
            <text:p text:style-name="P189"><text:s/>B<text:span text:style-name="T15">-型</text:span></text:p>
          </table:table-cell>
        </table:table-row>
      </table:table>
      <text:p text:style-name="P127"/>
      <table:table table:name="表11" table:style-name="表11">
        <table:table-column table:style-name="表11.A"/>
        <table:table-column table:style-name="表11.B"/>
        <table:table-column table:style-name="表11.C"/>
        <table:table-column table:style-name="表11.D"/>
        <table:table-row table:style-name="表11.1">
          <table:table-cell table:style-name="表11.A1" office:value-type="string">
            <text:p text:style-name="P156">Imm[31:12]</text:p>
          </table:table-cell>
          <table:table-cell table:style-name="表11.A1" office:value-type="string">
            <text:p text:style-name="P156">rd</text:p>
          </table:table-cell>
          <table:table-cell table:style-name="表11.A1" office:value-type="string">
            <text:p text:style-name="P188"><text:span text:style-name="T15">o</text:span>pcode </text:p>
          </table:table-cell>
          <table:table-cell table:style-name="表11.D1" office:value-type="string">
            <text:p text:style-name="P189"><text:s/>U<text:span text:style-name="T15">-型</text:span></text:p>
          </table:table-cell>
        </table:table-row>
      </table:table>
      <text:p text:style-name="P23"/>
      <table:table table:name="表13" table:style-name="表13">
        <table:table-column table:style-name="表13.A"/>
        <table:table-column table:style-name="表13.B"/>
        <table:table-column table:style-name="表13.C"/>
        <table:table-column table:style-name="表13.D"/>
        <table:table-column table:style-name="表13.E"/>
        <table:table-column table:style-name="表13.F"/>
        <table:table-column table:style-name="表13.G"/>
        <table:table-row table:style-name="表13.1">
          <table:table-cell table:style-name="表13.A1" office:value-type="string">
            <text:p text:style-name="P190">imm[20]</text:p>
          </table:table-cell>
          <table:table-cell table:style-name="表13.A1" office:value-type="string">
            <text:p text:style-name="P190">imm[10:1]</text:p>
          </table:table-cell>
          <table:table-cell table:style-name="表13.A1" office:value-type="string">
            <text:p text:style-name="P190">imm[11]</text:p>
          </table:table-cell>
          <table:table-cell table:style-name="表13.A1" office:value-type="string">
            <text:p text:style-name="P190">imm[19:12]</text:p>
          </table:table-cell>
          <table:table-cell table:style-name="表13.A1" office:value-type="string">
            <text:p text:style-name="P190">rd</text:p>
          </table:table-cell>
          <table:table-cell table:style-name="表13.A1" office:value-type="string">
            <text:p text:style-name="P190"><text:span text:style-name="T15">o</text:span>pcode </text:p>
          </table:table-cell>
          <table:table-cell table:style-name="表13.G1" office:value-type="string">
            <text:p text:style-name="P189"><text:s/>J<text:span text:style-name="T15">-型</text:span></text:p>
          </table:table-cell>
        </table:table-row>
      </table:table>
      <text:p text:style-name="P24"/>
      <text:p text:style-name="P22">図 2.3: 即値変形を示す RISC V の基本命令形式。</text:p>
      <text:p text:style-name="P85">↑variantsは種類とかに訳した方がいいかな。即値の種類。しかしJ-typeとかなんちゅう並びだ。</text:p>
      <text:p text:style-name="P22"/>
      <text:p text:style-name="P22">図2.4は、各基本命令フォーマットによって生成された即値を示し、どの命令ビット（inst [y]）が即値の各ビットを生成するかを示すためにラベル付けされています。</text:p>
      <text:p text:style-name="P22"/>
      <text:p text:style-name="P113">-2018/04/20</text:p>
      <text:p text:style-name="P113"/>
      <text:p text:style-name="P25">31 <text:s text:c="11"/>30 <text:s text:c="13"/><text:span text:style-name="T14"><text:s text:c="5"/>20 19 <text:s text:c="18"/>12 11 <text:s text:c="13"/>10 <text:s text:c="12"/>5 <text:s/>4 <text:s text:c="14"/>1 <text:s text:c="10"/>0</text:span></text:p>
      <table:table table:name="表18" table:style-name="表18">
        <table:table-column table:style-name="表18.A"/>
        <table:table-column table:style-name="表18.B"/>
        <table:table-column table:style-name="表18.C"/>
        <table:table-column table:style-name="表18.D"/>
        <table:table-column table:style-name="表18.E"/>
        <table:table-row table:style-name="表18.1">
          <table:table-cell table:style-name="表18.A1" office:value-type="string">
            <text:p text:style-name="P157"><text:s/>-- inst[31] --</text:p>
          </table:table-cell>
          <table:table-cell table:style-name="表18.A1" office:value-type="string">
            <text:p text:style-name="P157">inst[30:25]</text:p>
          </table:table-cell>
          <table:table-cell table:style-name="表18.A1" office:value-type="string">
            <text:p text:style-name="P157">inst[24:2<text:span text:style-name="T16">1</text:span>]</text:p>
          </table:table-cell>
          <table:table-cell table:style-name="表18.A1" office:value-type="string">
            <text:p text:style-name="P189">inst[20]</text:p>
          </table:table-cell>
          <table:table-cell table:style-name="表18.E1" office:value-type="string">
            <text:p text:style-name="P189"><text:s/>I-即値</text:p>
          </table:table-cell>
        </table:table-row>
      </table:table>
      <text:p text:style-name="P26"/>
      <table:table table:name="表14" table:style-name="表14">
        <table:table-column table:style-name="表14.A"/>
        <table:table-column table:style-name="表14.B"/>
        <table:table-column table:style-name="表14.C"/>
        <table:table-column table:style-name="表14.D"/>
        <table:table-column table:style-name="表14.E"/>
        <table:table-row table:style-name="表14.1">
          <table:table-cell table:style-name="表14.A1" office:value-type="string">
            <text:p text:style-name="P158"><text:s/>-- inst[31] --</text:p>
          </table:table-cell>
          <table:table-cell table:style-name="表14.A1" office:value-type="string">
            <text:p text:style-name="P158">inst[30:25]</text:p>
          </table:table-cell>
          <table:table-cell table:style-name="表14.A1" office:value-type="string">
            <text:p text:style-name="P158">inst[11:8]</text:p>
          </table:table-cell>
          <table:table-cell table:style-name="表14.A1" office:value-type="string">
            <text:p text:style-name="P191">inst[7]</text:p>
          </table:table-cell>
          <table:table-cell table:style-name="表14.E1" office:value-type="string">
            <text:p text:style-name="P191"><text:s/>S-即値</text:p>
          </table:table-cell>
        </table:table-row>
      </table:table>
      <text:p text:style-name="P27"/>
      <table:table table:name="表15" table:style-name="表15">
        <table:table-column table:style-name="表15.A"/>
        <table:table-column table:style-name="表15.B"/>
        <table:table-column table:style-name="表15.C"/>
        <table:table-column table:style-name="表15.D"/>
        <table:table-column table:style-name="表15.E"/>
        <table:table-column table:style-name="表15.F"/>
        <table:table-row table:style-name="表15.1">
          <table:table-cell table:style-name="表15.A1" office:value-type="string">
            <text:p text:style-name="P159"><text:s/>-- inst[31] --</text:p>
          </table:table-cell>
          <table:table-cell table:style-name="表15.A1" office:value-type="string">
            <text:p text:style-name="P159">inst[7]</text:p>
          </table:table-cell>
          <table:table-cell table:style-name="表15.A1" office:value-type="string">
            <text:p text:style-name="P159">inst[30:25]</text:p>
          </table:table-cell>
          <table:table-cell table:style-name="表15.A1" office:value-type="string">
            <text:p text:style-name="P159">inst[11:8]</text:p>
          </table:table-cell>
          <table:table-cell table:style-name="表15.A1" office:value-type="string">
            <text:p text:style-name="P192">0</text:p>
          </table:table-cell>
          <table:table-cell table:style-name="表15.F1" office:value-type="string">
            <text:p text:style-name="P192"><text:s/>B-即値</text:p>
          </table:table-cell>
        </table:table-row>
      </table:table>
      <text:p text:style-name="P28"/>
      <table:table table:name="表16" table:style-name="表16">
        <table:table-column table:style-name="表16.A"/>
        <table:table-column table:style-name="表16.B"/>
        <table:table-column table:style-name="表16.C"/>
        <table:table-column table:style-name="表16.D"/>
        <table:table-column table:style-name="表16.E"/>
        <table:table-row table:style-name="表16.1">
          <table:table-cell table:style-name="表16.A1" office:value-type="string">
            <text:p text:style-name="P159"><text:s/>inst[31] </text:p>
          </table:table-cell>
          <table:table-cell table:style-name="表16.A1" office:value-type="string">
            <text:p text:style-name="P159">inst[30:20]</text:p>
          </table:table-cell>
          <table:table-cell table:style-name="表16.A1" office:value-type="string">
            <text:p text:style-name="P159">inst[19:12]</text:p>
          </table:table-cell>
          <table:table-cell table:style-name="表16.A1" office:value-type="string">
            <text:p text:style-name="P192">-- 0 --</text:p>
          </table:table-cell>
          <table:table-cell table:style-name="表16.E1" office:value-type="string">
            <text:p text:style-name="P192"><text:s/>U-即値</text:p>
          </table:table-cell>
        </table:table-row>
      </table:table>
      <text:p text:style-name="P28"/>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column table:style-name="表17.G"/>
        <table:table-row table:style-name="表17.1">
          <table:table-cell table:style-name="表17.A1" office:value-type="string">
            <text:p text:style-name="P159">-- inst[31] --</text:p>
          </table:table-cell>
          <table:table-cell table:style-name="表17.A1" office:value-type="string">
            <text:p text:style-name="P159">inst[19:12]</text:p>
          </table:table-cell>
          <table:table-cell table:style-name="表17.A1" office:value-type="string">
            <text:p text:style-name="P252">inst[20]</text:p>
          </table:table-cell>
          <table:table-cell table:style-name="表17.A1" office:value-type="string">
            <text:p text:style-name="P252">inst[30:25]</text:p>
          </table:table-cell>
          <table:table-cell table:style-name="表17.A1" office:value-type="string">
            <text:p text:style-name="P252">inst[24:21]</text:p>
          </table:table-cell>
          <table:table-cell table:style-name="表17.A1" office:value-type="string">
            <text:p text:style-name="P252">0</text:p>
          </table:table-cell>
          <table:table-cell table:style-name="表17.G1" office:value-type="string">
            <text:p text:style-name="P192"><text:s/><text:span text:style-name="T16">J</text:span>-即値</text:p>
          </table:table-cell>
        </table:table-row>
      </table:table>
      <text:p text:style-name="P28"/>
      <text:p text:style-name="P28">図2.4：RISC-V命令で生成される即値の型</text:p>
      <text:p text:style-name="P28">フィールドは、値を構成するために使用される命令ビットでラベル付けされています。</text:p>
      <text:p text:style-name="P28">符号拡張は常にinst [31]を使用します。</text:p>
      <text:p text:style-name="P28"/>
      <text:p text:style-name="P144"/>
      <text:p text:style-name="P312">-----------------------------------------------------------------------------------------------------------------------------------</text:p>
      <text:p text:style-name="P312">符号拡張は、即値（特にRV64I）で最も重要な操作の1つであり、RISC-Vでは、すべての即値の符号ビットが常に命令のビット31に保持され、符号拡張が命令デコードと並行して進められます。</text:p>
      <text:p text:style-name="P312">より複雑な実装では、分岐とジャンプの計算に別々の加算器が存在する可能性があるため、即値ビットの位置を命令のタイプ間で一定に保つことで恩恵を受けることはありませんが、我々は最も簡単な実装のハードウェアコストを削減する必要がありました。</text:p>
      <text:p text:style-name="P312">動的ハードウェアマルチプレクサを使用する代わりにBおよびJ即値の命令エンコーディングでビットを回転(ローテート)することにより、即値に2を乗算することにより、命令信号ファンアウトおよび即時マルチプレクサコストを約2倍に削減します。</text:p>
      <text:p text:style-name="P312">スクランブルされた即時エンコードでは、静的または事前コンパイル時に無視できる時間が追加されます。</text:p>
      <text:p text:style-name="P312">命令を動的に生成するためには、若干の付加的なオーバーヘッドがありますが、最も一般的な短い前方分岐は簡単な即時エンコーディングを持っています。</text:p>
      <text:p text:style-name="P312"/>
      <text:p text:style-name="P114">- 2018/04/22</text:p>
      <text:p text:style-name="P29"/>
      <text:p text:style-name="P29">2.4 整数計算命令</text:p>
      <text:p text:style-name="P29"/>
      <text:p text:style-name="P29"><text:bookmark text:name="result_box"/>ほとんどの整数計算命令は、整数レジスタファイルに保持された値の<text:span text:style-name="T17">XLEN</text:span>ビットで動作します。<text:span text:style-name="T17"><text:line-break/></text:span>整数計算命令は、<text:span text:style-name="T17">I</text:span>型フォーマットを使用するレジスタ即値演算として、または<text:span text:style-name="T17">R</text:span>型フォーマットを使用するレジスタ-レジスタ演算として符号化されます。<text:span text:style-name="T17"><text:line-break/>宛先</text:span>はレジスタ即値命令とレジスタ-レジスタ命令の両方に対するレジスタ「<text:span text:style-name="T17">rd</text:span>」です。<text:span text:style-name="T17"><text:line-break/></text:span>整数演算命令では算術例外は発生しません。 </text:p>
      <text:p text:style-name="P86">↑destinationは”rd”、算術例外なし</text:p>
      <text:p text:style-name="P29"/>
      <text:p text:style-name="P313">-----------------------------------------------------------------------------------------------------------------------------------</text:p>
      <text:p text:style-name="P313">RISC-V分岐を使用して多くのオーバーフローチェックを安価に実装できるようにするため、基本命令セットの整数算術演算のオーバーフローチェックに特別な命令セットサポートは含まれていませんでした。</text:p>
      <text:p text:style-name="P313">符号なし加算のオーバーフローチェックでは、加算後に1つの追加の分岐命令しか必要としません。add t0、t1、t2; bltu t0、t1,オーバフロー。</text:p>
      <text:p text:style-name="P313">符号付き加算では、1つのオペランドの符号が分かっている場合、加算後に1つの分岐のみが必要になります。addi t0、t1、+ imm; blt t0、t1、オーバフロー。</text:p>
      <text:p text:style-name="P313">これは、即値オペランドを用いた加算の一般的なケースをカバーしています。</text:p>
      <text:p text:style-name="P313">一般的な符号付き加算については、加算後に3つの追加命令が必要であり、他方のオペランドが負である場合にのみ、その和がオペランドの1つよりも小さくなければならないという考えを利用します。</text:p>
      <text:p text:style-name="P380"><text:s text:c="2"/>add t0, t1, t2</text:p>
      <text:p text:style-name="P380"><text:s text:c="2"/>slti t3, t2, 0</text:p>
      <text:p text:style-name="P380"><text:s text:c="2"/>slt t4, t0, t1</text:p>
      <text:p text:style-name="P380"><text:s text:c="2"/>bne t3, t4, overflow</text:p>
      <text:p text:style-name="P28">RV64では、オペランドのADDとADDWの結果を比較することで、32ビット符号付き加算のチェックをさらに最適化できます。</text:p>
      <text:p text:style-name="P28"/>
      <text:p text:style-name="P28">整数レジスタ – 即時命令</text:p>
      <text:p text:style-name="P115"/>
      <text:p text:style-name="P30">31 <text:s text:c="29"/><text:span text:style-name="T14"><text:s text:c="5"/>20 19 <text:s text:c="18"/>15 14 <text:s text:c="15"/>12 11 <text:s text:c="13"/>7 6 <text:s text:c="21"/>0</text:span></text:p>
      <table:table table:name="表21" table:style-name="表21">
        <table:table-column table:style-name="表21.A"/>
        <table:table-column table:style-name="表21.B"/>
        <table:table-column table:style-name="表21.C"/>
        <table:table-column table:style-name="表21.D"/>
        <table:table-column table:style-name="表21.E"/>
        <table:table-column table:style-name="表21.F"/>
        <table:table-row table:style-name="表21.1">
          <table:table-cell table:style-name="表21.A1" office:value-type="string">
            <text:p text:style-name="P160">Imm<text:span text:style-name="T18">[11:0]</text:span></text:p>
          </table:table-cell>
          <table:table-cell table:style-name="表21.A1" office:value-type="string">
            <text:p text:style-name="P177">rs1</text:p>
          </table:table-cell>
          <table:table-cell table:style-name="表21.A1" office:value-type="string">
            <text:p text:style-name="P177">funct3</text:p>
          </table:table-cell>
          <table:table-cell table:style-name="表21.A1" office:value-type="string">
            <text:p text:style-name="P177">rd</text:p>
          </table:table-cell>
          <table:table-cell table:style-name="表21.A1" office:value-type="string">
            <text:p text:style-name="P177">opcode</text:p>
          </table:table-cell>
          <table:table-cell table:style-name="表21.F1" office:value-type="string">
            <text:p text:style-name="P193"/>
          </table:table-cell>
        </table:table-row>
      </table:table>
      <text:p text:style-name="P30"><text:s text:c="15"/><text:span text:style-name="T18"><text:s text:c="5"/>12 <text:s text:c="30"/>5 <text:s text:c="24"/>3 <text:s text:c="19"/>5 <text:s text:c="21"/>7</text:span></text:p>
      <text:p text:style-name="P30"><text:s text:c="13"/><text:span text:style-name="T18">I-即値[11:0] <text:s text:c="22"/>src <text:s text:c="13"/>ADDI/SLTI[U] <text:s text:c="8"/>dest <text:s text:c="17"/>OP-IMM</text:span></text:p>
      <text:p text:style-name="P30"><text:s text:c="13"/><text:span text:style-name="T18">I-即値[11:0] <text:s text:c="22"/>src <text:s text:c="13"/>ANDI/ORI/XORI <text:s text:c="5"/>dest <text:s text:c="17"/>OP-IMM</text:span></text:p>
      <text:p text:style-name="P30"/>
      <text:p text:style-name="P30">ADDIは、符号拡張された12ビットの即値をレジスタrs1に加算します。</text:p>
      <text:p text:style-name="P30">算術オーバーフローは無視され、結果は単に結果の低いXLENビットになります。</text:p>
      <text:p text:style-name="P30">ADDR rd、rs1,0は、MV rd、rs1アセンブラ疑似命令の実装に使用されます。</text:p>
      <text:p text:style-name="P30"/>
      <text:p text:style-name="P28">レジスタrs1が符号拡張された即値よりも小さい場合、両方が符号付き数値として扱われる場合、SLTI（即時より小さい設定）はレジスタrdに値1を置きます。そうでない場合はrdに0が書き込まれます。</text:p>
      <text:p text:style-name="P28">SLTIUは類似していまずが、その値を符号なし数として比較します（すなわち、即値は最初に符号拡張されてXLENビットに変換され、次に符号なし数として扱われます）。</text:p>
      <text:p text:style-name="P28">注：SLTIU rd、rs1,1は、rs1がゼロの場合はrdを1に設定し、そうでない場合はrdを0に設定します（アセンブラ疑似命令SEQZ rd、rs）。</text:p>
      <text:p text:style-name="P28"/>
      <text:p text:style-name="P28"/>
      <text:p text:style-name="P144"/>
      <text:p text:style-name="P28">ANDI、ORI、XORIは、レジスタrs1と符号拡張12ビットの即値をビット単位でAND、OR、XORし、その結果をrdに格納する論理演算です。</text:p>
      <text:p text:style-name="P31">注：XORI rd、rs1、-1は、レジスタrs1のビット単位の論理反転を実行します（アセンブラ疑似命令NOT rd、rs）。</text:p>
      <text:p text:style-name="P28"/>
      <text:p text:style-name="P32">31 <text:s text:c="19"/><text:span text:style-name="T19">25 24</text:span> <text:s text:c="8"/><text:span text:style-name="T14"><text:s text:c="3"/>20 19 <text:s text:c="12"/>15 14 <text:s text:c="17"/>12 11 <text:s text:c="15"/>7 6 <text:s text:c="17"/>0</text:span></text:p>
      <table:table table:name="表24" table:style-name="表24">
        <table:table-column table:style-name="表24.A"/>
        <table:table-column table:style-name="表24.B"/>
        <table:table-column table:style-name="表24.C"/>
        <table:table-column table:style-name="表24.D"/>
        <table:table-column table:style-name="表24.E"/>
        <table:table-column table:style-name="表24.F"/>
        <table:table-column table:style-name="表24.G"/>
        <table:table-row table:style-name="表24.1">
          <table:table-cell table:style-name="表24.A1" office:value-type="string">
            <text:p text:style-name="P227">imm[11:5]</text:p>
          </table:table-cell>
          <table:table-cell table:style-name="表24.A1" office:value-type="string">
            <text:p text:style-name="P161"><text:span text:style-name="T19">imm</text:span>[<text:span text:style-name="T19">4:0</text:span>]</text:p>
          </table:table-cell>
          <table:table-cell table:style-name="表24.A1" office:value-type="string">
            <text:p text:style-name="P227">rs1</text:p>
          </table:table-cell>
          <table:table-cell table:style-name="表24.A1" office:value-type="string">
            <text:p text:style-name="P227">funct3</text:p>
          </table:table-cell>
          <table:table-cell table:style-name="表24.A1" office:value-type="string">
            <text:p text:style-name="P227">rd</text:p>
          </table:table-cell>
          <table:table-cell table:style-name="表24.A1" office:value-type="string">
            <text:p text:style-name="P227">opcode</text:p>
          </table:table-cell>
          <table:table-cell table:style-name="表24.G1" office:value-type="string">
            <text:p text:style-name="P194"/>
          </table:table-cell>
        </table:table-row>
      </table:table>
      <text:p text:style-name="P32"><text:s text:c="13"/><text:span text:style-name="T19">7 <text:s text:c="22"/>5 <text:s text:c="17"/>5 <text:s text:c="21"/>3 <text:s text:c="22"/>5 <text:s text:c="20"/>7</text:span></text:p>
      <text:p text:style-name="P32"><text:s text:c="8"/><text:span text:style-name="T19">0000000 <text:s text:c="8"/>shamt[4:0] <text:s text:c="9"/>src <text:s text:c="18"/>SLLI <text:s text:c="18"/>dest <text:s text:c="14"/>OP-IMM</text:span></text:p>
      <text:p text:style-name="P32"><text:s text:c="8"/><text:span text:style-name="T19">0000000 <text:s text:c="8"/>shamt[4:0] <text:s text:c="9"/>src <text:s text:c="18"/>SRLI <text:s text:c="18"/>dest <text:s text:c="14"/>OP-IMM</text:span></text:p>
      <text:p text:style-name="P32"><text:s text:c="8"/><text:span text:style-name="T19">0100000 <text:s text:c="8"/>shamt[4:0] <text:s text:c="9"/>src <text:s text:c="18"/>SRAI <text:s text:c="18"/>dest <text:s text:c="14"/>OP-IMM</text:span></text:p>
      <text:p text:style-name="P32"/>
      <text:p text:style-name="P32">定数によるシフトは、I型形式の特殊化としてエンコードされます。</text:p>
      <text:p text:style-name="P32">シフトされるオペランドはrs1であり、シフト量はI-即値フィールドの下位5ビットにエンコードされます。</text:p>
      <text:p text:style-name="P32">右シフト型は、I即値の上位ビットで符号化されます。</text:p>
      <text:p text:style-name="P33">SLLIは論理左シフトです（ゼロは下位ビットにシフトされます）。 SRLIは論理右シフトです（0は上位ビットにシフトされます）。 SRAIは算術右シフトです（元の符号ビットは空いている上位ビットにコピーされます）。</text:p>
      <text:p text:style-name="P33"/>
      <text:p text:style-name="P33">31 <text:s text:c="25"/><text:span text:style-name="T14"><text:s text:c="63"/>12 11 <text:s text:c="16"/>7 6 <text:s text:c="15"/>0</text:span></text:p>
      <table:table table:name="表25" table:style-name="表25">
        <table:table-column table:style-name="表25.A"/>
        <table:table-column table:style-name="表25.B"/>
        <table:table-column table:style-name="表25.C"/>
        <table:table-column table:style-name="表25.D"/>
        <table:table-row table:style-name="表25.1">
          <table:table-cell table:style-name="表25.A1" office:value-type="string">
            <text:p text:style-name="P162">imm[31:12]</text:p>
          </table:table-cell>
          <table:table-cell table:style-name="表25.A1" office:value-type="string">
            <text:p text:style-name="P162">rd</text:p>
          </table:table-cell>
          <table:table-cell table:style-name="表25.A1" office:value-type="string">
            <text:p text:style-name="P195"><text:span text:style-name="T15">o</text:span>pcode </text:p>
          </table:table-cell>
          <table:table-cell table:style-name="表25.D1" office:value-type="string">
            <text:p text:style-name="P195"><text:s/></text:p>
          </table:table-cell>
        </table:table-row>
      </table:table>
      <text:p text:style-name="P33"><text:s text:c="48"/>20 <text:s text:c="56"/>5 <text:s text:c="19"/>7</text:p>
      <text:p text:style-name="P34"><text:s text:c="39"/>U-即値[31:12] <text:s text:c="46"/>dest <text:s text:c="15"/>LUI</text:p>
      <text:p text:style-name="P34"><text:s text:c="39"/>U-即値[31:12] <text:s text:c="46"/>dest <text:s text:c="14"/>AUIPC</text:p>
      <text:p text:style-name="P34"/>
      <text:p text:style-name="P34">LUI（上位即値ロード）は、32ビット定数を作成するために使用され、U型形式を使用します。</text:p>
      <text:p text:style-name="P34">LUIはU-即値を転送先レジスタrdの上位20ビットに配置し、下位12ビットをゼロで埋めます。</text:p>
      <text:p text:style-name="P34"/>
      <text:p text:style-name="P34">AUIPC（PCに上位即値を追加）は、PC相対アドレスを作成するために使用され、U型形式を使用します。</text:p>
      <text:p text:style-name="P34">AUIPCは、20ビットのU-即値から32ビットのオフセットを作成し、最下位の12ビットを0で埋め込み、このオフセットをpcに加え、結果をレジスタrdに配置します。</text:p>
      <text:p text:style-name="P34"/>
      <text:p text:style-name="P314">-----------------------------------------------------------------------------------------------------------------------------------</text:p>
      <text:p text:style-name="P314">AUIPC命令は、制御フロー転送とデータアクセスの両方に対してPCからの任意のオフセットにアクセスするための2命令シーケンスをサポートしています。</text:p>
      <text:p text:style-name="P315">AUIPCとJALRの12ビットイミディエイトを組み合わせることで、任意の32ビットPC相対アドレスに制御を移すことができ、AUIPCに加えて通常のロード命令またはストア命令の12ビット即値オフセットは32ビットPC相対データアドレス にアクセスできます。</text:p>
      <text:p text:style-name="P314">現在のPCは、U-即値を0に設定することで取得できます。</text:p>
      <text:p text:style-name="P314">PCを取得するためにJAL +4命令を使用することもできますが、より単純なマイクロアーキテクチャではパイプラインが切断されるか、より複雑なマイクロアーキテクチャではBTB構造が汚染される可能性があります。</text:p>
      <text:p text:style-name="P314"/>
      <text:p text:style-name="P34">整数レジスタ – レジスタ演算</text:p>
      <text:p text:style-name="P34"/>
      <text:p text:style-name="P34">RV32Iは、いくつかの算術Rタイプ演算を定義します。 すべてのオペレーションは、rs1とrs2レジスタをソースオペランドとして読み込み、結果をレジスタrdに書き込みます。</text:p>
      <text:p text:style-name="P34">funct7フィールドとfunct3フィールドは、操作の種類を選択します。</text:p>
      <text:p text:style-name="P34"/>
      <text:p text:style-name="P34"/>
      <text:p text:style-name="P148"/>
      <text:p text:style-name="P34"/>
      <text:p text:style-name="P35">31 <text:s text:c="19"/><text:span text:style-name="T19">25 24</text:span> <text:s text:c="8"/><text:span text:style-name="T14"><text:s text:c="3"/>20 19 <text:s text:c="12"/>15 14 <text:s text:c="17"/>12 11 <text:s text:c="15"/>7 6 <text:s text:c="17"/>0</text:span></text:p>
      <table:table table:name="表19" table:style-name="表19">
        <table:table-column table:style-name="表19.A"/>
        <table:table-column table:style-name="表19.B"/>
        <table:table-column table:style-name="表19.C"/>
        <table:table-column table:style-name="表19.D"/>
        <table:table-column table:style-name="表19.E"/>
        <table:table-column table:style-name="表19.F"/>
        <table:table-column table:style-name="表19.G"/>
        <table:table-row table:style-name="表19.1">
          <table:table-cell table:style-name="表19.A1" office:value-type="string">
            <text:p text:style-name="P228">funct7</text:p>
          </table:table-cell>
          <table:table-cell table:style-name="表19.A1" office:value-type="string">
            <text:p text:style-name="P163">rs2</text:p>
          </table:table-cell>
          <table:table-cell table:style-name="表19.A1" office:value-type="string">
            <text:p text:style-name="P228">rs1</text:p>
          </table:table-cell>
          <table:table-cell table:style-name="表19.A1" office:value-type="string">
            <text:p text:style-name="P228">funct3</text:p>
          </table:table-cell>
          <table:table-cell table:style-name="表19.A1" office:value-type="string">
            <text:p text:style-name="P228">rd</text:p>
          </table:table-cell>
          <table:table-cell table:style-name="表19.A1" office:value-type="string">
            <text:p text:style-name="P228">opcode</text:p>
          </table:table-cell>
          <table:table-cell table:style-name="表19.G1" office:value-type="string">
            <text:p text:style-name="P196"/>
          </table:table-cell>
        </table:table-row>
      </table:table>
      <text:p text:style-name="P35"><text:s text:c="13"/><text:span text:style-name="T19">7 <text:s text:c="22"/>5 <text:s text:c="17"/>5 <text:s text:c="21"/>3 <text:s text:c="22"/>5 <text:s text:c="20"/>7</text:span></text:p>
      <text:p text:style-name="P35"><text:s text:c="8"/><text:span text:style-name="T19">0000000 <text:s text:c="14"/>src2 <text:s text:c="13"/>src1 <text:s text:c="11"/>ADD/SLT/SLTU <text:s text:c="8"/>dest <text:s text:c="14"/>OP</text:span></text:p>
      <text:p text:style-name="P36"><text:s text:c="8"/><text:span text:style-name="T19">0000000 <text:s text:c="14"/>src2 <text:s text:c="13"/>src1 <text:s text:c="11"/>AND/OR/XOR <text:s text:c="10"/>dest <text:s text:c="14"/>OP</text:span></text:p>
      <text:p text:style-name="P36"><text:s text:c="8"/><text:span text:style-name="T19">0000000 <text:s text:c="14"/>src2 <text:s text:c="13"/>src1 <text:s text:c="16"/>SLL/SRL <text:s text:c="13"/>dest <text:s text:c="14"/>OP</text:span></text:p>
      <text:p text:style-name="P36"><text:s text:c="8"/><text:span text:style-name="T19">0100000 <text:s text:c="14"/>src2 <text:s text:c="13"/>src1 <text:s text:c="15"/>SUB/SRA <text:s text:c="13"/>dest <text:s text:c="14"/>OP</text:span></text:p>
      <text:p text:style-name="P36"/>
      <text:p text:style-name="P36">ADDとSUBはそれぞれ加算と減算を行います。</text:p>
      <text:p text:style-name="P36">オーバーフローは無視され、結果の低XLENビットが出力先に書き込まれます。</text:p>
      <text:p text:style-name="P36">SLTとSLTUは、符号付きと符号なしの比較をそれぞれ実行し、rs1 &lt;rs2の場合はrdに1を、それ以外の場合は0を書き込みます。</text:p>
      <text:p text:style-name="P36">SLTU rd、x0、rs2は、rs2がゼロでない場合にはrdを1に設定し、そうでない場合はrdをゼロに設定します（アセンブラ疑似演算SNEZ rd、rs）。</text:p>
      <text:p text:style-name="P36">AND、OR、およびXORはビット単位の論理演算を実行します。</text:p>
      <text:p text:style-name="P36"/>
      <text:p text:style-name="P36">NOP命令</text:p>
      <text:p text:style-name="P116"/>
      <text:p text:style-name="P37">31 <text:s text:c="29"/><text:span text:style-name="T14"><text:s text:c="5"/>20 19 <text:s text:c="18"/>15 14 <text:s text:c="15"/>12 11 <text:s text:c="13"/>7 6 <text:s text:c="21"/>0</text:span></text:p>
      <table:table table:name="表20" table:style-name="表20">
        <table:table-column table:style-name="表20.A"/>
        <table:table-column table:style-name="表20.B"/>
        <table:table-column table:style-name="表20.C"/>
        <table:table-column table:style-name="表20.D"/>
        <table:table-column table:style-name="表20.E"/>
        <table:table-column table:style-name="表20.F"/>
        <table:table-row table:style-name="表20.1">
          <table:table-cell table:style-name="表20.A1" office:value-type="string">
            <text:p text:style-name="P164">imm<text:span text:style-name="T18">[11:0]</text:span></text:p>
          </table:table-cell>
          <table:table-cell table:style-name="表20.A1" office:value-type="string">
            <text:p text:style-name="P178">rs1</text:p>
          </table:table-cell>
          <table:table-cell table:style-name="表20.A1" office:value-type="string">
            <text:p text:style-name="P178">funct3</text:p>
          </table:table-cell>
          <table:table-cell table:style-name="表20.A1" office:value-type="string">
            <text:p text:style-name="P178">rd</text:p>
          </table:table-cell>
          <table:table-cell table:style-name="表20.A1" office:value-type="string">
            <text:p text:style-name="P178">opcode</text:p>
          </table:table-cell>
          <table:table-cell table:style-name="表20.F1" office:value-type="string">
            <text:p text:style-name="P197"/>
          </table:table-cell>
        </table:table-row>
      </table:table>
      <text:p text:style-name="P37"><text:s text:c="15"/><text:span text:style-name="T18"><text:s text:c="5"/>12 <text:s text:c="30"/>5 <text:s text:c="24"/>3 <text:s text:c="19"/>5 <text:s text:c="21"/>7</text:span></text:p>
      <text:p text:style-name="P37"><text:s text:c="22"/>0<text:span text:style-name="T18"> <text:s text:c="30"/>0 <text:s text:c="21"/>ADDI <text:s text:c="16"/>0 <text:s text:c="17"/>OP-IMM</text:span></text:p>
      <text:p text:style-name="P37"/>
      <text:p text:style-name="P37">NOP命令は、PCを進めることを除いて、ユーザーが見ることのできる状態を変更しません。</text:p>
      <text:p text:style-name="P37">NOPはADDI x0、x0、0としてエンコードされます。</text:p>
      <text:p text:style-name="P37"/>
      <text:p text:style-name="P316">-----------------------------------------------------------------------------------------------------------------------------------</text:p>
      <text:p text:style-name="P316">NOPsを使用すると、コードセグメントをマイクロアーキテクチャ上重要なアドレス境界に合わせたり、インラインコードを変更するための領域を確保したりすることができます。</text:p>
      <text:p text:style-name="P316">NOPをエンコードするには多くの方法がありますが、わかりやすい逆アセンブリ出力と同様に、マイクロアーキテクチャの最適化を可能にする標準NOPエンコーディングを定義しています。</text:p>
      <text:p text:style-name="P316"/>
      <text:p text:style-name="P117">-- 5月連休明けから常駐のお仕事が決まったためバタバタしてこの2週間翻訳に手を付けられませんでした。(x_x)</text:p>
      <text:p text:style-name="P117">-- 2018/05/03</text:p>
      <text:p text:style-name="P37"/>
      <text:p text:style-name="P37"><text:bookmark text:name="result_box1"/><text:span text:style-name="T17">2.5</text:span>コントロール転送命令 </text:p>
      <text:p text:style-name="P37"/>
      <text:p text:style-name="P37">RV32Iには、無条件ジャンプと条件分岐の2種類の制御転送命令があります。</text:p>
      <text:p text:style-name="P37">RV32Iの制御転送命令には、アーキテクチャ上見える遅延スロットはありません。</text:p>
      <text:p text:style-name="P37"/>
      <text:p text:style-name="P37">無条件ジャンプ</text:p>
      <text:p text:style-name="P37"/>
      <text:p text:style-name="P37">ジャンプおよびリンク（JAL）命令はJ型形式を使用し、J即時は2バイトの倍数で符号付きオフセットを符号化します。</text:p>
      <text:p text:style-name="P37">オフセットは符号拡張され、ジャンプターゲットアドレスを形成するためにPCに追加されます。</text:p>
      <text:p text:style-name="P37">したがって、ジャンプは ±1 MiB範囲を対象にすることができます。</text:p>
      <text:p text:style-name="P37">JALは、ジャンプ（pc + 4）に続く命令のアドレスをレジスタrdに格納します。</text:p>
      <text:p text:style-name="P37">標準ソフトウェア呼び出し規約では、x1をリターンアドレスレジスタとして使用し、x5を代替リンクレジスタとして使用します。</text:p>
      <text:p text:style-name="P37"/>
      <text:p text:style-name="P37"/>
      <text:p text:style-name="P145"/>
      <text:p text:style-name="P317">-----------------------------------------------------------------------------------------------------------------------------------</text:p>
      <text:p text:style-name="P317">代替リンクレジスタは、通常のリターンアドレスレジスタを保持しながら、ミリコードルーチンを呼び出し（例えば、圧縮コードでレジスタを保存し復元する場合など）をサポートします。</text:p>
      <text:p text:style-name="P317">レジスタ x5 は、標準の呼び出し規約で一時的にマップされるように代替リンクレジスタとして選ばれ、通常のリンクレジスタとは異なる1ビットのエンコーディングを持っています。</text:p>
      <text:p text:style-name="P317"/>
      <text:p text:style-name="P38">プレーン無条件ジャンプ（アセンブラ疑似オペレーションJ）は、rd = x0のJALとしてエンコードされます。</text:p>
      <text:p text:style-name="P37"/>
      <text:p text:style-name="P39"><text:s text:c="5"/>31 <text:s text:c="7"/><text:span text:style-name="T20">30</text:span> <text:s text:c="27"/><text:span text:style-name="T14"><text:s/>21 <text:s text:c="5"/>20 <text:s text:c="7"/>19 <text:s text:c="16"/>12 11 <text:s text:c="15"/>7 6 <text:s text:c="17"/>0</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style-name="表22.1">
          <table:table-cell table:style-name="表22.A1" office:value-type="string">
            <text:p text:style-name="P220">imm[20]</text:p>
          </table:table-cell>
          <table:table-cell table:style-name="表22.A1" office:value-type="string">
            <text:p text:style-name="P220">Imm[10:1]</text:p>
          </table:table-cell>
          <table:table-cell table:style-name="表22.A1" office:value-type="string">
            <text:p text:style-name="P220">imm[11]</text:p>
          </table:table-cell>
          <table:table-cell table:style-name="表22.A1" office:value-type="string">
            <text:p text:style-name="P220">Imm[19:12]</text:p>
          </table:table-cell>
          <table:table-cell table:style-name="表22.A1" office:value-type="string">
            <text:p text:style-name="P229">rd</text:p>
          </table:table-cell>
          <table:table-cell table:style-name="表22.A1" office:value-type="string">
            <text:p text:style-name="P229">opcode</text:p>
          </table:table-cell>
          <table:table-cell table:style-name="表22.G1" office:value-type="string">
            <text:p text:style-name="P198"/>
          </table:table-cell>
        </table:table-row>
      </table:table>
      <text:p text:style-name="P39"><text:s text:c="13"/><text:span text:style-name="T20">1 <text:s text:c="18"/>10 <text:s text:c="22"/>1 <text:s text:c="20"/>8 <text:s text:c="22"/>5 <text:s text:c="19"/>7</text:span></text:p>
      <text:p text:style-name="P39"><text:s text:c="39"/><text:span text:style-name="T20">offset[20:1] <text:s text:c="49"/>dest <text:s text:c="16"/>JAL</text:span></text:p>
      <text:p text:style-name="P39"/>
      <text:p text:style-name="P39">間接ジャンプ命令JALR（ジャンプおよびリンクレジスタ）は、I型エンコーディングを使用します。</text:p>
      <text:p text:style-name="P39">ターゲットアドレスは、レジスタrs1に12ビット符号付きI即値を加算し、結果の最下位ビットをゼロに設定することによって得られます。</text:p>
      <text:p text:style-name="P39">ジャンプ後の命令のアドレス（pc + 4）がレジスタrdに書き込まれます。</text:p>
      <text:p text:style-name="P39">結果が必要ない場合は、レジスタx0を宛先として使用できます。</text:p>
      <text:p text:style-name="P39"/>
      <text:p text:style-name="P40">1 <text:s text:c="29"/><text:span text:style-name="T14"><text:s text:c="5"/>20 19 <text:s text:c="18"/>15 14 <text:s text:c="15"/>12 11 <text:s text:c="13"/>7 6 <text:s text:c="21"/>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style-name="表23.1">
          <table:table-cell table:style-name="表23.A1" office:value-type="string">
            <text:p text:style-name="P165">imm<text:span text:style-name="T18">[11:0]</text:span></text:p>
          </table:table-cell>
          <table:table-cell table:style-name="表23.A1" office:value-type="string">
            <text:p text:style-name="P179">rs1</text:p>
          </table:table-cell>
          <table:table-cell table:style-name="表23.A1" office:value-type="string">
            <text:p text:style-name="P179">funct3</text:p>
          </table:table-cell>
          <table:table-cell table:style-name="表23.A1" office:value-type="string">
            <text:p text:style-name="P179">rd</text:p>
          </table:table-cell>
          <table:table-cell table:style-name="表23.A1" office:value-type="string">
            <text:p text:style-name="P179">opcode</text:p>
          </table:table-cell>
          <table:table-cell table:style-name="表23.F1" office:value-type="string">
            <text:p text:style-name="P199"/>
          </table:table-cell>
        </table:table-row>
      </table:table>
      <text:p text:style-name="P40"><text:s text:c="15"/><text:span text:style-name="T18"><text:s text:c="5"/>12 <text:s text:c="30"/>5 <text:s text:c="24"/>3 <text:s text:c="19"/>5 <text:s text:c="21"/>7</text:span></text:p>
      <text:p text:style-name="P40"><text:s text:c="14"/>offset[11:0]<text:span text:style-name="T18"> <text:s text:c="21"/>base <text:s text:c="21"/>0 <text:s text:c="16"/>dest <text:s text:c="16"/>JALR</text:span></text:p>
      <text:p text:style-name="P40"/>
      <text:p text:style-name="P318">-----------------------------------------------------------------------------------------------------------------------------------</text:p>
      <text:p text:style-name="P318">無条件ジャンプ命令はすべて、PC相対アドレッシングを使用して独立した位置コードをサポートします。</text:p>
      <text:p text:style-name="P318">JALR命令は、2命令シーケンスが32ビット絶対アドレス範囲のどこにでもジャンプできるように定義されています。</text:p>
      <text:p text:style-name="P318">LUI命令は、まずターゲットアドレスの上位20ビットでrs1をロードし、次にJALRは下位ビットを加算することができます。</text:p>
      <text:p text:style-name="P318">同様に、AUIPCそしてJALRは、32ビットのPC相対アドレス範囲のどこにでもジャンプすることができます。</text:p>
      <text:p text:style-name="P318">JALR命令は、条件付き分岐命令とは異なり、12ビットの即値を2バイトの倍数として扱わないことに注意してください。</text:p>
      <text:p text:style-name="P318">これは、ハードウェアで1つのより即値フォーマットを避けます。</text:p>
      <text:p text:style-name="P368">↑これはハードウェアでもう１つの即値フォーマットを避けます。ハードウェアで区別できるようになってるってことか？</text:p>
      <text:p text:style-name="P318">実際には、JALRのほとんどの用途は即時にゼロになるか、またはLUIまたはAUIPCとペアになるため、範囲のわずかな縮小は重要ではありません。</text:p>
      <text:p text:style-name="P318">JALR命令は、計算されたターゲットアドレスの最下位ビットを無視します。</text:p>
      <text:p text:style-name="P318">これは、ハードウェアをわずかに簡略化し、関数ポインタの下位ビットを使用して補助情報を格納することを可能にします。</text:p>
      <text:p text:style-name="P318">この場合、エラーチェックのわずかな損失が発生する可能性がありますが、実際には誤った命令アドレスにジャンプすると、通常はすぐに例外が発生します</text:p>
      <text:p text:style-name="P318">ベースrs1 = x0で使用すると、JALRを使用して、アドレス空間のどこからでも最低2KiBまたは最高2KiBのアドレス領域への単一命令サブルーチン呼び出しを実装できます。これは、小さなランタイムライブラリへの高速呼び出しを実装するために使用できます。</text:p>
      <text:p text:style-name="P318"/>
      <text:p text:style-name="P118">-- 2018/05/03</text:p>
      <text:p text:style-name="P40"/>
      <text:p text:style-name="P40">JAL命令とJALR命令は、ターゲットアドレスが4バイトの境界に揃っていないと、命令フェッチ例外が誤って生成されます。</text:p>
      <text:p text:style-name="P40"/>
      <text:p text:style-name="P319">-----------------------------------------------------------------------------------------------------------------------------------</text:p>
      <text:p text:style-name="P319">命令フェッチのミスアライン例外は、圧縮命令セット拡張Cのような16ビット整列命令を持つ拡張をサポートするマシンでは不可能です。</text:p>
      <text:p text:style-name="P318"/>
      <text:p text:style-name="P40">リターンアドレス予測スタックは、高性能命令フェッチユニットの共通の機能ですが、プロシージャコールおよびリターンに使用される命令を正確に検出する必要があります。</text:p>
      <text:p text:style-name="P40">RISC-Vの場合、命令の使用に関するヒントは、使用されるレジスタ番号を介して暗黙的に符号化されます。</text:p>
      <text:p text:style-name="P40">JAL命令は、rd = x1 / x5の場合にのみリターンアドレスをリターンアドレススタック（RAS）にプッシュする必要があります。</text:p>
      <text:p text:style-name="P40">JALR命令は、表2.1に示すようにRASをプッシュ/ポップする必要があります。</text:p>
      <text:p text:style-name="P40"/>
      <text:p text:style-name="P40"/>
      <text:p text:style-name="P149"/>
      <table:table table:name="表26" table:style-name="表26" table:template-name="標準スタイル">
        <table:table-column table:style-name="表26.A"/>
        <table:table-column table:style-name="表26.B"/>
        <table:table-column table:style-name="表26.C"/>
        <table:table-column table:style-name="表26.D"/>
        <table:table-row table:style-name="表26.1">
          <table:table-cell table:style-name="表26.A1" office:value-type="string">
            <text:p text:style-name="P253">rd</text:p>
          </table:table-cell>
          <table:table-cell table:style-name="表26.A1" office:value-type="string">
            <text:p text:style-name="P253">rs1</text:p>
          </table:table-cell>
          <table:table-cell table:style-name="表26.A1" office:value-type="string">
            <text:p text:style-name="P254">rs1=rd</text:p>
          </table:table-cell>
          <table:table-cell table:style-name="表26.D1" office:value-type="string">
            <text:p text:style-name="P253">RAS action</text:p>
          </table:table-cell>
        </table:table-row>
        <table:table-row>
          <table:table-cell table:style-name="表26.A2" office:value-type="string">
            <text:p text:style-name="P259">!<text:span text:style-name="T4">link</text:span></text:p>
          </table:table-cell>
          <table:table-cell table:style-name="表26.A2" office:value-type="string">
            <text:p text:style-name="P259">!<text:span text:style-name="T4">link</text:span></text:p>
          </table:table-cell>
          <table:table-cell table:style-name="表26.A2" office:value-type="string">
            <text:p text:style-name="P261">-</text:p>
          </table:table-cell>
          <table:table-cell table:style-name="表26.D2" office:value-type="string">
            <text:p text:style-name="P253">none</text:p>
          </table:table-cell>
        </table:table-row>
        <table:table-row>
          <table:table-cell table:style-name="表26.A2" office:value-type="string">
            <text:p text:style-name="P260">!<text:span text:style-name="T4">link</text:span></text:p>
          </table:table-cell>
          <table:table-cell table:style-name="表26.A2" office:value-type="string">
            <text:p text:style-name="P259"><text:s/><text:span text:style-name="T4">link</text:span></text:p>
          </table:table-cell>
          <table:table-cell table:style-name="表26.A2" office:value-type="string">
            <text:p text:style-name="P262">-</text:p>
          </table:table-cell>
          <table:table-cell table:style-name="表26.D2" office:value-type="string">
            <text:p text:style-name="P253">pop</text:p>
          </table:table-cell>
        </table:table-row>
        <table:table-row>
          <table:table-cell table:style-name="表26.A2" office:value-type="string">
            <text:p text:style-name="P260"><text:s/><text:span text:style-name="T4">link</text:span></text:p>
          </table:table-cell>
          <table:table-cell table:style-name="表26.A2" office:value-type="string">
            <text:p text:style-name="P260">!<text:span text:style-name="T4">link</text:span></text:p>
          </table:table-cell>
          <table:table-cell table:style-name="表26.A2" office:value-type="string">
            <text:p text:style-name="P262">-</text:p>
          </table:table-cell>
          <table:table-cell table:style-name="表26.D2" office:value-type="string">
            <text:p text:style-name="P253">push</text:p>
          </table:table-cell>
        </table:table-row>
        <table:table-row>
          <table:table-cell table:style-name="表26.A2" office:value-type="string">
            <text:p text:style-name="P260"><text:s/><text:span text:style-name="T4">link</text:span></text:p>
          </table:table-cell>
          <table:table-cell table:style-name="表26.A2" office:value-type="string">
            <text:p text:style-name="P260"><text:s/><text:span text:style-name="T4">link</text:span></text:p>
          </table:table-cell>
          <table:table-cell table:style-name="表26.A2" office:value-type="string">
            <text:p text:style-name="P254">0</text:p>
          </table:table-cell>
          <table:table-cell table:style-name="表26.D2" office:value-type="string">
            <text:p text:style-name="P253">push and pop</text:p>
          </table:table-cell>
        </table:table-row>
        <table:table-row>
          <table:table-cell table:style-name="表26.A2" office:value-type="string">
            <text:p text:style-name="P260"><text:s/><text:span text:style-name="T4">link</text:span></text:p>
          </table:table-cell>
          <table:table-cell table:style-name="表26.A2" office:value-type="string">
            <text:p text:style-name="P260"><text:s/><text:span text:style-name="T4">link</text:span></text:p>
          </table:table-cell>
          <table:table-cell table:style-name="表26.A2" office:value-type="string">
            <text:p text:style-name="P254">1</text:p>
          </table:table-cell>
          <table:table-cell table:style-name="表26.D2" office:value-type="string">
            <text:p text:style-name="P253">push</text:p>
          </table:table-cell>
        </table:table-row>
      </table:table>
      <text:p text:style-name="P40"/>
      <text:p text:style-name="P40">表2.1：命令で使用されるレジスタ指定子にエンコードされたリターンアドレススタック予測ヒント。</text:p>
      <text:p text:style-name="P40">上記では、レジスタがx1またはx5の場合にリンクが真になります。</text:p>
      <text:p text:style-name="P40"/>
      <text:p text:style-name="P320">-----------------------------------------------------------------------------------------------------------------------------------</text:p>
      <text:p text:style-name="P320">他のいくつかのISAはリターンアドレススタック操作を導くために間接ジャンプ命令に明示的なヒントビットを追加しました。</text:p>
      <text:p text:style-name="P320">これらのヒントに使用されるエンコード領域を減らすために、レジスタ番号と呼び出し規約に結びついている暗黙のヒントを使用します。</text:p>
      <text:p text:style-name="P320">2つの異なるリンクレジスタ（x1とx5）がrs1とrdとして与えられると、RASはコルーチンをサポートするために両方プッシュされ、ポップされます。</text:p>
      <text:p text:style-name="P320">rs1とrdが同じリンクレジスタ（x1またはx5のいずれか）である場合、RASはプッシュされ、シーケンスのマクロオペレーションの融合が可能になります。</text:p>
      <text:p text:style-name="P320">lui ra、imm20; jalr ra、ra、imm12 および auipc ra、imm20; jalr ra、ra、imm12</text:p>
      <text:p text:style-name="P318"/>
      <text:p text:style-name="P40">条件付き分岐</text:p>
      <text:p text:style-name="P40"/>
      <text:p text:style-name="P40">すべての分岐命令は、B型命令形式を使用します。</text:p>
      <text:p text:style-name="P40">12ビットのB-即値は符号付きオフセットを2の倍数で符号化し、現在のpcに加算してターゲットアドレスを与えます。</text:p>
      <text:p text:style-name="P40">条件分岐範囲は±4 KiBです。</text:p>
      <text:p text:style-name="P40"/>
      <text:p text:style-name="P41"><text:s text:c="2"/>31 <text:s text:c="12"/><text:span text:style-name="T21">30</text:span> <text:s text:c="10"/><text:span text:style-name="T19">25 24</text:span> <text:span text:style-name="T14"><text:s/>20 19 <text:s text:c="2"/>15 14 <text:s text:c="5"/>12 11 <text:s text:c="17"/>8 <text:s text:c="8"/>7 <text:s text:c="9"/>6 <text:s text:c="17"/>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column table:style-name="表27.G"/>
        <table:table-column table:style-name="表27.H"/>
        <table:table-column table:style-name="表27.I"/>
        <table:table-row table:style-name="表27.1">
          <table:table-cell table:style-name="表27.A1" office:value-type="string">
            <text:p text:style-name="P230">imm[12]</text:p>
          </table:table-cell>
          <table:table-cell table:style-name="表27.A1" office:value-type="string">
            <text:p text:style-name="P230">imm[10:5]</text:p>
          </table:table-cell>
          <table:table-cell table:style-name="表27.A1" office:value-type="string">
            <text:p text:style-name="P166">rs2</text:p>
          </table:table-cell>
          <table:table-cell table:style-name="表27.A1" office:value-type="string">
            <text:p text:style-name="P230">rs1</text:p>
          </table:table-cell>
          <table:table-cell table:style-name="表27.A1" office:value-type="string">
            <text:p text:style-name="P230">funct3</text:p>
          </table:table-cell>
          <table:table-cell table:style-name="表27.A1" office:value-type="string">
            <text:p text:style-name="P230">immm[4:1]</text:p>
          </table:table-cell>
          <table:table-cell table:style-name="表27.A1" office:value-type="string">
            <text:p text:style-name="P230">imm[11]</text:p>
          </table:table-cell>
          <table:table-cell table:style-name="表27.A1" office:value-type="string">
            <text:p text:style-name="P230">opcode</text:p>
          </table:table-cell>
          <table:table-cell table:style-name="表27.I1" office:value-type="string">
            <text:p text:style-name="P200"/>
          </table:table-cell>
        </table:table-row>
      </table:table>
      <text:p text:style-name="P41"><text:s text:c="8"/><text:span text:style-name="T21">1 <text:s text:c="16"/>6 <text:s text:c="12"/>5 <text:s text:c="8"/>5 <text:s text:c="9"/>3 <text:s text:c="19"/>4 <text:s text:c="20"/>1 <text:s text:c="18"/>7</text:span></text:p>
      <text:p text:style-name="P41"><text:s text:c="7"/><text:span text:style-name="T21">offset[12,10:5] <text:s text:c="10"/>src2 <text:s text:c="4"/>src1 <text:s text:c="2"/>BEQ/BNE <text:s text:c="15"/>offset[11,4:1] <text:s text:c="14"/>BRANCH</text:span></text:p>
      <text:p text:style-name="P41"><text:s text:c="7"/><text:span text:style-name="T21">offset[12,10:5] <text:s text:c="10"/>src2 <text:s text:c="4"/>src1 <text:s text:c="4"/>BLT[U] <text:s text:c="16"/>offset[11,4:1] <text:s text:c="14"/>BRANCH</text:span></text:p>
      <text:p text:style-name="P41"><text:s text:c="7"/><text:span text:style-name="T21">offset[12,10:5] <text:s text:c="10"/>src2 <text:s text:c="4"/>src1 <text:s text:c="4"/>BGE[U] <text:s text:c="15"/>offset[11,4:1] <text:s text:c="14"/>BRANCH</text:span></text:p>
      <text:p text:style-name="P41"/>
      <text:p text:style-name="P40">分岐命令は2つのレジスタを比較します。</text:p>
      <text:p text:style-name="P5">BEQとBNEは、レジスタrs1とrs2がそれぞれ等しいか等しくなければ、分岐を取ります。</text:p>
      <text:p text:style-name="P40">BLTとBLTUは、符号付きと符号なしの比較をそれぞれ使用して、rs1がrs2より小さい場合に分岐を取ります。</text:p>
      <text:p text:style-name="P40">BGEとBGEUは、符号付きと符号なしの比較をそれぞれ使用して、rs1がrs2以上の場合は分岐を取ります。</text:p>
      <text:p text:style-name="P40">なお、BGT、BGTU、BLE、およびBLEUは、それぞれオペランドをBLT、BLTU、BGE、およびBGEUに逆にすることで合成できます。</text:p>
      <text:p text:style-name="P87">↑takeは取ります だけど、 分岐します と訳してもよいかもしれない。</text:p>
      <text:p text:style-name="P40"/>
      <text:p text:style-name="P321">-----------------------------------------------------------------------------------------------------------------------------------</text:p>
      <text:p text:style-name="P321">符号付きの配列境界は、単一のBLTU命令でチェックできますが、いずれかの負のインデックスは非負の境界よりも大きく比較されるからです。</text:p>
      <text:p text:style-name="P321"/>
      <text:p text:style-name="P42">ソフトウェアは、シーケンシャルコードパスが最も一般的なパスであり、頻度の低いコードパスが行の外に配置されるように、最適化する必要があります。</text:p>
      <text:p text:style-name="P43">ソフトウェアは、少なくとも最初にそれらが遭遇したとき、後方ブランチが取られると予測し、前方ブランチが取られないと予測することも仮定しなければならない。</text:p>
      <text:p text:style-name="P5">動的予測は、予測可能な分岐動作をすばやく学習する必要があります。</text:p>
      <text:p text:style-name="P5"/>
      <text:p text:style-name="P5"/>
      <text:p text:style-name="P146"/>
      <text:p text:style-name="P5">他のいくつかのアーキテクチャとは異なり、RISC-Vジャンプ（rd = x0のJAL）命令は、常に真の条件の条件付き分岐命令の代わりに常に無条件分岐に対して使用する必要があります。</text:p>
      <text:p text:style-name="P5">RISC-VジャンプはPC相対でもあり、分岐よりもずっと広いオフセット範囲をサポートし、条件分岐予測テーブルを圧迫することはありません。</text:p>
      <text:p text:style-name="P5"/>
      <text:p text:style-name="P322">-----------------------------------------------------------------------------------------------------------------------------------</text:p>
      <text:p text:style-name="P322">条件分岐は、2つのレジスタ間の算術比較演算を含むように設計されており（PA-RISCとXtensa ISAでも同様です）むしろ、条件コード（x86、ARM、SPARC、PowerPC）、または1つのレジスタをゼロ（Alpha、MIPS）と比較するだけ、または等価のみの2つのレジスタ（MIPS）を使用します。</text:p>
      <text:p text:style-name="P322">この設計は、比較と分岐命令を組み合わせたものが通常のパイプラインに適合し、追加の条件コード状態または一時レジスタの使用を回避し、静的コード・サイズおよび動的命令フェッチ・トラフィックを削減するという観察によって動機付けられました。</text:p>
      <text:p text:style-name="P322">もう1つのポイントは、ゼロとの比較では、（特に高度なプロセスでは静的ロジックに移行した後に）些細ではない回路の遅延必要なため、算術規模の比較と同じくらい高価です。</text:p>
      <text:p text:style-name="P369">↑ゼロとの比較の方が簡単なような気がするが、ここではコストかかるよ～みたいになっている。ハテ？</text:p>
      <text:p text:style-name="P322">融合された比較および分岐命令の別の利点は、分岐がフロントエンド命令ストリームの早期に観察され、より早期に予測できることが可能です。</text:p>
      <text:p text:style-name="P322">同じ条件コードに基づいて複数の分岐を取ることができる場合には、条件コードを含む設計には多分利点がありますが、このケースは比較的まれであると考えられます。</text:p>
      <text:p text:style-name="P322">我々は、命令符号化に静的分岐ヒントが含まれているか考慮したが含まれていませんでした。</text:p>
      <text:p text:style-name="P322">これにより、動的予測への負担を軽減することができますが、最適な結果を得るためには、より多くの命令エンコード領域とソフトウェアプロファイリングが必要になり、実動実行がプロファイリング実行と一致しないとパフォーマンスが低下する可能性があります。<text:span text:style-name="T6">↑分岐予測ミスるとパフォーマンス低下するよ</text:span></text:p>
      <text:p text:style-name="P322">我々は、条件付き移動または予測命令が含まれないか考慮しました、予期しない短い前方分岐を効果的に置き換えることができました。</text:p>
      <text:p text:style-name="P322">条件付き移動は2つの方が簡単ですが、例外（メモリアクセスと浮動小数点演算）を引き起こす条件付きコードでは使用が困難です。</text:p>
      <text:p text:style-name="P322">条件付き実行制御は、システムに追加のフラグ状態、フラグの設定とクリアのための追加命令、およびすべての命令の追加の符号化オーバーヘッドを追加します。</text:p>
      <text:p text:style-name="P322">条件付き移動命令と述語命令の両方が、述語が偽であれば、デスティネーションアーキテクチャレジスタの元の値を名前変更されたデスティネーション物理レジスタにコピーする必要があるため、暗黙的な第3のソースオペランドを追加して、順序外のマイクロアーキテクチャに複雑さを追加します。<text:span text:style-name="T6">↑predicateは述語だけどどう訳すとそれらしくなるか？</text:span></text:p>
      <text:p text:style-name="P322">また、分岐の代わりに述語を使用する静的なコンパイル時の決定は、特に予期しない分岐がまれであることを考えると、コンパイラのトレーニングセットに含まれない入力でパフォーマンスが低下し、分岐予測技術が向上するにつれて希少になります。</text:p>
      <text:p text:style-name="P322">我々は、予測不能な短い順方向分岐を内部予測されたコードに動的に変換して、分岐予測ミス予測時にパイプラインをフラッシュするコストを回避するため商用プロセッサに実装されている[27]様々なマイクロアーキテクチャ技術が存在することを認識している[13,17,16]。</text:p>
      <text:p text:style-name="P322">最も簡単な手法は、フェッチパイプライン全体ではなくブランチシャドウ内の命令をフラッシュするだけで、またはワイド命令フェッチまたはアイドル命令フェッチスロットを使用して両側から命令をフェッチすることによって、誤予測された短い前方分岐から回復するペナルティを軽減するだけです。</text:p>
      <text:p text:style-name="P322">アウトオブオーダーコアのより複雑な技法は、分岐述部によって内部述部値が書き込まれた状態で、分岐シャドウの命令に内部述部を追加し、分岐および後続命令を他のコードに対して推論的かつ順不同で実行できるようにします[27]。</text:p>
      <text:p text:style-name="P321"/>
      <text:p text:style-name="P5">2.6ロードとストア命令</text:p>
      <text:p text:style-name="P5"/>
      <text:p text:style-name="P5">RV32Iは、ロードストア命令のみがメモリにアクセスし、算術命令がCPUレジスタ上でのみ動作するロードストアアーキテクチャです。</text:p>
      <text:p text:style-name="P5">RV32Iは、バイトアドレスとリトルエンディアンの32ビットのユーザーアドレス空間を提供します。</text:p>
      <text:p text:style-name="P5">実行環境は、アドレス空間のどの部分がアクセスに正当であるかを定義する。</text:p>
      <text:p text:style-name="P5">x0の宛先を持つロードは、ロード値が破棄されても、例外を発生させ、他の副作用を引き起こす必要があります。</text:p>
      <text:p text:style-name="P5"/>
      <text:p text:style-name="P119">-- 2018/05/05</text:p>
      <text:p text:style-name="P146"/>
      <text:p text:style-name="P44">31 <text:s text:c="29"/><text:span text:style-name="T14"><text:s text:c="5"/>20 19 <text:s text:c="18"/>15 14 <text:s text:c="15"/>12 11 <text:s text:c="13"/>7 6 <text:s text:c="21"/>0</text:span></text:p>
      <table:table table:name="表28" table:style-name="表28">
        <table:table-column table:style-name="表28.A"/>
        <table:table-column table:style-name="表28.B"/>
        <table:table-column table:style-name="表28.C"/>
        <table:table-column table:style-name="表28.D"/>
        <table:table-column table:style-name="表28.E"/>
        <table:table-column table:style-name="表28.F"/>
        <table:table-row table:style-name="表28.1">
          <table:table-cell table:style-name="表28.A1" office:value-type="string">
            <text:p text:style-name="P167">imm<text:span text:style-name="T18">[11:0]</text:span></text:p>
          </table:table-cell>
          <table:table-cell table:style-name="表28.A1" office:value-type="string">
            <text:p text:style-name="P180">rs1</text:p>
          </table:table-cell>
          <table:table-cell table:style-name="表28.A1" office:value-type="string">
            <text:p text:style-name="P180">funct3</text:p>
          </table:table-cell>
          <table:table-cell table:style-name="表28.A1" office:value-type="string">
            <text:p text:style-name="P180">rd</text:p>
          </table:table-cell>
          <table:table-cell table:style-name="表28.A1" office:value-type="string">
            <text:p text:style-name="P180">opcode</text:p>
          </table:table-cell>
          <table:table-cell table:style-name="表28.F1" office:value-type="string">
            <text:p text:style-name="P201"/>
          </table:table-cell>
        </table:table-row>
      </table:table>
      <text:p text:style-name="P44"><text:s text:c="15"/><text:span text:style-name="T18"><text:s text:c="5"/>12 <text:s text:c="30"/>5 <text:s text:c="24"/>3 <text:s text:c="19"/>5 <text:s text:c="21"/>7</text:span></text:p>
      <text:p text:style-name="P44"><text:s text:c="14"/>offset[11:0]<text:span text:style-name="T18"> <text:s text:c="21"/>base <text:s text:c="21"/>0 <text:s text:c="16"/>dest <text:s text:c="16"/>JOAD</text:span></text:p>
      <text:p text:style-name="P5"/>
      <text:p text:style-name="P44"><text:s/>31 <text:s text:c="25"/><text:span text:style-name="T22">25</text:span> <text:span text:style-name="T22">24</text:span> <text:s text:c="9"/><text:span text:style-name="T14"><text:s text:c="2"/>20 19 <text:s text:c="11"/>15 14 <text:s text:c="10"/>12 11 <text:s text:c="14"/>7 6 <text:s text:c="19"/>0</text:span></text:p>
      <table:table table:name="表29" table:style-name="表29">
        <table:table-column table:style-name="表29.A"/>
        <table:table-column table:style-name="表29.B"/>
        <table:table-column table:style-name="表29.C" table:number-columns-repeated="2"/>
        <table:table-column table:style-name="表29.E"/>
        <table:table-column table:style-name="表29.F"/>
        <table:table-column table:style-name="表29.G"/>
        <table:table-row table:style-name="表29.1">
          <table:table-cell table:style-name="表29.A1" office:value-type="string">
            <text:p text:style-name="P221">Imm[<text:span text:style-name="T22">11:5</text:span>]</text:p>
          </table:table-cell>
          <table:table-cell table:style-name="表29.A1" office:value-type="string">
            <text:p text:style-name="P242">rs2</text:p>
          </table:table-cell>
          <table:table-cell table:style-name="表29.A1" office:value-type="string">
            <text:p text:style-name="P242">rs1</text:p>
          </table:table-cell>
          <table:table-cell table:style-name="表29.A1" office:value-type="string">
            <text:p text:style-name="P242">funct3</text:p>
          </table:table-cell>
          <table:table-cell table:style-name="表29.A1" office:value-type="string">
            <text:p text:style-name="P242">Imm[4:0]</text:p>
          </table:table-cell>
          <table:table-cell table:style-name="表29.A1" office:value-type="string">
            <text:p text:style-name="P231">opcode</text:p>
          </table:table-cell>
          <table:table-cell table:style-name="表29.G1" office:value-type="string">
            <text:p text:style-name="P201"/>
          </table:table-cell>
        </table:table-row>
      </table:table>
      <text:p text:style-name="P44"><text:s text:c="17"/><text:span text:style-name="T22">7 <text:s text:c="24"/>5 <text:s text:c="18"/>5 <text:s text:c="16"/>3 <text:s text:c="19"/>5 <text:s text:c="19"/>7</text:span></text:p>
      <text:p text:style-name="P44"><text:s text:c="10"/><text:span text:style-name="T20">offset[11:5] <text:s text:c="14"/>src <text:s text:c="15"/>base <text:s text:c="10"/>width <text:s text:c="9"/>offset[4:0] <text:s text:c="10"/>STORE</text:span></text:p>
      <text:p text:style-name="P44"/>
      <text:p text:style-name="P5">ロード命令とストア命令は、レジスタとメモリの間に値を転送します。</text:p>
      <text:p text:style-name="P5">ロードはI型形式でエンコードされ、ストアはSタイプです。</text:p>
      <text:p text:style-name="P5">有効なバイトアドレスは、レジスタrs1を符号拡張された12ビットオフセットに加算することによって得られる。</text:p>
      <text:p text:style-name="P5">ロードは、メモリからレジスタrdに値をコピーします。</text:p>
      <text:p text:style-name="P5">ストアはレジスタrs2の値をメモリにコピーします。</text:p>
      <text:p text:style-name="P5"/>
      <text:p text:style-name="P5">LW命令は、メモリからrdに32ビット値をロードします。</text:p>
      <text:p text:style-name="P5">LHはメモリから16ビットの値をロードし、次にrdに格納する前に32ビットに符号拡張します。</text:p>
      <text:p text:style-name="P5">LHUはメモリから16ビットの値をロードしますが、rdに格納する前にゼロを32ビットに拡張します。</text:p>
      <text:p text:style-name="P5">LBおよびLBUは、8ビット値についても同様に定義されます。</text:p>
      <text:p text:style-name="P5">SW、SH、およびSB命令は、レジスタrs2の下位ビットから32ビット、16ビット、および8ビットの値をメモリに格納します。</text:p>
      <text:p text:style-name="P5"/>
      <text:p text:style-name="P5">最高のパフォーマンスを得るには、すべてのロードとストアの実効アドレスを各データ型（つまり、32ビットアクセスの場合は4バイト境界、16ビットアクセスの場合は2バイト境界）に合わせて自然に配置する必要があります。</text:p>
      <text:p text:style-name="P5">ベースISAは、整列していないアクセスをサポートしますが、実装によっては非常に遅く実行される可能性があります。</text:p>
      <text:p text:style-name="P5">さらに、自然に整列されたロードとストアはアトミックに実行されることが保証されますが、整列がずれたロードとストアはアトミック性を保証するために追加の同期を必要とされます。</text:p>
      <text:p text:style-name="P88">↑atomically、atomicity アトミック、アトミック性ってどういうことなんだろうか</text:p>
      <text:p text:style-name="P5"/>
      <text:p text:style-name="P323">-----------------------------------------------------------------------------------------------------------------------------------</text:p>
      <text:p text:style-name="P323">従来のコードを移植するときに、ずれたアクセスが必要になることがあり、多くのアプリケーションでパフォーマンスを向上させるには、任意の形式のパック SIMD 拡張を使用することが不可欠です。</text:p>
      <text:p text:style-name="P323">通常のロードおよびストア命令による不整列アクセスをサポートするための我々の理論的根拠は、整列していないハードウェアサポートの追加を簡素化することである。</text:p>
      <text:p text:style-name="P323">1つの選択肢は、ベースISAの不整列されたアクセスを禁止し、不整列されたアクセスを処理するための特別な命令、または不整列されたアクセスのための新しいハードウェアアドレッシングモードを提供することです。</text:p>
      <text:p text:style-name="P323">特別な命令は、使用するのが難しく、ISAを複雑にし、しばしば新しいプロセッサ状態（例えば、SPARC VIS整列アドレスオフセットレジスタ）を追加するか、既存のプロセッサ状態へのアクセスを複雑にします（MIPS LWL / LWR部分レジスタ書き込み）。</text:p>
      <text:p text:style-name="P323">さらに、ループ指向のパックドSIMDコードでは、オペランドの位置がずれている余分なオーバーヘッドが生じるため、ソフトウェアがオペランドの配置に応じて複数の形式のループを提供されるようになり、コード生成が複雑になり、ループ起動オーバーヘッドが増加します。</text:p>
      <text:p text:style-name="P323">新しい不整列ハードウェアアドレス指定モードでは、命令符号化においてかなりのスペースを取るか、または非常に単純化されたアドレッシングモード（例えば、レジ​​スタ間接のみ）を必要とします。</text:p>
      <text:p text:style-name="P323">我々は、不整列されたアクセスに対してアトミック性を要求するわけではないので、簡単な実装で、機械トラップとソフトウェアハンドラを使用して、一部またはすべての不整列されたアクセスを処理できます。</text:p>
      <text:p text:style-name="P323">ハードウェアの不整列サポートが提供されている場合、ソフトウェアは通常のロードおよびストア命令を使用するだけでこれを利用できます。</text:p>
      <text:p text:style-name="P323">ハードウェアは、ランタイムアドレスが整列されているかどうかによってアクセスを自動的に最適化することができます。</text:p>
      <text:p text:style-name="P321"/>
      <text:p text:style-name="P5"/>
      <text:p text:style-name="P146"/>
      <text:p text:style-name="P5">2.7メモリモデル</text:p>
      <text:p text:style-name="P5"/>
      <text:p text:style-name="P324">-----------------------------------------------------------------------------------------------------------------------------------</text:p>
      <text:p text:style-name="P324">このセクションは、現在のプログラミング言語のメモリモデルを効率的にサポートできるように、RISC-Vメモリモデルが現在改訂中であるため、古くなっています。</text:p>
      <text:p text:style-name="P324">修正された基本メモリモデルには、少なくとも同じハートからの同じアドレスへのロードを並べ替えることができず、命令間の構文データ依存性が尊重されることを含む、さらなる順序制約が含まれます。</text:p>
      <text:p text:style-name="P370">↑ hart ハート ってどこを指しているのか？</text:p>
      <text:p text:style-name="P321"/>
      <text:p text:style-name="P5">ベースRISC-V ISAは、単一のユーザアドレス空間内で複数の同時実行スレッドをサポートします。</text:p>
      <text:p text:style-name="P5">各RISC-Vハードウェアスレッドまたはハートは、独自のユーザーレジスタステートとプログラムカウンタを持ち、独立したシーケンシャルな命令ストリームを実行します。</text:p>
      <text:p text:style-name="P5">実行環境は、RISC-Vハートの作成および管理方法を定義します。</text:p>
      <text:p text:style-name="P5">RISC-Vハーツは、各実行環境の仕様で個別に文書化されている実行環境への呼び出しを介して、または共有メモリシステムを介して直接、他のハートと通信して同期することができます。</text:p>
      <text:p text:style-name="P5">RISC-VハーツはI / Oデバイスとやりとりすることも、I / Oに割り当てられたアドレス空間の一部にロードやストアを介して間接的に相互に対話することもできます。</text:p>
      <text:p text:style-name="P89">↑ だから、hart harts ってなんなのよ</text:p>
      <text:p text:style-name="P5"/>
      <text:p text:style-name="P325">-----------------------------------------------------------------------------------------------------------------------------------</text:p>
      <text:p text:style-name="P325">ハートという用語は、ソフトウェア管理のスレッドコンテキストとは対照的に、ハードウェアスレッドを明確かつ簡潔に記述するために使用します。</text:p>
      <text:p text:style-name="P371">↑ hartやっと出てきた。先に言わんかーい （＾＾；）。ハードウェアの実行単位とか並列実行が何個あるかとかのようだな。</text:p>
      <text:p text:style-name="P321"/>
      <text:p text:style-name="P5">ベースRISC-V ISAでは、各RISC-Vハートは、プログラム順に順次実行されるかのように、それ自身のメモリ操作を観察します。</text:p>
      <text:p text:style-name="P5">RISC-Vはハート間の緩やかなメモリモデルを持ち、異なるRISC-Vハーツからのメモリ操作の順序を保証するために明示的なFENCE命令を必要とします。</text:p>
      <text:p text:style-name="P5">第7章では、追加の同期操作を提供するオプションのアトミックメモリ命令拡張 "A"について説明します。</text:p>
      <text:p text:style-name="P5"/>
      <text:p text:style-name="P94">--<text:span text:style-name="T23">2018/05/08</text:span></text:p>
      <text:p text:style-name="P5"/>
      <text:p text:style-name="P45"><text:s/>31 <text:s text:c="2"/><text:span text:style-name="T24">28</text:span> <text:s text:c="3"/><text:span text:style-name="T24">27</text:span> <text:s text:c="3"/><text:span text:style-name="T24">26</text:span> <text:s text:c="4"/><text:span text:style-name="T22">25</text:span> <text:s text:c="3"/><text:span text:style-name="T22">24</text:span> <text:s text:c="5"/><text:span text:style-name="T24">23</text:span> <text:s text:c="3"/><text:span text:style-name="T14"><text:s text:c="3"/>22 <text:s text:c="4"/>21 <text:s text:c="5"/>20 <text:s text:c="3"/>19 <text:s text:c="5"/>15 14 <text:s text:c="4"/>12 11 <text:s text:c="3"/>7 6 <text:s text:c="19"/>0</text:span></text:p>
      <table:table table:name="表30" table:style-name="表30">
        <table:table-column table:style-name="表30.A"/>
        <table:table-column table:style-name="表30.B"/>
        <table:table-column table:style-name="表30.C"/>
        <table:table-column table:style-name="表30.D" table:number-columns-repeated="2"/>
        <table:table-column table:style-name="表30.F"/>
        <table:table-column table:style-name="表30.G" table:number-columns-repeated="3"/>
        <table:table-column table:style-name="表30.J"/>
        <table:table-column table:style-name="表30.K"/>
        <table:table-column table:style-name="表30.L"/>
        <table:table-column table:style-name="表30.M"/>
        <table:table-column table:style-name="表30.A"/>
        <table:table-row table:style-name="表30.1">
          <table:table-cell table:style-name="表30.A1" office:value-type="string">
            <text:p text:style-name="P248">0</text:p>
          </table:table-cell>
          <table:table-cell table:style-name="表30.A1" office:value-type="string">
            <text:p text:style-name="P248">PI</text:p>
          </table:table-cell>
          <table:table-cell table:style-name="表30.A1" office:value-type="string">
            <text:p text:style-name="P248">PO</text:p>
          </table:table-cell>
          <table:table-cell table:style-name="表30.A1" office:value-type="string">
            <text:p text:style-name="P248">PR</text:p>
          </table:table-cell>
          <table:table-cell table:style-name="表30.A1" office:value-type="string">
            <text:p text:style-name="P248">PW</text:p>
          </table:table-cell>
          <table:table-cell table:style-name="表30.A1" office:value-type="string">
            <text:p text:style-name="P248">SI</text:p>
          </table:table-cell>
          <table:table-cell table:style-name="表30.A1" office:value-type="string">
            <text:p text:style-name="P248">SO</text:p>
          </table:table-cell>
          <table:table-cell table:style-name="表30.A1" office:value-type="string">
            <text:p text:style-name="P248">SR</text:p>
          </table:table-cell>
          <table:table-cell table:style-name="表30.A1" office:value-type="string">
            <text:p text:style-name="P248">SW</text:p>
          </table:table-cell>
          <table:table-cell table:style-name="表30.A1" office:value-type="string">
            <text:p text:style-name="P248">rs1</text:p>
          </table:table-cell>
          <table:table-cell table:style-name="表30.A1" office:value-type="string">
            <text:p text:style-name="P249">funct3</text:p>
          </table:table-cell>
          <table:table-cell table:style-name="表30.A1" office:value-type="string">
            <text:p text:style-name="P249">rd</text:p>
          </table:table-cell>
          <table:table-cell table:style-name="表30.A1" office:value-type="string">
            <text:p text:style-name="P232">opcode</text:p>
          </table:table-cell>
          <table:table-cell table:style-name="表30.N1" office:value-type="string">
            <text:p text:style-name="P202"/>
          </table:table-cell>
        </table:table-row>
      </table:table>
      <text:p text:style-name="P45"><text:s text:c="6"/><text:span text:style-name="T24">4</text:span> <text:s text:c="7"/><text:span text:style-name="T24">1 <text:s text:c="5"/>1 <text:s text:c="5"/>1 <text:s text:c="6"/>1 <text:s text:c="6"/>1 <text:s text:c="6"/>1 <text:s text:c="7"/>1 <text:s text:c="9"/>1 <text:s text:c="9"/>5 <text:s text:c="11"/>3 <text:s text:c="8"/>5 <text:s text:c="17"/>7</text:span></text:p>
      <text:p text:style-name="P45"><text:s text:c="6"/><text:span text:style-name="T24">0 <text:s text:c="13"/>predecessor <text:s text:c="17"/>successor <text:s text:c="19"/>0 <text:s text:c="7"/>FENCE <text:s text:c="5"/>0 <text:s text:c="6"/>MISC-MEM</text:span></text:p>
      <text:p text:style-name="P95">↑ <text:s text:c="21"/>前任者、先行 <text:s text:c="17"/>後任、後続 <text:s text:c="27"/>囲い <text:s text:c="19"/>多様な-メモリ</text:p>
      <text:p text:style-name="P5"/>
      <text:p text:style-name="P5">フェンス命令は、他のRISC-Vハートや外部デバイスやコプロセッサで見られるように、デバイスI / Oとメモリアクセスを順序付けるために使用されます。</text:p>
      <text:p text:style-name="P5">デバイス入力（I）、デバイス出力（O）、メモリ読み出し（R）、およびメモリ書き込み（W）の任意の組み合わせは、それらの任意の組み合わせに関して順序付けられます。</text:p>
      <text:p text:style-name="P5">正式には、他のRISC-Vハートまたは外部装置は、フェンスの前に設定された先行のオペレーションの前に、フェンスに続いて後続セットのオペレーションを観察することはできません。</text:p>
      <text:p text:style-name="P96">↑非公式に、他の RISC-V ハートまたは外部デバイスは、フェンスの前に設定された前任者の任意の操作がフェンスに続いて、後続のセットで任意の操作を観察することができます。 どこで切るかによって真逆の訳になるような？</text:p>
      <text:p text:style-name="P5">実行環境は、どのI/O操作が可能であるか、特にどのロード命令およびストア命令が、メモリ読み取りおよび書き込みではなく、それぞれデバイス入力およびデバイス出力操作として処理および順序付けされるかを定義します。</text:p>
      <text:p text:style-name="P5">例えば、メモリマップされたI/Oデバイスは通常、RおよびWビットではなくI/Oビットを使用して順序付けされたキャッシュされていないロードおよびストアによってアクセスされます。</text:p>
      <text:p text:style-name="P5">命令セット拡張はまた、フェンス内のIおよびOビットを使用して順序付けられる新しいコプロセッサI/O命令を記述することもできます。</text:p>
      <text:p text:style-name="P5"/>
      <text:p text:style-name="P5">フェンス命令のimm [11：8]、rs1、およびrdの未使用フィールドは、将来の拡張でより細かい微量なフェンス用に予約されています。</text:p>
      <text:p text:style-name="P155">前方互換性のために、基本実装はこれらのフィールドを無視し、標準ソフトウェアはこれらのフィールドをゼロにしなければいけません。</text:p>
      <text:p text:style-name="P5"/>
      <text:p text:style-name="P94">--2018/05/09</text:p>
      <text:p text:style-name="P5"/>
      <text:p text:style-name="P5"><text:soft-page-break/></text:p>
      <text:p text:style-name="P326">-----------------------------------------------------------------------------------------------------------------------------------</text:p>
      <text:p text:style-name="P327">私たちは、単純なマシン実装から高性能を可能にするリラックスメモリモデルを選択しましたが、しかし、完全にリラックスしたメモリモデルはプログラミング言語メモリモデルをサポートするには弱すぎるため、メモリモデルが強化されています。</text:p>
      <text:p text:style-name="P326">リラックスしたメモリモデルは、将来のコプロセッサまたはアクセラレータの拡張機能と最も互換性があります。</text:p>
      <text:p text:style-name="P326">I / O命令をメモリR / W命令から分離して、デバイスドライバハート内の不要なシリアル化を回避し、追加のコプロセッサまたはI / Oデバイスを制御する代わりの非メモリパスをサポートします。</text:p>
      <text:p text:style-name="P326">単純な実装では、先行フィールドと後続フィールドを無視して、すべての操作で常に保守フェンスを実行することができます。</text:p>
      <text:p text:style-name="P321"/>
      <text:p text:style-name="P46">31 <text:s text:c="29"/><text:span text:style-name="T14"><text:s text:c="5"/>20 19 <text:s text:c="18"/>15 14 <text:s text:c="15"/>12 11 <text:s text:c="13"/>7 6 <text:s text:c="21"/>0</text:span></text:p>
      <table:table table:name="表31" table:style-name="表31">
        <table:table-column table:style-name="表31.A"/>
        <table:table-column table:style-name="表31.B"/>
        <table:table-column table:style-name="表31.C"/>
        <table:table-column table:style-name="表31.D"/>
        <table:table-column table:style-name="表31.E"/>
        <table:table-column table:style-name="表31.F"/>
        <table:table-row table:style-name="表31.1">
          <table:table-cell table:style-name="表31.A1" office:value-type="string">
            <text:p text:style-name="P168">imm<text:span text:style-name="T18">[11:0]</text:span></text:p>
          </table:table-cell>
          <table:table-cell table:style-name="表31.A1" office:value-type="string">
            <text:p text:style-name="P181">rs1</text:p>
          </table:table-cell>
          <table:table-cell table:style-name="表31.A1" office:value-type="string">
            <text:p text:style-name="P181">funct3</text:p>
          </table:table-cell>
          <table:table-cell table:style-name="表31.A1" office:value-type="string">
            <text:p text:style-name="P181">rd</text:p>
          </table:table-cell>
          <table:table-cell table:style-name="表31.A1" office:value-type="string">
            <text:p text:style-name="P181">opcode</text:p>
          </table:table-cell>
          <table:table-cell table:style-name="表31.F1" office:value-type="string">
            <text:p text:style-name="P203"/>
          </table:table-cell>
        </table:table-row>
      </table:table>
      <text:p text:style-name="P46"><text:s text:c="15"/><text:span text:style-name="T18"><text:s text:c="5"/>12 <text:s text:c="30"/>5 <text:s text:c="24"/>3 <text:s text:c="19"/>5 <text:s text:c="21"/>7</text:span></text:p>
      <text:p text:style-name="P46"><text:s text:c="21"/>０<text:span text:style-name="T18"> <text:s text:c="29"/>０ <text:s text:c="20"/>FENCE.I <text:s text:c="12"/>０ <text:s text:c="14"/>MISC-MEM</text:span></text:p>
      <text:p text:style-name="P46"/>
      <text:p text:style-name="P46">FENCE.I命令は、命令ストリームとデータストリームの同期に使用されます。</text:p>
      <text:p text:style-name="P46">RISC-Vは、命令メモリへのストアが、FENCE.I命令が実行されるまで、同じRISC-Vハートの命令フェッチでは表示されることを保証しません。</text:p>
      <text:p text:style-name="P46">FENCE.I命令では、RISC-Vハートの後続の命令フェッチで、同じRISC-Vハートにすでに表示されている以前のデータストアがあることを保証するだけです。</text:p>
      <text:p text:style-name="P46">FENCE.Iは、他のRISC-Vハーツの命令フェッチがマルチプロセッサシステム内のローカルハートストアを監視することを保証していません。</text:p>
      <text:p text:style-name="P46">すべてのRISC-Vハートで命令メモリへのストアを表示させるには、すべてのリモートRISC-VハートがFENCE.Iを実行するように要求する前に、書き込みハートがデータFENCEを実行する必要があります。</text:p>
      <text:p text:style-name="P5"/>
      <text:p text:style-name="P5">FENCE.I命令のimm [1：0]、rs1、およびrdの未使用フィールドは、将来の拡張でより細かいフェンス用に予約されています。</text:p>
      <text:p text:style-name="P5">前方互換性のために、基本実装はこれらのフィールドを無視し、標準ソフトウェアはこれらのフィールドをゼロにしなければなりません。</text:p>
      <text:p text:style-name="P5"/>
      <text:p text:style-name="P328">-----------------------------------------------------------------------------------------------------------------------------------</text:p>
      <text:p text:style-name="P328">FENCE.I命令は、さまざまな実装をサポートするように設計されています。</text:p>
      <text:p text:style-name="P321">簡単な実装では、FENCE.Iが実行されるときにローカル命令キャッシュと命令パイプラインをフラッシュすることができます。</text:p>
      <text:p text:style-name="P321">より複雑な実装では、すべてのデータ（命令）キャッシュミスで命令（データ）キャッシュを詮索するか、またはローカルストア命令によって書き込まれているときにプライマリ命令キャッシュからのラインを無効にするために包括的な統一プライベートL2キャッシュを使用することがあります。</text:p>
      <text:p text:style-name="P321">命令キャッシュとデータキャッシュがこのようにコヒーレントに保たれている場合は、パイプラインのみをFENCE.Iでフラッシュする必要があります</text:p>
      <text:p text:style-name="P321"/>
      <text:p text:style-name="P321">私たちは<text:span text:style-name="T25">(</text:span>MAJC [30]のように<text:span text:style-name="T25">)</text:span>、「ストア命令語」命令は考慮しましたが、含めませんでした。</text:p>
      <text:p text:style-name="P321">JITコンパイラは、単一のFENCE.Iの前に命令の大きなトレースを生成し、Iキャッシュに存在しないことが分かっているメモリ領域に変換された命令を書き込むことによって、命令キャッシュの詮索/無効化オーバーヘッドを償却することができます。</text:p>
      <text:p text:style-name="P321"/>
      <text:p text:style-name="P5">2.8コントロールおよびステータスレジスタの命令</text:p>
      <text:p text:style-name="P5"/>
      <text:p text:style-name="P5">システム命令は、特権アクセスを必要とし、I型命令フォーマットを使用して、符号化されるシステム機能にアクセスするために使用されます。</text:p>
      <text:p text:style-name="P5">これらは2つの主要なクラスに分けることができます：</text:p>
      <text:p text:style-name="P5">これらは、アトミックにリード・モディファイ・ライト・コントロールおよびステータス・レジスタ（CSR）と、その他すべての潜在的に特権のある命令です。</text:p>
      <text:p text:style-name="P47">CSR命令は、次のセクションで説明する2つのユーザーレベルのSYSTEM命令を使用して、このセクションでは説明されます。</text:p>
      <text:p text:style-name="P5"/>
      <text:p text:style-name="P5"/>
      <text:p text:style-name="P146"/>
      <text:p text:style-name="P329">-----------------------------------------------------------------------------------------------------------------------------------</text:p>
      <text:p text:style-name="P329">SYSTEM命令は、より単純な実装が常に単一のソフトウェアトラップハンドラにトラップできるように定義されています。</text:p>
      <text:p text:style-name="P329">より洗練された実装は、ハードウェア内の各システム命令のより多くを実行することができるかもしれません。</text:p>
      <text:p text:style-name="P321"/>
      <text:p text:style-name="P5">CSR命令</text:p>
      <text:p text:style-name="P5"/>
      <text:p text:style-name="P5">標準的なユーザレベルのベースISAでは、ほんの一握りの読取り専用カウンタCSRにアクセス可能ですが、ここではCSRの完全なセットを定義します。</text:p>
      <text:p text:style-name="P5"/>
      <text:p text:style-name="P48">31 <text:s text:c="29"/><text:span text:style-name="T14"><text:s text:c="5"/>20 19 <text:s text:c="18"/>15 14 <text:s text:c="15"/>12 11 <text:s text:c="13"/>7 6 <text:s text:c="21"/>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style-name="表32.1">
          <table:table-cell table:style-name="表32.A1" office:value-type="string">
            <text:p text:style-name="P169">csr</text:p>
          </table:table-cell>
          <table:table-cell table:style-name="表32.A1" office:value-type="string">
            <text:p text:style-name="P182">rs1</text:p>
          </table:table-cell>
          <table:table-cell table:style-name="表32.A1" office:value-type="string">
            <text:p text:style-name="P182">funct3</text:p>
          </table:table-cell>
          <table:table-cell table:style-name="表32.A1" office:value-type="string">
            <text:p text:style-name="P182">rd</text:p>
          </table:table-cell>
          <table:table-cell table:style-name="表32.A1" office:value-type="string">
            <text:p text:style-name="P182">opcode</text:p>
          </table:table-cell>
          <table:table-cell table:style-name="表32.F1" office:value-type="string">
            <text:p text:style-name="P204"/>
          </table:table-cell>
        </table:table-row>
      </table:table>
      <text:p text:style-name="P48"><text:s text:c="15"/><text:span text:style-name="T18"><text:s text:c="5"/>12 <text:s text:c="30"/>5 <text:s text:c="24"/>3 <text:s text:c="19"/>5 <text:s text:c="21"/>7</text:span></text:p>
      <text:p text:style-name="P48"><text:s text:c="13"/><text:span text:style-name="T18"><text:s text:c="2"/>source/dest <text:s text:c="19"/>source <text:s text:c="15"/>CSRRW <text:s text:c="12"/>dest <text:s text:c="13"/>SYSTEM</text:span></text:p>
      <text:p text:style-name="P48"><text:s text:c="13"/><text:span text:style-name="T18"><text:s text:c="2"/>source/dest <text:s text:c="19"/>source <text:s text:c="15"/>CSRRS <text:s text:c="13"/>dest <text:s text:c="13"/>SYSTEM</text:span></text:p>
      <text:p text:style-name="P48"><text:s text:c="13"/><text:span text:style-name="T18"><text:s text:c="2"/>source/dest <text:s text:c="19"/>source <text:s text:c="15"/>CSRRC <text:s text:c="13"/>dest <text:s text:c="13"/>SYSTEM</text:span></text:p>
      <text:p text:style-name="P48"><text:s text:c="13"/><text:span text:style-name="T18"><text:s text:c="2"/>source/dest <text:s text:c="17"/>uimm[4:0] <text:s text:c="10"/>CSRRWI <text:s text:c="12"/>dest <text:s text:c="13"/>SYSTEM</text:span></text:p>
      <text:p text:style-name="P48"><text:s text:c="13"/><text:span text:style-name="T18"><text:s text:c="2"/>source/dest <text:s text:c="17"/>uimm[4:0] <text:s text:c="10"/>CSRRSI <text:s text:c="13"/>dest <text:s text:c="13"/>SYSTEM</text:span></text:p>
      <text:p text:style-name="P48"><text:s text:c="13"/><text:span text:style-name="T18"><text:s text:c="2"/>source/dest <text:s text:c="17"/>uimm[4:0] <text:s text:c="10"/>CSRRCI <text:s text:c="13"/>dest <text:s text:c="13"/>SYSTEM</text:span></text:p>
      <text:p text:style-name="P48"/>
      <text:p text:style-name="P5">CSRRW（アトミック 読み取り/書き込み CSR）命令は、CSRおよび整数レジスタの値をアトミックに交換します。</text:p>
      <text:p text:style-name="P5">CSRRWはCSRの古い値を読み取り、その値をXLENビットにゼロ拡張した後、整数レジスタrdに書き込みます。</text:p>
      <text:p text:style-name="P5">rs1の初期値はCSRに書き込まれます。</text:p>
      <text:p text:style-name="P5">rd = x0の場合、命令はCSRを読み取らず、CSRの読み込みで発生する可能性のある副作用を引き起こさないものとします。</text:p>
      <text:p text:style-name="P5"/>
      <text:p text:style-name="P5">CSRRS（アトミック リードおよびセット ビット CSR）命令は、CSRの値を読み取り、その値をゼロ拡張してXLENビットにし、それを整数レジスタrdに書き込みます。</text:p>
      <text:p text:style-name="P5">整数レジスタrs1の初期値は、CSRに設定するビット位置を指定するビットマスクとして扱われます。</text:p>
      <text:p text:style-name="P5">CSRビットが書き込み可能である場合、rs1の上位ビットはCSRに対応するビットを設定します。</text:p>
      <text:p text:style-name="P5">CSRの他のビットは影響を受けません（ただし、CSRは書かれたことによる副作用があるかもしれません）。</text:p>
      <text:p text:style-name="P5"/>
      <text:p text:style-name="P5">CSRRC（CSRのアトミックリードとクリアビット）命令はCSRの値を読み取り、値をゼロ拡張してXLENビットにし、それを整数レジスタrdに書き込みます。</text:p>
      <text:p text:style-name="P5">整数レジスタrs1の初期値は、CSRでクリアされるビット位置を指定するビットマスクとして扱われます。</text:p>
      <text:p text:style-name="P5">CSRビットが書き込み可能である場合、rs1の上位ビットはCSR内の対応するビットをクリアします。</text:p>
      <text:p text:style-name="P5">CSRの他のビットは影響を受けません。</text:p>
      <text:p text:style-name="P5"/>
      <text:p text:style-name="P5">CSRRSとCSRRCの両方について、rs1 = x0ならば、命令はCSRにまったく書き込まない。</text:p>
      <text:p text:style-name="P49">  したがって、読み取り専用CSRへのアクセスで違法命令の例外を発生させるなど、CSR書き込みで発生する可能性のある副作用を引き起こさないものとします。</text:p>
      <text:p text:style-name="P5">rs1がx0以外のゼロの値を保持するレジスタを指定する場合、命令は変更されていない値をCSRに書き戻そうと試み、付随する副作用を引き起こすことに注意してください。</text:p>
      <text:p text:style-name="P5"/>
      <text:p text:style-name="P50">CSRRWI、CSRRSI、およびCSRRCIバリアントは、CSRRW、CSRRS、およびCSRRCにそれぞれ類似していますが、ただし、整数レジスタの値ではなくrs1フィールドにエンコードされた5ビットの符号なし即値(uimm[4:0]) フィールドをゼロ拡張したXLENビット値を使用してCSRを更新する点が異なります。</text:p>
      <text:p text:style-name="P5">CSRRSIとCSRRCIの場合、uimm [4：0]フィールドがゼロの場合、これらの命令はCSRに書き込まれず、CSR書き込みで発生する可能性のある副作用を引き起こしません。</text:p>
      <text:p text:style-name="P5">CSRRWIの場合、rd = x0の場合、命令はCSRを読み取らず、CSRの読み込みで発生する可能性のある副作用を引き起こしません。</text:p>
      <text:p text:style-name="P5"/>
      <text:p text:style-name="P5"/>
      <text:p text:style-name="P5"/>
      <text:p text:style-name="P146"/>
      <text:p text:style-name="P5">廃止されたカウンタ、instretなどのいくつかのCSRは、命令実行の副作用として変更されることがあります。</text:p>
      <text:p text:style-name="P88">↑retired counter って 退役とか引退とかいう意味だと思うが、引退したカウンタって何？</text:p>
      <text:p text:style-name="P5">このような場合、CSRアクセス命令がCSRを読み取ると、CSRの命令はその命令の実行前に値を読み取ります。</text:p>
      <text:p text:style-name="P5">CSRアクセス命令がCSRを書き込む場合、更新は命令の実行後に行われます。</text:p>
      <text:p text:style-name="P5">特に、1つの命令によってinstretに書き込まれた値は、次の命令によって読み取られる値になります。</text:p>
      <text:p text:style-name="P5">（すなわち、最初の命令のリタイアに起因するinstretの増分は、新しい値の書き込みの前に行われます。）。</text:p>
      <text:p text:style-name="P5"/>
      <text:p text:style-name="P5">CSR CSRR rd、csr を読み取るためのアセンブラ疑似命令は、CSRRS rd、csr、x0としてエンコードされます。</text:p>
      <text:p text:style-name="P5">CSRWI csr、rs1を書くためのアセンブラ疑似命令はCSRRW x0、csr、rs1としてエンコードされ、一方、CSRWI csr、uimmはCSRRWI x0、csr、uimmとしてエンコードされます。</text:p>
      <text:p text:style-name="P5"/>
      <text:p text:style-name="P5">古い値が必要でない場合、CSRのビットをセットしてクリアするために、さらにアセンブラ疑似命令が定義されています。：</text:p>
      <text:p text:style-name="P5">CSRS / CSRC csr、rs1; CSRSI / CSRCI csr、uimm。</text:p>
      <text:p text:style-name="P5"/>
      <text:p text:style-name="P5">タイマとカウンタ</text:p>
      <text:p text:style-name="P5"/>
      <text:p text:style-name="P51">31 <text:s text:c="29"/><text:span text:style-name="T14"><text:s text:c="5"/>20 19 <text:s text:c="18"/>15 14 <text:s text:c="15"/>12 11 <text:s text:c="13"/>7 6 <text:s text:c="21"/>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row table:style-name="表33.1">
          <table:table-cell table:style-name="表33.A1" office:value-type="string">
            <text:p text:style-name="P170">csr</text:p>
          </table:table-cell>
          <table:table-cell table:style-name="表33.A1" office:value-type="string">
            <text:p text:style-name="P183">rs1</text:p>
          </table:table-cell>
          <table:table-cell table:style-name="表33.A1" office:value-type="string">
            <text:p text:style-name="P183">funct3</text:p>
          </table:table-cell>
          <table:table-cell table:style-name="表33.A1" office:value-type="string">
            <text:p text:style-name="P183">rd</text:p>
          </table:table-cell>
          <table:table-cell table:style-name="表33.A1" office:value-type="string">
            <text:p text:style-name="P183">opcode</text:p>
          </table:table-cell>
          <table:table-cell table:style-name="表33.F1" office:value-type="string">
            <text:p text:style-name="P205"/>
          </table:table-cell>
        </table:table-row>
      </table:table>
      <text:p text:style-name="P51"><text:s text:c="15"/><text:span text:style-name="T18"><text:s text:c="5"/>12 <text:s text:c="30"/>5 <text:s text:c="24"/>3 <text:s text:c="19"/>5 <text:s text:c="21"/>7</text:span></text:p>
      <text:p text:style-name="P51"><text:s text:c="13"/><text:span text:style-name="T18"><text:s text:c="2"/>RDCYCLE[H] <text:s text:c="20"/>0 <text:s text:c="20"/>CSRRS <text:s text:c="13"/>dest <text:s text:c="13"/>SYSTEM</text:span></text:p>
      <text:p text:style-name="P51"><text:s text:c="13"/><text:span text:style-name="T18"><text:s text:c="2"/>RDTIME[H] <text:s text:c="22"/>0 <text:s text:c="20"/>CSRRS <text:s text:c="13"/>dest <text:s text:c="13"/>SYSTEM</text:span></text:p>
      <text:p text:style-name="P51"><text:s text:c="13"/><text:span text:style-name="T18"><text:s text:c="2"/>RDINSTRET[H] <text:s text:c="17"/>0 <text:s text:c="20"/>CSRRS <text:s text:c="13"/>dest <text:s text:c="13"/>SYSTEM</text:span></text:p>
      <text:p text:style-name="P51"/>
      <text:p text:style-name="P5">RV32Iには、12ビットのCSRアドレス空間にマップされ、CSRRS命令を使用して32ビット単位でアクセスされる、64ビットの読み取り専用ユーザーレベルカウンタが多数用意されています。</text:p>
      <text:p text:style-name="P93">↑ a number of を 多数のと訳すか、いくつかの と訳すか ？</text:p>
      <text:p text:style-name="P5"/>
      <text:p text:style-name="P5">RDCYCLE擬似命令は、ハートが過去の任意の開始時刻から実行されており、プロセッサコアが実行するクロックサイクル数のカウントを保持し、サイクルCSRの低XLENビットを読み込みます。</text:p>
      <text:p text:style-name="P88">！低XLENビットとは64bitの下位32bitの事</text:p>
      <text:p text:style-name="P5">RDCYCLEHは、同じサイクルカウンタのビット63-32を読み取るRV32I専用の命令です。</text:p>
      <text:p text:style-name="P5">基礎となる64ビットカウンタは実際にはオーバーフローしません。</text:p>
      <text:p text:style-name="P5">サイクルカウンタが進む速度は、実装および動作環境によって異なります。</text:p>
      <text:p text:style-name="P52">実行環境は、サイクルカウンタがインクリメントする現在のレート（サイクル/秒）を決定する手段を提供する必要があります。</text:p>
      <text:p text:style-name="P5"/>
      <text:p text:style-name="P5">RDTIME擬似命令は、過去の任意の開始時刻から経過したウォールクロックリアルタイムをカウントする time CSRの低XLENビットを読み取ります。</text:p>
      <text:p text:style-name="P5">RDTIMEHは、同じリアルタイムカウンタのビット63-32を読み取るRV32I専用の命令です。</text:p>
      <text:p text:style-name="P5">基礎となる64ビットカウンタは実際にはオーバーフローしません。</text:p>
      <text:p text:style-name="P5">実行環境は、リアルタイムカウンタの周期（秒/ティック）を決定する手段を提供する必要があります。</text:p>
      <text:p text:style-name="P5">期間は一定でなければなりません。</text:p>
      <text:p text:style-name="P5">単一のユーザアプリケーション内のすべてのハーツのリアルタイムクロックは、リアルタイムクロックの1チック以内に同期される必要があります。</text:p>
      <text:p text:style-name="P5">環境は、クロックの精度を決定する手段を提供する必要があります。</text:p>
      <text:p text:style-name="P5"/>
      <text:p text:style-name="P5">RDINSTRET擬似命令は、instret CSRの下位XLENビットを読み取ります。これは、過去の任意の開始点からこのハートによって廃止された命令の数をカウントします。</text:p>
      <text:p text:style-name="P5">RDINSTRETHは、同じ命令カウンタのビット63-32を読み取るRV32I専用の命令です。</text:p>
      <text:p text:style-name="P5">実際にオーバーフローすることのない根本的な64ビットのカウンタです。</text:p>
      <text:p text:style-name="P5"/>
      <text:p text:style-name="P5"/>
      <text:p text:style-name="P146"/>
      <text:p text:style-name="P5"/>
      <text:p text:style-name="P5">次のコードシーケンスは、カウンタが上と下半分を読み取る間にオーバーフローしても、有効な64ビットサイクルカウンタ値をx3：x2に読み込みます。</text:p>
      <text:p text:style-name="P5"/>
      <text:p text:style-name="P5"><text:s text:c="4"/>again:</text:p>
      <text:p text:style-name="P5"><text:s text:c="8"/>rdcycleh <text:s/>x3</text:p>
      <text:p text:style-name="P5"><text:s text:c="8"/>rdcycle <text:s text:c="2"/>x2</text:p>
      <text:p text:style-name="P5"><text:s text:c="8"/>rdcycleh <text:s/>x4</text:p>
      <text:p text:style-name="P5"><text:s text:c="8"/>bne <text:s text:c="6"/>x3, x4, again</text:p>
      <text:p text:style-name="P5"/>
      <text:p text:style-name="P5">図2.5：RV32の64ビット・サイクル・カウンタを読み取るためのサンプル・コード</text:p>
      <text:p text:style-name="P5"/>
      <text:p text:style-name="P330">-----------------------------------------------------------------------------------------------------------------------------------</text:p>
      <text:p text:style-name="P330">これらの基本カウンタは、基本的なパフォーマンス分析、適応的かつ動的な最適化、およびアプリケーションがリアルタイムストリームで動作するために不可欠であるため、すべての実装で提供することを義務づけています。</text:p>
      <text:p text:style-name="P330">パフォーマンスの問題を診断するために追加のカウンタを用意する必要があり、これらのカウンタは、ユーザーレベルのアプリケーションコードから低オーバーヘッドでアクセスできるようにする必要があります。</text:p>
      <text:p text:style-name="P321"/>
      <text:p text:style-name="P321">我々はカウンターはRV32でも64ビット幅であることを必要とし、それ以外の場合は、値がオーバーフローしたかどうかをソフトウェアが判断することは非常に困難です。</text:p>
      <text:p text:style-name="P321">ローエンドの実装では、各カウンタの上位32ビットは、下位32ビットのオーバーフローによってトリガされるトラップハンドラによってインクリメントされるソフトウェアカウンタを使用して実装できます。</text:p>
      <text:p text:style-name="P321">上で説明したサンプルコードは、個々の32ビット命令を使用して完全な64ビット幅の値を安全に読み取る方法を示しています。</text:p>
      <text:p text:style-name="P321"/>
      <text:p text:style-name="P321">アプリケーションによっては、同じ瞬間に複数のカウンタを読み取ることができることが重要です。</text:p>
      <text:p text:style-name="P321">マルチタスク環境で実行すると、カウンタを読み取ろうとしている間にユーザースレッドがコンテキスト切り替えを受ける可能性があります。</text:p>
      <text:p text:style-name="P321">1つの解決策は、ユーザスレッドが他のカウンタを読み取る前後にリアルタイムカウンタを読み取って、シーケンスの途中でコンテキストスイッチが発生したかどうかを判断することです。この場合、読み取りを再試行できます。</text:p>
      <text:p text:style-name="P321">ユーザスレッドがカウンタ値をアトミックにスナップショットできるように出力ラッチを追加することを検討しましたが、特に、より豊富なカウンタセットを使用する実装では、ユーザコンテキストのサイズが大きくなります。</text:p>
      <text:p text:style-name="P321"/>
      <text:p text:style-name="P120">-- 2018/05/13</text:p>
      <text:p text:style-name="P120"/>
      <text:p text:style-name="P5">2.9 環境呼び出しとブレークポイント</text:p>
      <text:p text:style-name="P5"/>
      <text:p text:style-name="P53">31 <text:s text:c="29"/><text:span text:style-name="T14"><text:s text:c="5"/>20 19 <text:s text:c="18"/>15 14 <text:s text:c="15"/>12 11 <text:s text:c="13"/>7 6 <text:s text:c="21"/>0</text:span></text:p>
      <table:table table:name="表35" table:style-name="表35">
        <table:table-column table:style-name="表35.A"/>
        <table:table-column table:style-name="表35.B"/>
        <table:table-column table:style-name="表35.C"/>
        <table:table-column table:style-name="表35.D"/>
        <table:table-column table:style-name="表35.E"/>
        <table:table-column table:style-name="表35.F"/>
        <table:table-row table:style-name="表35.1">
          <table:table-cell table:style-name="表35.A1" office:value-type="string">
            <text:p text:style-name="P171">funct12</text:p>
          </table:table-cell>
          <table:table-cell table:style-name="表35.A1" office:value-type="string">
            <text:p text:style-name="P184">rs1</text:p>
          </table:table-cell>
          <table:table-cell table:style-name="表35.A1" office:value-type="string">
            <text:p text:style-name="P184">funct3</text:p>
          </table:table-cell>
          <table:table-cell table:style-name="表35.A1" office:value-type="string">
            <text:p text:style-name="P184">rd</text:p>
          </table:table-cell>
          <table:table-cell table:style-name="表35.A1" office:value-type="string">
            <text:p text:style-name="P184">opcode</text:p>
          </table:table-cell>
          <table:table-cell table:style-name="表35.F1" office:value-type="string">
            <text:p text:style-name="P206"/>
          </table:table-cell>
        </table:table-row>
      </table:table>
      <text:p text:style-name="P53"><text:s text:c="15"/><text:span text:style-name="T18"><text:s text:c="5"/>12 <text:s text:c="30"/>5 <text:s text:c="24"/>3 <text:s text:c="19"/>5 <text:s text:c="21"/>7</text:span></text:p>
      <text:p text:style-name="P53"><text:s text:c="13"/><text:span text:style-name="T18"><text:s text:c="5"/>ECALL <text:s text:c="27"/>0 <text:s text:c="22"/>PRIV <text:s text:c="16"/>0 <text:s text:c="16"/>SYSTEM</text:span></text:p>
      <text:p text:style-name="P53"><text:s text:c="13"/><text:span text:style-name="T18"><text:s text:c="3"/>EBREAK <text:s text:c="27"/>0 <text:s text:c="22"/>PRIV <text:s text:c="16"/>0 <text:s text:c="16"/>SYSTEM</text:span></text:p>
      <text:p text:style-name="P53"/>
      <text:p text:style-name="P53">ECALL命令は、通常はオペレーティングシステムであるサポート実行環境への要求を行うために使用されます。</text:p>
      <text:p text:style-name="P53">システムのABIは、環境要求のパラメータがどのように渡されるかを定義しますが、通常、これらは整数レジスタファイルの定義された場所にあります。</text:p>
      <text:p text:style-name="P5"/>
      <text:p text:style-name="P54">EBREAK 命令はデバッガによってコントロールがデバッグ環境に戻されるように使用されます。</text:p>
      <text:p text:style-name="P5"/>
      <text:p text:style-name="P5"/>
      <text:p text:style-name="P146"/>
      <text:p text:style-name="P331">-----------------------------------------------------------------------------------------------------------------------------------</text:p>
      <text:p text:style-name="P331">ECALLとEBREAKは、以前はSCALLとSBREAKという名前でした。</text:p>
      <text:p text:style-name="P331">命令は同じ機能とエンコーディングを持ちますが、スーパバイザレベルのオペレーティングシステムまたはデバッガを呼び出すより一般的に使用できることを反映するために名前が変更されました。</text:p>
      <text:p text:style-name="P321"/>
      <text:p text:style-name="P119">-- 2018/05/13</text:p>
      <text:p text:style-name="P5"/>
      <text:p text:style-name="P5"/>
      <text:p text:style-name="P146"/>
      <text:p text:style-name="P119">-- 空ページを置いて次ページへ。</text:p>
      <text:p text:style-name="P5"/>
      <text:p text:style-name="P146"/>
      <text:p text:style-name="P5"/>
      <text:p text:style-name="P5">第3章</text:p>
      <text:p text:style-name="P5"/>
      <text:p text:style-name="P5">RV32Eベース整数命令セット、バージョン1.9</text:p>
      <text:p text:style-name="P5"/>
      <text:p text:style-name="P5">この章では、組み込みシステム用に設計されたRV32Iの縮小版であるRV32E基本整数命令セットについて説明します。</text:p>
      <text:p text:style-name="P5">主な変更点は、整数レジスタの数を16に減らし、RV32Iで必須のカウンタを削除することです。</text:p>
      <text:p text:style-name="P5">この章では、RV32EとRV32Iの違いについてのみ説明しますので、第2章の後にお読みください。</text:p>
      <text:p text:style-name="P5"/>
      <text:p text:style-name="P332">-----------------------------------------------------------------------------------------------------------------------------------</text:p>
      <text:p text:style-name="P332">RV32Eは、組み込みマイコン用にさらに小型の基本コアを提供するように設計されています。</text:p>
      <text:p text:style-name="P332">このドキュメントのバージョン2.0でこの可能性について言及しましたが、最初はこのサブセットの定義に抵抗しました。</text:p>
      <text:p text:style-name="P332">しかし、可能な限り最小限の32ビットマイクロコントローラの需要があり、この領域で多様化を先取りするために、RV32I、RV64I、およびRV128Iに加えて、RV32Eを4番目の標準ISAとして定義しました。</text:p>
      <text:p text:style-name="P332">Eバリアントは、32ビットのアドレス空間幅に対してのみ標準化されています。</text:p>
      <text:p text:style-name="P321"/>
      <text:p text:style-name="P5">3.1 RV32Eプログラマのモデル</text:p>
      <text:p text:style-name="P5"/>
      <text:p text:style-name="P5">RV32Eは、整数レジスタのカウントを16個の汎用レジスタ（x0〜x15）に縮小します.x0は専用ゼロレジスタです。</text:p>
      <text:p text:style-name="P5"/>
      <text:p text:style-name="P333">-----------------------------------------------------------------------------------------------------------------------------------</text:p>
      <text:p text:style-name="P333">我々は、小さなRV32Iコア設計では、上位16個のレジスタがメモリを除くコアの総面積の約4分の1を消費することを発見したため、コアの消費電力が約25％削減され、対応するコア電力が削減されます。</text:p>
      <text:p text:style-name="P5"/>
      <text:p text:style-name="P334">-----------------------------------------------------------------------------------------------------------------------------------</text:p>
      <text:p text:style-name="P334">この変更には、異なる呼び出し規約とABIが必要です。</text:p>
      <text:p text:style-name="P334">特に、RV32Eはソフトフロート呼び出し規約でのみ使用されます。</text:p>
      <text:p text:style-name="P334">ハードウェア浮動小数点を持つシステムでは、Iベースを使用する必要があります。</text:p>
      <text:p text:style-name="P5"/>
      <text:p text:style-name="P5">3.2 RV32E命令セット</text:p>
      <text:p text:style-name="P5"/>
      <text:p text:style-name="P5">RV32EはRV32Iと同じ命令セットエンコーディングを使用しますが、命令でレジスタ指定子x16〜x31を使用すると不正な命令例外が発生します。</text:p>
      <text:p text:style-name="P5"/>
      <text:p text:style-name="P5"/>
      <text:p text:style-name="P146"/>
      <text:p text:style-name="P334">-----------------------------------------------------------------------------------------------------------------------------------</text:p>
      <text:p text:style-name="P334">将来の任意の標準拡張は、縮小されたレジスタ指定フィールドによって解放された命令ビットを使用しないので、これらは標準以外の拡張で利用可能です。</text:p>
      <text:p text:style-name="P5"/>
      <text:p text:style-name="P5">さらに単純化すると、カウンタ命令（rdcycle [h]、rdtime [h]、rdinstret [h]）はもはや必須ではありません。</text:p>
      <text:p text:style-name="P5"/>
      <text:p text:style-name="P335">-----------------------------------------------------------------------------------------------------------------------------------</text:p>
      <text:p text:style-name="P335">必須カウンタは追加のレジスタとロジックを必要とし、より多くのアプリケーション固有の機能に置き換えることができます。</text:p>
      <text:p text:style-name="P5"/>
      <text:p text:style-name="P5">3.3 RV32E拡張</text:p>
      <text:p text:style-name="P5"/>
      <text:p text:style-name="P5">RV32EはM、A、とCのユーザーレベルの標準拡張で拡張できます。</text:p>
      <text:p text:style-name="P5"/>
      <text:p text:style-name="P336">-----------------------------------------------------------------------------------------------------------------------------------</text:p>
      <text:p text:style-name="P336">RV32Eサブセットでハードウェア浮動小数点をサポートするつもりはありません。</text:p>
      <text:p text:style-name="P336">ハードウェア浮動小数点ユニットでは、レジスタ数の削減による節約は無視できるほど小さくなり、ABIsの拡散を減らしたいと考えています。</text:p>
      <text:p text:style-name="P372">↑ABIって(application binary interface)だよね</text:p>
      <text:p text:style-name="P5"/>
      <text:p text:style-name="P5">RV32Eシステムの特権アーキテクチャには、ユーザモードとマシンモード、および第II巻で説明されている物理メモリ保護スキームが含むことができます。</text:p>
      <text:p text:style-name="P5"/>
      <text:p text:style-name="P337">-----------------------------------------------------------------------------------------------------------------------------------</text:p>
      <text:p text:style-name="P337">私たちは、RV32Eサブセットを備えた完全なUnixスタイルのオペレーティングシステムをサポートするつもりはありません。</text:p>
      <text:p text:style-name="P337">OSの可能性のあるコアのコンテキストでは、レジスタ数の削減による節約は無視できなくなり、私たちはOSの断片化を避けたいと考えています。</text:p>
      <text:p text:style-name="P5"/>
      <text:p text:style-name="P94">-- 2018/05/15</text:p>
      <text:p text:style-name="P94"/>
      <text:p text:style-name="P5"/>
      <text:p text:style-name="P146"/>
      <text:p text:style-name="P5">第4章</text:p>
      <text:p text:style-name="P5"/>
      <text:p text:style-name="P5">RV64Iベース整数命令セット、</text:p>
      <text:p text:style-name="P5">バージョン2.0</text:p>
      <text:p text:style-name="P5"/>
      <text:p text:style-name="P5">この章では、RV64I基本整数命令セットについて説明します。これは、第2章で説明したRV32I変形を基にしています。</text:p>
      <text:p text:style-name="P5">この章では、RV32Iとの相違点のみを示していますので、前の章と併せて読んでください。</text:p>
      <text:p text:style-name="P5"/>
      <text:p text:style-name="P5">4.1 レジスタ状態</text:p>
      <text:p text:style-name="P5"/>
      <text:p text:style-name="P61">RV64Iは、整数レジスタとサポートされるユーザアドレス空間を64ビットに広げます（図2.1のXLEN = 64）。</text:p>
      <text:p text:style-name="P5"/>
      <text:p text:style-name="P5">4.2 整数計算命令</text:p>
      <text:p text:style-name="P5"/>
      <text:p text:style-name="P5">RV64Iの32ビット値を操作する追加の命令の変形が用意されています。これはオペコードの接尾辞「W」で示されます。</text:p>
      <text:p text:style-name="P5">これらの「* W」命令は、その入力の上位32ビットを無視し、常に32ビットの符号付き値を生成する。すなわち、ビットXLEN-1〜31が等しくなります。</text:p>
      <text:p text:style-name="P88">！XLEN＝64なので、63:31が同じになる。符号拡張されているということ</text:p>
      <text:p text:style-name="P5">RV32Iで不正な命令例外が発生します。</text:p>
      <text:p text:style-name="P5"/>
      <text:p text:style-name="P338">-----------------------------------------------------------------------------------------------------------------------------------</text:p>
      <text:p text:style-name="P338">コンパイラと呼び出し規約では、すべての32ビット値が64ビットレジスタの符号拡張形式で保持されるという不変量を維持しています。</text:p>
      <text:p text:style-name="P338">32ビットの符号なし整数でも、ビット31をビット63から32に拡張する。</text:p>
      <text:p text:style-name="P339">その結果、符号付き32ビット整数から符号付き64ビット整数への変換と同様に、符号なし32ビット整数と符号付き32ビット整数の間の変換は、演算なしです。</text:p>
      <text:p text:style-name="P338">既存の64ビット幅のSLTUおよび符号なし分岐比較は、この不変量の下で符号なし32ビット整数に対しても正しく動作します。</text:p>
      <text:p text:style-name="P338">同様に、32ビット符号拡張整数の既存の64ビット幅論理演算は、符号拡張プロパティを保持します。</text:p>
      <text:p text:style-name="P338">32ビット値の妥当な性能を保証するために、追加およびシフトにはいくつかの新しい命令（ADD [I] W / SUBW / SxxW）が必要です。</text:p>
      <text:p text:style-name="P284"/>
      <text:p text:style-name="P5"/>
      <text:p text:style-name="P146"/>
      <text:p text:style-name="P5">整数レジスタ - 即時命令</text:p>
      <text:p text:style-name="P5"/>
      <text:p text:style-name="P62">31 <text:s text:c="29"/><text:span text:style-name="T14"><text:s text:c="5"/>20 19 <text:s text:c="18"/>15 14 <text:s text:c="15"/>12 11 <text:s text:c="13"/>7 6 <text:s text:c="21"/>0</text:span></text:p>
      <table:table table:name="表34" table:style-name="表34">
        <table:table-column table:style-name="表34.A"/>
        <table:table-column table:style-name="表34.B"/>
        <table:table-column table:style-name="表34.C"/>
        <table:table-column table:style-name="表34.D"/>
        <table:table-column table:style-name="表34.E"/>
        <table:table-column table:style-name="表34.F"/>
        <table:table-row table:style-name="表34.1">
          <table:table-cell table:style-name="表34.A1" office:value-type="string">
            <text:p text:style-name="P173">imm[11:0]</text:p>
          </table:table-cell>
          <table:table-cell table:style-name="表34.A1" office:value-type="string">
            <text:p text:style-name="P185">rs1</text:p>
          </table:table-cell>
          <table:table-cell table:style-name="表34.A1" office:value-type="string">
            <text:p text:style-name="P185">funct3</text:p>
          </table:table-cell>
          <table:table-cell table:style-name="表34.A1" office:value-type="string">
            <text:p text:style-name="P185">rd</text:p>
          </table:table-cell>
          <table:table-cell table:style-name="表34.A1" office:value-type="string">
            <text:p text:style-name="P185">opcode</text:p>
          </table:table-cell>
          <table:table-cell table:style-name="表34.F1" office:value-type="string">
            <text:p text:style-name="P209"/>
          </table:table-cell>
        </table:table-row>
      </table:table>
      <text:p text:style-name="P62"><text:s text:c="15"/><text:span text:style-name="T18"><text:s text:c="5"/>12 <text:s text:c="30"/>5 <text:s text:c="24"/>3 <text:s text:c="19"/>5 <text:s text:c="21"/>7</text:span></text:p>
      <text:p text:style-name="P62"><text:s text:c="13"/><text:span text:style-name="T18"><text:s text:c="3"/>I-即値[11:0] <text:s text:c="18"/>src <text:s text:c="20"/>ADDIW <text:s text:c="12"/>dest <text:s text:c="14"/>OP-IMM-32</text:span></text:p>
      <text:p text:style-name="P62"/>
      <text:p text:style-name="P5">ADDIWは、符号拡張された12ビットの即値をレジスタrs1に加算し、rdの32ビット結果の適切な符号拡張を生成するRV64Iのみの命令です。</text:p>
      <text:p text:style-name="P5">オーバーフローは無視され、結果は64ビットに符号拡張された結果の下位32ビットになります。</text:p>
      <text:p text:style-name="P63">注、ADDIW rd,rs1,0は、レジスタrs1の下位32ビットの符号拡張をレジスタrdに書き込みます（アセンブラ疑似演算SEXT.W）。</text:p>
      <text:p text:style-name="P5"/>
      <text:p text:style-name="P64"/>
      <text:p text:style-name="P64"><text:s/>31 <text:s text:c="11"/>26 <text:s text:c="6"/><text:span text:style-name="T19">25 <text:s text:c="6"/>24</text:span> <text:s text:c="11"/><text:span text:style-name="T14"><text:s/>20 19 <text:s text:c="11"/>15 14 <text:s text:c="9"/>12 11 <text:s text:c="11"/>7 <text:s text:c="2"/>6 <text:s text:c="17"/>0</text:span></text:p>
      <table:table table:name="表36" table:style-name="表36">
        <table:table-column table:style-name="表36.A"/>
        <table:table-column table:style-name="表36.B"/>
        <table:table-column table:style-name="表36.C"/>
        <table:table-column table:style-name="表36.D"/>
        <table:table-column table:style-name="表36.E"/>
        <table:table-column table:style-name="表36.F"/>
        <table:table-column table:style-name="表36.G"/>
        <table:table-column table:style-name="表36.H"/>
        <table:table-row table:style-name="表36.1">
          <table:table-cell table:style-name="表36.A1" office:value-type="string">
            <text:p text:style-name="P233">imm[11:6]</text:p>
          </table:table-cell>
          <table:table-cell table:style-name="表36.A1" office:value-type="string">
            <text:p text:style-name="P233">imm[5]</text:p>
          </table:table-cell>
          <table:table-cell table:style-name="表36.A1" office:value-type="string">
            <text:p text:style-name="P233">imm[4:0]</text:p>
          </table:table-cell>
          <table:table-cell table:style-name="表36.A1" office:value-type="string">
            <text:p text:style-name="P233">rs1</text:p>
          </table:table-cell>
          <table:table-cell table:style-name="表36.A1" office:value-type="string">
            <text:p text:style-name="P233">funct3</text:p>
          </table:table-cell>
          <table:table-cell table:style-name="表36.A1" office:value-type="string">
            <text:p text:style-name="P233">rd</text:p>
          </table:table-cell>
          <table:table-cell table:style-name="表36.A1" office:value-type="string">
            <text:p text:style-name="P233">opcode</text:p>
          </table:table-cell>
          <table:table-cell table:style-name="表36.H1" office:value-type="string">
            <text:p text:style-name="P210"/>
          </table:table-cell>
        </table:table-row>
      </table:table>
      <text:p text:style-name="P64"><text:s text:c="9"/>6<text:span text:style-name="T21"> <text:s text:c="15"/>1 <text:s text:c="18"/>5 <text:s text:c="16"/>5 <text:s text:c="17"/>3 <text:s text:c="19"/>5 <text:s text:c="18"/>7</text:span></text:p>
      <text:p text:style-name="P64"><text:s text:c="5"/>000000<text:span text:style-name="T21"> <text:s text:c="6"/>shamt[5] <text:s text:c="3"/>shamt[4:0] <text:s text:c="8"/>src <text:s text:c="13"/>SLLI <text:s text:c="15"/>dest <text:s text:c="11"/>OP-IMM</text:span></text:p>
      <text:p text:style-name="P65"><text:s text:c="5"/>000000<text:span text:style-name="T21"> <text:s text:c="6"/>shamt[5] <text:s text:c="3"/>shamt[4:0] <text:s text:c="8"/>src <text:s text:c="13"/>SRLI <text:s text:c="15"/>dest <text:s text:c="11"/>OP-IMM</text:span></text:p>
      <text:p text:style-name="P65"><text:s text:c="5"/>010000<text:span text:style-name="T21"> <text:s text:c="6"/>shamt[5] <text:s text:c="3"/>shamt[4:0] <text:s text:c="8"/>src <text:s text:c="13"/>SRAI <text:s text:c="15"/>dest <text:s text:c="11"/>OP-IMM</text:span></text:p>
      <text:p text:style-name="P65"><text:s text:c="5"/>000000<text:span text:style-name="T21"> <text:s text:c="11"/>0 <text:s text:c="9"/>shamt[4:0] <text:s text:c="8"/>src <text:s text:c="13"/>SLLIW <text:s text:c="13"/>dest <text:s text:c="9"/>OP-IMM-32</text:span></text:p>
      <text:p text:style-name="P65"><text:s text:c="5"/>000000<text:span text:style-name="T21"> <text:s text:c="11"/>0 <text:s text:c="9"/>shamt[4:0] <text:s text:c="8"/>src <text:s text:c="13"/>SRLIW <text:s text:c="13"/>dest <text:s text:c="9"/>OP-IMM-32</text:span></text:p>
      <text:p text:style-name="P65"><text:s text:c="5"/>010000<text:span text:style-name="T21"> <text:s text:c="11"/>0 <text:s text:c="9"/>shamt[4:0] <text:s text:c="8"/>src <text:s text:c="13"/>SRAIW <text:s text:c="13"/>dest <text:s text:c="9"/>OP-IMM-32</text:span></text:p>
      <text:p text:style-name="P65"/>
      <text:p text:style-name="P64">定数によるシフトは、RV32Iと同じ命令オペコードを使用してI型形式の特殊化としてエンコードされます。</text:p>
      <text:p text:style-name="P64">シフトされるオペランドはrs1であり、シフト量はRV64IのI即値フィールドの下位6ビットにエンコードされます。</text:p>
      <text:p text:style-name="P64">右のシフトタイプはビット30で符号化されます。</text:p>
      <text:p text:style-name="P64">SLLIは論理的な左シフトです（ゼロは下位ビットにシフトされます）。 SRLIは論理右シフトです（0は上位ビットにシフトされます）。 SRAIは算術右シフトです（元の符号ビットは空いている上位ビットにコピーされます）。</text:p>
      <text:p text:style-name="P64">RV32Iの場合、imm [5] 6 = 0の場合、SLLI、SRLI、およびSRAIは不正な命令例外を生成します。</text:p>
      <text:p text:style-name="P5"/>
      <text:p text:style-name="P5">SLLIW、SRLIW、およびSRAIWは、同様に定義されていますが、32ビット値で動作し、符号付き32ビット結果を生成するRV64I専用の命令です。</text:p>
      <text:p text:style-name="P66">SLLIW、SRLIW、およびSRAIWはimm [5] ≠ 0の場合、不正な命令例外を生成します。</text:p>
      <text:p text:style-name="P5"/>
      <text:p text:style-name="P66">31 <text:s text:c="86"/><text:span text:style-name="T14"><text:s text:c="2"/>12 11 <text:s text:c="12"/>7 6 <text:s text:c="13"/>0</text:span></text:p>
      <table:table table:name="表40" table:style-name="表40">
        <table:table-column table:style-name="表40.A"/>
        <table:table-column table:style-name="表40.B"/>
        <table:table-column table:style-name="表40.C"/>
        <table:table-column table:style-name="表40.D"/>
        <table:table-row table:style-name="表40.1">
          <table:table-cell table:style-name="表40.A1" office:value-type="string">
            <text:p text:style-name="P174">Imm[31:12]</text:p>
          </table:table-cell>
          <table:table-cell table:style-name="表40.A1" office:value-type="string">
            <text:p text:style-name="P174">rd</text:p>
          </table:table-cell>
          <table:table-cell table:style-name="表40.A1" office:value-type="string">
            <text:p text:style-name="P211"><text:span text:style-name="T15">o</text:span>pcode </text:p>
          </table:table-cell>
          <table:table-cell table:style-name="表40.D1" office:value-type="string">
            <text:p text:style-name="P211"/>
          </table:table-cell>
        </table:table-row>
      </table:table>
      <text:p text:style-name="P66"><text:s text:c="46"/>20 <text:s text:c="34"/><text:span text:style-name="T21"><text:s text:c="20"/>5 <text:s text:c="17"/>7</text:span></text:p>
      <text:p text:style-name="P66"><text:s text:c="39"/>U-即値[31:12]<text:span text:style-name="T21"> <text:s text:c="42"/>dest <text:s text:c="14"/>LUI</text:span></text:p>
      <text:p text:style-name="P66"><text:s text:c="39"/>U-即値[31:12]<text:span text:style-name="T21"> <text:s text:c="42"/>dest <text:s text:c="12"/>AUIPC</text:span></text:p>
      <text:p text:style-name="P66"/>
      <text:p text:style-name="P66">LUI（ロードアッパー即時）は、RV32Iと同じオペコードを使用します。</text:p>
      <text:p text:style-name="P66">LUIは、20ビットのU-即値をレジスタrdのビット31-12に配置し、最下位の12ビットにゼロを配置します。</text:p>
      <text:p text:style-name="P66">32ビットの結果は64ビットに符号拡張されます。</text:p>
      <text:p text:style-name="P5"/>
      <text:p text:style-name="P5">AUIPC（PCに即値の上位を追加）は、RV32Iと同じオペコードを使用します。</text:p>
      <text:p text:style-name="P5">AUIPC（PCに即値の上位を追加）は、PC相対アドレスを作成するために使用され、Uタイプ形式を使用します。</text:p>
      <text:p text:style-name="P5">AUIPCは、20ビットのU－即値に12の下位ゼロビットを付加し、その結果を64ビットに符号拡張し、それをpcに加え、結果をレジスタrdに格納します。</text:p>
      <text:p text:style-name="P5"/>
      <text:p text:style-name="P5"/>
      <text:p text:style-name="P146"/>
      <text:p text:style-name="P5">整数レジスタ - レジスタ演算</text:p>
      <text:p text:style-name="P5"/>
      <text:p text:style-name="P67"/>
      <text:p text:style-name="P67"><text:s/>31 <text:s text:c="25"/><text:span text:style-name="T22">25</text:span> <text:span text:style-name="T22">24</text:span> <text:s text:c="9"/><text:span text:style-name="T14"><text:s text:c="2"/>20 19 <text:s text:c="11"/>15 14 <text:s text:c="10"/>12 11 <text:s text:c="14"/>7 6 <text:s text:c="19"/>0</text:span></text:p>
      <table:table table:name="表37" table:style-name="表37">
        <table:table-column table:style-name="表37.A"/>
        <table:table-column table:style-name="表37.B"/>
        <table:table-column table:style-name="表37.C" table:number-columns-repeated="2"/>
        <table:table-column table:style-name="表37.E"/>
        <table:table-column table:style-name="表37.F"/>
        <table:table-column table:style-name="表37.G"/>
        <table:table-row table:style-name="表37.1">
          <table:table-cell table:style-name="表37.A1" office:value-type="string">
            <text:p text:style-name="P222">funct7</text:p>
          </table:table-cell>
          <table:table-cell table:style-name="表37.A1" office:value-type="string">
            <text:p text:style-name="P243">rs2</text:p>
          </table:table-cell>
          <table:table-cell table:style-name="表37.A1" office:value-type="string">
            <text:p text:style-name="P243">rs1</text:p>
          </table:table-cell>
          <table:table-cell table:style-name="表37.A1" office:value-type="string">
            <text:p text:style-name="P243">funct3</text:p>
          </table:table-cell>
          <table:table-cell table:style-name="表37.A1" office:value-type="string">
            <text:p text:style-name="P243">rd</text:p>
          </table:table-cell>
          <table:table-cell table:style-name="表37.A1" office:value-type="string">
            <text:p text:style-name="P234">opcode</text:p>
          </table:table-cell>
          <table:table-cell table:style-name="表37.G1" office:value-type="string">
            <text:p text:style-name="P212"/>
          </table:table-cell>
        </table:table-row>
      </table:table>
      <text:p text:style-name="P67"><text:s text:c="17"/><text:span text:style-name="T22">7 <text:s text:c="24"/>5 <text:s text:c="18"/>5 <text:s text:c="16"/>3 <text:s text:c="19"/>5 <text:s text:c="19"/>7</text:span></text:p>
      <text:p text:style-name="P67"><text:s text:c="12"/>0000000<text:span text:style-name="T20"> <text:s text:c="16"/>src2 <text:s text:c="14"/>src1 <text:s text:c="9"/>SLL/SRL <text:s text:c="11"/>dest <text:s text:c="17"/>OP</text:span></text:p>
      <text:p text:style-name="P67"><text:s text:c="12"/>0100000<text:span text:style-name="T20"> <text:s text:c="16"/>src2 <text:s text:c="14"/>src1 <text:s text:c="12"/>SRA <text:s text:c="14"/>dest <text:s text:c="17"/>OP</text:span></text:p>
      <text:p text:style-name="P67"><text:s text:c="12"/>0000000<text:span text:style-name="T20"> <text:s text:c="16"/>src2 <text:s text:c="14"/>src1 <text:s text:c="11"/>ADDW <text:s text:c="12"/>dest <text:s text:c="15"/>OP-32</text:span></text:p>
      <text:p text:style-name="P67"><text:s text:c="12"/>0000000<text:span text:style-name="T20"> <text:s text:c="16"/>src2 <text:s text:c="14"/>src1 <text:s text:c="6"/>SLLW/SRLW <text:s text:c="9"/>dest <text:s text:c="15"/>OP-32</text:span></text:p>
      <text:p text:style-name="P67"><text:s text:c="12"/>0100000<text:span text:style-name="T20"> <text:s text:c="16"/>src2 <text:s text:c="14"/>src1 <text:s text:c="6"/>SUBW/SRAW <text:s text:c="8"/>dest <text:s text:c="14"/>OP-32</text:span></text:p>
      <text:p text:style-name="P67"/>
      <text:p text:style-name="P67">ADDWおよびSUBWは、ADDおよびSUBと同様に定義されますが、32ビット値で動作し、符号付き32ビット結果を生成するRV64I専用の命令です。</text:p>
      <text:p text:style-name="P67">オーバーフローは無視され、結果の下位32ビットは64ビットに符号拡張され、デスティネーション・レジスタに書き込まれます。</text:p>
      <text:p text:style-name="P5"/>
      <text:p text:style-name="P5">SLLW、SRLW、およびSRAWは、同様に定義されていますが、32ビット値で動作し、符号付き32ビット結果を生成するRV64I専用の命令です。</text:p>
      <text:p text:style-name="P5">シフト量はrs2 [4：0]で与えられます。</text:p>
      <text:p text:style-name="P5"/>
      <text:p text:style-name="P5">4.3 ロードとストア命令</text:p>
      <text:p text:style-name="P5"/>
      <text:p text:style-name="P5">RV64Iはアドレス空間を64ビットに拡張します。</text:p>
      <text:p text:style-name="P5">実行環境は、アドレス空間のどの部分にアクセスするのが正当であるかを定義します。</text:p>
      <text:p text:style-name="P5"/>
      <text:p text:style-name="P68"/>
      <text:p text:style-name="P68">31 <text:s text:c="29"/><text:span text:style-name="T14"><text:s text:c="5"/>20 19 <text:s text:c="18"/>15 14 <text:s text:c="15"/>12 11 <text:s text:c="13"/>7 6 <text:s text:c="21"/>0</text:span></text:p>
      <table:table table:name="表38" table:style-name="表38">
        <table:table-column table:style-name="表38.A"/>
        <table:table-column table:style-name="表38.B"/>
        <table:table-column table:style-name="表38.C"/>
        <table:table-column table:style-name="表38.D"/>
        <table:table-column table:style-name="表38.E"/>
        <table:table-column table:style-name="表38.F"/>
        <table:table-row table:style-name="表38.1">
          <table:table-cell table:style-name="表38.A1" office:value-type="string">
            <text:p text:style-name="P175">imm[11:0]</text:p>
          </table:table-cell>
          <table:table-cell table:style-name="表38.A1" office:value-type="string">
            <text:p text:style-name="P186">rs1</text:p>
          </table:table-cell>
          <table:table-cell table:style-name="表38.A1" office:value-type="string">
            <text:p text:style-name="P186">funct3</text:p>
          </table:table-cell>
          <table:table-cell table:style-name="表38.A1" office:value-type="string">
            <text:p text:style-name="P186">rd</text:p>
          </table:table-cell>
          <table:table-cell table:style-name="表38.A1" office:value-type="string">
            <text:p text:style-name="P186">opcode</text:p>
          </table:table-cell>
          <table:table-cell table:style-name="表38.F1" office:value-type="string">
            <text:p text:style-name="P213"/>
          </table:table-cell>
        </table:table-row>
      </table:table>
      <text:p text:style-name="P68"><text:s text:c="15"/><text:span text:style-name="T18"><text:s text:c="5"/>12 <text:s text:c="30"/>5 <text:s text:c="24"/>3 <text:s text:c="19"/>5 <text:s text:c="21"/>7</text:span></text:p>
      <text:p text:style-name="P68"><text:s text:c="13"/><text:span text:style-name="T18"><text:s text:c="3"/>offset[11:0] <text:s text:c="18"/>base <text:s text:c="19"/>width <text:s text:c="13"/>dest <text:s text:c="18"/>LOAD</text:span></text:p>
      <text:p text:style-name="P68"/>
      <text:p text:style-name="P68"><text:s/>31 <text:s text:c="25"/><text:span text:style-name="T22">25</text:span> <text:span text:style-name="T22">24</text:span> <text:s text:c="9"/><text:span text:style-name="T14"><text:s text:c="2"/>20 19 <text:s text:c="11"/>15 14 <text:s text:c="10"/>12 11 <text:s text:c="14"/>7 6 <text:s text:c="19"/>0</text:span></text:p>
      <table:table table:name="表39" table:style-name="表39">
        <table:table-column table:style-name="表39.A"/>
        <table:table-column table:style-name="表39.B"/>
        <table:table-column table:style-name="表39.C" table:number-columns-repeated="2"/>
        <table:table-column table:style-name="表39.E"/>
        <table:table-column table:style-name="表39.F"/>
        <table:table-column table:style-name="表39.G"/>
        <table:table-row table:style-name="表39.1">
          <table:table-cell table:style-name="表39.A1" office:value-type="string">
            <text:p text:style-name="P223">imm[11:5]</text:p>
          </table:table-cell>
          <table:table-cell table:style-name="表39.A1" office:value-type="string">
            <text:p text:style-name="P244">rs2</text:p>
          </table:table-cell>
          <table:table-cell table:style-name="表39.A1" office:value-type="string">
            <text:p text:style-name="P244">rs1</text:p>
          </table:table-cell>
          <table:table-cell table:style-name="表39.A1" office:value-type="string">
            <text:p text:style-name="P244">funct3</text:p>
          </table:table-cell>
          <table:table-cell table:style-name="表39.A1" office:value-type="string">
            <text:p text:style-name="P244">imm[4:0]</text:p>
          </table:table-cell>
          <table:table-cell table:style-name="表39.A1" office:value-type="string">
            <text:p text:style-name="P235">opcode</text:p>
          </table:table-cell>
          <table:table-cell table:style-name="表39.G1" office:value-type="string">
            <text:p text:style-name="P213"/>
          </table:table-cell>
        </table:table-row>
      </table:table>
      <text:p text:style-name="P68"><text:s text:c="17"/><text:span text:style-name="T22">7 <text:s text:c="24"/>5 <text:s text:c="18"/>5 <text:s text:c="16"/>3 <text:s text:c="19"/>5 <text:s text:c="19"/>7</text:span></text:p>
      <text:p text:style-name="P68"><text:s text:c="11"/>offset[11:5] <text:s text:c="14"/>src <text:s text:c="14"/>base <text:s text:c="11"/>width <text:s text:c="9"/>offset[4:0] <text:s text:c="10"/>STORE</text:p>
      <text:p text:style-name="P68"/>
      <text:p text:style-name="P5">LD命令は、メモリからRV64Iのレジスタrdに64ビットの値をロードします。</text:p>
      <text:p text:style-name="P5"/>
      <text:p text:style-name="P5">LW命令はメモリから32ビット値をロードし、これを64ビットに符号拡張してからRV64Iのレジスタrdに格納します。</text:p>
      <text:p text:style-name="P5">一方、LWU命令は、RV64Iのメモリから32ビット値をゼロ拡張します。</text:p>
      <text:p text:style-name="P5">LHおよびLHUは、8ビット値のLBおよびLBUと同様に、16ビット値に対しても同様に定義されます。</text:p>
      <text:p text:style-name="P5">SD、SW、SH、およびSB命令は、レジスタrs2の下位ビットから64ビット、32ビット、16ビット、および8ビットの値をそれぞれメモリに格納します。</text:p>
      <text:p text:style-name="P5"/>
      <text:p text:style-name="P5"/>
      <text:p text:style-name="P146"/>
      <text:p text:style-name="P5">4.4 システム命令</text:p>
      <text:p text:style-name="P5"/>
      <text:p text:style-name="P5">RV64Iでは、CSR命令が64ビットCSRsを操作できます。</text:p>
      <text:p text:style-name="P5">特に、RDCYCLE、RDTIME、およびRDINSTRETの疑似命令は、サイクル、時間、および開始カウンタの全64ビットを読み取ります。</text:p>
      <text:p text:style-name="P5">したがって、RDCYCLEH、RDTIMEH、RDINSTRETH命令は不要であり、RV64Iでは不正です。</text:p>
      <text:p text:style-name="P5"/>
      <text:p text:style-name="P5"/>
      <text:p text:style-name="P146"/>
      <text:p text:style-name="P5">第5章</text:p>
      <text:p text:style-name="P5"/>
      <text:p text:style-name="P5">RV128I基本整数命令セット、</text:p>
      <text:p text:style-name="P5">バージョン1.7</text:p>
      <text:p text:style-name="P5"/>
      <text:p text:style-name="P321">「メモリアドレッシングとメモリ管理に十分なアドレスビットを持たないことから回復することが難しいコンピュータ設計では、間違いが1つしかありません。」</text:p>
      <text:p text:style-name="P321">ベル と ストレッカー、ISCA-3、1976。</text:p>
      <text:p text:style-name="P321"/>
      <text:p text:style-name="P5">この章では、128ビットアドレス空間をサポートするRISC-V ISAの変形であるRV128Iについて説明します。</text:p>
      <text:p text:style-name="P5">この変形は、既存のRV32IおよびRV64I設計の直接的な外挿(推定)です。</text:p>
      <text:p text:style-name="P5"/>
      <text:p text:style-name="P340">-----------------------------------------------------------------------------------------------------------------------------------</text:p>
      <text:p text:style-name="P340">整数レジスタの幅を拡張する主な理由は、より大きなアドレス空間をサポートするためです。</text:p>
      <text:p text:style-name="P340">64ビット以上の平なアドレス空間が必要な場合は明確ではありません。</text:p>
      <text:p text:style-name="P340">執筆時点では、Top500ベンチマークで測定された世界最速のスーパーコンピュータは1PB以上のDRAMを搭載しており、すべてのDRAMが単一のアドレス空間に存在する場合は50ビット以上のアドレス空間が必要になります。</text:p>
      <text:p text:style-name="P340">いくつかの倉庫規模のコンピュータの中には、既に大量のDRAMが搭載されており、新しい高密度個体不揮発性メモリや高速相互接続技術によって、さらに大きなメモリ空間の需要を牽引が求められる場合があります。</text:p>
      <text:p text:style-name="P340">エクサスケール システム研究は、57ビットのアドレス空間を占める100PBのメモリシステムを対象としています。</text:p>
      <text:p text:style-name="P340">過去の成長率では、2030年までに64ビット以上のアドレス空間が必要になる可能性があります。</text:p>
      <text:p text:style-name="P340"/>
      <text:p text:style-name="P340">歴史は、64ビット以上のアドレス空間が必要となることが明らかになったときには、セグメンテーション、96ビットアドレス空間、ソフトウェア回避策などのアドレス空間を拡張する選択肢についての集中的な議論を繰り返すことを示唆している回避策は、、最終的には128ビット アドレス空間は最もシンプルで最良の解決策として採用されます。</text:p>
      <text:p text:style-name="P340"/>
      <text:p text:style-name="P340">現時点では128ビットアドレス空間の実際の使用に基づいて設計を進化させる必要があるため、RV128仕様を凍結していません。</text:p>
      <text:p text:style-name="P373">↑ まだ変わることもあるかもよってこと</text:p>
      <text:p text:style-name="P5"/>
      <text:p text:style-name="P69">RV128Iは、整数レジスタを128ビットに拡張し、RV32Iの上にRV64Iを構築するのと同様に、RV64Iを構築したものです（すなわち、XLEN = 128）。</text:p>
      <text:p text:style-name="P5">ほとんどの整数計算命令は、XLENビットで動作するように定義されているので変更されません。</text:p>
      <text:p text:style-name="P5">レジスタの下位ビットの32ビット値で動作するRV64I "* W"整数命令が保持され、そして、128ビット整数レジスタの下位ビットに保持されている64ビット値で動作する新しい「* D」整数命令セットが追加されます。</text:p>
      <text:p text:style-name="P5">「* D」命令は、標準の32ビットエンコーディングで2つの主要なオペコード（OP-IMM-64およびOP-64）を消費します。</text:p>
      <text:p text:style-name="P5"/>
      <text:p text:style-name="P5">即値（SLLI / SRLI / SRAI）によるシフトは、現在I即値の下位7ビットを使用して符号化され、可変シフト（SLL / SRL / SRA）はシフト量ソースレジスタの下位7ビットを使用します。</text:p>
      <text:p text:style-name="P5"/>
      <text:p text:style-name="P5"/>
      <text:p text:style-name="P146"/>
      <text:p text:style-name="P5">LDU（ロード ダブル 符号なし）命令は、既存のLOADメジャーオペコードと、新しいLQ命令とSQ命令を使用してクワッドワード値をロードして格納する命令を一緒に追加します。</text:p>
      <text:p text:style-name="P5">SQはSTOREメジャーオペコードに追加され、LQはMISC-MEMメジャーオペコードに追加されます。</text:p>
      <text:p text:style-name="P5"/>
      <text:p text:style-name="P5">浮動小数点命令セットは変更されていませんが、128ビットQ浮動小数点拡張はFMV.X.QおよびFMV.Q.X命令と、T（128ビット）整数フォーマットとの追加のFCVT命令をサポートできるようになりました。</text:p>
      <text:p text:style-name="P5"/>
      <text:p text:style-name="P94">--2018/05/19</text:p>
      <text:p text:style-name="P5"/>
      <text:p text:style-name="P5"/>
      <text:p text:style-name="P146"/>
      <text:p text:style-name="P5">第6章</text:p>
      <text:p text:style-name="P5">整数乗算および除算のための "M"標準拡張、バージョン2.0</text:p>
      <text:p text:style-name="P5"/>
      <text:p text:style-name="P5">この章では、 "M"という名前の標準整数乗除算命令拡張について説明し、2つの整数レジスタに保持された値を乗算または除算する命令を含んでいます。</text:p>
      <text:p text:style-name="P5"/>
      <text:p text:style-name="P341">-----------------------------------------------------------------------------------------------------------------------------------</text:p>
      <text:p text:style-name="P341">ローエンドの実装を単純化するために、または整数の乗除算演算が接続されたアクセラレータではあまり頻繁ではない、またはより適切に処理されるアプリケーションのために、整数の乗算と除算をベースから分離します。</text:p>
      <text:p text:style-name="P375">↑基本命令セットには乗除算は組み込まずに別にした。そりゃ乗除算は面積食うからね。</text:p>
      <text:p text:style-name="P5"/>
      <text:p text:style-name="P5">6.1乗算演算</text:p>
      <text:p text:style-name="P5"/>
      <text:p text:style-name="P70"/>
      <text:p text:style-name="P70"><text:s/>31 <text:s text:c="25"/><text:span text:style-name="T22">25</text:span> <text:span text:style-name="T22">24</text:span> <text:s text:c="9"/><text:span text:style-name="T14"><text:s text:c="2"/>20 19 <text:s text:c="11"/>15 14 <text:s text:c="13"/>12 11 <text:s text:c="11"/>7 6 <text:s text:c="19"/>0</text:span></text:p>
      <table:table table:name="表41" table:style-name="表41">
        <table:table-column table:style-name="表41.A"/>
        <table:table-column table:style-name="表41.B"/>
        <table:table-column table:style-name="表41.C"/>
        <table:table-column table:style-name="表41.D"/>
        <table:table-column table:style-name="表41.E"/>
        <table:table-column table:style-name="表41.F"/>
        <table:table-column table:style-name="表41.G"/>
        <table:table-row table:style-name="表41.1">
          <table:table-cell table:style-name="表41.A1" office:value-type="string">
            <text:p text:style-name="P224">funct7</text:p>
          </table:table-cell>
          <table:table-cell table:style-name="表41.A1" office:value-type="string">
            <text:p text:style-name="P245">rs2</text:p>
          </table:table-cell>
          <table:table-cell table:style-name="表41.A1" office:value-type="string">
            <text:p text:style-name="P245">rs1</text:p>
          </table:table-cell>
          <table:table-cell table:style-name="表41.A1" office:value-type="string">
            <text:p text:style-name="P245">funct3</text:p>
          </table:table-cell>
          <table:table-cell table:style-name="表41.A1" office:value-type="string">
            <text:p text:style-name="P245">rd</text:p>
          </table:table-cell>
          <table:table-cell table:style-name="表41.A1" office:value-type="string">
            <text:p text:style-name="P236">opcode</text:p>
          </table:table-cell>
          <table:table-cell table:style-name="表41.G1" office:value-type="string">
            <text:p text:style-name="P214"/>
          </table:table-cell>
        </table:table-row>
      </table:table>
      <text:p text:style-name="P70"><text:s text:c="17"/><text:span text:style-name="T22">7 <text:s text:c="24"/>5 <text:s text:c="18"/>5 <text:s text:c="16"/>3 <text:s text:c="19"/>5 <text:s text:c="19"/>7</text:span></text:p>
      <text:p text:style-name="P70"><text:s text:c="13"/>MULDIV <text:s text:c="12"/>multiplier <text:s text:c="4"/>multiplicand <text:s text:c="2"/>MUL/MULH[[SU] <text:s text:c="2"/>dest <text:s text:c="16"/>OP</text:p>
      <text:p text:style-name="P70"><text:s text:c="13"/>MULDIV <text:s text:c="12"/>multiplier <text:s text:c="4"/>multiplicand <text:s text:c="6"/>MULW <text:s text:c="13"/>dest <text:s text:c="13"/>OP-32</text:p>
      <text:p text:style-name="P70"/>
      <text:p text:style-name="P70">MULはXLENビット* XLENビットの乗算を行い、下位のXLENビットを送り先レジスタに配置します。</text:p>
      <text:p text:style-name="P70">MULH、MULHU、およびMULHSUは同じ乗算を行いますが、符号付き*符号付き、符号なし*符号付き、および符号付き*符号なし乗算の場合、フル2 * XLENビット積の上位XLENビットを返します。</text:p>
      <text:p text:style-name="P70">同じ製品の上位ビットと下位ビットの両方が必要な場合、推奨コードシーケンスは次のとおりです。：MULH [[S] U] rdh, rs1, rs2; <text:s/>MUL rdl, rs1, rs2（送り元レジスタ指定子は同じ順序でなければならず、rdhはrs1またはrs2と同じにすることはできません）。</text:p>
      <text:p text:style-name="P70">マイクロアーキテクチャは、2つの別々の乗算を実行する代わりに、これらを1つの乗算演算に融合することができます。</text:p>
      <text:p text:style-name="P5"/>
      <text:p text:style-name="P5">MULWはRV64でのみ有効で、送り元レジスタの下位32ビットを乗算し、結果の下位32ビットの符号拡張を送り先レジスタに配置します。</text:p>
      <text:p text:style-name="P5">MULを使用して64ビット積の上位32ビットを得ることができますが、符号付き引数は適切な32ビット符号付き値でなければなりませんし、符号なし引数は上位32ビットをクリアする必要があります。</text:p>
      <text:p text:style-name="P5"/>
      <text:p text:style-name="P71"/>
      <text:p text:style-name="P5"/>
      <text:p text:style-name="P146"/>
      <text:p text:style-name="P5">6.2 除算操作</text:p>
      <text:p text:style-name="P5"/>
      <text:p text:style-name="P72"><text:s/>31 <text:s text:c="25"/><text:span text:style-name="T22">25</text:span> <text:span text:style-name="T22">24</text:span> <text:s text:c="9"/><text:span text:style-name="T14"><text:s text:c="2"/>20 19 <text:s text:c="11"/>15 14 <text:s text:c="13"/>12 11 <text:s text:c="11"/>7 6 <text:s text:c="19"/>0</text:span></text:p>
      <table:table table:name="表42" table:style-name="表42">
        <table:table-column table:style-name="表42.A"/>
        <table:table-column table:style-name="表42.B"/>
        <table:table-column table:style-name="表42.C"/>
        <table:table-column table:style-name="表42.D"/>
        <table:table-column table:style-name="表42.E"/>
        <table:table-column table:style-name="表42.F"/>
        <table:table-column table:style-name="表42.G"/>
        <table:table-row table:style-name="表42.1">
          <table:table-cell table:style-name="表42.A1" office:value-type="string">
            <text:p text:style-name="P225">funct7</text:p>
          </table:table-cell>
          <table:table-cell table:style-name="表42.A1" office:value-type="string">
            <text:p text:style-name="P246">rs2</text:p>
          </table:table-cell>
          <table:table-cell table:style-name="表42.A1" office:value-type="string">
            <text:p text:style-name="P246">rs1</text:p>
          </table:table-cell>
          <table:table-cell table:style-name="表42.A1" office:value-type="string">
            <text:p text:style-name="P246">funct3</text:p>
          </table:table-cell>
          <table:table-cell table:style-name="表42.A1" office:value-type="string">
            <text:p text:style-name="P246">rd</text:p>
          </table:table-cell>
          <table:table-cell table:style-name="表42.A1" office:value-type="string">
            <text:p text:style-name="P237">opcode</text:p>
          </table:table-cell>
          <table:table-cell table:style-name="表42.G1" office:value-type="string">
            <text:p text:style-name="P215"/>
          </table:table-cell>
        </table:table-row>
      </table:table>
      <text:p text:style-name="P72"><text:s text:c="17"/><text:span text:style-name="T22">7 <text:s text:c="24"/>5 <text:s text:c="18"/>5 <text:s text:c="16"/>3 <text:s text:c="19"/>5 <text:s text:c="19"/>7</text:span></text:p>
      <text:p text:style-name="P72"><text:s text:c="13"/>MULDIV <text:s text:c="15"/>divisor <text:s text:c="8"/>dividend <text:s text:c="3"/>DIV[U]/REM[U] <text:s text:c="5"/>dest <text:s text:c="16"/>OP</text:p>
      <text:p text:style-name="P72"><text:s text:c="13"/>MULDIV <text:s text:c="15"/>divisor <text:s text:c="8"/>dividend <text:s/>DIV[U]W/REM[U]W <text:s text:c="2"/>dest <text:s text:c="13"/>OP-32</text:p>
      <text:p text:style-name="P72"/>
      <text:p text:style-name="P72">DIVとDIVUはXLENビットでXLENビットの符号付きおよび符号なし整数除算を実行します。</text:p>
      <text:p text:style-name="P72">REMとREMUは、対応する除算演算の残りの部分を提供します。</text:p>
      <text:p text:style-name="P72">商と剰余の両方が同じ除算から必要とされる場合、推奨されるコードシーケンスは次のとおりです。DIV [U] rdq, rs1,rs2; REM [U] rdr, rs1, rs2（rdqはrs1またはrs2と同じにすることはできません）。</text:p>
      <text:p text:style-name="P72">マイクロアーキテクチャは、2つの別個の除算を実行する代わりに、これらを1つの除算演算に融合することができます。</text:p>
      <text:p text:style-name="P72"/>
      <text:p text:style-name="P72">ゼロ除算と除算オーバーフローの意味を表6.1に要約します。</text:p>
      <text:p text:style-name="P72">0による除算の商は、すべてのビットがセットされています、すなわち、符号なし除算の場合は2<text:span text:style-name="T26">XLEN</text:span><text:span text:style-name="T27">-1</text:span>、符号付き除算の場合は-1です。</text:p>
      <text:p text:style-name="P72">ゼロによる除算の残りは被除数と等しいです。</text:p>
      <text:p text:style-name="P72">符号付き除算のオーバーフローは、負の整数-2<text:span text:style-name="T26">XLEN-1</text:span>を-1で除算した場合にのみ発生します。</text:p>
      <text:p text:style-name="P72">符号付き除算オーバーフローの商は被除数に等しく、余りはゼロです。</text:p>
      <text:p text:style-name="P72">符号なし除算のオーバーフローは発生しません。</text:p>
      <text:p text:style-name="P72"/>
      <table:table table:name="表43" table:style-name="表43">
        <table:table-column table:style-name="表43.A"/>
        <table:table-column table:style-name="表43.B"/>
        <table:table-column table:style-name="表43.C"/>
        <table:table-column table:style-name="表43.D"/>
        <table:table-column table:style-name="表43.E"/>
        <table:table-column table:style-name="表43.F"/>
        <table:table-column table:style-name="表43.G"/>
        <table:table-column table:style-name="表43.E"/>
        <table:table-row>
          <table:table-cell table:style-name="表43.A1" office:value-type="string">
            <text:p text:style-name="P267">状態</text:p>
          </table:table-cell>
          <table:table-cell table:style-name="表43.A1" office:value-type="string">
            <text:p text:style-name="P268">被除数</text:p>
          </table:table-cell>
          <table:table-cell table:style-name="表43.A1" office:value-type="string">
            <text:p text:style-name="P268">除数</text:p>
          </table:table-cell>
          <table:table-cell table:style-name="表43.A1" office:value-type="string">
            <text:p text:style-name="P266"/>
          </table:table-cell>
          <table:table-cell table:style-name="表43.A1" office:value-type="string">
            <text:p text:style-name="P268">DIVU</text:p>
          </table:table-cell>
          <table:table-cell table:style-name="表43.A1" office:value-type="string">
            <text:p text:style-name="P268">REMU</text:p>
          </table:table-cell>
          <table:table-cell table:style-name="表43.A1" office:value-type="string">
            <text:p text:style-name="P268">DIV</text:p>
          </table:table-cell>
          <table:table-cell table:style-name="表43.H1" office:value-type="string">
            <text:p text:style-name="P268">REM</text:p>
          </table:table-cell>
        </table:table-row>
        <table:table-row>
          <table:table-cell table:style-name="表43.A2" office:value-type="string">
            <text:p text:style-name="P267">ゼロで除算</text:p>
            <text:p text:style-name="P267">オーバーフロー(符号付きのみ)</text:p>
          </table:table-cell>
          <table:table-cell table:style-name="表43.A2" office:value-type="string">
            <text:p text:style-name="P268">x</text:p>
            <text:p text:style-name="P268">-2<text:span text:style-name="T26">XLEN-1</text:span></text:p>
          </table:table-cell>
          <table:table-cell table:style-name="表43.A2" office:value-type="string">
            <text:p text:style-name="P268">0</text:p>
            <text:p text:style-name="P268">-1</text:p>
          </table:table-cell>
          <table:table-cell table:style-name="表43.A2" office:value-type="string">
            <text:p text:style-name="P268"/>
          </table:table-cell>
          <table:table-cell table:style-name="表43.A2" office:value-type="string">
            <text:p text:style-name="P268">２XLEN-1</text:p>
            <text:p text:style-name="P268">-</text:p>
          </table:table-cell>
          <table:table-cell table:style-name="表43.A2" office:value-type="string">
            <text:p text:style-name="P268">x</text:p>
            <text:p text:style-name="P268">-</text:p>
          </table:table-cell>
          <table:table-cell table:style-name="表43.A2" office:value-type="string">
            <text:p text:style-name="P268">-1</text:p>
            <text:p text:style-name="P268">-2<text:span text:style-name="T26">XLEN-1</text:span></text:p>
          </table:table-cell>
          <table:table-cell table:style-name="表43.H2" office:value-type="string">
            <text:p text:style-name="P268">x</text:p>
            <text:p text:style-name="P268">0</text:p>
          </table:table-cell>
        </table:table-row>
      </table:table>
      <text:p text:style-name="P72"/>
      <text:p text:style-name="P5">表6.1：ゼロ除算および除算オーバーフローのセマンティクス</text:p>
      <text:p text:style-name="P5"/>
      <text:p text:style-name="P342">-----------------------------------------------------------------------------------------------------------------------------------</text:p>
      <text:p text:style-name="P342">私たちは、整数ゼロ除算の例外を発生させることを考慮しました。これらの例外は、ほとんどの実行環境でトラップを引き起こします。</text:p>
      <text:p text:style-name="P342">しかし、これは標準ISA（浮動小数点例外フラグをセットし、デフォルト値を書き込むが、トラップは発生しません）の唯一の算術トラップであり、この場合、実行環境のトラップハンドラと対話する言語実装が必要となります。</text:p>
      <text:p text:style-name="P342">さらに、ゼロ除算例外が即座の制御フロー変更を引き起こさなければならない言語規格(標準)では、各分岐演算に1つの分岐命令のみを追加する必要があり、この分岐命令は分割後に挿入することができ、 非常に予想通りに実行されず、ランタイムオーバーヘッドを少し追加します。</text:p>
      <text:p text:style-name="P374">↑この文章はセンテンスが長いので係り受けがいまいちあやしいかも</text:p>
      <text:p text:style-name="P342"/>
      <text:p text:style-name="P342">除算回路を簡略化するために、符号なしと符号付きの両方の除算値をゼロで除算すると設定されたすべてのビットの値が返されます。</text:p>
      <text:p text:style-name="P342">すべての1sの値は、最大の符号なし数値を表す符号なし除算に返される自然数と、単純な符号なし除算器実装の自然な結果の両方です。</text:p>
      <text:p text:style-name="P342">符号付き除算は符号なし除算回路を使用して実装されることが多く、同じオーバーフロー結果を指定するとハードウェアが単純化されます。</text:p>
      <text:p text:style-name="P5"/>
      <text:p text:style-name="P5">DIVW命令とDIVUW命令はRV64でのみ有効で、rs1の下位32ビットをrs2の下位32ビットで除算し、それぞれ符号付き整数と符号なし整数として扱い、32ビット商をrdに配置し、64ビットに符号拡張します 。</text:p>
      <text:p text:style-name="P5">REMW命令とREMUW命令はRV64でのみ有効で、対応する符号付きおよび符号なしの剰余演算をそれぞれ提供します。</text:p>
      <text:p text:style-name="P5"/>
      <text:p text:style-name="P5"/>
      <text:p text:style-name="P146"/>
      <text:p text:style-name="P5">REMWとREMUWはともに、常に32ビットの結果を64ビットに符号拡張します（ゼロ除算を含む）。</text:p>
      <text:p text:style-name="P5"/>
      <text:p text:style-name="P94">--2018/05/19</text:p>
      <text:p text:style-name="P94"/>
      <text:p text:style-name="P146"/>
      <text:p text:style-name="P94">-- 1ページ空けて次ページへ</text:p>
      <text:p text:style-name="P5"/>
      <text:p text:style-name="P5"/>
      <text:p text:style-name="P5"/>
      <text:p text:style-name="P146"/>
      <text:p text:style-name="P5">第7章</text:p>
      <text:p text:style-name="P5"/>
      <text:p text:style-name="P5">アトミック命令のための "A" 標準拡張、バージョン2.0</text:p>
      <text:p text:style-name="P5"/>
      <text:p text:style-name="P88">！アトミックって何？ がここで明かされるのか？</text:p>
      <text:p text:style-name="P5"/>
      <text:p text:style-name="P343">-----------------------------------------------------------------------------------------------------------------------------------</text:p>
      <text:p text:style-name="P343">このセクションは、現在のプログラミング言語のメモリモデルを効率的にサポートできるように、RISC-Vメモリモデルが現在改訂中であるため、多少古くなっています。</text:p>
      <text:p text:style-name="P343">修正された基本メモリモデルには、少なくとも同じハートからの同じアドレスへのロードを並べ替えることができず、および命令間の構文データ依存性が尊重されることを含む、さらなる順序制約が含まれます。</text:p>
      <text:p text:style-name="P5"/>
      <text:p text:style-name="P5">標準的なアトミック命令拡張は、命令サブセット名 ”A” によって示され、同じメモリ空間で動作する複数のRISC-Vハート間の同期をサポートするために原子的に読み取り－変更－書き込み メモリの命令を含んでいます。</text:p>
      <text:p text:style-name="P5">提供される2つの形式のアトミック命令は、ロードー予約/ストアー条件付き命令およびアトミック フェッチーアンドーオペレーション・メモリ命令です。</text:p>
      <text:p text:style-name="P5">どちらの種類のアトミック命令は、順序付けなし、取得、解放、および逐次的に一貫性のあるセマンティクスを含む、様々なメモリ整合性順序をサポートします。</text:p>
      <text:p text:style-name="P5">これらの命令は、RISC-VがRCscメモリ一貫性モデル[10]をサポートすることを可能にすることができます。</text:p>
      <text:p text:style-name="P5"/>
      <text:p text:style-name="P344">-----------------------------------------------------------------------------------------------------------------------------------</text:p>
      <text:p text:style-name="P344">多くの議論の末、言語コミュニティとアーキテクチャコミュニティは、標準的なメモリ一貫性モデルとしてリリースの一貫性を解決したように見えるため、RISC-Vアトミックサポートはこのモデルを中心に構築されています。</text:p>
      <text:p text:style-name="P5"/>
      <text:p text:style-name="P5">7.1アトミック命令の順序付けの指定</text:p>
      <text:p text:style-name="P5"/>
      <text:p text:style-name="P5">基本RISC-V ISAには緩やかなメモリモデルがあり、FENCE命令は追加の順序制約を課すために使用されます。</text:p>
      <text:p text:style-name="P5">アドレス空間は、実行環境によってメモリ領域とI / O領域に分割され、FENCE命令は、これら2つのアドレス領域の一方または両方へのアクセスを順序付けるためのオプションを提供します。</text:p>
      <text:p text:style-name="P5"/>
      <text:p text:style-name="P5">リリース一貫性[10]のより効率的なサポートを提供するために、各アトミック命令は2つのビットaqとrlを持ち、他のRISC-Vハートで見られる追加のメモリ順序制約を指定します。</text:p>
      <text:p text:style-name="P5">ビット順は、原子命令がどのアドレス・ドメインにアクセスしているかに応じて、2つのアドレス・ドメイン、メモリまたはI / Oのうちの1つにアクセスします。</text:p>
      <text:p text:style-name="P5">順序付け制約は他のドメインへのアクセスには暗示されず、FENCE命令を使用して両方のドメイン間で順序付けする必要があります。</text:p>
      <text:p text:style-name="P5"/>
      <text:p text:style-name="P345"/>
      <text:p text:style-name="P5"/>
      <text:p text:style-name="P5"/>
      <text:p text:style-name="P146"/>
      <text:p text:style-name="P5">両方のビットがクリアされている場合、アトミックメモリ動作に追加の順序制約条件が課せられません。</text:p>
      <text:p text:style-name="P5">aqビットのみがセットされている場合、アトミック・メモリ操作は獲得アクセスとして扱われ、</text:p>
      <text:p text:style-name="P5">すなわち、このRISC-Vハートに対する後続のメモリ操作は、メモリ取得動作の前に行われることは観察できません。</text:p>
      <text:p text:style-name="P5">rlビットだけがセットされている場合、アトミックメモリ操作は解放アクセスとして扱われ、</text:p>
      <text:p text:style-name="P5">すなわち、解放メモリ操作は、このRISC-Vハート上の以前のメモリ操作の前に行われることは観察できません。</text:p>
      <text:p text:style-name="P5">aqビットとrlビットの両方がセットされている場合、アトミックメモリ動作は逐次一致し、同じRISC-Vハート内で、以前のメモリ動作の前またはその後のメモリ動作の後に発生することは観測できず、 同一のアドレス領域に対するすべての逐次的に一貫した原子メモリ操作の同じグローバル順序で他のハートによって観察されることができる。</text:p>
      <text:p text:style-name="P5"/>
      <text:p text:style-name="P346">-----------------------------------------------------------------------------------------------------------------------------------</text:p>
      <text:p text:style-name="P346">理論的には、aqビットとrlビットの定義は、グローバルストアのアトミック性を持たない実装を可能にします。</text:p>
      <text:p text:style-name="P346">しかし、aqビットとrlビットの両方がセットされている場合、アトミック操作のための完全な逐次一貫性が必要です。これは、取得と解放の両方のセマンティクスに加えてグローバルストアの原子性を意味します。</text:p>
      <text:p text:style-name="P346">実際には、ハードウェアシステムは、通常、シングルライタのキャッシュコヒーレンスプロトコルとともにローカルプロセッサの順序付け規則に組み込まれたグローバルストアのアトミック性で実装されています。</text:p>
      <text:p text:style-name="P73"/>
      <text:p text:style-name="P73">7.2 ロード予約/ストア条件付き命令</text:p>
      <text:p text:style-name="P73"/>
      <text:p text:style-name="P73"><text:s/>31 <text:s text:c="11"/>27 <text:s text:c="2"/><text:span text:style-name="T28">26</text:span> <text:s text:c="3"/><text:span text:style-name="T19">25 <text:s text:c="2"/>24</text:span> <text:s text:c="12"/><text:span text:style-name="T14"><text:s/>20 19 <text:s text:c="11"/>15 14 <text:s text:c="9"/>12 11 <text:s text:c="11"/>7 <text:s text:c="2"/>6 <text:s text:c="17"/>0</text:span></text:p>
      <table:table table:name="表44" table:style-name="表44">
        <table:table-column table:style-name="表44.A"/>
        <table:table-column table:style-name="表44.B"/>
        <table:table-column table:style-name="表44.C"/>
        <table:table-column table:style-name="表44.D"/>
        <table:table-column table:style-name="表44.E"/>
        <table:table-column table:style-name="表44.F"/>
        <table:table-column table:style-name="表44.G"/>
        <table:table-column table:style-name="表44.H"/>
        <table:table-column table:style-name="表44.I"/>
        <table:table-row table:style-name="表44.1">
          <table:table-cell table:style-name="表44.A1" office:value-type="string">
            <text:p text:style-name="P255">funct5</text:p>
          </table:table-cell>
          <table:table-cell table:style-name="表44.A1" office:value-type="string">
            <text:p text:style-name="P255">aq</text:p>
          </table:table-cell>
          <table:table-cell table:style-name="表44.A1" office:value-type="string">
            <text:p text:style-name="P255">rl</text:p>
          </table:table-cell>
          <table:table-cell table:style-name="表44.A1" office:value-type="string">
            <text:p text:style-name="P255">rs2</text:p>
          </table:table-cell>
          <table:table-cell table:style-name="表44.A1" office:value-type="string">
            <text:p text:style-name="P238">rs1</text:p>
          </table:table-cell>
          <table:table-cell table:style-name="表44.A1" office:value-type="string">
            <text:p text:style-name="P238">funct3</text:p>
          </table:table-cell>
          <table:table-cell table:style-name="表44.A1" office:value-type="string">
            <text:p text:style-name="P238">rd</text:p>
          </table:table-cell>
          <table:table-cell table:style-name="表44.A1" office:value-type="string">
            <text:p text:style-name="P238">opcode</text:p>
          </table:table-cell>
          <table:table-cell table:style-name="表44.I1" office:value-type="string">
            <text:p text:style-name="P216"/>
          </table:table-cell>
        </table:table-row>
      </table:table>
      <text:p text:style-name="P73"><text:s text:c="9"/><text:span text:style-name="T28">5 <text:s text:c="13"/>1 <text:s text:c="5"/>1 <text:s text:c="12"/>5 <text:s text:c="16"/>5 <text:s text:c="17"/>3 <text:s text:c="19"/>5 <text:s text:c="18"/>7</text:span></text:p>
      <text:p text:style-name="P73"><text:s text:c="8"/><text:span text:style-name="T28">LR <text:s text:c="10"/>ordering <text:s text:c="12"/>0 <text:s text:c="14"/>addr <text:s text:c="12"/>width <text:s text:c="13"/>dest <text:s text:c="14"/>AMO</text:span></text:p>
      <text:p text:style-name="P73"><text:s text:c="8"/><text:span text:style-name="T28">SC <text:s text:c="10"/>ordering <text:s text:c="11"/>src <text:s text:c="12"/>addr <text:s text:c="13"/>width <text:s text:c="13"/>dest <text:s text:c="14"/>AMO</text:span></text:p>
      <text:p text:style-name="P73"/>
      <text:p text:style-name="P73">単一のメモリワードに対する複雑なアトミックメモリ操作は、ロード予約（LR）およびストア条件付き（SC）命令で実行されます。</text:p>
      <text:p text:style-name="P73">LRはrs1のアドレスからワードをロードし、符号拡張された値をrdに配置し、メモリアドレスに予約を登録します。</text:p>
      <text:p text:style-name="P73">SCは、そのアドレスに有効な予約がまだ存在する場合、rs1のアドレスにrs2のワードを書き込みます。</text:p>
      <text:p text:style-name="P73">SCは、成功するとrdに0を、失敗した場合は0以外のコードを書き込みます。</text:p>
      <text:p text:style-name="P73"/>
      <text:p text:style-name="P347">-----------------------------------------------------------------------------------------------------------------------------------</text:p>
      <text:p text:style-name="P347">比較とスワップ（CAS）とLR / SCの両方は、ロック-フリーのデータ構造を構築するのに使用できます。</text:p>
      <text:p text:style-name="P347">広範な議論の後、私たちはいくつかの理由からLR / SCを選択しました：</text:p>
      <text:p text:style-name="P347">1）CASは、データ値の変化をチェックするのではなく、アドレスへのすべてのアクセスを監視するため、LR / SCが回避するABAの問題を抱えています。</text:p>
      <text:p text:style-name="P347">2）CASはまた、3つのソースオペランド（アドレス、比較値、スワップ値）、および異なるメモリシステムメッセージフォーマットをサポートするために新しい整数命令フォーマットを必要とし、これはマイクロアーキテクチャを複雑にします。</text:p>
      <text:p text:style-name="P347">3）さらに、ABA問題を回避するために、他のシステムでは、カウンタをデータワードとともにテストしインクリメントできるように、ダブル幅のCAS（DW-CAS）を提供しています。</text:p>
      <text:p text:style-name="P347">これには、5つのレジスタを読み込んで1つの命令に2つの命令を書き込む必要があります。かつ、新しい大規模なメモリシステムのメッセージタイプであり、実装をさらに複雑にします。</text:p>
      <text:p text:style-name="P347">4）LR / SCは、CASを使用する2つのロードではなく、1つのロードしか必要としないため、多くのプリミティブのより効率的な実装を提供します。</text:p>
      <text:p text:style-name="P347">（投機的計算のための値を得るためにCAS命令の前に1回ロードし、次にCAS命令の一部として2回目のロードを行い、値が更新前に変更されていないかどうかをチェックします）</text:p>
      <text:p text:style-name="P347"/>
      <text:p text:style-name="P347">CASに対するLR / SCの主な欠点はライブロックであり、これは、以下で説明するように、最終的なフォワード進捗のアーキテクチャ保証を避けています。</text:p>
      <text:p text:style-name="P347">もう一つの懸念は、現在のx86アーキテクチャがDW-CASに与える影響が、DW-CASが基本的なマシンプリミティブであることを前提とした同期ライブラリやその他のソフトウェアの移植を複雑にするかどうかです。</text:p>
      <text:p text:style-name="P347">考えられる緩和要因は、最近のx86へのトランザクショナルメモリ命令の追加であり、DW-CASからの移行を引き起こす可能性があります。</text:p>
      <text:p text:style-name="P285"/>
      <text:p text:style-name="P5"/>
      <text:p text:style-name="P146"/>
      <text:p text:style-name="P5">値1の障害コードは、不特定の障害をエンコードするために予約されています。</text:p>
      <text:p text:style-name="P5">現時点では他の障害コードが予約されており、可搬ソフトウェアは障害コードがゼロではないと仮定する必要があります。</text:p>
      <text:p text:style-name="P5">LRおよびSCは、メモリ内の64ビット（RV64のみ）または32ビットの自然なアラインメントで動作します。</text:p>
      <text:p text:style-name="P5">ミスアラインアドレスは、ミスアラインアドレス例外を生成します。</text:p>
      <text:p text:style-name="P5"/>
      <text:p text:style-name="P348">-----------------------------------------------------------------------------------------------------------------------------------</text:p>
      <text:p text:style-name="P348">SLT / SLTU命令に必要な既存のマルチプレクサを使用して簡単な実装がこの値を返すことができるように、”未指定” を意味する1の不合格コードを予約します。</text:p>
      <text:p text:style-name="P348">より具体的な障害コードは、ISAの将来のバージョンまたは拡張で定義される可能性があります。</text:p>
      <text:p text:style-name="P5"/>
      <text:p text:style-name="P5">標準A拡張では、特定の制約付きLR / SCシーケンスが最終的に成功することが保証されています。</text:p>
      <text:p text:style-name="P5">LR / SCシーケンスの静的コードと、障害の発生時にシーケンスを再試行するコードには、最大16個の整数命令を順次メモリに配置する必要があります。</text:p>
      <text:p text:style-name="P5">シーケンスが最終的に成功することが保証されるために、LR命令とSC命令との間で実行される動的コードは、ロード、ストア、逆方向ジャンプまたは取り去られた逆方向分岐、FENCE、FENCEI、およびSYSTEM命令を除いて、ベース ”I” サブセットからの他の命令のみを含むことができる。</text:p>
      <text:p text:style-name="P5">失敗したLR / SCシーケンスを再試行するコードは、後方ジャンプおよび/または分岐を含み、LR / SCシーケンスを繰り返すことができるが、そうでなければ同じ制約を有します。</text:p>
      <text:p text:style-name="P5">SCは、実行された最新のLRと同じアドレスになければなりません。</text:p>
      <text:p text:style-name="P5">これらの制約を満たさないLR / SCシーケンスは、いくつかの実装でいくつかの試みを完了するかもしれませんが、最終的な成功を保証するものではありません。</text:p>
      <text:p text:style-name="P5"/>
      <text:p text:style-name="P349">-----------------------------------------------------------------------------------------------------------------------------------</text:p>
      <text:p text:style-name="P349">CASの利点の1つは、LR / SC原子配列が一部のシステムで無期限にライブロックできるのに対し、最終的にいくつかのハートが進行することを保証することです。</text:p>
      <text:p text:style-name="P349">この懸念を避けるために、我々は、LR / SC原子配列に前方進行の構造的保証を追加しました。</text:p>
      <text:p text:style-name="P349">LR / SCシーケンス内容の制限により、実装では、LR上のキャッシュラインをキャプチャし、短時間のリモートキャッシュ介入を保留することによってLR / SCシーケンスを完了することができます。</text:p>
      <text:p text:style-name="P349">割込みおよびTLBミスにより、予約が失われる可能性がありますが、最終的にはアトミックシーケンスが完了することがあります。</text:p>
      <text:p text:style-name="P349">命令キャッシュとTLBのサイズと結合性に関する過度の制限を避けるため、LR / SCシーケンスの長さを基本ISAの64個の連続した命令バイトに収めるように制限しました。</text:p>
      <text:p text:style-name="P349">同様に、シーケンス内に他のロードやストアを許可しないことで、データキャッシュの結合性の制限が回避されました。</text:p>
      <text:p text:style-name="P349">分岐とジャンプの制限により、シーケンスで費やせる時間が制限されます。</text:p>
      <text:p text:style-name="P349">浮動小数点演算と整数乗算/除算は、適切なハードウェアサポートがない実装でこれらの命令のオペレーティングシステムのエミュレーションを単純化するために許可されませんでした。</text:p>
      <text:p text:style-name="P5"/>
      <text:p text:style-name="P5">実装は、各LR上のメモリ空間の任意のサブセットを予約することができ、複数のLR予約は、単一のハートのために同時にアクティブになることができます。</text:p>
      <text:p text:style-name="P5">アドレスを予約するために、このハートのSCと最後のLRとの間に他のハートからアドレスへのアクセスが発生していないことが確認できれば、SCは成功することができます。</text:p>
      <text:p text:style-name="P5">注：このLRはアドレス引数が異なるかもしれませんが、メモリサブセットの一部としてSCのアドレスを予約していることに注意してください。</text:p>
      <text:p text:style-name="P5">このモデルに続いて、メモリ変換を伴うシステムでは、以前のLRが別の仮想アドレスを持つエイリアスを使用して同じロケーションを予約していた場合、SCは成功することができます。しかし、仮想アドレスが異なる場合には失敗することが許されます。</text:p>
      <text:p text:style-name="P5">他のハートからアドレスへのメモリアクセスが観察可能である場合、またはこのハートに介在するコンテキストスイッチがある場合、またはその間にハートが特権例外復帰命令を実行した場合、SCは失敗する必要があります。</text:p>
      <text:p text:style-name="P5"/>
      <text:p text:style-name="P350">-----------------------------------------------------------------------------------------------------------------------------------</text:p>
      <text:p text:style-name="P350">この仕様では、制約付きシーケンスに対するアトミック性の保証を無効にしない限り、より強力な実装をサポートすることを明示的に許可しています。</text:p>
      <text:p text:style-name="P5"/>
      <text:p text:style-name="P5"/>
      <text:p text:style-name="P146"/>
      <text:p text:style-name="P5">LR / SCは、ロックフリーのデータ構造を構築するために使用できます。</text:p>
      <text:p text:style-name="P5">比較およびスワップ機能を実装するためのLR / SCの使用例を図7.1に示します。</text:p>
      <text:p text:style-name="P5">インライン化されている場合、比較とスワップの機能は3つの命令しか必要としません。</text:p>
      <text:p text:style-name="P5"/>
      <text:p text:style-name="P381"><text:s text:c="4"/>＃ a0 メモリロケーションのアドレスを保持</text:p>
      <text:p text:style-name="P381"><text:s text:c="4"/>＃ a1 期待値を保持</text:p>
      <text:p text:style-name="P381"><text:s text:c="4"/>＃ a2 望ましい値を保持</text:p>
      <text:p text:style-name="P381"><text:s text:c="4"/>＃ a0 戻り値、成功した場合は0、そうでない場合は !0 を保持</text:p>
      <text:p text:style-name="P381">cas:</text:p>
      <text:p text:style-name="P381"><text:s text:c="4"/>lr.w t0, <text:span text:style-name="T29">(</text:span>a0<text:span text:style-name="T29">) <text:s text:c="8"/></text:span>＃元の値をロードします。</text:p>
      <text:p text:style-name="P381"><text:s text:c="4"/>bne t0, a1, fail <text:s text:c="4"/>＃が一致しないので失敗します。</text:p>
      <text:p text:style-name="P381"><text:s text:c="4"/>sc.w a0, a2, <text:span text:style-name="T29">(</text:span>a0<text:span text:style-name="T29">) </text:span>＃更新を試みます。</text:p>
      <text:p text:style-name="P381"><text:s text:c="4"/>jr ra <text:s text:c="19"/>＃リターン。</text:p>
      <text:p text:style-name="P382">fail:</text:p>
      <text:p text:style-name="P381"><text:s text:c="4"/>li a0, 1 <text:s text:c="15"/>＃リターンを失敗に設定します。</text:p>
      <text:p text:style-name="P381"><text:s text:c="4"/>jr ra <text:s text:c="19"/>＃リターン。</text:p>
      <text:p text:style-name="P381"/>
      <text:p text:style-name="P5">図7.1：LR / SCを使用した比較およびスワップ機能のサンプルコード</text:p>
      <text:p text:style-name="P5"/>
      <text:p text:style-name="P121">-- 2018/05/25</text:p>
      <text:p text:style-name="P5"/>
      <text:p text:style-name="P5">SC命令は、直前のLRの前に別のRISC-Vハートによって観察されることは決してできません。</text:p>
      <text:p text:style-name="P5">LR / SCシーケンスの原子的性質のために、LRと成功したSCとの間には何らかのハートからのメモリ操作は発生していないことが確認できます。</text:p>
      <text:p text:style-name="P5">LR / SCシーケンスは、SC命令のaqビットをセットすることによって、セマンティクスを獲得することができます。</text:p>
      <text:p text:style-name="P5">LR / SCシーケンスは、LR命令のrlビットをセットすることにより、解除セマンティクスを与えることができます。</text:p>
      <text:p text:style-name="P5">LR命令のaqビットとrlビットの両方をセットし、SC命令のaqビットをセットすることにより、LR / SCシーケンスは、他の逐次的に一貫したアトミック操作に関して順次整合し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351">-----------------------------------------------------------------------------------------------------------------------------------</text:p>
      <text:p text:style-name="P351">一般に、マルチワードの原子プリミティブが望ましいが、これがどのような形で取るべきかについてはまだ議論があり、進歩を保証することはシステムに複雑さを加えます。</text:p>
      <text:p text:style-name="P351">我々の現在の考えは、任意の標準的な拡張子 ”T” として、元のトランザクショナルメモリ提案のラインに沿った限られた容量の小さなトランザクションメモリバッファを含むことです。</text:p>
      <text:p text:style-name="P5"/>
      <text:p text:style-name="P5"/>
      <text:p text:style-name="P146"/>
      <text:p text:style-name="P5">7.3 原子メモリ操作</text:p>
      <text:p text:style-name="P5"/>
      <text:p text:style-name="P74"/>
      <text:p text:style-name="P74"><text:s/>31 <text:s text:c="18"/>27 <text:s text:c="2"/><text:span text:style-name="T28">26</text:span> <text:s text:c="3"/><text:span text:style-name="T19">25 <text:s/>24</text:span> <text:s text:c="5"/><text:span text:style-name="T14"><text:s/>20 19 <text:s text:c="11"/>15 14 <text:s text:c="9"/>12 11 <text:s text:c="11"/>7 <text:s text:c="2"/>6 <text:s text:c="17"/>0</text:span></text:p>
      <table:table table:name="表45" table:style-name="表45">
        <table:table-column table:style-name="表45.A"/>
        <table:table-column table:style-name="表45.B"/>
        <table:table-column table:style-name="表45.C"/>
        <table:table-column table:style-name="表45.D"/>
        <table:table-column table:style-name="表45.E"/>
        <table:table-column table:style-name="表45.F"/>
        <table:table-column table:style-name="表45.G"/>
        <table:table-column table:style-name="表45.H"/>
        <table:table-column table:style-name="表45.I"/>
        <table:table-row table:style-name="表45.1">
          <table:table-cell table:style-name="表45.A1" office:value-type="string">
            <text:p text:style-name="P256">funct5</text:p>
          </table:table-cell>
          <table:table-cell table:style-name="表45.A1" office:value-type="string">
            <text:p text:style-name="P256">aq</text:p>
          </table:table-cell>
          <table:table-cell table:style-name="表45.A1" office:value-type="string">
            <text:p text:style-name="P256">rl</text:p>
          </table:table-cell>
          <table:table-cell table:style-name="表45.A1" office:value-type="string">
            <text:p text:style-name="P256">rs2</text:p>
          </table:table-cell>
          <table:table-cell table:style-name="表45.A1" office:value-type="string">
            <text:p text:style-name="P239">rs1</text:p>
          </table:table-cell>
          <table:table-cell table:style-name="表45.A1" office:value-type="string">
            <text:p text:style-name="P239">funct3</text:p>
          </table:table-cell>
          <table:table-cell table:style-name="表45.A1" office:value-type="string">
            <text:p text:style-name="P239">rd</text:p>
          </table:table-cell>
          <table:table-cell table:style-name="表45.A1" office:value-type="string">
            <text:p text:style-name="P239">opcode</text:p>
          </table:table-cell>
          <table:table-cell table:style-name="表45.I1" office:value-type="string">
            <text:p text:style-name="P217"/>
          </table:table-cell>
        </table:table-row>
      </table:table>
      <text:p text:style-name="P74"><text:s text:c="9"/><text:span text:style-name="T28">5 <text:s text:c="15"/>1 <text:s text:c="5"/>1 <text:s text:c="12"/>5 <text:s text:c="16"/>5 <text:s text:c="17"/>3 <text:s text:c="19"/>5 <text:s text:c="18"/>7</text:span></text:p>
      <text:p text:style-name="P74"><text:s/>AMOSWAP.W/D<text:span text:style-name="T28"> <text:s text:c="5"/>ordering <text:s text:c="6"/>src <text:s text:c="13"/>addr <text:s text:c="12"/>width <text:s text:c="13"/>dest <text:s text:c="14"/>AMO</text:span></text:p>
      <text:p text:style-name="P74"><text:s/>AMOADD.W/D<text:span text:style-name="T28"> <text:s text:c="7"/>ordering <text:s text:c="6"/>src <text:s text:c="13"/>addr <text:s text:c="12"/>width <text:s text:c="13"/>dest <text:s text:c="14"/>AMO</text:span></text:p>
      <text:p text:style-name="P74"><text:s/>AMOAND.W/D<text:span text:style-name="T28"> <text:s text:c="7"/>ordering <text:s text:c="6"/>src <text:s text:c="13"/>addr <text:s text:c="12"/>width <text:s text:c="13"/>dest <text:s text:c="14"/>AMO</text:span></text:p>
      <text:p text:style-name="P74"><text:s/>AMOOR.W/D<text:span text:style-name="T28"> <text:s text:c="9"/>ordering <text:s text:c="6"/>src <text:s text:c="13"/>addr <text:s text:c="12"/>width <text:s text:c="13"/>dest <text:s text:c="14"/>AMO</text:span></text:p>
      <text:p text:style-name="P74"><text:s/>AMOXOR.W/D<text:span text:style-name="T28"> <text:s text:c="7"/>ordering <text:s text:c="6"/>src <text:s text:c="13"/>addr <text:s text:c="12"/>width <text:s text:c="13"/>dest <text:s text:c="14"/>AMO</text:span></text:p>
      <text:p text:style-name="P74"><text:s/>AMOMAX[U].W/D<text:span text:style-name="T28"> <text:s text:c="2"/>ordering <text:s text:c="6"/>src <text:s text:c="13"/>addr <text:s text:c="12"/>width <text:s text:c="13"/>dest <text:s text:c="14"/>AMO</text:span></text:p>
      <text:p text:style-name="P74"><text:s/>AMOMIN[U].W/D<text:span text:style-name="T28"> <text:s text:c="2"/>ordering <text:s text:c="7"/>src <text:s text:c="13"/>addr <text:s text:c="12"/>width <text:s text:c="13"/>dest <text:s text:c="14"/>AMO</text:span></text:p>
      <text:p text:style-name="P74"/>
      <text:p text:style-name="P5">アトミックメモリ操作（AMO）命令は、マルチプロセッサ同期のための読み出し - 変更 - 書き込み動作を実行し、Rタイプの命令フ形式で符号化されます。</text:p>
      <text:p text:style-name="P5">これらのAMO命令は、rs1のアドレスからデータ値を原子にロードし、その値をレジスタrdに配置し、ロードされた値とrs2の元の値に二項演算子を適用し、結果をrs1のアドレスに戻します。</text:p>
      <text:p text:style-name="P75">AMOsは、メモリ内の64ビット（RV64のみ）または32ビットワードで動作することができます。</text:p>
      <text:p text:style-name="P5">RV64では、32ビットのAMOsは常にrdに配置された値を符号拡張します。</text:p>
      <text:p text:style-name="P5">rs1に保持されるアドレスは、オペランドのサイズに自然に整列されなければなりません（すなわち、64ビットワードの場合は8バイト整列、32ビットワードの場合は4バイト整列）。</text:p>
      <text:p text:style-name="P5">アドレスが自然に整列されていない場合、不整合アドレス例外が生成されます。</text:p>
      <text:p text:style-name="P5"/>
      <text:p text:style-name="P5">サポートされている操作は、スワップ、整数加算、論理AND、論理OR、論理XOR、符号付きおよび符号なし整数の最大値と最小値です。</text:p>
      <text:p text:style-name="P76">順序制約がない場合、これらのAMOsを使用して通常、戻り値はx0に書き込むことによって破棄される、並列リダクション演算を実装することができます。</text:p>
      <text:p text:style-name="P5"/>
      <text:p text:style-name="P352">-----------------------------------------------------------------------------------------------------------------------------------</text:p>
      <text:p text:style-name="P352">我々は、LR / SCまたはCASよりも高度に並列なシステムに拡張するので、フェッチ・アンド・オペレーション・スタイルの原子プリミティブを提供しました。</text:p>
      <text:p text:style-name="P352">単純なマイクロアーキテクチャでは、LR / SCプリミティブを使用してAMOsを実装できます。</text:p>
      <text:p text:style-name="P352">さらに複雑な実装では、メモリコントローラにAMOsを実装し、宛先がx0のときに元の値を取り出すことを最適化できます。</text:p>
      <text:p text:style-name="P352"/>
      <text:p text:style-name="P352">AMOsのセットは、C11 / C ++ 11アトミックメモリ操作を効率的にサポートし、また、メモリの並列削減をサポートするために選択されました。</text:p>
      <text:p text:style-name="P352">AMOsの別の使用法は、I / O空間内のメモリマップされたデバイスレジスタ（e..g、設定、クリア、またはトグルビット）にアトミック更新を提供することです。</text:p>
      <text:p text:style-name="P286"/>
      <text:p text:style-name="P5">マルチプロセッサ同期の実装を支援するために、AMOはオプションでリリース一貫性セマンティクスを提供します。</text:p>
      <text:p text:style-name="P5">aqビットがセットされていれば、このRISC-Vハートの後のメモリ操作は、AMOの前に行われることはありません。</text:p>
      <text:p text:style-name="P5">逆に、rlビットが設定されている場合、他のRISC-Vハーツは、このRISC-VハートのAMOに先行するメモリアクセスの前にAMOを観察しません。</text:p>
      <text:p text:style-name="P5"/>
      <text:p text:style-name="P353">-----------------------------------------------------------------------------------------------------------------------------------</text:p>
      <text:p text:style-name="P353">AMOsは、C11およびC ++ 11メモリモデルを効率的に実装するように設計されました。</text:p>
      <text:p text:style-name="P353">FENCE R、RW命令は取得操作とフェンスRWを実装するのに、Wはリリースを実装するのに十分ですが、対応するaqまたはrlビットが設定されたAMOsと比較して不必要な順序付けが必要です。</text:p>
      <text:p text:style-name="P5"/>
      <text:p text:style-name="P5">テスト-アンド-セット スピンロックによって保護されるクリティカルセクションのコードシーケンスの例を図7.2に示します。</text:p>
      <text:p text:style-name="P5">注：最初のAMOはaqとマークされ、クリティカルセクションの前にロック取得を注文し、2番目のAMOはrlとマークされて、ロックの解放前にクリティカルセクションを注文することに注意してください。</text:p>
      <text:p text:style-name="P5"/>
      <text:p text:style-name="P5"/>
      <text:p text:style-name="P146"/>
      <text:p text:style-name="P5"><text:s text:c="4"/>li <text:s text:c="10"/>t0, 1 <text:s text:c="7"/># Initialize swap value.</text:p>
      <text:p text:style-name="P5">again:</text:p>
      <text:p text:style-name="P5"><text:s text:c="4"/>amoswap.w.aq t0, t0, (a0) # Attempt to acquire lock.</text:p>
      <text:p text:style-name="P5"><text:s text:c="4"/>bnez <text:s text:c="8"/>t0, again <text:s text:c="3"/># Retry if held.</text:p>
      <text:p text:style-name="P5"><text:s text:c="4"/># ...</text:p>
      <text:p text:style-name="P5"><text:s text:c="4"/># Critical section.</text:p>
      <text:p text:style-name="P5"><text:s text:c="4"/># ...</text:p>
      <text:p text:style-name="P5"><text:s text:c="4"/>amoswap.w.rl x0, x0, (a0) # Release lock by storing 0.</text:p>
      <text:p text:style-name="P5"/>
      <text:p text:style-name="P5">図7.2：相互排除のためのサンプルコード。 a0にはロックのアドレスが格納されます。</text:p>
      <text:p text:style-name="P5"/>
      <text:p text:style-name="P354">-----------------------------------------------------------------------------------------------------------------------------------</text:p>
      <text:p text:style-name="P354">投機的ロック省略の実装を簡略化するために、上記のAMOスワップ・イディオムをロック取得と解放の両方に使用することを推奨します[25]。</text:p>
      <text:p text:style-name="P354"/>
      <text:p text:style-name="P354">アトミック操作の実装を複雑にする危険性がある場合、ロック値がスワップ値と一致すると、マイクロアーキテクチャーは取得スワップ内のストアを削除して、共有または排他クリーン状態に保持されているキャッシュラインを汚染しないようにすることができます。</text:p>
      <text:p text:style-name="P354">この効果は、テスト-アンド-セット ロックと似ていますが、コード・パスは短くなります。</text:p>
      <text:p text:style-name="P5"/>
      <text:p text:style-name="P5">“A” 拡張の命令は、一貫性のあるロードおよびストアを連続して提供するためにも使用できます。</text:p>
      <text:p text:style-name="P5">連続的に一貫した負荷は、aqとrlの両方を設定したLRとして実装できます。</text:p>
      <text:p text:style-name="P5">連続的に一貫したストアは、古い値をx0に書き込み、aqとrlの両方を設定するAMOSWAPとして実装できます。</text:p>
      <text:p text:style-name="P5"/>
      <text:p text:style-name="P5"/>
      <text:p text:style-name="P88">！ちょっと調べてみたけど 原子的、アトミック って (分割不可分) ということらしい</text:p>
      <text:p text:style-name="P88">！ここの章では主にメモリについてのアクセスが記してあったように思える。</text:p>
      <text:p text:style-name="P88">！あるハーツ(アクセス)での転送を細切れにせず、そのアクセスの間ははバスを確保するようなことなのかな</text:p>
      <text:p text:style-name="P88">！sequentiallyとかとかあるしね</text:p>
      <text:p text:style-name="P88"/>
      <text:p text:style-name="P88">！で、ウィキペディアに不可分操作ってあって、アトミック操作とも書いてある</text:p>
      <text:p text:style-name="P88">！<text:a xlink:type="simple" xlink:href="https://ja.wikipedia.org/wiki/不可分操作" text:style-name="Internet_20_link" text:visited-style-name="Visited_20_Internet_20_Link">https://ja.wikipedia.org/wiki/%E4%B8%8D%E5%8F%AF%E5%88%86%E6%93%8D%E4%BD%9C</text:a></text:p>
      <text:p text:style-name="P88">！以下、ウィキペディアより引用</text:p>
      <text:p text:style-name="P88">！不可分操作は、以下の2つの条件を満たさなければならない。</text:p>
      <text:p text:style-name="P88">！１．全操作が完了するまで、他のプロセスはその途中の状態を観測できない。</text:p>
      <text:p text:style-name="P88">！２．一部操作が失敗したら組合せ全体が失敗し、システムの状態は不可分操作を行う前の状態に戻る。</text:p>
      <text:p text:style-name="P91">！システムの他の部分から見て、操作の組合せが一度に成功したか失敗したように見える。</text:p>
      <text:p text:style-name="P91">！途中の状態にアクセスすることはできない。このため不可分操作あるいはアトミック操作（= 原子操作）と呼ぶのである。</text:p>
      <text:p text:style-name="P88"/>
      <text:p text:style-name="P88">！原子ってこれ以上分割できないっていう意味で使ってるんですな。</text:p>
      <text:p text:style-name="P88"/>
      <text:p text:style-name="P88">！例えばAとBの2つのハーツ(タスクとかスレッド)が走ってて、Aが0～99番地まで書き込みを行っていて20番地まで</text:p>
      <text:p text:style-name="P88">！書いたときに、Bが割り込んで50～59番地まで書いて、またAに戻って21～99番地まで書いたとすると、Bが書いた</text:p>
      <text:p text:style-name="P88">！50～59は書きつぶされてしまう。</text:p>
      <text:p text:style-name="P88">！</text:p>
      <text:p text:style-name="P88">！この場合はAの書き込みが終わるまでロックかけてバスを占有しないといけない。</text:p>
      <text:p text:style-name="P88">！こういう転送を原子(アトミック)転送 ってことで良いかな。</text:p>
      <text:p text:style-name="P88">！</text:p>
      <text:p text:style-name="P88"/>
      <text:p text:style-name="P146"/>
      <text:p text:style-name="P5">第8章</text:p>
      <text:p text:style-name="P5"/>
      <text:p text:style-name="P5">単精度浮動小数点の "F"標準拡張、</text:p>
      <text:p text:style-name="P5">バージョン2.0</text:p>
      <text:p text:style-name="P5"/>
      <text:p text:style-name="P5">この章では、 "F"という名前の単精度浮動小数点の標準命令セット拡張について説明し、IEEE 754-2008算術標準[14]に準拠した単精度浮動小数点計算命令を追加します。</text:p>
      <text:p text:style-name="P5"/>
      <text:p text:style-name="P5">8.1 Fレジスタの状態</text:p>
      <text:p text:style-name="P5"/>
      <text:p text:style-name="P77">F拡張は、浮動小数点ユニットの動作モードと例外ステータスを含む32個のそれぞれ32ビット幅の浮動小数点レジスタf0〜f31、と浮動小数点制御およびステータスレジスタfcsrを追加します。</text:p>
      <text:p text:style-name="P5">この追加の状態を図8.1に示します。</text:p>
      <text:p text:style-name="P5">RISC-V ISAでは浮動小数点レジスタの幅を記述するためにFLENという用語を使用し、F単精度浮動小数点の拡張ではFLEN = 32を使用します。</text:p>
      <text:p text:style-name="P77">ほとんどの浮動小数点命令は浮動小数点レジスタファイルを操作します。 </text:p>
      <text:p text:style-name="P77">浮動小数点ロード命令とストア命令は、浮動小数点値をレジスタとメモリ間で転送します。</text:p>
      <text:p text:style-name="P5">また、整数レジスタファイルとの間で値を転送するための命令も提供されます。</text:p>
      <text:p text:style-name="P5"/>
      <text:p text:style-name="P355">-----------------------------------------------------------------------------------------------------------------------------------</text:p>
      <text:p text:style-name="P355">整数と浮動小数点値の統一されたレジスタファイルを考えました。これは、ソフトウェアレジスタの割り当てと呼び出し規約を単純化し、ユーザーの全状態を減らすためです。</text:p>
      <text:p text:style-name="P355">ただし、分割組織では、指定された命令幅でアクセス可能なレジスタの総数が増加し、広いスーパスカラ問題に対応する十分なregfileポートの準備が簡素化され、分離浮動小数点ユニットアーキテクチャがサポートされ、内部浮動小数点エンコーディングテクニックの使用が簡素化されます。</text:p>
      <text:p text:style-name="P355">分割レジスタファイルアーキテクチャのコンパイラサポートと呼び出し規約は十分に理解されており、浮動小数点レジスタファイル状態でダーティビットを使用すると、コンテキストスイッチのオーバーヘッドを減らすことができます。</text:p>
      <text:p text:style-name="P5"/>
      <text:p text:style-name="P5"/>
      <text:p text:style-name="P150"/>
      <text:p text:style-name="P78"/>
      <text:p text:style-name="P78"><text:s text:c="76"/>FLEN-1 <text:s text:c="24"/>0</text:p>
      <table:table table:name="表46" table:style-name="表46">
        <table:table-column table:style-name="表46.A"/>
        <table:table-row table:style-name="表46.1">
          <table:table-cell table:style-name="表46.A1" office:value-type="string">
            <text:p text:style-name="P251">f0</text:p>
          </table:table-cell>
        </table:table-row>
        <table:table-row>
          <table:table-cell table:style-name="表46.A2" office:value-type="string">
            <text:p text:style-name="P251"><text:span text:style-name="T30">f</text:span>1</text:p>
          </table:table-cell>
        </table:table-row>
        <table:table-row>
          <table:table-cell table:style-name="表46.A2" office:value-type="string">
            <text:p text:style-name="P251"><text:span text:style-name="T30">f</text:span>2</text:p>
          </table:table-cell>
        </table:table-row>
        <table:table-row>
          <table:table-cell table:style-name="表46.A2" office:value-type="string">
            <text:p text:style-name="P251"><text:span text:style-name="T30">f</text:span>3</text:p>
          </table:table-cell>
        </table:table-row>
        <table:table-row>
          <table:table-cell table:style-name="表46.A2" office:value-type="string">
            <text:p text:style-name="P251"><text:span text:style-name="T30">f</text:span>4</text:p>
          </table:table-cell>
        </table:table-row>
        <table:table-row>
          <table:table-cell table:style-name="表46.A2" office:value-type="string">
            <text:p text:style-name="P251"><text:span text:style-name="T30">f</text:span>5</text:p>
          </table:table-cell>
        </table:table-row>
        <table:table-row>
          <table:table-cell table:style-name="表46.A2" office:value-type="string">
            <text:p text:style-name="P251"><text:span text:style-name="T30">f</text:span>6</text:p>
          </table:table-cell>
        </table:table-row>
        <table:table-row>
          <table:table-cell table:style-name="表46.A2" office:value-type="string">
            <text:p text:style-name="P251"><text:span text:style-name="T30">f</text:span>7</text:p>
          </table:table-cell>
        </table:table-row>
        <table:table-row>
          <table:table-cell table:style-name="表46.A2" office:value-type="string">
            <text:p text:style-name="P251"><text:span text:style-name="T30">f</text:span>8</text:p>
          </table:table-cell>
        </table:table-row>
        <table:table-row>
          <table:table-cell table:style-name="表46.A2" office:value-type="string">
            <text:p text:style-name="P251"><text:span text:style-name="T30">f</text:span>9</text:p>
          </table:table-cell>
        </table:table-row>
        <table:table-row>
          <table:table-cell table:style-name="表46.A2" office:value-type="string">
            <text:p text:style-name="P251"><text:span text:style-name="T30">f</text:span>10</text:p>
          </table:table-cell>
        </table:table-row>
        <table:table-row>
          <table:table-cell table:style-name="表46.A2" office:value-type="string">
            <text:p text:style-name="P251"><text:span text:style-name="T30">f</text:span>11</text:p>
          </table:table-cell>
        </table:table-row>
        <table:table-row>
          <table:table-cell table:style-name="表46.A2" office:value-type="string">
            <text:p text:style-name="P251"><text:span text:style-name="T30">f</text:span>12</text:p>
          </table:table-cell>
        </table:table-row>
        <table:table-row>
          <table:table-cell table:style-name="表46.A2" office:value-type="string">
            <text:p text:style-name="P251"><text:span text:style-name="T30">f</text:span>13</text:p>
          </table:table-cell>
        </table:table-row>
        <table:table-row>
          <table:table-cell table:style-name="表46.A2" office:value-type="string">
            <text:p text:style-name="P251"><text:span text:style-name="T30">f</text:span>14</text:p>
          </table:table-cell>
        </table:table-row>
        <table:table-row>
          <table:table-cell table:style-name="表46.A2" office:value-type="string">
            <text:p text:style-name="P251"><text:span text:style-name="T30">f</text:span>15</text:p>
          </table:table-cell>
        </table:table-row>
        <table:table-row>
          <table:table-cell table:style-name="表46.A2" office:value-type="string">
            <text:p text:style-name="P251"><text:span text:style-name="T30">f</text:span>16</text:p>
          </table:table-cell>
        </table:table-row>
        <table:table-row>
          <table:table-cell table:style-name="表46.A2" office:value-type="string">
            <text:p text:style-name="P251"><text:span text:style-name="T30">f</text:span>17</text:p>
          </table:table-cell>
        </table:table-row>
        <table:table-row>
          <table:table-cell table:style-name="表46.A2" office:value-type="string">
            <text:p text:style-name="P251"><text:span text:style-name="T30">f</text:span>18</text:p>
          </table:table-cell>
        </table:table-row>
        <table:table-row>
          <table:table-cell table:style-name="表46.A2" office:value-type="string">
            <text:p text:style-name="P251"><text:span text:style-name="T30">f</text:span>19</text:p>
          </table:table-cell>
        </table:table-row>
        <table:table-row>
          <table:table-cell table:style-name="表46.A2" office:value-type="string">
            <text:p text:style-name="P251"><text:span text:style-name="T30">f</text:span>20</text:p>
          </table:table-cell>
        </table:table-row>
        <table:table-row>
          <table:table-cell table:style-name="表46.A2" office:value-type="string">
            <text:p text:style-name="P251"><text:span text:style-name="T30">f</text:span>21</text:p>
          </table:table-cell>
        </table:table-row>
        <table:table-row>
          <table:table-cell table:style-name="表46.A2" office:value-type="string">
            <text:p text:style-name="P251"><text:span text:style-name="T30">f</text:span>22</text:p>
          </table:table-cell>
        </table:table-row>
        <table:table-row>
          <table:table-cell table:style-name="表46.A2" office:value-type="string">
            <text:p text:style-name="P251"><text:span text:style-name="T30">f</text:span>23</text:p>
          </table:table-cell>
        </table:table-row>
        <table:table-row>
          <table:table-cell table:style-name="表46.A2" office:value-type="string">
            <text:p text:style-name="P251"><text:span text:style-name="T30">f</text:span>24</text:p>
          </table:table-cell>
        </table:table-row>
        <table:table-row>
          <table:table-cell table:style-name="表46.A2" office:value-type="string">
            <text:p text:style-name="P251"><text:span text:style-name="T30">f</text:span>25</text:p>
          </table:table-cell>
        </table:table-row>
        <table:table-row>
          <table:table-cell table:style-name="表46.A2" office:value-type="string">
            <text:p text:style-name="P251"><text:span text:style-name="T30">f</text:span>26</text:p>
          </table:table-cell>
        </table:table-row>
        <table:table-row>
          <table:table-cell table:style-name="表46.A2" office:value-type="string">
            <text:p text:style-name="P251"><text:span text:style-name="T30">f</text:span>27</text:p>
          </table:table-cell>
        </table:table-row>
        <table:table-row>
          <table:table-cell table:style-name="表46.A2" office:value-type="string">
            <text:p text:style-name="P251"><text:span text:style-name="T30">f</text:span>28</text:p>
          </table:table-cell>
        </table:table-row>
        <table:table-row>
          <table:table-cell table:style-name="表46.A2" office:value-type="string">
            <text:p text:style-name="P251"><text:span text:style-name="T30">f</text:span>29</text:p>
          </table:table-cell>
        </table:table-row>
        <table:table-row>
          <table:table-cell table:style-name="表46.A2" office:value-type="string">
            <text:p text:style-name="P251"><text:span text:style-name="T30">f</text:span>30</text:p>
          </table:table-cell>
        </table:table-row>
        <table:table-row>
          <table:table-cell table:style-name="表46.A2" office:value-type="string">
            <text:p text:style-name="P251"><text:span text:style-name="T30">f</text:span>31</text:p>
          </table:table-cell>
        </table:table-row>
      </table:table>
      <text:p text:style-name="P78"><text:s text:c="92"/><text:span text:style-name="T30">FLEN</text:span></text:p>
      <text:p text:style-name="P78"><text:s text:c="76"/><text:span text:style-name="T30">31 <text:s text:c="32"/>0</text:span></text:p>
      <table:table table:name="表47" table:style-name="表47">
        <table:table-column table:style-name="表47.A"/>
        <table:table-row table:style-name="表47.1">
          <table:table-cell table:style-name="表47.A1" office:value-type="string">
            <text:p text:style-name="P258">fcsr</text:p>
          </table:table-cell>
        </table:table-row>
      </table:table>
      <text:p text:style-name="P78"><text:s text:c="94"/><text:span text:style-name="T30">32</text:span></text:p>
      <text:p text:style-name="P78"/>
      <text:p text:style-name="P78">図8.1：RISC-V標準F拡張単精度浮動小数点状態</text:p>
      <text:p text:style-name="P78"/>
      <text:p text:style-name="P150"/>
      <text:p text:style-name="P78"><text:s/>31 <text:s text:c="50"/>8<text:span text:style-name="T14"> <text:s/>7 <text:s text:c="33"/>5 <text:s/>4 <text:s text:c="7"/>3 <text:s text:c="7"/>2 <text:s text:c="7"/>1 <text:s text:c="3"/>0</text:span></text:p>
      <table:table table:name="表48" table:style-name="表48">
        <table:table-column table:style-name="表48.A"/>
        <table:table-column table:style-name="表48.B"/>
        <table:table-column table:style-name="表48.C"/>
        <table:table-column table:style-name="表48.D"/>
        <table:table-row table:style-name="表48.1">
          <table:table-cell table:style-name="表48.A1" office:value-type="string">
            <text:p text:style-name="P257">予約</text:p>
          </table:table-cell>
          <table:table-cell table:style-name="表48.A1" office:value-type="string">
            <text:p text:style-name="P240">丸め方式 (frm)</text:p>
          </table:table-cell>
          <table:table-cell table:style-name="表48.A1" office:value-type="string">
            <text:p text:style-name="P240">発生した例外 (fflags)</text:p>
          </table:table-cell>
          <table:table-cell table:style-name="表48.D1" office:value-type="string">
            <text:p text:style-name="P218"/>
          </table:table-cell>
        </table:table-row>
      </table:table>
      <table:table table:name="表49" table:style-name="表49">
        <table:table-column table:style-name="表49.A"/>
        <table:table-column table:style-name="表49.B"/>
        <table:table-column table:style-name="表49.A"/>
        <table:table-column table:style-name="表49.D"/>
        <table:table-column table:style-name="表49.E"/>
        <table:table-row>
          <table:table-cell table:style-name="表49.A1" office:value-type="string">
            <text:p text:style-name="P267">NV</text:p>
          </table:table-cell>
          <table:table-cell table:style-name="表49.A1" office:value-type="string">
            <text:p text:style-name="P267">DZ</text:p>
          </table:table-cell>
          <table:table-cell table:style-name="表49.A1" office:value-type="string">
            <text:p text:style-name="P267">OF</text:p>
          </table:table-cell>
          <table:table-cell table:style-name="表49.A1" office:value-type="string">
            <text:p text:style-name="P267">UF</text:p>
          </table:table-cell>
          <table:table-cell table:style-name="表49.E1" office:value-type="string">
            <text:p text:style-name="P267">NX</text:p>
          </table:table-cell>
        </table:table-row>
      </table:table>
      <text:p text:style-name="P78"><text:s text:c="30"/>24 <text:s text:c="41"/>3 <text:s text:c="23"/>１ <text:s text:c="5"/>1 <text:s text:c="6"/>1 <text:s text:c="5"/>1 <text:s text:c="6"/>1</text:p>
      <text:p text:style-name="P78"/>
      <text:p text:style-name="P78">図8.2：浮動小数点制御およびステータスレジスタ。</text:p>
      <text:p text:style-name="P78"/>
      <text:p text:style-name="P78">8.2浮動小数点制御および状態レジスタ</text:p>
      <text:p text:style-name="P78"/>
      <text:p text:style-name="P78">浮動小数点制御および状態レジスタfcsrは、RISC-V制御および状態レジスタ（CSR）です。</text:p>
      <text:p text:style-name="P78">図8.2に示すように、浮動小数点算術演算の動的丸めモードを選択し、発生した例外フラグを保持する32ビットの読取り/書込みレジスタです。</text:p>
      <text:p text:style-name="P78"/>
      <text:p text:style-name="P78">fcsrレジスタは、基になるCSRアクセス命令で構築されたアセンブラ疑似操作であるFRCSR命令とFSCSR命令で読み書きできます。</text:p>
      <text:p text:style-name="P78">FRCSRはfcsrを整数レジスタrdにコピーすることによってそれを読み取ります。</text:p>
      <text:p text:style-name="P78">FSCSRは、元の値を整数レジスタrdにコピーし、次に整数レジスタrs1から取得した新しい値をfcsrに書き込むことによって、fcsrの値を入れ替えます。</text:p>
      <text:p text:style-name="P78"/>
      <text:p text:style-name="P78">fcsr内のフィールドは、異なるCSRアドレスを介して個別にアクセスすることもでき、これらのアクセスに対して別々のアセンブラ擬似操作が定義されます。</text:p>
      <text:p text:style-name="P78">FRRM命令は、丸めモードフィールドfrmを読み取り、それを整数レジスタrdの最下位3ビットにコピーします。他のすべてのビットはゼロです。</text:p>
      <text:p text:style-name="P78">FSRMは、元の値を整数レジスタrdにコピーし、整数レジスタrs1の最下位3ビットから得られた新しい値をfrmに書き込むことによって、frmの値を交換します。</text:p>
      <text:p text:style-name="P78">FRFLAGSとFSFLAGSは、未払い例外フラグフィールドfflagsと同様に定義されています。</text:p>
      <text:p text:style-name="P92">↑Accrued って Google翻訳とかだと 未払いとか未収ってなるけど、Webiloで辞書ひくと accure 生じる、発生する となる。</text:p>
      <text:p text:style-name="P92">↑発生した例外フィールド くらいでいいかな</text:p>
      <text:p text:style-name="P78">追加の疑似命令FSRMIとFSFLAGSIは、レジスタrs1の代わりに即値を使用して値を交換します。</text:p>
      <text:p text:style-name="P78"/>
      <text:p text:style-name="P78">fcsrのビット31-8は、10進浮動小数点の "L"標準拡張を含む他の標準拡張のために予約されています。</text:p>
      <text:p text:style-name="P78">これらの拡張が存在しない場合、実装はこれらのビットへの書き込みを無視し、読み込み時にゼロの値を供給しなければならない。</text:p>
      <text:p text:style-name="P78">標準ソフトウェアはこれらのビットの内容を保持する必要があります。</text:p>
      <text:p text:style-name="P78"/>
      <text:p text:style-name="P78">浮動小数点演算は、命令でエンコードされた静的な丸めモードまたはfrmに保持された動的な丸めモードのいづれかを使用します。</text:p>
      <text:p text:style-name="P78">丸めモードは、表8.1に示すようにエンコードされます。</text:p>
      <text:p text:style-name="P78">命令のrmフィールドの値が111の場合、frmに保持されている動的丸めモードが選択されます。</text:p>
      <text:p text:style-name="P78">frmが無効な値（101-111）に設定されている場合、その後の動的丸めモードで浮動小数点演算を実行しようとすると、不正な命令トラップが発生します。</text:p>
      <text:p text:style-name="P79">rmフィールドを持ついくつかの命令は、丸めモードの影響をそれにも関わらず受けません(受けないのもあります)。 rmフィールドをRNE（000）に設定する必要があります。</text:p>
      <text:p text:style-name="P78"/>
      <text:p text:style-name="P356">-----------------------------------------------------------------------------------------------------------------------------------</text:p>
      <text:p text:style-name="P356">C99言語規格は、動的丸めモードレジスタの提供を効果的に義務づけています。</text:p>
      <text:p text:style-name="P78"/>
      <text:p text:style-name="P78"/>
      <text:p text:style-name="P122">--2018/05/26</text:p>
      <text:p text:style-name="P78"/>
      <text:p text:style-name="P150"/>
      <table:table table:name="表50" table:style-name="表50">
        <table:table-column table:style-name="表50.A"/>
        <table:table-column table:style-name="表50.B"/>
        <table:table-column table:style-name="表50.C"/>
        <table:table-row>
          <table:table-cell table:style-name="表50.A1" office:value-type="string">
            <text:p text:style-name="P269">丸めモード</text:p>
          </table:table-cell>
          <table:table-cell table:style-name="表50.A1" office:value-type="string">
            <text:p text:style-name="P267">ニーモニック</text:p>
          </table:table-cell>
          <table:table-cell table:style-name="表50.C1" office:value-type="string">
            <text:p text:style-name="P267">意味</text:p>
          </table:table-cell>
        </table:table-row>
        <table:table-row>
          <table:table-cell table:style-name="表50.A2" office:value-type="string">
            <text:p text:style-name="P269">000</text:p>
          </table:table-cell>
          <table:table-cell table:style-name="表50.A2" office:value-type="string">
            <text:p text:style-name="P269">RNE</text:p>
          </table:table-cell>
          <table:table-cell table:style-name="表50.C2" office:value-type="string">
            <text:p text:style-name="P267">最も近いものへの丸め、等しいにくくる</text:p>
          </table:table-cell>
        </table:table-row>
        <table:table-row>
          <table:table-cell table:style-name="表50.A2" office:value-type="string">
            <text:p text:style-name="P269">001</text:p>
          </table:table-cell>
          <table:table-cell table:style-name="表50.A2" office:value-type="string">
            <text:p text:style-name="P269">RTZ</text:p>
          </table:table-cell>
          <table:table-cell table:style-name="表50.C2" office:value-type="string">
            <text:p text:style-name="P267">ゼロに向かって丸め</text:p>
          </table:table-cell>
        </table:table-row>
        <table:table-row>
          <table:table-cell table:style-name="表50.A2" office:value-type="string">
            <text:p text:style-name="P269">010</text:p>
          </table:table-cell>
          <table:table-cell table:style-name="表50.A2" office:value-type="string">
            <text:p text:style-name="P269">RDN</text:p>
          </table:table-cell>
          <table:table-cell table:style-name="表50.C2" office:value-type="string">
            <text:p text:style-name="P267">切り捨て (ー∞方向)</text:p>
          </table:table-cell>
        </table:table-row>
        <table:table-row>
          <table:table-cell table:style-name="表50.A2" office:value-type="string">
            <text:p text:style-name="P269">011</text:p>
          </table:table-cell>
          <table:table-cell table:style-name="表50.A2" office:value-type="string">
            <text:p text:style-name="P269">RUP</text:p>
          </table:table-cell>
          <table:table-cell table:style-name="表50.C2" office:value-type="string">
            <text:p text:style-name="P267">切り上げ (＋∞方向)</text:p>
          </table:table-cell>
        </table:table-row>
        <table:table-row>
          <table:table-cell table:style-name="表50.A2" office:value-type="string">
            <text:p text:style-name="P269">100</text:p>
          </table:table-cell>
          <table:table-cell table:style-name="表50.A2" office:value-type="string">
            <text:p text:style-name="P269">RMM</text:p>
          </table:table-cell>
          <table:table-cell table:style-name="表50.C2" office:value-type="string">
            <text:p text:style-name="P267">最も近いものへの丸め、最大の大きさにくくる</text:p>
          </table:table-cell>
        </table:table-row>
        <table:table-row>
          <table:table-cell table:style-name="表50.A2" office:value-type="string">
            <text:p text:style-name="P269">101</text:p>
          </table:table-cell>
          <table:table-cell table:style-name="表50.A2" office:value-type="string">
            <text:p text:style-name="P265"/>
          </table:table-cell>
          <table:table-cell table:style-name="表50.C2" office:value-type="string">
            <text:p text:style-name="P267">無効、将来使用するために予約</text:p>
          </table:table-cell>
        </table:table-row>
        <table:table-row>
          <table:table-cell table:style-name="表50.A2" office:value-type="string">
            <text:p text:style-name="P269">110</text:p>
          </table:table-cell>
          <table:table-cell table:style-name="表50.A2" office:value-type="string">
            <text:p text:style-name="P265"/>
          </table:table-cell>
          <table:table-cell table:style-name="表50.C2" office:value-type="string">
            <text:p text:style-name="P270">無効、将来使用するために予約</text:p>
          </table:table-cell>
        </table:table-row>
        <table:table-row>
          <table:table-cell table:style-name="表50.A2" office:value-type="string">
            <text:p text:style-name="P269">111</text:p>
          </table:table-cell>
          <table:table-cell table:style-name="表50.A2" office:value-type="string">
            <text:p text:style-name="P265"/>
          </table:table-cell>
          <table:table-cell table:style-name="表50.C2" office:value-type="string">
            <text:p text:style-name="P265">命令のrmフィールド、動的丸めモード選択</text:p>
            <text:p text:style-name="P265">丸めモードレジスタ<text:span text:style-name="T1">、</text:span>無効</text:p>
          </table:table-cell>
        </table:table-row>
      </table:table>
      <text:p text:style-name="P78"/>
      <text:p text:style-name="P78">表8.1：丸めモードのエンコーディング</text:p>
      <text:p text:style-name="P78"/>
      <text:p text:style-name="P78">発生した例外フラグは、表8.2に示すように、フィールドがソフトウェアによって最後にリセットされた後の浮動小数点算術命令で発生した例外条件を示します。</text:p>
      <text:p text:style-name="P78"/>
      <table:table table:name="表51" table:style-name="表51">
        <table:table-column table:style-name="表51.A"/>
        <table:table-column table:style-name="表51.B"/>
        <table:table-row>
          <table:table-cell table:style-name="表51.A1" office:value-type="string">
            <text:p text:style-name="P267">フラグ ニーモニック</text:p>
          </table:table-cell>
          <table:table-cell table:style-name="表51.B1" office:value-type="string">
            <text:p text:style-name="P267">フラグの意味</text:p>
          </table:table-cell>
        </table:table-row>
        <table:table-row>
          <table:table-cell table:style-name="表51.A2" office:value-type="string">
            <text:p text:style-name="P267">NV</text:p>
          </table:table-cell>
          <table:table-cell table:style-name="表51.B2" office:value-type="string">
            <text:p text:style-name="P265">無効な操作</text:p>
          </table:table-cell>
        </table:table-row>
        <table:table-row>
          <table:table-cell table:style-name="表51.A2" office:value-type="string">
            <text:p text:style-name="P267">DZ</text:p>
          </table:table-cell>
          <table:table-cell table:style-name="表51.B2" office:value-type="string">
            <text:p text:style-name="P265">ゼロ除算</text:p>
          </table:table-cell>
        </table:table-row>
        <table:table-row>
          <table:table-cell table:style-name="表51.A2" office:value-type="string">
            <text:p text:style-name="P267">OF</text:p>
          </table:table-cell>
          <table:table-cell table:style-name="表51.B2" office:value-type="string">
            <text:p text:style-name="P267">オーバーフロー</text:p>
          </table:table-cell>
        </table:table-row>
        <table:table-row>
          <table:table-cell table:style-name="表51.A2" office:value-type="string">
            <text:p text:style-name="P267">UF</text:p>
          </table:table-cell>
          <table:table-cell table:style-name="表51.B2" office:value-type="string">
            <text:p text:style-name="P267">アンダーフロー</text:p>
          </table:table-cell>
        </table:table-row>
        <table:table-row>
          <table:table-cell table:style-name="表51.A2" office:value-type="string">
            <text:p text:style-name="P267">NX</text:p>
          </table:table-cell>
          <table:table-cell table:style-name="表51.B2" office:value-type="string">
            <text:p text:style-name="P267">不正確</text:p>
          </table:table-cell>
        </table:table-row>
      </table:table>
      <text:p text:style-name="P78"/>
      <text:p text:style-name="P78">表8.2：発生した例外フラグの符号化。</text:p>
      <text:p text:style-name="P78"/>
      <text:p text:style-name="P357">-----------------------------------------------------------------------------------------------------------------------------------</text:p>
      <text:p text:style-name="P357">標準で許可されているように、我々はベースISAの浮動小数点例外のトラップはサポートしていませんが、ソフトウェアのフラグを明示的にチェックする必要があります。</text:p>
      <text:p text:style-name="P357">浮動小数点が発生した例外フラグの内容によって直接制御される分岐を追加することを検討しましたが、最終的にISAを単純に保つためにこれらの命令を省略することを選択しました。</text:p>
      <text:p text:style-name="P78"/>
      <text:p text:style-name="P78">8.3 NaNの生成と伝播</text:p>
      <text:p text:style-name="P78"/>
      <text:p text:style-name="P92">↑NaN って 確か不定状態のことだったよな</text:p>
      <text:p text:style-name="P78"/>
      <text:p text:style-name="P78">特に明記されている場合を除いて、浮動小数点演算の結果がNaNの場合、正規NaNになります。</text:p>
      <text:p text:style-name="P78">正規のNaNは正の符号を持ち、MSB以外のすべての符号ビットをクリアします。つまり、静かなビットです。</text:p>
      <text:p text:style-name="P78">単精度浮動小数点の場合、これはパターン0x7fc00000に対応します。</text:p>
      <text:p text:style-name="P78"/>
      <text:p text:style-name="P78">FMINとFMAXの場合、少なくとも1つの入力がシグナリングNaNである場合、または両方の入力が静かなNaNの場合、結果は正規のNaNになります。</text:p>
      <text:p text:style-name="P78">1つのオペランドが静かなNaNであり、もう1つがNaNでない場合、結果は非NaNオペランドになります。</text:p>
      <text:p text:style-name="P78"/>
      <text:p text:style-name="P78">サイン インジェクション命令（FSGNJ、FSGNJN、FSGNJX）はNaNを正規化しません。 基本ビットパターンを直接操作します。</text:p>
      <text:p text:style-name="P78"/>
      <text:p text:style-name="P358">-----------------------------------------------------------------------------------------------------------------------------------</text:p>
      <text:p text:style-name="P358">標準で推奨されているように、私たちはNaNペイロードを伝播すると考えましたが、この決定はハードウェアコストを増加させるでしょう。</text:p>
      <text:p text:style-name="P358">さらに、この機能は標準ではオプションなので、移植可能なコードでは使用できません。</text:p>
      <text:p text:style-name="P358"/>
      <text:p text:style-name="P358">実装者は、非標準動作モードで有効にされた非標準拡張としてNaNペイロード伝播スキームを自由に提供できます。</text:p>
      <text:p text:style-name="P358">ただし、上記の正規のNaNスキームは常にサポートされていなければならず、既定のモードでなければなりません。</text:p>
      <text:p text:style-name="P78"/>
      <text:p text:style-name="P150"/>
      <text:p text:style-name="P359">-----------------------------------------------------------------------------------------------------------------------------------</text:p>
      <text:p text:style-name="P359">私たちは例外レベルの場合には、標準レベルのデフォルト値を返す実装が必要です。これは、ユーザレベルのソフトウェアの部分に何ら介入しなくても可能です。（アルファ ISA浮動小数点トラップバリアとは異なります）。</text:p>
      <text:p text:style-name="P359">私たちは例外的なケースの完全なハードウェア処理がより一般的になると考えており、他のアプローチを最適化するためにユーザーレベルのISAを複雑にしないようにしたいと考えています。</text:p>
      <text:p text:style-name="P359">実装は、例外的なデフォルト値を提供するために、常にマシンモードのソフトウェアハンドラにトラップすることができます。</text:p>
      <text:p text:style-name="P78"/>
      <text:p text:style-name="P78">8.4非正常な算術</text:p>
      <text:p text:style-name="P78"/>
      <text:p text:style-name="P78">非正規数の演算は、IEEE 754-2008規格に従って処理されます。</text:p>
      <text:p text:style-name="P78"/>
      <text:p text:style-name="P78">IEEE標準の言い回しでは、丸めた後に微小が検出されます。</text:p>
      <text:p text:style-name="P92">↑ tininess って とても小さいという意味みたいだが、どう訳すのがいいかな</text:p>
      <text:p text:style-name="P78"/>
      <text:p text:style-name="P360">-----------------------------------------------------------------------------------------------------------------------------------</text:p>
      <text:p text:style-name="P360">丸めた後に微小を検出すると、スプリアス アンダー フロー信号が少なくなります。</text:p>
      <text:p text:style-name="P78"/>
      <text:p text:style-name="P78">8.5 単精度ロード命令とストア命令</text:p>
      <text:p text:style-name="P78"/>
      <text:p text:style-name="P78">浮動小数点ロードとストアは、整数ベースISAと同じベース+オフセットアドレッシングモードを使用し、レジスタrs1のベースアドレスと12ビット符号付きバイトオフセットを使用します。</text:p>
      <text:p text:style-name="P78">FLW命令は、メモリから浮動小数点レジスタrdに単精度浮動小数点値をロードします。</text:p>
      <text:p text:style-name="P78">FSWは、浮動小数点レジスタrs2から単精度値をメモリに格納します。</text:p>
      <text:p text:style-name="P78"/>
      <text:p text:style-name="P80"/>
      <text:p text:style-name="P80">31 <text:s text:c="29"/><text:span text:style-name="T14"><text:s text:c="5"/>20 19 <text:s text:c="18"/>15 14 <text:s text:c="15"/>12 11 <text:s text:c="13"/>7 6 <text:s text:c="21"/>0</text:span></text:p>
      <table:table table:name="表52" table:style-name="表52">
        <table:table-column table:style-name="表52.A"/>
        <table:table-column table:style-name="表52.B"/>
        <table:table-column table:style-name="表52.C"/>
        <table:table-column table:style-name="表52.D"/>
        <table:table-column table:style-name="表52.E"/>
        <table:table-column table:style-name="表52.F"/>
        <table:table-row table:style-name="表52.1">
          <table:table-cell table:style-name="表52.A1" office:value-type="string">
            <text:p text:style-name="P176">imm[11:0]</text:p>
          </table:table-cell>
          <table:table-cell table:style-name="表52.A1" office:value-type="string">
            <text:p text:style-name="P187">rs1</text:p>
          </table:table-cell>
          <table:table-cell table:style-name="表52.A1" office:value-type="string">
            <text:p text:style-name="P187">width</text:p>
          </table:table-cell>
          <table:table-cell table:style-name="表52.A1" office:value-type="string">
            <text:p text:style-name="P187">rd</text:p>
          </table:table-cell>
          <table:table-cell table:style-name="表52.A1" office:value-type="string">
            <text:p text:style-name="P187">opcode</text:p>
          </table:table-cell>
          <table:table-cell table:style-name="表52.F1" office:value-type="string">
            <text:p text:style-name="P219"/>
          </table:table-cell>
        </table:table-row>
      </table:table>
      <text:p text:style-name="P80"><text:s text:c="15"/><text:span text:style-name="T18"><text:s text:c="5"/>12 <text:s text:c="30"/>5 <text:s text:c="24"/>3 <text:s text:c="19"/>5 <text:s text:c="21"/>7</text:span></text:p>
      <text:p text:style-name="P80"><text:s text:c="13"/><text:span text:style-name="T18"><text:s text:c="3"/>offset[11:0] <text:s text:c="18"/>base <text:s text:c="22"/>W <text:s text:c="15"/>dest <text:s text:c="15"/>LOAD-FP</text:span></text:p>
      <text:p text:style-name="P80"/>
      <text:p text:style-name="P80"><text:s/>31 <text:s text:c="25"/><text:span text:style-name="T22">25</text:span> <text:span text:style-name="T22">24</text:span> <text:s text:c="9"/><text:span text:style-name="T14"><text:s text:c="2"/>20 19 <text:s text:c="11"/>15 14 <text:s text:c="10"/>12 11 <text:s text:c="14"/>7 6 <text:s text:c="19"/>0</text:span></text:p>
      <table:table table:name="表53" table:style-name="表53">
        <table:table-column table:style-name="表53.A"/>
        <table:table-column table:style-name="表53.B"/>
        <table:table-column table:style-name="表53.C" table:number-columns-repeated="2"/>
        <table:table-column table:style-name="表53.E"/>
        <table:table-column table:style-name="表53.F"/>
        <table:table-column table:style-name="表53.G"/>
        <table:table-row table:style-name="表53.1">
          <table:table-cell table:style-name="表53.A1" office:value-type="string">
            <text:p text:style-name="P226">imm[11:5]</text:p>
          </table:table-cell>
          <table:table-cell table:style-name="表53.A1" office:value-type="string">
            <text:p text:style-name="P247">rs2</text:p>
          </table:table-cell>
          <table:table-cell table:style-name="表53.A1" office:value-type="string">
            <text:p text:style-name="P247">rs1</text:p>
          </table:table-cell>
          <table:table-cell table:style-name="表53.A1" office:value-type="string">
            <text:p text:style-name="P247">width</text:p>
          </table:table-cell>
          <table:table-cell table:style-name="表53.A1" office:value-type="string">
            <text:p text:style-name="P247">imm[4:0]</text:p>
          </table:table-cell>
          <table:table-cell table:style-name="表53.A1" office:value-type="string">
            <text:p text:style-name="P241">opcode</text:p>
          </table:table-cell>
          <table:table-cell table:style-name="表53.G1" office:value-type="string">
            <text:p text:style-name="P219"/>
          </table:table-cell>
        </table:table-row>
      </table:table>
      <text:p text:style-name="P80"><text:s text:c="17"/><text:span text:style-name="T22">7 <text:s text:c="24"/>5 <text:s text:c="18"/>5 <text:s text:c="16"/>3 <text:s text:c="19"/>5 <text:s text:c="19"/>7</text:span></text:p>
      <text:p text:style-name="P80"><text:s text:c="11"/>offset[11:5] <text:s text:c="14"/>src <text:s text:c="14"/>base <text:s text:c="13"/>W <text:s text:c="10"/>offset[4:0] <text:s text:c="9"/>STORE-FP</text:p>
      <text:p text:style-name="P80"/>
      <text:p text:style-name="P80">FLWとFSWは、実効アドレスが自然に整列されている場合にのみ原子的に実行されることが保証されています。</text:p>
      <text:p text:style-name="P78"/>
      <text:p text:style-name="P78">8.6 単精度浮動小数点計算命令</text:p>
      <text:p text:style-name="P78"/>
      <text:p text:style-name="P78">1つまたは2つのソースオペランドを使用する浮動小数点算術命令は、OP-FPの主要なオペコードでR型形式を使用します。</text:p>
      <text:p text:style-name="P78">FADD.S、FSUB.S、FMUL.S、およびFDIV.Sは、それぞれrs1とrs2の単精度浮動小数点加算、減算、乗算、および除算を実行し、結果をrdに書き込みます。</text:p>
      <text:p text:style-name="P78">FMIN.SおよびFMAX.Sは、それぞれrs1およびrs2のうちの小さい方または大きい方をそれぞれrdに書き込みます。</text:p>
      <text:p text:style-name="P78">FSQRT.Sはrs1の平方根を計算し、結果をrdに書き込みます。</text:p>
      <text:p text:style-name="P78"/>
      <text:p text:style-name="P78"/>
      <text:p text:style-name="P78"/>
      <text:p text:style-name="P78"/>
      <text:p text:style-name="P78"/>
      <text:p text:style-name="P150"/>
      <text:p text:style-name="P78">2ビット浮動小数点フォーマットフィールドfmtは、表8.3に示すようにエンコードされます。</text:p>
      <text:p text:style-name="P78">F拡張のすべての命令についてS（00）に設定されます。</text:p>
      <text:p text:style-name="P78"/>
      <text:p text:style-name="P425">2ビット浮動小数点フォーマットフィールドfmtは、表8.3に示すようにエンコードされます。</text:p>
      <text:p text:style-name="P425">F拡張のすべての命令についてS（00）に設定されます。</text:p>
      <text:p text:style-name="P425"/>
      <table:table table:name="表54" table:style-name="表54">
        <table:table-column table:style-name="表54.A"/>
        <table:table-column table:style-name="表54.B"/>
        <table:table-column table:style-name="表54.C"/>
        <table:table-row>
          <table:table-cell table:style-name="表54.A1" office:value-type="string">
            <text:p text:style-name="P388">Fmt フィールド</text:p>
          </table:table-cell>
          <table:table-cell table:style-name="表54.A1" office:value-type="string">
            <text:p text:style-name="P389">ニーモニック</text:p>
          </table:table-cell>
          <table:table-cell table:style-name="表54.C1" office:value-type="string">
            <text:p text:style-name="P389">意味</text:p>
          </table:table-cell>
        </table:table-row>
        <table:table-row>
          <table:table-cell table:style-name="表54.A2" office:value-type="string">
            <text:p text:style-name="P390">00</text:p>
            <text:p text:style-name="P390">01</text:p>
            <text:p text:style-name="P390">10</text:p>
            <text:p text:style-name="P390">11</text:p>
          </table:table-cell>
          <table:table-cell table:style-name="表54.A2" office:value-type="string">
            <text:p text:style-name="P390">S</text:p>
            <text:p text:style-name="P390">D</text:p>
            <text:p text:style-name="P390">-</text:p>
            <text:p text:style-name="P390">Q</text:p>
          </table:table-cell>
          <table:table-cell table:style-name="表54.C2" office:value-type="string">
            <text:p text:style-name="P389">32bit 単精度</text:p>
            <text:p text:style-name="P389">64bit 倍精度</text:p>
            <text:p text:style-name="P389">予約</text:p>
            <text:p text:style-name="P389">128bit 4倍精度</text:p>
          </table:table-cell>
        </table:table-row>
      </table:table>
      <text:p text:style-name="P425"/>
      <text:p text:style-name="P425">表8.3：フォーマットフィールドのエンコード</text:p>
      <text:p text:style-name="P78"/>
      <text:p text:style-name="P78">丸めを実行するすべての浮動小数点演算は、表8.1に示すエンコーディングのrmフィールドを使用して丸めモードを選択できます。</text:p>
      <text:p text:style-name="P78"/>
      <text:p text:style-name="P426">31 <text:s text:c="13"/><text:span text:style-name="T31">27</text:span> 26 <text:s text:c="6"/><text:span text:style-name="T19">25 24</text:span> <text:s text:c="11"/><text:span text:style-name="T14"><text:s/>20 19 <text:s text:c="11"/>15 14 <text:s text:c="10"/>12 11 <text:s text:c="11"/>7 <text:s text:c="2"/>6 <text:s text:c="17"/>0</text:span></text:p>
      <table:table table:name="表55" table:style-name="表55">
        <table:table-column table:style-name="表55.A"/>
        <table:table-column table:style-name="表55.B"/>
        <table:table-column table:style-name="表55.C"/>
        <table:table-column table:style-name="表55.D"/>
        <table:table-column table:style-name="表55.E"/>
        <table:table-column table:style-name="表55.F"/>
        <table:table-column table:style-name="表55.G"/>
        <table:table-column table:style-name="表55.H"/>
        <table:table-row table:style-name="表55.1">
          <table:table-cell table:style-name="表55.A1" office:value-type="string">
            <text:p text:style-name="P394">funct5</text:p>
          </table:table-cell>
          <table:table-cell table:style-name="表55.A1" office:value-type="string">
            <text:p text:style-name="P408">fmt</text:p>
          </table:table-cell>
          <table:table-cell table:style-name="表55.A1" office:value-type="string">
            <text:p text:style-name="P408">rs2</text:p>
          </table:table-cell>
          <table:table-cell table:style-name="表55.A1" office:value-type="string">
            <text:p text:style-name="P394">rs1</text:p>
          </table:table-cell>
          <table:table-cell table:style-name="表55.A1" office:value-type="string">
            <text:p text:style-name="P408">rm</text:p>
          </table:table-cell>
          <table:table-cell table:style-name="表55.A1" office:value-type="string">
            <text:p text:style-name="P394">rd</text:p>
          </table:table-cell>
          <table:table-cell table:style-name="表55.A1" office:value-type="string">
            <text:p text:style-name="P394">opcode</text:p>
          </table:table-cell>
          <table:table-cell table:style-name="表55.H1" office:value-type="string">
            <text:p text:style-name="P401"/>
          </table:table-cell>
        </table:table-row>
      </table:table>
      <text:p text:style-name="P426"><text:s text:c="9"/><text:span text:style-name="T31">5 <text:s text:c="15"/>2 <text:s text:c="18"/>5 <text:s text:c="16"/>5 <text:s text:c="17"/>3 <text:s text:c="19"/>5 <text:s text:c="18"/>7</text:span></text:p>
      <text:p text:style-name="P426"><text:s text:c="2"/><text:span text:style-name="T31">FADD/FSUB <text:s text:c="7"/>S <text:s text:c="16"/>src2 <text:s text:c="12"/>src1 <text:s text:c="13"/>RM <text:s text:c="16"/>dest <text:s text:c="13"/>OP-FP</text:span></text:p>
      <text:p text:style-name="P426"><text:s text:c="2"/><text:span text:style-name="T31">FMUL/FDIV <text:s text:c="7"/>S <text:s text:c="16"/>src2 <text:s text:c="12"/>src1 <text:s text:c="13"/>RM <text:s text:c="16"/>dest <text:s text:c="13"/>OP-FP</text:span></text:p>
      <text:p text:style-name="P426"><text:s text:c="3"/><text:span text:style-name="T31">FMIN-MAX <text:s text:c="7"/>S <text:s text:c="16"/>src2 <text:s text:c="12"/>src1 <text:s text:c="10"/>MIN/MAX <text:s text:c="10"/>dest <text:s text:c="13"/>OP-FP</text:span></text:p>
      <text:p text:style-name="P426"><text:s text:c="5"/><text:span text:style-name="T31">FSQRT <text:s text:c="11"/>S <text:s text:c="18"/>0 <text:s text:c="14"/>src <text:s text:c="15"/>RM <text:s text:c="16"/>dest <text:s text:c="13"/>OP-FP</text:span></text:p>
      <text:p text:style-name="P426"/>
      <text:p text:style-name="P426">浮動小数点の融合乗加算命令は、新しい標準命令フォーマットを必要とします。</text:p>
      <text:p text:style-name="P434">↑融合乗加算って 乗算と加算が一緒になったっていう意味だよね。つまり積和演算のことね。昔はDSPならではの命令だった</text:p>
      <text:p text:style-name="P426">R4型命令は、3つのソースレジスタ（rs1、rs2、rs3）とデスティネーションレジスタ（rd）を指定します。</text:p>
      <text:p text:style-name="P426">この形式は、浮動小数点の融合乗加算命令でのみ使用されます。</text:p>
      <text:p text:style-name="P426">融合乗加算命令は、rs1とrs2の値を乗算し、オプションで積を否定し、rs3の値を加算または減算して最終結果をrdに書き込みます。</text:p>
      <text:p text:style-name="P426">FMADD.Sは、rs1×rs2+rs3を計算します。 FMSUB.Sは、rs1×rs2-rs3を計算します。 FNMSUB.Sは、-rs1×rs2+rs3を計算します。 FNMADD.Sは-rs1×rs2-rs3を計算します。</text:p>
      <text:p text:style-name="P426"/>
      <text:p text:style-name="P426">加算和が静かなNaNであっても、被乗数が∞とゼロの場合、融合乗加算命令は無効演算例外を発生させる必要があります。</text:p>
      <text:p text:style-name="P426"/>
      <text:p text:style-name="P436">-----------------------------------------------------------------------------------------------------------------------------------</text:p>
      <text:p text:style-name="P436">IEEE 754-2008規格では、操作∞×0+qNaNに対して無効な例外を発生させることはできますが、必要はありません。</text:p>
      <text:p text:style-name="P78"/>
      <text:p text:style-name="P427">31 <text:s text:c="13"/><text:span text:style-name="T31">27</text:span> 26 <text:s text:c="6"/><text:span text:style-name="T19">25 24</text:span> <text:s text:c="11"/><text:span text:style-name="T14"><text:s/>20 19 <text:s text:c="11"/>15 14 <text:s text:c="10"/>12 11 <text:s text:c="11"/>7 <text:s text:c="2"/>6 <text:s text:c="17"/>0</text:span></text:p>
      <table:table table:name="表56" table:style-name="表56">
        <table:table-column table:style-name="表56.A"/>
        <table:table-column table:style-name="表56.B"/>
        <table:table-column table:style-name="表56.C"/>
        <table:table-column table:style-name="表56.D"/>
        <table:table-column table:style-name="表56.E"/>
        <table:table-column table:style-name="表56.F"/>
        <table:table-column table:style-name="表56.G"/>
        <table:table-column table:style-name="表56.H"/>
        <table:table-row table:style-name="表56.1">
          <table:table-cell table:style-name="表56.A1" office:value-type="string">
            <text:p text:style-name="P395">rs3</text:p>
          </table:table-cell>
          <table:table-cell table:style-name="表56.A1" office:value-type="string">
            <text:p text:style-name="P409">fmt</text:p>
          </table:table-cell>
          <table:table-cell table:style-name="表56.A1" office:value-type="string">
            <text:p text:style-name="P409">rs2</text:p>
          </table:table-cell>
          <table:table-cell table:style-name="表56.A1" office:value-type="string">
            <text:p text:style-name="P395">rs1</text:p>
          </table:table-cell>
          <table:table-cell table:style-name="表56.A1" office:value-type="string">
            <text:p text:style-name="P409">rm</text:p>
          </table:table-cell>
          <table:table-cell table:style-name="表56.A1" office:value-type="string">
            <text:p text:style-name="P395">rd</text:p>
          </table:table-cell>
          <table:table-cell table:style-name="表56.A1" office:value-type="string">
            <text:p text:style-name="P395">opcode</text:p>
          </table:table-cell>
          <table:table-cell table:style-name="表56.H1" office:value-type="string">
            <text:p text:style-name="P402"/>
          </table:table-cell>
        </table:table-row>
      </table:table>
      <text:p text:style-name="P427"><text:s text:c="9"/><text:span text:style-name="T31">5 <text:s text:c="15"/>2 <text:s text:c="18"/>5 <text:s text:c="16"/>5 <text:s text:c="17"/>3 <text:s text:c="19"/>5 <text:s text:c="18"/>7</text:span></text:p>
      <text:p text:style-name="P427"><text:s text:c="7"/>src3<text:span text:style-name="T31"> <text:s text:c="13"/>S <text:s text:c="16"/>src2 <text:s text:c="12"/>src1 <text:s text:c="13"/>RM <text:s text:c="16"/>dest <text:s text:c="4"/>F[N]MADD/F[N]MSUB</text:span></text:p>
      <text:p text:style-name="P427"/>
      <text:p text:style-name="P78"/>
      <text:p text:style-name="P150"/>
      <text:p text:style-name="P78">8.7単精度浮動小数点変換および移動命令</text:p>
      <text:p text:style-name="P78"/>
      <text:p text:style-name="P78">浮動小数点から整数への変換命令および整数から浮動小数点への変換命令は、OP-FPメジャーオペコード空間で符号化されています。</text:p>
      <text:p text:style-name="P78">FCVT.W.SまたはFCVT.L.Sは、浮動小数点レジスタrs1の浮動小数点数を、整数レジスタrdの符号付き32ビットまたは64ビット整数にそれぞれ変換します。</text:p>
      <text:p text:style-name="P78">FCVT.S.WまたはFCVT.S.Lは、整数レジスタrs1の32ビットまたは64ビットの符号付き整数をそれぞれ浮動小数点レジスタrdの浮動小数点数に変換します。</text:p>
      <text:p text:style-name="P78">FCVT.WU.S、FCVT.LU.S、FCVT.S.WU、およびFCVT.S.LUバリアントは、符号なし整数値に変換されます。</text:p>
      <text:p text:style-name="P78">FCVT.L [U] .SとFCVT.S.L [U]はRV32では不正です。</text:p>
      <text:p text:style-name="P78">丸められた結果が宛先フォーマットで表現できない場合、それは最も近い値にクリッピングされ、無効フラグがセットされます。</text:p>
      <text:p text:style-name="P78">表8.4に、FCVT.int.Sの有効な入力の範囲と無効な入力の動作を示します。</text:p>
      <text:p text:style-name="P78"/>
      <table:table table:name="表57" table:style-name="表57">
        <table:table-column table:style-name="表57.A"/>
        <table:table-column table:style-name="表57.B"/>
        <table:table-column table:style-name="表57.C"/>
        <table:table-column table:style-name="表57.D"/>
        <table:table-column table:style-name="表57.E"/>
        <table:table-row>
          <table:table-cell table:style-name="表57.A1" office:value-type="string">
            <text:p text:style-name="P265"/>
          </table:table-cell>
          <table:table-cell table:style-name="表57.A1" office:value-type="string">
            <text:p text:style-name="P391">FCVT.W.S</text:p>
          </table:table-cell>
          <table:table-cell table:style-name="表57.A1" office:value-type="string">
            <text:p text:style-name="P391">FCVT.WU.S</text:p>
          </table:table-cell>
          <table:table-cell table:style-name="表57.A1" office:value-type="string">
            <text:p text:style-name="P391">FCVT.L.S</text:p>
          </table:table-cell>
          <table:table-cell table:style-name="表57.E1" office:value-type="string">
            <text:p text:style-name="P391">FCVT.LU.S</text:p>
          </table:table-cell>
        </table:table-row>
        <table:table-row>
          <table:table-cell table:style-name="表57.A2" office:value-type="string">
            <text:p text:style-name="P421">最小有効入力（丸め後）</text:p>
            <text:p text:style-name="P421">最大有効入力（丸め後）</text:p>
          </table:table-cell>
          <table:table-cell table:style-name="表57.A2" office:value-type="string">
            <text:p text:style-name="P385">-<text:span text:style-name="T5">2</text:span><text:span text:style-name="T34">31</text:span></text:p>
            <text:p text:style-name="P420"><text:span text:style-name="T5">2</text:span><text:span text:style-name="T34">31</text:span><text:span text:style-name="T5">-1</text:span></text:p>
          </table:table-cell>
          <table:table-cell table:style-name="表57.A2" office:value-type="string">
            <text:p text:style-name="P392">0</text:p>
            <text:p text:style-name="P392">2<text:span text:style-name="T32">32</text:span>-1</text:p>
          </table:table-cell>
          <table:table-cell table:style-name="表57.A2" office:value-type="string">
            <text:p text:style-name="P385">-<text:span text:style-name="T5">2</text:span><text:span text:style-name="T34">63</text:span></text:p>
            <text:p text:style-name="P386"><text:span text:style-name="T5">2</text:span><text:span text:style-name="T33">63</text:span><text:span text:style-name="T1">-1</text:span></text:p>
          </table:table-cell>
          <table:table-cell table:style-name="表57.E2" office:value-type="string">
            <text:p text:style-name="P392">0</text:p>
            <text:p text:style-name="P392">2<text:span text:style-name="T32">64</text:span>-1</text:p>
          </table:table-cell>
        </table:table-row>
        <table:table-row>
          <table:table-cell table:style-name="表57.A2" office:value-type="string">
            <text:p text:style-name="P265">範囲外の負入力<text:span text:style-name="T1">時の出力</text:span></text:p>
            <text:p text:style-name="P267">-∞時の出力</text:p>
            <text:p text:style-name="P422">範囲外の正入力時の出力</text:p>
            <text:p text:style-name="P422">+∞もしくはNaN時の出力</text:p>
          </table:table-cell>
          <table:table-cell table:style-name="表57.A2" office:value-type="string">
            <text:p text:style-name="P385">-<text:span text:style-name="T5">2</text:span><text:span text:style-name="T34">31</text:span></text:p>
            <text:p text:style-name="P385"><text:span text:style-name="T5">-2</text:span><text:span text:style-name="T34">31</text:span></text:p>
            <text:p text:style-name="P386"><text:span text:style-name="T1">2</text:span><text:span text:style-name="T33">31</text:span><text:span text:style-name="T1">-1</text:span></text:p>
            <text:p text:style-name="P386"><text:span text:style-name="T1">2</text:span><text:span text:style-name="T33">31</text:span><text:span text:style-name="T1">-1</text:span></text:p>
          </table:table-cell>
          <table:table-cell table:style-name="表57.A2" office:value-type="string">
            <text:p text:style-name="P392">0</text:p>
            <text:p text:style-name="P392">0</text:p>
            <text:p text:style-name="P392">2<text:span text:style-name="T32">32</text:span>-1</text:p>
            <text:p text:style-name="P392">2<text:span text:style-name="T32">32</text:span>-1</text:p>
          </table:table-cell>
          <table:table-cell table:style-name="表57.A2" office:value-type="string">
            <text:p text:style-name="P385">-<text:span text:style-name="T5">263</text:span></text:p>
            <text:p text:style-name="P385"><text:span text:style-name="T5">-263</text:span></text:p>
            <text:p text:style-name="P386"><text:span text:style-name="T1">2</text:span><text:span text:style-name="T33">63</text:span><text:span text:style-name="T1">-1</text:span></text:p>
            <text:p text:style-name="P386"><text:span text:style-name="T1">2</text:span><text:span text:style-name="T33">63</text:span><text:span text:style-name="T1">-1</text:span></text:p>
          </table:table-cell>
          <table:table-cell table:style-name="表57.E2" office:value-type="string">
            <text:p text:style-name="P392">0</text:p>
            <text:p text:style-name="P392">0</text:p>
            <text:p text:style-name="P392">2<text:span text:style-name="T32">64</text:span>-1</text:p>
            <text:p text:style-name="P392">2<text:span text:style-name="T32">64</text:span>-1</text:p>
          </table:table-cell>
        </table:table-row>
      </table:table>
      <text:p text:style-name="P78"/>
      <text:p text:style-name="P78">表8.4：浮動小数点から整数への変換のドメインと無効な入力の動作</text:p>
      <text:p text:style-name="P78"/>
      <text:p text:style-name="P78">すべての浮動小数点から整数への整数と浮動小数点への変換命令は、rmフィールドに従って丸めます。</text:p>
      <text:p text:style-name="P78">浮動小数点レジスタは、例外を発生させないFCVT.S.W rd、x0を使用して、浮動小数点の正のゼロに初期化することができます。</text:p>
      <text:p text:style-name="P78"/>
      <text:p text:style-name="P435">--<text:span text:style-name="T35">2018/05/29</text:span></text:p>
      <text:p text:style-name="P78"/>
      <text:p text:style-name="P428">31 <text:s text:c="13"/><text:span text:style-name="T31">27</text:span> 26 <text:s text:c="6"/><text:span text:style-name="T19">25 24</text:span> <text:s text:c="11"/><text:span text:style-name="T14"><text:s/>20 19 <text:s text:c="11"/>15 14 <text:s text:c="10"/>12 11 <text:s text:c="11"/>7 <text:s text:c="2"/>6 <text:s text:c="17"/>0</text:span></text:p>
      <table:table table:name="表58" table:style-name="表58">
        <table:table-column table:style-name="表58.A"/>
        <table:table-column table:style-name="表58.B"/>
        <table:table-column table:style-name="表58.C"/>
        <table:table-column table:style-name="表58.D"/>
        <table:table-column table:style-name="表58.E"/>
        <table:table-column table:style-name="表58.F"/>
        <table:table-column table:style-name="表58.G"/>
        <table:table-column table:style-name="表58.H"/>
        <table:table-row table:style-name="表58.1">
          <table:table-cell table:style-name="表58.A1" office:value-type="string">
            <text:p text:style-name="P415">funct5</text:p>
          </table:table-cell>
          <table:table-cell table:style-name="表58.A1" office:value-type="string">
            <text:p text:style-name="P410">fmt</text:p>
          </table:table-cell>
          <table:table-cell table:style-name="表58.A1" office:value-type="string">
            <text:p text:style-name="P410">rs2</text:p>
          </table:table-cell>
          <table:table-cell table:style-name="表58.A1" office:value-type="string">
            <text:p text:style-name="P396">rs1</text:p>
          </table:table-cell>
          <table:table-cell table:style-name="表58.A1" office:value-type="string">
            <text:p text:style-name="P410">rm</text:p>
          </table:table-cell>
          <table:table-cell table:style-name="表58.A1" office:value-type="string">
            <text:p text:style-name="P396">rd</text:p>
          </table:table-cell>
          <table:table-cell table:style-name="表58.A1" office:value-type="string">
            <text:p text:style-name="P396">opcode</text:p>
          </table:table-cell>
          <table:table-cell table:style-name="表58.H1" office:value-type="string">
            <text:p text:style-name="P403"/>
          </table:table-cell>
        </table:table-row>
      </table:table>
      <text:p text:style-name="P428"><text:s text:c="9"/><text:span text:style-name="T31">5 <text:s text:c="15"/>2 <text:s text:c="18"/>5 <text:s text:c="16"/>5 <text:s text:c="17"/>3 <text:s text:c="19"/>5 <text:s text:c="18"/>7</text:span></text:p>
      <text:p text:style-name="P428"><text:s text:c="2"/><text:span text:style-name="T36">FCVT.int.fmt <text:s text:c="6"/>S <text:s text:c="11"/>W[U]/L[U] <text:s text:c="8"/>src1 <text:s text:c="13"/>RM <text:s text:c="16"/>dest <text:s text:c="12"/>OP-FP</text:span></text:p>
      <text:p text:style-name="P428"><text:s text:c="2"/><text:span text:style-name="T36">FCVT.fmt.int <text:s text:c="6"/>S <text:s text:c="11"/>W[U]/L[U] <text:s text:c="8"/>src1 <text:s text:c="13"/>RM <text:s text:c="16"/>dest <text:s text:c="12"/>OP-FP</text:span></text:p>
      <text:p text:style-name="P428"/>
      <text:p text:style-name="P78">浮動小数点から浮動小数点への符号注入命令FSGNJ.S、FSGNJN.S、およびFSGNJX.Sは、rs1からの符号ビットを除くすべてのビットをとる結果を生成します。</text:p>
      <text:p text:style-name="P78">FSGNJの場合、結果の符号ビットはrs2の符号ビットです。 FSGNJNの場合、結果の符号ビットはrs2の符号ビットの反対です。 FSGNJXの場合、符号ビットはrs1とrs2の符号ビットの排他的論理和です。</text:p>
      <text:p text:style-name="P78">サインイン命令では、浮動小数点例外フラグは設定されません。</text:p>
      <text:p text:style-name="P78">注：FSGNJ.S rx,ry,ryはryをrxに移動します（アセンブラ疑似オペレーションFMV.S rx,ry）。 FSGNJN.S rx,ry,ryは、ryの否定をrxに移動します（アセンブラ疑似演算FNEG.S rx,ry）。<text:span text:style-name="T38">FSGNJX.S</text:span> <text:span text:style-name="T37">r</text:span>x,ry,ryはryの絶対値をrxに移動します（アセンブラ疑似演算FABS.S rx、ry）。</text:p>
      <text:p text:style-name="P78"/>
      <text:p text:style-name="P429">31 <text:s text:c="13"/><text:span text:style-name="T31">27</text:span> 26 <text:s text:c="6"/><text:span text:style-name="T19">25 24</text:span> <text:s text:c="11"/><text:span text:style-name="T14"><text:s/>20 19 <text:s text:c="11"/>15 14 <text:s text:c="10"/>12 11 <text:s text:c="11"/>7 <text:s text:c="2"/>6 <text:s text:c="17"/>0</text:span></text:p>
      <table:table table:name="表59" table:style-name="表59">
        <table:table-column table:style-name="表59.A"/>
        <table:table-column table:style-name="表59.B"/>
        <table:table-column table:style-name="表59.C"/>
        <table:table-column table:style-name="表59.D"/>
        <table:table-column table:style-name="表59.E"/>
        <table:table-column table:style-name="表59.F"/>
        <table:table-column table:style-name="表59.G"/>
        <table:table-column table:style-name="表59.H"/>
        <table:table-row table:style-name="表59.1">
          <table:table-cell table:style-name="表59.A1" office:value-type="string">
            <text:p text:style-name="P416">funct5</text:p>
          </table:table-cell>
          <table:table-cell table:style-name="表59.A1" office:value-type="string">
            <text:p text:style-name="P411">fmt</text:p>
          </table:table-cell>
          <table:table-cell table:style-name="表59.A1" office:value-type="string">
            <text:p text:style-name="P411">rs2</text:p>
          </table:table-cell>
          <table:table-cell table:style-name="表59.A1" office:value-type="string">
            <text:p text:style-name="P397">rs1</text:p>
          </table:table-cell>
          <table:table-cell table:style-name="表59.A1" office:value-type="string">
            <text:p text:style-name="P411">rm</text:p>
          </table:table-cell>
          <table:table-cell table:style-name="表59.A1" office:value-type="string">
            <text:p text:style-name="P397">rd</text:p>
          </table:table-cell>
          <table:table-cell table:style-name="表59.A1" office:value-type="string">
            <text:p text:style-name="P397">opcode</text:p>
          </table:table-cell>
          <table:table-cell table:style-name="表59.H1" office:value-type="string">
            <text:p text:style-name="P404"/>
          </table:table-cell>
        </table:table-row>
      </table:table>
      <text:p text:style-name="P429"><text:s text:c="9"/><text:span text:style-name="T31">5 <text:s text:c="15"/>2 <text:s text:c="18"/>5 <text:s text:c="16"/>5 <text:s text:c="17"/>3 <text:s text:c="19"/>5 <text:s text:c="18"/>7</text:span></text:p>
      <text:p text:style-name="P429"><text:s text:c="6"/><text:span text:style-name="T36">FSGNJ <text:s text:c="10"/>S <text:s text:c="17"/>src2 <text:s text:c="12"/>src1 <text:s text:c="11"/>J[N]/JX <text:s text:c="11"/>dest <text:s text:c="12"/>OP-FP</text:span></text:p>
      <text:p text:style-name="P429"/>
      <text:p text:style-name="P429"/>
      <text:p text:style-name="P441"/>
      <text:p text:style-name="P437">-----------------------------------------------------------------------------------------------------------------------------------</text:p>
      <text:p text:style-name="P437">符号注入命令は、浮動小数点MV、ABS、NEGを提供するだけでなく、超越数学関数ライブラリでのIEEE copySign演算と符号操作を含むいくつかの他の演算をサポートします。</text:p>
      <text:p text:style-name="P437">MV、ABS、およびNEGは単一のレジスタ・オペランドだけを必要としますが、FSGNJ命令は2つ必要ですが、ほとんどのマイクロアーキテクチャでは、これらの比較的まれな命令のためのレジスタ読取り回数の減少の恩恵を受けるために最適化を追加することはほとんどありません。</text:p>
      <text:p text:style-name="P437">この場合であっても、マイクロアーキテクチャは、両方のソースレジスタがFSGNJ命令で同じであることを単に検出し、単一のコピーのみを読み取ることができます。</text:p>
      <text:p text:style-name="P78"/>
      <text:p text:style-name="P78">浮動小数点レジスタと整数レジスタの間でビットパターンを移動するための命令が提供されています。</text:p>
      <text:p text:style-name="P78">FMV.X.Wは、IEEE 754-2008エンコーディングで表される浮動小数点レジスタrs1の単精度値を整数レジスタrdの下位32ビットに移動します。</text:p>
      <text:p text:style-name="P78">RV64の場合、デスティネーションレジスタの上位32ビットは浮動小数点数の符号ビットのコピーで埋められます。</text:p>
      <text:p text:style-name="P78">FMV.W.Xは、IEEE 754-2008標準エンコーディングでエンコードされた単精度値を、整数レジスタrs1の下位32ビットから浮動小数点レジスタrdに移動します。</text:p>
      <text:p text:style-name="P78">ビットは転送で変更されません。特に、非標準NaNのペイロードは保持されます。</text:p>
      <text:p text:style-name="P78"/>
      <text:p text:style-name="P438">-----------------------------------------------------------------------------------------------------------------------------------</text:p>
      <text:p text:style-name="P438">FMV.W.XおよびFMV.X.W命令は、以前はFMV.S.XおよびFMV.X.S.と呼ばれていました。</text:p>
      <text:p text:style-name="P438">Wの使用は、それらの解釈を行わずに32ビットを動かす命令として、そのセマンティクスとより一貫しています。</text:p>
      <text:p text:style-name="P438">NaN-ボクシングを定義した後、これはより明確になりました。</text:p>
      <text:p text:style-name="P438">既存のコードを妨害しないように、WとSの両方のバージョンがツールでサポートされます。</text:p>
      <text:p text:style-name="P78"/>
      <text:p text:style-name="P430"/>
      <text:p text:style-name="P430">31 <text:s text:c="13"/><text:span text:style-name="T31">27</text:span> 26 <text:s text:c="6"/><text:span text:style-name="T19">25 24</text:span> <text:s text:c="11"/><text:span text:style-name="T14"><text:s/>20 19 <text:s text:c="11"/>15 14 <text:s text:c="10"/>12 11 <text:s text:c="11"/>7 <text:s text:c="2"/>6 <text:s text:c="17"/>0</text:span></text:p>
      <table:table table:name="表60" table:style-name="表60">
        <table:table-column table:style-name="表60.A"/>
        <table:table-column table:style-name="表60.B"/>
        <table:table-column table:style-name="表60.C"/>
        <table:table-column table:style-name="表60.D"/>
        <table:table-column table:style-name="表60.E"/>
        <table:table-column table:style-name="表60.F"/>
        <table:table-column table:style-name="表60.G"/>
        <table:table-column table:style-name="表60.H"/>
        <table:table-row table:style-name="表60.1">
          <table:table-cell table:style-name="表60.A1" office:value-type="string">
            <text:p text:style-name="P417">funct5</text:p>
          </table:table-cell>
          <table:table-cell table:style-name="表60.A1" office:value-type="string">
            <text:p text:style-name="P412">fmt</text:p>
          </table:table-cell>
          <table:table-cell table:style-name="表60.A1" office:value-type="string">
            <text:p text:style-name="P412">rs2</text:p>
          </table:table-cell>
          <table:table-cell table:style-name="表60.A1" office:value-type="string">
            <text:p text:style-name="P398">rs1</text:p>
          </table:table-cell>
          <table:table-cell table:style-name="表60.A1" office:value-type="string">
            <text:p text:style-name="P412">rm</text:p>
          </table:table-cell>
          <table:table-cell table:style-name="表60.A1" office:value-type="string">
            <text:p text:style-name="P398">rd</text:p>
          </table:table-cell>
          <table:table-cell table:style-name="表60.A1" office:value-type="string">
            <text:p text:style-name="P398">opcode</text:p>
          </table:table-cell>
          <table:table-cell table:style-name="表60.H1" office:value-type="string">
            <text:p text:style-name="P405"/>
          </table:table-cell>
        </table:table-row>
      </table:table>
      <text:p text:style-name="P430"><text:s text:c="9"/><text:span text:style-name="T31">5 <text:s text:c="15"/>2 <text:s text:c="18"/>5 <text:s text:c="16"/>5 <text:s text:c="17"/>3 <text:s text:c="19"/>5 <text:s text:c="18"/>7</text:span></text:p>
      <text:p text:style-name="P430"><text:s text:c="5"/>FMV.X.W<text:span text:style-name="T36"> <text:s text:c="8"/>S <text:s text:c="17"/>０ <text:s text:c="15"/>src <text:s text:c="14"/>000 <text:s text:c="14"/>dest <text:s text:c="12"/>OP-FP</text:span></text:p>
      <text:p text:style-name="P430"><text:s text:c="5"/>FMV.W.X<text:span text:style-name="T36"> <text:s text:c="8"/>S <text:s text:c="17"/>０ <text:s text:c="15"/>src <text:s text:c="14"/>000 <text:s text:c="14"/>dest <text:s text:c="12"/>OP-FP</text:span></text:p>
      <text:p text:style-name="P430"/>
      <text:p text:style-name="P439">-----------------------------------------------------------------------------------------------------------------------------------</text:p>
      <text:p text:style-name="P439">基本浮動小数点ISAは、実装が浮動小数点フォーマットの内部再コーディングをレジスタに採用して、異常値の処理を簡素化し、場合によっては機能ユニットの待ち時間を短縮できるように定義されています。</text:p>
      <text:p text:style-name="P439">この目的のために、ベースISAは、整数レジスタファイルを直接読み書きする変換および比較演算を定義することによって、浮動小数点レジスタにおける整数値の表現を避けます。</text:p>
      <text:p text:style-name="P439">これにより、整数と浮動小数点レジスタ間の明示的な移動が必要な一般的なケースの多くが削除され、一般的な混合フォーマットコードシーケンスの命令数とクリティカルパスが削減されます。</text:p>
      <text:p text:style-name="P430"/>
      <text:p text:style-name="P435">--2018/05/30</text:p>
      <text:p text:style-name="P78"/>
      <text:p text:style-name="P78">8.8単精度浮動小数点比較命令</text:p>
      <text:p text:style-name="P78"/>
      <text:p text:style-name="P78">浮動小数点比較命令は、浮動小数点レジスタrs1とrs2の間で指定された比較（等しい、小さい、または等しい）を実行し、ブール結果を整数レジスタrdに記録します。</text:p>
      <text:p text:style-name="P78"/>
      <text:p text:style-name="P78">FLT.SおよびFLE.Sは、IEEE 754-2008標準がシグナリング比較と呼ぶものを実行します。つまり、どちらかの入力がNaNの場合、無効演算例外が発生します。</text:p>
      <text:p text:style-name="P78">FEQ.Sは静かな比較を実行します：シグナリングNaN入力だけが無効な操作例外を引き起こします。</text:p>
      <text:p text:style-name="P78">3つの命令すべてについて、どちらかのオペランドがNaNの場合、結果は0になります。</text:p>
      <text:p text:style-name="P78"/>
      <text:p text:style-name="P78"/>
      <text:p text:style-name="P150"/>
      <text:p text:style-name="P431"/>
      <text:p text:style-name="P431">31 <text:s text:c="13"/><text:span text:style-name="T31">27</text:span> 26 <text:s text:c="6"/><text:span text:style-name="T19">25 24</text:span> <text:s text:c="11"/><text:span text:style-name="T14"><text:s/>20 19 <text:s text:c="11"/>15 14 <text:s text:c="10"/>12 11 <text:s text:c="11"/>7 <text:s text:c="2"/>6 <text:s text:c="17"/>0</text:span></text:p>
      <table:table table:name="表61" table:style-name="表61">
        <table:table-column table:style-name="表61.A"/>
        <table:table-column table:style-name="表61.B"/>
        <table:table-column table:style-name="表61.C"/>
        <table:table-column table:style-name="表61.D"/>
        <table:table-column table:style-name="表61.E"/>
        <table:table-column table:style-name="表61.F"/>
        <table:table-column table:style-name="表61.G"/>
        <table:table-column table:style-name="表61.H"/>
        <table:table-row table:style-name="表61.1">
          <table:table-cell table:style-name="表61.A1" office:value-type="string">
            <text:p text:style-name="P418">funct5</text:p>
          </table:table-cell>
          <table:table-cell table:style-name="表61.A1" office:value-type="string">
            <text:p text:style-name="P413">fmt</text:p>
          </table:table-cell>
          <table:table-cell table:style-name="表61.A1" office:value-type="string">
            <text:p text:style-name="P413">rs2</text:p>
          </table:table-cell>
          <table:table-cell table:style-name="表61.A1" office:value-type="string">
            <text:p text:style-name="P399">rs1</text:p>
          </table:table-cell>
          <table:table-cell table:style-name="表61.A1" office:value-type="string">
            <text:p text:style-name="P413">rm</text:p>
          </table:table-cell>
          <table:table-cell table:style-name="表61.A1" office:value-type="string">
            <text:p text:style-name="P399">rd</text:p>
          </table:table-cell>
          <table:table-cell table:style-name="表61.A1" office:value-type="string">
            <text:p text:style-name="P399">opcode</text:p>
          </table:table-cell>
          <table:table-cell table:style-name="表61.H1" office:value-type="string">
            <text:p text:style-name="P406"/>
          </table:table-cell>
        </table:table-row>
      </table:table>
      <text:p text:style-name="P431"><text:s text:c="9"/><text:span text:style-name="T31">5 <text:s text:c="15"/>2 <text:s text:c="18"/>5 <text:s text:c="16"/>5 <text:s text:c="17"/>3 <text:s text:c="19"/>5 <text:s text:c="18"/>7</text:span></text:p>
      <text:p text:style-name="P431"><text:s text:c="7"/>FCMP<text:span text:style-name="T36"> <text:s text:c="11"/>S <text:s text:c="16"/>src2 <text:s text:c="12"/>src1 <text:s text:c="10"/>EQ/LT/LE <text:s text:c="11"/>dest <text:s text:c="12"/>OP-FP</text:span></text:p>
      <text:p text:style-name="P431"/>
      <text:p text:style-name="P78">8.9単精度浮動小数点分類命令</text:p>
      <text:p text:style-name="P78"/>
      <text:p text:style-name="P78">FCLASS.S命令は、浮動小数点レジスタrs1の値を調べ、浮動小数点数のクラスを示す10ビットのマスクを整数レジスタrdに書き込みます。</text:p>
      <text:p text:style-name="P78">マスクのフォーマットについては、表8.5を参照してください。</text:p>
      <text:p text:style-name="P78">プロパティが真の場合はrdの対応するビットが設定され、それ以外の場合はクリアされます。</text:p>
      <text:p text:style-name="P78">rdの他のビットはすべてクリアされます。</text:p>
      <text:p text:style-name="P78">rdのちょうど1ビットが設定されることに注意してください。</text:p>
      <text:p text:style-name="P78"/>
      <text:p text:style-name="P432">31 <text:s text:c="13"/><text:span text:style-name="T31">27</text:span> 26 <text:s text:c="6"/><text:span text:style-name="T19">25 24</text:span> <text:s text:c="11"/><text:span text:style-name="T14"><text:s/>20 19 <text:s text:c="11"/>15 14 <text:s text:c="10"/>12 11 <text:s text:c="11"/>7 <text:s text:c="2"/>6 <text:s text:c="17"/>0</text:span></text:p>
      <table:table table:name="表62" table:style-name="表62">
        <table:table-column table:style-name="表62.A"/>
        <table:table-column table:style-name="表62.B"/>
        <table:table-column table:style-name="表62.C"/>
        <table:table-column table:style-name="表62.D"/>
        <table:table-column table:style-name="表62.E"/>
        <table:table-column table:style-name="表62.F"/>
        <table:table-column table:style-name="表62.G"/>
        <table:table-column table:style-name="表62.H"/>
        <table:table-row table:style-name="表62.1">
          <table:table-cell table:style-name="表62.A1" office:value-type="string">
            <text:p text:style-name="P419">funct5</text:p>
          </table:table-cell>
          <table:table-cell table:style-name="表62.A1" office:value-type="string">
            <text:p text:style-name="P414">fmt</text:p>
          </table:table-cell>
          <table:table-cell table:style-name="表62.A1" office:value-type="string">
            <text:p text:style-name="P414">rs2</text:p>
          </table:table-cell>
          <table:table-cell table:style-name="表62.A1" office:value-type="string">
            <text:p text:style-name="P400">rs1</text:p>
          </table:table-cell>
          <table:table-cell table:style-name="表62.A1" office:value-type="string">
            <text:p text:style-name="P414">rm</text:p>
          </table:table-cell>
          <table:table-cell table:style-name="表62.A1" office:value-type="string">
            <text:p text:style-name="P400">rd</text:p>
          </table:table-cell>
          <table:table-cell table:style-name="表62.A1" office:value-type="string">
            <text:p text:style-name="P400">opcode</text:p>
          </table:table-cell>
          <table:table-cell table:style-name="表62.H1" office:value-type="string">
            <text:p text:style-name="P407"/>
          </table:table-cell>
        </table:table-row>
      </table:table>
      <text:p text:style-name="P432"><text:s text:c="9"/><text:span text:style-name="T31">5 <text:s text:c="15"/>2 <text:s text:c="18"/>5 <text:s text:c="16"/>5 <text:s text:c="17"/>3 <text:s text:c="19"/>5 <text:s text:c="18"/>7</text:span></text:p>
      <text:p text:style-name="P432"><text:s text:c="7"/>FCLASS<text:span text:style-name="T36"> <text:s text:c="8"/>S <text:s text:c="18"/>0 <text:s text:c="14"/>src <text:s text:c="15"/>001 <text:s text:c="14"/>dest <text:s text:c="12"/>OP-FP</text:span></text:p>
      <text:p text:style-name="P432"/>
      <table:table table:name="表63" table:style-name="表63">
        <table:table-column table:style-name="表63.A"/>
        <table:table-column table:style-name="表63.B"/>
        <table:table-row>
          <table:table-cell table:style-name="表63.A1" office:value-type="string">
            <text:p text:style-name="P393">rd bit</text:p>
          </table:table-cell>
          <table:table-cell table:style-name="表63.B1" office:value-type="string">
            <text:p text:style-name="P393">意味</text:p>
          </table:table-cell>
        </table:table-row>
        <table:table-row>
          <table:table-cell table:style-name="表63.A2" office:value-type="string">
            <text:p text:style-name="P393">0</text:p>
            <text:p text:style-name="P393">1</text:p>
            <text:p text:style-name="P393">2</text:p>
            <text:p text:style-name="P393">3</text:p>
            <text:p text:style-name="P393">4</text:p>
            <text:p text:style-name="P393">5</text:p>
            <text:p text:style-name="P393">6</text:p>
            <text:p text:style-name="P393">7</text:p>
            <text:p text:style-name="P393">8</text:p>
            <text:p text:style-name="P393">9</text:p>
          </table:table-cell>
          <table:table-cell table:style-name="表63.B2" office:value-type="string">
            <text:p text:style-name="P393">rs1 は －∞</text:p>
            <text:p text:style-name="P393">rs1 は 負の正規数</text:p>
            <text:p text:style-name="P393">rs1 は 負の非正規数</text:p>
            <text:p text:style-name="P393">rs1 は －0</text:p>
            <text:p text:style-name="P393">rs1 は ＋0</text:p>
            <text:p text:style-name="P393">rs1 は 正の非正規数</text:p>
            <text:p text:style-name="P393">rs1 は 正の正規数</text:p>
            <text:p text:style-name="P393">rs1 は ＋∞</text:p>
            <text:p text:style-name="P393">rs1 は シグナリングNaN</text:p>
            <text:p text:style-name="P393">rs1 は 静かなNaN</text:p>
          </table:table-cell>
        </table:table-row>
      </table:table>
      <text:p text:style-name="P432"/>
      <text:p text:style-name="P78">表8.5：FCLASS命令の結果のフォーマット</text:p>
      <text:p text:style-name="P78"/>
      <text:p text:style-name="P435">ー2018/06/03</text:p>
      <text:p text:style-name="P435"/>
      <text:p text:style-name="P435">！浮動小数点まで来た。この後は倍精度とか４倍精度のだね</text:p>
      <text:p text:style-name="P435">！ちょっと別件が入ったので、RISC-V翻訳はペースダウンするのだ。</text:p>
      <text:p text:style-name="P435">！やめるわけでばないので、気を長～くしてまってておくれ。</text:p>
      <text:p text:style-name="P435">！</text:p>
      <text:p text:style-name="P435"/>
      <text:p text:style-name="P435"/>
      <text:p text:style-name="P150"/>
      <text:p text:style-name="P435">－1ページ置いて次へ</text:p>
      <text:p text:style-name="P78"/>
      <text:p text:style-name="P78"/>
      <text:p text:style-name="P150"/>
      <text:p text:style-name="P78">倍精度浮動小数点の「D」標準拡張、</text:p>
      <text:p text:style-name="P78">バージョン2.0</text:p>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6-03T16:40:28.090000000</dc:date>
    <meta:editing-duration>P5DT4H19M8S</meta:editing-duration>
    <meta:editing-cycles>126</meta:editing-cycles>
    <meta:document-statistic meta:table-count="63" meta:image-count="0" meta:object-count="0" meta:page-count="68" meta:paragraph-count="1982" meta:word-count="57805" meta:character-count="99453" meta:non-whitespace-character-count="77283"/>
  </office:meta>
</office:document-meta>
</file>